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9in"/>
    </style:style>
    <style:style style:name="co2" style:family="table-column">
      <style:table-column-properties fo:break-before="auto" style:column-width="3.3382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2.329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11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парсер-wordsta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Поисковые запросы</text:p>
          </table:table-cell>
          <table:table-cell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</table:table-row>
        <table:table-row table:style-name="ro1">
          <table:table-cell office:value-type="string" calcext:value-type="string">
            <text:p>парсер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90" calcext:value-type="float">
            <text:p>19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54" calcext:value-type="float">
            <text:p>15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бо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49" calcext:value-type="float">
            <text:p>14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аналы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31" calcext:value-type="float">
            <text:p>13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26" calcext:value-type="float">
            <text:p>12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16" calcext:value-type="float">
            <text:p>11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6" calcext:value-type="float">
            <text:p>4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2" calcext:value-type="float">
            <text:p>4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2" calcext:value-type="float">
            <text:p>4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от парсер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6" calcext:value-type="float">
            <text:p>3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бо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2" calcext:value-type="float">
            <text:p>3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ма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telegram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3" calcext:value-type="float">
            <text:p>2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телеграмм парсер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5" calcext:value-type="float">
            <text:p>15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ча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5" calcext:value-type="float">
            <text:p>15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чат бот парсер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5" calcext:value-type="float">
            <text:p>15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участнико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4" calcext:value-type="float">
            <text:p>1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парсер ча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2" calcext:value-type="float">
            <text:p>1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от парсер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участников группы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 групп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9" calcext:value-type="float">
            <text:p>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телеграмм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9" calcext:value-type="float">
            <text:p>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парсер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9" calcext:value-type="float">
            <text:p>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стов тг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сообщений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6" calcext:value-type="float">
            <text:p>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от парсер для телеграмма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6" calcext:value-type="float">
            <text:p>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сто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5" calcext:value-type="float">
            <text:p>5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участников чата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сообщений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новостей 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сто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аудитории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м каналов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парсер тг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аналов telegram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парсер бо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групп в тг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групп 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телеграм парсер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каналов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telegram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стов телеграмм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льзователей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чатов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скачать парсер ча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аналов с открытыми комментариями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 каналов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дписчиков 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онтента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скачать парсер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участнико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telegram soft парсер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телеграм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онлайн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телеграмм бо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 чатов скачать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онтакто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для телеграмма программа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и групп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файлов из чато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telegram граббер парсер пос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скачать программу парсер телеграмм каналов торрен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telegram граббер парсер постов фильтры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60" calcext:value-type="float">
            <text:p>16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на питоне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76" calcext:value-type="float">
            <text:p>7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68" calcext:value-type="float">
            <text:p>6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библиотека парсер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7" calcext:value-type="float">
            <text:p>27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оздать парсер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6" calcext:value-type="float">
            <text:p>2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сайт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1" calcext:value-type="float">
            <text:p>2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ы python код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пай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8" calcext:value-type="float">
            <text:p>18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 сайт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5" calcext:value-type="float">
            <text:p>15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python парсер html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3" calcext:value-type="float">
            <text:p>13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питон код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1" calcext:value-type="float">
            <text:p>1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библиотека парсер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написать 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сайта пи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beautifulsoup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8" calcext:value-type="float">
            <text:p>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python парсер данных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7" calcext:value-type="float">
            <text:p>7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готовый 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7" calcext:value-type="float">
            <text:p>7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готовый парсер на питоне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5" calcext:value-type="float">
            <text:p>5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ример парсер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5" calcext:value-type="float">
            <text:p>5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python парсер страниц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создание парсер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написать парсер на питоне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писать парсеры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python beautifulsoup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библиотеки пи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 пи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оздать 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оздать парсер сайт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 сайт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ишем парсер сайт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на питоне для начинающих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написать парсер для сайт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написать парсер на python для начинающих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на python с нуля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данных с сайт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веб парсер на пай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персональных данных на python готовый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написать парсер на python пошаговая инструкция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ссылок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9" calcext:value-type="float">
            <text:p>69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траницы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5" calcext:value-type="float">
            <text:p>65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баз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46" calcext:value-type="float">
            <text:p>46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данных с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6" calcext:value-type="float">
            <text:p>36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примеры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4" calcext:value-type="float">
            <text:p>34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поиск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4" calcext:value-type="float">
            <text:p>34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рабочий парсер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3" calcext:value-type="float">
            <text:p>33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интерне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2" calcext:value-type="float">
            <text:p>32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для скачивания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28" calcext:value-type="float">
            <text:p>28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контен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25" calcext:value-type="float">
            <text:p>2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проверки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20" calcext:value-type="float">
            <text:p>2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веб парсер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6" calcext:value-type="float">
            <text:p>1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баз данных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5" calcext:value-type="float">
            <text:p>1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адресов сайтов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5" calcext:value-type="float">
            <text:p>1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для скачивания данных с сайтов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4" calcext:value-type="float">
            <text:p>14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бесплатные парсер программы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анализатор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ы статей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какой парсер выбрать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любого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траниц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ети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информации с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рограмма парсер сайтов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основные инструменты парсер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лучший парсер сайтов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сылок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веб страниц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сылок по ключевым словам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какие есть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ы текстов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бесплатный парсер данных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файлов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обрать данные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сайт для проверки парсер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какими основными инструментами парсера вы пользуетесь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13" calcext:value-type="float">
            <text:p>113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для lampa 2025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й парсер для лампы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3" calcext:value-type="float">
            <text:p>13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lampa рабочий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лампа 2025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для lampa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для торрентов лампа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лагин парсер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для лампа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lampa какой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каталог парсеров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й парсер для лампы 2025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ссылка парсера для лампы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й парсер для lampa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лампа адрес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е парсеры лампы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как настроить парсер для lampa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убличные парсеры лампа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lampa актуальный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какой парсер выбрать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ампа как добавить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торрентов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новые парсеры для лампы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ссылка парсер lampa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тип парсера для торрентов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убличные парсеры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ампа парсер jacket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ампа тв настройка парсера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ампа парсеры 2024 онлайн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настройка парсера в лампе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актуальные парсеры для лампы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ы для lampa ip адрес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какой парсер выбрать для lampa лучше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е парсеры для lampa 2025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учший парсер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вк</text:p>
          </table:table-cell>
          <table:table-cell office:value-type="string" calcext:value-type="string">
            <text:p>парсер вк (29)</text:p>
          </table:table-cell>
          <table:table-cell office:value-type="float" office:value="129" calcext:value-type="float">
            <text:p>12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групп</text:p>
          </table:table-cell>
          <table:table-cell office:value-type="string" calcext:value-type="string">
            <text:p>парсер вк (29)</text:p>
          </table:table-cell>
          <table:table-cell office:value-type="float" office:value="48" calcext:value-type="float">
            <text:p>48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41" calcext:value-type="float">
            <text:p>4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вк бесплатно</text:p>
          </table:table-cell>
          <table:table-cell office:value-type="string" calcext:value-type="string">
            <text:p>парсер вк (29)</text:p>
          </table:table-cell>
          <table:table-cell office:value-type="float" office:value="31" calcext:value-type="float">
            <text:p>3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участников</text:p>
          </table:table-cell>
          <table:table-cell office:value-type="string" calcext:value-type="string">
            <text:p>парсер вк (29)</text:p>
          </table:table-cell>
          <table:table-cell office:value-type="float" office:value="29" calcext:value-type="float">
            <text:p>29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участников группы</text:p>
          </table:table-cell>
          <table:table-cell office:value-type="string" calcext:value-type="string">
            <text:p>парсер вк (29)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вк онлайн</text:p>
          </table:table-cell>
          <table:table-cell office:value-type="string" calcext:value-type="string">
            <text:p>парсер вк (29)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</text:p>
          </table:table-cell>
          <table:table-cell office:value-type="string" calcext:value-type="string">
            <text:p>парсер вк (29)</text:p>
          </table:table-cell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бесплатный парсер группу</text:p>
          </table:table-cell>
          <table:table-cell office:value-type="string" calcext:value-type="string">
            <text:p>парсер вк (29)</text:p>
          </table:table-cell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групп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бесплатный парсер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вк страниц</text:p>
          </table:table-cell>
          <table:table-cell office:value-type="string" calcext:value-type="string">
            <text:p>парсер вк (29)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групп вк</text:p>
          </table:table-cell>
          <table:table-cell office:value-type="string" calcext:value-type="string">
            <text:p>парсер вк (29)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бесплатный парсер групп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аудитории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групп вк бесплатно</text:p>
          </table:table-cell>
          <table:table-cell office:value-type="string" calcext:value-type="string">
            <text:p>парсер вк (29)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пользователей вк</text:p>
          </table:table-cell>
          <table:table-cell office:value-type="string" calcext:value-type="string">
            <text:p>парсер вк (29)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 вк</text:p>
          </table:table-cell>
          <table:table-cell office:value-type="string" calcext:value-type="string">
            <text:p>парсер вк (29)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подписчиков вк</text:p>
          </table:table-cell>
          <table:table-cell office:value-type="string" calcext:value-type="string">
            <text:p>парсер вк (29)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бот парсер вк</text:p>
          </table:table-cell>
          <table:table-cell office:value-type="string" calcext:value-type="string">
            <text:p>парсер вк (29)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аудитории вк</text:p>
          </table:table-cell>
          <table:table-cell office:value-type="string" calcext:value-type="string">
            <text:p>парсер вк (29)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 вконтакте бесплатно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 вк бесплатно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рограмма парсер групп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пользователей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для сборки групп по тематике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участников группы вк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ы для вк список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айт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633" calcext:value-type="float">
            <text:p>633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есплатный парсер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74" calcext:value-type="float">
            <text:p>274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89" calcext:value-type="float">
            <text:p>89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сайтов онлайн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7" calcext:value-type="float">
            <text:p>47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магазин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6" calcext:value-type="float">
            <text:p>46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есплатный парсер сайт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2" calcext:value-type="float">
            <text:p>42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 с сайта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33" calcext:value-type="float">
            <text:p>33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интернет магазин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4" calcext:value-type="float">
            <text:p>24</text:p>
          </table:table-cell>
          <table:table-cell office:value-type="float" office:value="1297" calcext:value-type="float">
            <text:p>129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сайт для скачивания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1" calcext:value-type="float">
            <text:p>21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каталог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9" calcext:value-type="float">
            <text:p>19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 интернет магазин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4" calcext:value-type="float">
            <text:p>14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 бесплатно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3" calcext:value-type="float">
            <text:p>13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актуальный парсер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1" calcext:value-type="float">
            <text:p>11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есплатный парсер сайтов товар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9" calcext:value-type="float">
            <text:p>9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ыстрый парсер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7" calcext:value-type="float">
            <text:p>7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 с любого сайта бесплатно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" calcext:value-type="float">
            <text:p>4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площадок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" calcext:value-type="float">
            <text:p>4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каталога товар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" calcext:value-type="float">
            <text:p>2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каталога сайта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" calcext:value-type="float">
            <text:p>2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выгрузка товаров сайты парсеры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" calcext:value-type="float">
            <text:p>2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готовый парсер сайт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для сайта кудель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каталога товаров с сайта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есплатный онлайн парсер сайтов бесплатно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помощник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2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36" calcext:value-type="float">
            <text:p>3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gis</text:p>
          </table:table-cell>
          <table:table-cell office:value-type="string" calcext:value-type="string">
            <text:p>парсер 2гис (21)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gis скачать</text:p>
          </table:table-cell>
          <table:table-cell office:value-type="string" calcext:value-type="string">
            <text:p>парсер 2гис (21)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скачать парсер 2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 бесплатно</text:p>
          </table:table-cell>
          <table:table-cell office:value-type="string" calcext:value-type="string">
            <text:p>парсер 2гис (21)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2гис парсер бесплатно</text:p>
          </table:table-cell>
          <table:table-cell office:value-type="string" calcext:value-type="string">
            <text:p>парсер 2гис (21)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гис онлайн</text:p>
          </table:table-cell>
          <table:table-cell office:value-type="string" calcext:value-type="string">
            <text:p>парсер 2гис (21)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 скачать</text:p>
          </table:table-cell>
          <table:table-cell office:value-type="string" calcext:value-type="string">
            <text:p>парсер 2гис (21)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база 2 гис парсер онлайн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gis парсер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 карт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 онлайн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гис скачать бесплатно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gis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скачать парсер 2 гис сайтов бесплатно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дубль 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бесплатный парсер для 2gis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gis онлайн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база людей сочи парсер 2 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чи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не отвечает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43" calcext:value-type="float">
            <text:p>43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парсер не отвечает на запрос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39" calcext:value-type="float">
            <text:p>39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lampa парсер не отвечает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парсер не отвечает на запрос lampa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ошибка подключения парсер не отвечает на запрос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ошибка подключения парсер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ошибка подключения парсер не отвечает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lampa ошибка парсера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ошибка подключения парсер не отвечает lampa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lampa ошибка подключения парсера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лампа парсер не отвечает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лампа парсер не отвечает на запрос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парсер jacred не отвечает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jacred ru парсер не отвечает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лампа не работают парсеры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лампа ошибка подключения парсера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лампа ошибка подключения парсер не отвечает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приложение лампа парсер не отвечает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парсер не отвечает на запрос lampa 2024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torrserve парсер не отвечает на запрос lampa</text:p>
          </table:table-cell>
          <table:table-cell office:value-type="string" calcext:value-type="string">
            <text:p>парсер не отвечает (20)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tudi_96/140, https://rutube.ru/video/e0764d9d54e00dc3bed3b33dae785eb2/, https://4pda.to/forum/index.php?showtopic=1084306&amp;st=220, https://github.com/yumata/lampa-source/issues/113, https://webos-forums.ru/post166838.html, https://tv-ch.ru/lampa-application-its-empty-here-solution-in-3-steps/, https://vk.com/wall-169536996_42629, https://dzen.ru/a/Zt3w-28jPksZldaf, https://infocream.ru/oshibka/podklyucheniya/parser/ne/otvechaet.html, https://www.youtube.com/watch?v=egRgVInP5v8</text:p>
          </table:table-cell>
        </table:table-row>
        <table:table-row table:style-name="ro1">
          <table:table-cell office:value-type="string" calcext:value-type="string">
            <text:p>парсер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314" calcext:value-type="float">
            <text:p>314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объявлений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43" calcext:value-type="float">
            <text:p>43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объявлений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26" calcext:value-type="float">
            <text:p>26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телефонов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avito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нализатор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вито онлайн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заголовков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лучший парсер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цен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номеров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вито бесплатно онлайн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вито скачать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номеров телефонов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удочка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бесплатный парсер объявлений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авито приложение парсер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нализатор авито b2b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новых объявлений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бесплатный парсер сайта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jackett для lampa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jacket парсер lampa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ссылка на парсер jackett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jackett lampa настройка парсера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ссылка для парсера jackett lampa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парсер для lampa jackett 2024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ссылка на jackett парсер в лампе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парсер для лампы jackett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адрес парсера для lampa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ссылка для парсера jacket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парсер для лампы jackett 2024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парсер для lampa jackett jacket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ссылка на jackett lampa 2024 парсер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рабочий парсер jackett для lampa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рабочий парсер jackett для lampa телеграм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адрес парсера jackett</text:p>
          </table:table-cell>
          <table:table-cell office:value-type="string" calcext:value-type="string">
            <text:p>парсер jackett для lampa (16)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legra.ph/Nastraivaem-Lampu-s-nulya-06-13, https://vk.com/wall-9554662_16182, https://youpin.com.ru/lampa/, https://dzen.ru/a/ZVz-ye7OC3RKr7QT, https://tv-ch.ru/lampa-review-plugins-versions/, https://telemarket.tv/lampa, https://4pda.to/forum/index.php?showtopic=1084306&amp;st=1260, https://github.com/immisterio/Lampac, https://pikabu.ru/story/zapuskaem_cvoy_besplatnyiy_torrserver_dlya_onlayn_prosmotra_torrentov_v_lampa_num_vokino_12297274, https://tv4k.ru/viewtopic.php?f=138&amp;t=2233</text:p>
          </table:table-cell>
        </table:table-row>
        <table:table-row table:style-name="ro1">
          <table:table-cell office:value-type="string" calcext:value-type="string">
            <text:p>парсер емейл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email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email с сайта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емейл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email адресов с сайта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электронных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почт с сайт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бесплатный парсер емейл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емейлов с сайта онлайн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бесплатный парсер email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ы емайл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емайл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номер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88" calcext:value-type="float">
            <text:p>88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телефон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54" calcext:value-type="float">
            <text:p>54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контакт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номеров телефон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31" calcext:value-type="float">
            <text:p>3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номеров с сайт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16" calcext:value-type="float">
            <text:p>16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телефонов сайт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телефонная парсер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телефонных номер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номеров телефонов с сайта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контактов с сайт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который собирает номера с номера телефона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контактов с номера телефона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инстаг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93" calcext:value-type="float">
            <text:p>9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подписчиков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29" calcext:value-type="float">
            <text:p>2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ы аккаунтов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инстаграм бесплатно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ы instagram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инстаграм аккаунтов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подписчиков instagram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инстаграм онлайн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подписчиков инстаг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аудитории инстаг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номеров инстаг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аудитории инстаграм по фильт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рограмма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71" calcext:value-type="float">
            <text:p>71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арсер работы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43" calcext:value-type="float">
            <text:p>43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сбор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32" calcext:value-type="float">
            <text:p>3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риложение парсера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32" calcext:value-type="float">
            <text:p>32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как работает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30" calcext:value-type="float">
            <text:p>3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арсер сообщений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28" calcext:value-type="float">
            <text:p>2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система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оисковый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арсер данных это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арсер сбора данных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какие бывают парсеры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ринцип работы парсера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арсер ru</text:p>
          </table:table-cell>
          <table:table-cell office:value-type="string" calcext:value-type="string">
            <text:p>парсер ru (12)</text:p>
          </table:table-cell>
          <table:table-cell office:value-type="float" office:value="109" calcext:value-type="float">
            <text:p>109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официальный сайт</text:p>
          </table:table-cell>
          <table:table-cell office:value-type="string" calcext:value-type="string">
            <text:p>парсер ru (12)</text:p>
          </table:table-cell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ру</text:p>
          </table:table-cell>
          <table:table-cell office:value-type="string" calcext:value-type="string">
            <text:p>парсер ru (12)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подарков</text:p>
          </table:table-cell>
          <table:table-cell office:value-type="string" calcext:value-type="string">
            <text:p>парсер ru (12)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новые парсер</text:p>
          </table:table-cell>
          <table:table-cell office:value-type="string" calcext:value-type="string">
            <text:p>парсер ru (12)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продаж</text:p>
          </table:table-cell>
          <table:table-cell office:value-type="string" calcext:value-type="string">
            <text:p>парсер ru (12)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для покупок</text:p>
          </table:table-cell>
          <table:table-cell office:value-type="string" calcext:value-type="string">
            <text:p>парсер ru (12)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для сп</text:p>
          </table:table-cell>
          <table:table-cell office:value-type="string" calcext:value-type="string">
            <text:p>парсер ru (12)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выгрузка товаров</text:p>
          </table:table-cell>
          <table:table-cell office:value-type="string" calcext:value-type="string">
            <text:p>парсер ru (12)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для совместных покупок</text:p>
          </table:table-cell>
          <table:table-cell office:value-type="string" calcext:value-type="string">
            <text:p>парсер ru (12)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сп парсер бесплатно</text:p>
          </table:table-cell>
          <table:table-cell office:value-type="string" calcext:value-type="string">
            <text:p>парсер ru (12)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плюс сп</text:p>
          </table:table-cell>
          <table:table-cell office:value-type="string" calcext:value-type="string">
            <text:p>парсер ru (12)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parser.ru/, https://cloudparser.ru/, https://q-parser.ru/, https://habr.com/ru/companies/click/articles/494020/, https://www.turboparser.ru/, https://parser.plus/Home?ReturnUrl=%2FInside%2FIndex, https://vk.com/parserplus, https://парсер.сп-помощник.рф/, https://vzakupke.com/, https://parser.plus/</text:p>
          </table:table-cell>
        </table:table-row>
        <table:table-row table:style-name="ro1">
          <table:table-cell office:value-type="string" calcext:value-type="string">
            <text:p>парсер hh</text:p>
          </table:table-cell>
          <table:table-cell office:value-type="string" calcext:value-type="string">
            <text:p>парсер hh (11)</text:p>
          </table:table-cell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резюме</text:p>
          </table:table-cell>
          <table:table-cell office:value-type="string" calcext:value-type="string">
            <text:p>парсер hh (11)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hh ru</text:p>
          </table:table-cell>
          <table:table-cell office:value-type="string" calcext:value-type="string">
            <text:p>парсер hh (11)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резюме hh</text:p>
          </table:table-cell>
          <table:table-cell office:value-type="string" calcext:value-type="string">
            <text:p>парсер hh (11)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резюме hh ru</text:p>
          </table:table-cell>
          <table:table-cell office:value-type="string" calcext:value-type="string">
            <text:p>парсер hh (11)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hh вакансии</text:p>
          </table:table-cell>
          <table:table-cell office:value-type="string" calcext:value-type="string">
            <text:p>парсер hh (11)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хх</text:p>
          </table:table-cell>
          <table:table-cell office:value-type="string" calcext:value-type="string">
            <text:p>парсер hh (11)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хх ру</text:p>
          </table:table-cell>
          <table:table-cell office:value-type="string" calcext:value-type="string">
            <text:p>парсер hh (11)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вакансий hh ru</text:p>
          </table:table-cell>
          <table:table-cell office:value-type="string" calcext:value-type="string">
            <text:p>парсер hh (11)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с hh бесплатно</text:p>
          </table:table-cell>
          <table:table-cell office:value-type="string" calcext:value-type="string">
            <text:p>парсер hh (11)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вакансий с hh ru скачать бесплатно</text:p>
          </table:table-cell>
          <table:table-cell office:value-type="string" calcext:value-type="string">
            <text:p>парсер hh (11)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яндекс парсер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258" calcext:value-type="float">
            <text:p>258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109" calcext:value-type="float">
            <text:p>109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101" calcext:value-type="float">
            <text:p>101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а скачать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 карт скачать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 карт бесплатно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контактов яндекс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4" calcext:value-type="float">
            <text:p>4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а скачать бесплатно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 карт онлайн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адреса на яндекс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организаций с яндекс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облачный парсер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сайтов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официальный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7" calcext:value-type="float">
            <text:p>1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официальный сайт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7" calcext:value-type="float">
            <text:p>1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бесплатно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клауд парсер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товаров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ъ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клауд парсер официальный сайт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походящий константин геннадьевич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ип походящий константин геннадьевич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парсер фото</text:p>
          </table:table-cell>
          <table:table-cell office:value-type="string" calcext:value-type="string">
            <text:p>парсер фото (10)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картинок</text:p>
          </table:table-cell>
          <table:table-cell office:value-type="string" calcext:value-type="string">
            <text:p>парсер фото (10)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фото с сайта</text:p>
          </table:table-cell>
          <table:table-cell office:value-type="string" calcext:value-type="string">
            <text:p>парсер фото (10)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для скачивания фото</text:p>
          </table:table-cell>
          <table:table-cell office:value-type="string" calcext:value-type="string">
            <text:p>парсер фото (10)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изображений</text:p>
          </table:table-cell>
          <table:table-cell office:value-type="string" calcext:value-type="string">
            <text:p>парсер фото (10)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фотографий</text:p>
          </table:table-cell>
          <table:table-cell office:value-type="string" calcext:value-type="string">
            <text:p>парсер фото (10)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картинок с сайта</text:p>
          </table:table-cell>
          <table:table-cell office:value-type="string" calcext:value-type="string">
            <text:p>парсер фото (10)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для скачивания фото с сайта</text:p>
          </table:table-cell>
          <table:table-cell office:value-type="string" calcext:value-type="string">
            <text:p>парсер фото (10)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изображений с сайта</text:p>
          </table:table-cell>
          <table:table-cell office:value-type="string" calcext:value-type="string">
            <text:p>парсер фото (10)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картинок по ссылкам</text:p>
          </table:table-cell>
          <table:table-cell office:value-type="string" calcext:value-type="string">
            <text:p>парсер фото (10)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lampa настройка парсера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lampa парсер ссылки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lampa tv парсеры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lampa приложение парсер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как настроить парсер для lampa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настройка парсера в лампе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парсер для лампа тв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работающий парсер для lampa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lampa tv настройка парсера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как настроить парсер в лампе</text:p>
          </table:table-cell>
          <table:table-cell office:value-type="string" calcext:value-type="string">
            <text:p>lampa настройка парсера (10)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www.youtube.com/watch?v=egRgVInP5v8, https://tv-ch.ru/lampa-review-plugins-versions/, https://300.ya.ru/v_iZEFgE9Z, https://rutube.ru/video/e0764d9d54e00dc3bed3b33dae785eb2/, https://prodigtv.ru/smart-tv/apps/lampa, https://t.me/teleginz/10857, https://telegra.ph/Nastraivaem-Lampu-s-nulya-06-13, https://vk.com/wall-9554662_16182, https://4pda.to/forum/index.php?showtopic=1084306</text:p>
          </table:table-cell>
        </table:table-row>
        <table:table-row table:style-name="ro1">
          <table:table-cell office:value-type="string" calcext:value-type="string">
            <text:p>парсер сл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124" calcext:value-type="float">
            <text:p>124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запрос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90" calcext:value-type="float">
            <text:p>9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ключевых</text:p>
          </table:table-cell>
          <table:table-cell office:value-type="string" calcext:value-type="string">
            <text:p>парсер слов (10)</text:p>
          </table:table-cell>
          <table:table-cell office:value-type="float" office:value="83" calcext:value-type="float">
            <text:p>83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ключевых сл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77" calcext:value-type="float">
            <text:p>77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слов онлайн</text:p>
          </table:table-cell>
          <table:table-cell office:value-type="string" calcext:value-type="string">
            <text:p>парсер слов (10)</text:p>
          </table:table-cell>
          <table:table-cell office:value-type="float" office:value="11" calcext:value-type="float">
            <text:p>11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онлайн парсер ключевых сл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бесплатный парсер ключевых сл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6" calcext:value-type="float">
            <text:p>6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слов бесплатно</text:p>
          </table:table-cell>
          <table:table-cell office:value-type="string" calcext:value-type="string">
            <text:p>парсер слов (10)</text:p>
          </table:table-cell>
          <table:table-cell office:value-type="float" office:value="6" calcext:value-type="float">
            <text:p>6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фраз</text:p>
          </table:table-cell>
          <table:table-cell office:value-type="string" calcext:value-type="string">
            <text:p>парсер слов (10)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ключевых фраз</text:p>
          </table:table-cell>
          <table:table-cell office:value-type="string" calcext:value-type="string">
            <text:p>парсер слов (10)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вордстат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ключевых слов яндекс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слов яндекс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яндекс парсер онлайн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бесплатные парсеры яндекс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вордстат онлайн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ы яндекс вордстат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вордстат бесплатно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запросов яндекса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телеграм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елеграмм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код парсера на python телеграм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елеграм чатов код на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г каналов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елеграм каналов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елеграмм каналов на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python telegram парсер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чатов телеграмм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что такое парсер простыми словами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парсеры информации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используют парсер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парсер значение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парсер это простым языком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почему парсеры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зачем нужны парсеры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для чего нужен парсер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для каких задач можно использовать парсер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lampa переключение парсеров</text:p>
          </table:table-cell>
          <table:table-cell office:value-type="string" calcext:value-type="string">
            <text:p>lampa переключение парсеров (9)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tv-ch.ru/lampa-plugins-for-torrent-viewing/, https://4pda.to/forum/index.php?showtopic=1084306&amp;st=80, https://github.com/znh339/lampa_plugins_epsill, https://pikabu.ru/story/katalog_osnovnyikh_plaginov_dlya_lampa_12350672, https://youpin.com.ru/lampa/, https://tvigl.info/45-nebolshie-no-vazhnye-detali-nastrojki-prilozhenija-lampa.html, https://prodigtv.ru/smart-tv/apps/lampa, https://rutube.ru/video/27359bbab3b89d921f15b66e5c6a092a/, https://t.me/lampa_plugins/152530</text:p>
          </table:table-cell>
        </table:table-row>
        <table:table-row table:style-name="ro1">
          <table:table-cell office:value-type="string" calcext:value-type="string">
            <text:p>плагин переключения между парсерами</text:p>
          </table:table-cell>
          <table:table-cell office:value-type="string" calcext:value-type="string">
            <text:p>lampa переключение парсеров (9)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tv-ch.ru/lampa-plugins-for-torrent-viewing/, https://4pda.to/forum/index.php?showtopic=1084306&amp;st=80, https://github.com/znh339/lampa_plugins_epsill, https://pikabu.ru/story/katalog_osnovnyikh_plaginov_dlya_lampa_12350672, https://youpin.com.ru/lampa/, https://tvigl.info/45-nebolshie-no-vazhnye-detali-nastrojki-prilozhenija-lampa.html, https://prodigtv.ru/smart-tv/apps/lampa, https://rutube.ru/video/27359bbab3b89d921f15b66e5c6a092a/, https://t.me/lampa_plugins/152530</text:p>
          </table:table-cell>
        </table:table-row>
        <table:table-row table:style-name="ro1">
          <table:table-cell office:value-type="string" calcext:value-type="string">
            <text:p>переключение парсеров для лампы</text:p>
          </table:table-cell>
          <table:table-cell office:value-type="string" calcext:value-type="string">
            <text:p>lampa переключение парсеров (9)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tv-ch.ru/lampa-plugins-for-torrent-viewing/, https://4pda.to/forum/index.php?showtopic=1084306&amp;st=80, https://github.com/znh339/lampa_plugins_epsill, https://pikabu.ru/story/katalog_osnovnyikh_plaginov_dlya_lampa_12350672, https://youpin.com.ru/lampa/, https://tvigl.info/45-nebolshie-no-vazhnye-detali-nastrojki-prilozhenija-lampa.html, https://prodigtv.ru/smart-tv/apps/lampa, https://rutube.ru/video/27359bbab3b89d921f15b66e5c6a092a/, https://t.me/lampa_plugins/152530</text:p>
          </table:table-cell>
        </table:table-row>
        <table:table-row table:style-name="ro1">
          <table:table-cell office:value-type="string" calcext:value-type="string">
            <text:p>lampa переключение парсеров плагин</text:p>
          </table:table-cell>
          <table:table-cell office:value-type="string" calcext:value-type="string">
            <text:p>lampa переключение парсеров (9)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tv-ch.ru/lampa-plugins-for-torrent-viewing/, https://4pda.to/forum/index.php?showtopic=1084306&amp;st=80, https://github.com/znh339/lampa_plugins_epsill, https://pikabu.ru/story/katalog_osnovnyikh_plaginov_dlya_lampa_12350672, https://youpin.com.ru/lampa/, https://tvigl.info/45-nebolshie-no-vazhnye-detali-nastrojki-prilozhenija-lampa.html, https://prodigtv.ru/smart-tv/apps/lampa, https://rutube.ru/video/27359bbab3b89d921f15b66e5c6a092a/, https://t.me/lampa_plugins/152530</text:p>
          </table:table-cell>
        </table:table-row>
        <table:table-row table:style-name="ro1">
          <table:table-cell office:value-type="string" calcext:value-type="string">
            <text:p>lampa плагин переключение между парсерами</text:p>
          </table:table-cell>
          <table:table-cell office:value-type="string" calcext:value-type="string">
            <text:p>lampa переключение парсеров (9)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tv-ch.ru/lampa-plugins-for-torrent-viewing/, https://4pda.to/forum/index.php?showtopic=1084306&amp;st=80, https://github.com/znh339/lampa_plugins_epsill, https://pikabu.ru/story/katalog_osnovnyikh_plaginov_dlya_lampa_12350672, https://youpin.com.ru/lampa/, https://tvigl.info/45-nebolshie-no-vazhnye-detali-nastrojki-prilozhenija-lampa.html, https://prodigtv.ru/smart-tv/apps/lampa, https://rutube.ru/video/27359bbab3b89d921f15b66e5c6a092a/, https://t.me/lampa_plugins/152530</text:p>
          </table:table-cell>
        </table:table-row>
        <table:table-row table:style-name="ro1">
          <table:table-cell office:value-type="string" calcext:value-type="string">
            <text:p>переключение между парсерами lampa</text:p>
          </table:table-cell>
          <table:table-cell office:value-type="string" calcext:value-type="string">
            <text:p>lampa переключение парсеров (9)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tv-ch.ru/lampa-plugins-for-torrent-viewing/, https://4pda.to/forum/index.php?showtopic=1084306&amp;st=80, https://github.com/znh339/lampa_plugins_epsill, https://pikabu.ru/story/katalog_osnovnyikh_plaginov_dlya_lampa_12350672, https://youpin.com.ru/lampa/, https://tvigl.info/45-nebolshie-no-vazhnye-detali-nastrojki-prilozhenija-lampa.html, https://prodigtv.ru/smart-tv/apps/lampa, https://rutube.ru/video/27359bbab3b89d921f15b66e5c6a092a/, https://t.me/lampa_plugins/152530</text:p>
          </table:table-cell>
        </table:table-row>
        <table:table-row table:style-name="ro1">
          <table:table-cell office:value-type="string" calcext:value-type="string">
            <text:p>лампа плагин переключение парсеров</text:p>
          </table:table-cell>
          <table:table-cell office:value-type="string" calcext:value-type="string">
            <text:p>lampa переключение парсеров (9)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tv-ch.ru/lampa-plugins-for-torrent-viewing/, https://4pda.to/forum/index.php?showtopic=1084306&amp;st=80, https://github.com/znh339/lampa_plugins_epsill, https://pikabu.ru/story/katalog_osnovnyikh_plaginov_dlya_lampa_12350672, https://youpin.com.ru/lampa/, https://tvigl.info/45-nebolshie-no-vazhnye-detali-nastrojki-prilozhenija-lampa.html, https://prodigtv.ru/smart-tv/apps/lampa, https://rutube.ru/video/27359bbab3b89d921f15b66e5c6a092a/, https://t.me/lampa_plugins/152530</text:p>
          </table:table-cell>
        </table:table-row>
        <table:table-row table:style-name="ro1">
          <table:table-cell office:value-type="string" calcext:value-type="string">
            <text:p>переключение между парсерами в лампе</text:p>
          </table:table-cell>
          <table:table-cell office:value-type="string" calcext:value-type="string">
            <text:p>lampa переключение парсеров (9)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tv-ch.ru/lampa-plugins-for-torrent-viewing/, https://4pda.to/forum/index.php?showtopic=1084306&amp;st=80, https://github.com/znh339/lampa_plugins_epsill, https://pikabu.ru/story/katalog_osnovnyikh_plaginov_dlya_lampa_12350672, https://youpin.com.ru/lampa/, https://tvigl.info/45-nebolshie-no-vazhnye-detali-nastrojki-prilozhenija-lampa.html, https://prodigtv.ru/smart-tv/apps/lampa, https://rutube.ru/video/27359bbab3b89d921f15b66e5c6a092a/, https://t.me/lampa_plugins/152530</text:p>
          </table:table-cell>
        </table:table-row>
        <table:table-row table:style-name="ro1">
          <table:table-cell office:value-type="string" calcext:value-type="string">
            <text:p>переключать между парсерами адрес для lampa</text:p>
          </table:table-cell>
          <table:table-cell office:value-type="string" calcext:value-type="string">
            <text:p>lampa переключение парсеров (9)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tv-ch.ru/lampa-plugins-for-torrent-viewing/, https://4pda.to/forum/index.php?showtopic=1084306&amp;st=80, https://github.com/znh339/lampa_plugins_epsill, https://pikabu.ru/story/katalog_osnovnyikh_plaginov_dlya_lampa_12350672, https://youpin.com.ru/lampa/, https://tvigl.info/45-nebolshie-no-vazhnye-detali-nastrojki-prilozhenija-lampa.html, https://prodigtv.ru/smart-tv/apps/lampa, https://rutube.ru/video/27359bbab3b89d921f15b66e5c6a092a/, https://t.me/lampa_plugins/152530</text:p>
          </table:table-cell>
        </table:table-row>
        <table:table-row table:style-name="ro1">
          <table:table-cell office:value-type="string" calcext:value-type="string">
            <text:p>парсер садовод</text:p>
          </table:table-cell>
          <table:table-cell office:value-type="string" calcext:value-type="string">
            <text:p>парсер садовод (8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supplier-base.ru/parser/, https://vkpars.ru/, https://vk.com/bazasadovod_ru, https://parser-for-sad.ru/, https://parser.plus/, https://rutube.ru/video/624ee2ad523201039a7f79fc8b93d844/, https://sadovod-sale.turbo.site/, https://sadovod24.wixsite.com/reklama, https://ok.ru/profile/582178939789</text:p>
          </table:table-cell>
        </table:table-row>
        <table:table-row table:style-name="ro1">
          <table:table-cell office:value-type="string" calcext:value-type="string">
            <text:p>парсер вк садовод</text:p>
          </table:table-cell>
          <table:table-cell office:value-type="string" calcext:value-type="string">
            <text:p>парсер садовод (8)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supplier-base.ru/parser/, https://vkpars.ru/, https://vk.com/bazasadovod_ru, https://parser-for-sad.ru/, https://parser.plus/, https://rutube.ru/video/624ee2ad523201039a7f79fc8b93d844/, https://sadovod-sale.turbo.site/, https://sadovod24.wixsite.com/reklama, https://ok.ru/profile/582178939789</text:p>
          </table:table-cell>
        </table:table-row>
        <table:table-row table:style-name="ro1">
          <table:table-cell office:value-type="string" calcext:value-type="string">
            <text:p>парсер садовод вконтакте</text:p>
          </table:table-cell>
          <table:table-cell office:value-type="string" calcext:value-type="string">
            <text:p>парсер садовод (8)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supplier-base.ru/parser/, https://vkpars.ru/, https://vk.com/bazasadovod_ru, https://parser-for-sad.ru/, https://parser.plus/, https://rutube.ru/video/624ee2ad523201039a7f79fc8b93d844/, https://sadovod-sale.turbo.site/, https://sadovod24.wixsite.com/reklama, https://ok.ru/profile/582178939789</text:p>
          </table:table-cell>
        </table:table-row>
        <table:table-row table:style-name="ro1">
          <table:table-cell office:value-type="string" calcext:value-type="string">
            <text:p>база садовод парсер</text:p>
          </table:table-cell>
          <table:table-cell office:value-type="string" calcext:value-type="string">
            <text:p>парсер садовод (8)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supplier-base.ru/parser/, https://vkpars.ru/, https://vk.com/bazasadovod_ru, https://parser-for-sad.ru/, https://parser.plus/, https://rutube.ru/video/624ee2ad523201039a7f79fc8b93d844/, https://sadovod-sale.turbo.site/, https://sadovod24.wixsite.com/reklama, https://ok.ru/profile/582178939789</text:p>
          </table:table-cell>
        </table:table-row>
        <table:table-row table:style-name="ro1">
          <table:table-cell office:value-type="string" calcext:value-type="string">
            <text:p>вк парсер садовод вконтакте</text:p>
          </table:table-cell>
          <table:table-cell office:value-type="string" calcext:value-type="string">
            <text:p>парсер садовод (8)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supplier-base.ru/parser/, https://vkpars.ru/, https://vk.com/bazasadovod_ru, https://parser-for-sad.ru/, https://parser.plus/, https://rutube.ru/video/624ee2ad523201039a7f79fc8b93d844/, https://sadovod-sale.turbo.site/, https://sadovod24.wixsite.com/reklama, https://ok.ru/profile/582178939789</text:p>
          </table:table-cell>
        </table:table-row>
        <table:table-row table:style-name="ro1">
          <table:table-cell office:value-type="string" calcext:value-type="string">
            <text:p>парсер садовод бесплатно</text:p>
          </table:table-cell>
          <table:table-cell office:value-type="string" calcext:value-type="string">
            <text:p>парсер садовод (8)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supplier-base.ru/parser/, https://vkpars.ru/, https://vk.com/bazasadovod_ru, https://parser-for-sad.ru/, https://parser.plus/, https://rutube.ru/video/624ee2ad523201039a7f79fc8b93d844/, https://sadovod-sale.turbo.site/, https://sadovod24.wixsite.com/reklama, https://ok.ru/profile/582178939789</text:p>
          </table:table-cell>
        </table:table-row>
        <table:table-row table:style-name="ro1">
          <table:table-cell office:value-type="string" calcext:value-type="string">
            <text:p>парсер тк</text:p>
          </table:table-cell>
          <table:table-cell office:value-type="string" calcext:value-type="string">
            <text:p>парсер садовод (8)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supplier-base.ru/parser/, https://vkpars.ru/, https://vk.com/bazasadovod_ru, https://parser-for-sad.ru/, https://parser.plus/, https://rutube.ru/video/624ee2ad523201039a7f79fc8b93d844/, https://sadovod-sale.turbo.site/, https://sadovod24.wixsite.com/reklama, https://ok.ru/profile/582178939789</text:p>
          </table:table-cell>
        </table:table-row>
        <table:table-row table:style-name="ro1">
          <table:table-cell office:value-type="string" calcext:value-type="string">
            <text:p>парсер тк садовод</text:p>
          </table:table-cell>
          <table:table-cell office:value-type="string" calcext:value-type="string">
            <text:p>парсер садовод (8)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supplier-base.ru/parser/, https://vkpars.ru/, https://vk.com/bazasadovod_ru, https://parser-for-sad.ru/, https://parser.plus/, https://rutube.ru/video/624ee2ad523201039a7f79fc8b93d844/, https://sadovod-sale.turbo.site/, https://sadovod24.wixsite.com/reklama, https://ok.ru/profile/582178939789</text:p>
          </table:table-cell>
        </table:table-row>
        <table:table-row table:style-name="ro1">
          <table:table-cell office:value-type="string" calcext:value-type="string">
            <text:p>парсер рум</text:p>
          </table:table-cell>
          <table:table-cell office:value-type="string" calcext:value-type="string">
            <text:p>парсер рум (8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showroomcom, https://showrm.ru/help, https://www.youtube.com/watch?v=4xkNb8pc-Y8, https://шоурум.com/, https://sroom.pro/, https://vkpars.ru/, https://web.archive.org/web/20210525100620/https://vk.com/showroomcom, https://bazasadovod.ru/, https://parser.plus/Home?ReturnUrl=%2FInside%2FIndex, https://rutube.ru/video/18969ab401d51f7a23c446f4f5d93437/</text:p>
          </table:table-cell>
        </table:table-row>
        <table:table-row table:style-name="ro1">
          <table:table-cell office:value-type="string" calcext:value-type="string">
            <text:p>шоу рум парсер</text:p>
          </table:table-cell>
          <table:table-cell office:value-type="string" calcext:value-type="string">
            <text:p>парсер рум (8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showroomcom, https://showrm.ru/help, https://www.youtube.com/watch?v=4xkNb8pc-Y8, https://шоурум.com/, https://sroom.pro/, https://vkpars.ru/, https://web.archive.org/web/20210525100620/https://vk.com/showroomcom, https://bazasadovod.ru/, https://parser.plus/Home?ReturnUrl=%2FInside%2FIndex, https://rutube.ru/video/18969ab401d51f7a23c446f4f5d93437/</text:p>
          </table:table-cell>
        </table:table-row>
        <table:table-row table:style-name="ro1">
          <table:table-cell office:value-type="string" calcext:value-type="string">
            <text:p>парсер шоурум</text:p>
          </table:table-cell>
          <table:table-cell office:value-type="string" calcext:value-type="string">
            <text:p>парсер рум (8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showroomcom, https://showrm.ru/help, https://www.youtube.com/watch?v=4xkNb8pc-Y8, https://шоурум.com/, https://sroom.pro/, https://vkpars.ru/, https://web.archive.org/web/20210525100620/https://vk.com/showroomcom, https://bazasadovod.ru/, https://parser.plus/Home?ReturnUrl=%2FInside%2FIndex, https://rutube.ru/video/18969ab401d51f7a23c446f4f5d93437/</text:p>
          </table:table-cell>
        </table:table-row>
        <table:table-row table:style-name="ro1">
          <table:table-cell office:value-type="string" calcext:value-type="string">
            <text:p>шоу рум парсер садовод</text:p>
          </table:table-cell>
          <table:table-cell office:value-type="string" calcext:value-type="string">
            <text:p>парсер рум (8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showroomcom, https://showrm.ru/help, https://www.youtube.com/watch?v=4xkNb8pc-Y8, https://шоурум.com/, https://sroom.pro/, https://vkpars.ru/, https://web.archive.org/web/20210525100620/https://vk.com/showroomcom, https://bazasadovod.ru/, https://parser.plus/Home?ReturnUrl=%2FInside%2FIndex, https://rutube.ru/video/18969ab401d51f7a23c446f4f5d93437/</text:p>
          </table:table-cell>
        </table:table-row>
        <table:table-row table:style-name="ro1">
          <table:table-cell office:value-type="string" calcext:value-type="string">
            <text:p>шоурум парсер садовод</text:p>
          </table:table-cell>
          <table:table-cell office:value-type="string" calcext:value-type="string">
            <text:p>парсер рум (8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showroomcom, https://showrm.ru/help, https://www.youtube.com/watch?v=4xkNb8pc-Y8, https://шоурум.com/, https://sroom.pro/, https://vkpars.ru/, https://web.archive.org/web/20210525100620/https://vk.com/showroomcom, https://bazasadovod.ru/, https://parser.plus/Home?ReturnUrl=%2FInside%2FIndex, https://rutube.ru/video/18969ab401d51f7a23c446f4f5d93437/</text:p>
          </table:table-cell>
        </table:table-row>
        <table:table-row table:style-name="ro1">
          <table:table-cell office:value-type="string" calcext:value-type="string">
            <text:p>парсер шоурум вконтакте</text:p>
          </table:table-cell>
          <table:table-cell office:value-type="string" calcext:value-type="string">
            <text:p>парсер рум (8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showroomcom, https://showrm.ru/help, https://www.youtube.com/watch?v=4xkNb8pc-Y8, https://шоурум.com/, https://sroom.pro/, https://vkpars.ru/, https://web.archive.org/web/20210525100620/https://vk.com/showroomcom, https://bazasadovod.ru/, https://parser.plus/Home?ReturnUrl=%2FInside%2FIndex, https://rutube.ru/video/18969ab401d51f7a23c446f4f5d93437/</text:p>
          </table:table-cell>
        </table:table-row>
        <table:table-row table:style-name="ro1">
          <table:table-cell office:value-type="string" calcext:value-type="string">
            <text:p>шоурум парсер садовод вконтакте</text:p>
          </table:table-cell>
          <table:table-cell office:value-type="string" calcext:value-type="string">
            <text:p>парсер рум (8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showroomcom, https://showrm.ru/help, https://www.youtube.com/watch?v=4xkNb8pc-Y8, https://шоурум.com/, https://sroom.pro/, https://vkpars.ru/, https://web.archive.org/web/20210525100620/https://vk.com/showroomcom, https://bazasadovod.ru/, https://parser.plus/Home?ReturnUrl=%2FInside%2FIndex, https://rutube.ru/video/18969ab401d51f7a23c446f4f5d93437/</text:p>
          </table:table-cell>
        </table:table-row>
        <table:table-row table:style-name="ro1">
          <table:table-cell office:value-type="string" calcext:value-type="string">
            <text:p>парсер шоурум вк</text:p>
          </table:table-cell>
          <table:table-cell office:value-type="string" calcext:value-type="string">
            <text:p>парсер рум (8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showroomcom, https://showrm.ru/help, https://www.youtube.com/watch?v=4xkNb8pc-Y8, https://шоурум.com/, https://sroom.pro/, https://vkpars.ru/, https://web.archive.org/web/20210525100620/https://vk.com/showroomcom, https://bazasadovod.ru/, https://parser.plus/Home?ReturnUrl=%2FInside%2FIndex, https://rutube.ru/video/18969ab401d51f7a23c446f4f5d93437/</text:p>
          </table:table-cell>
        </table:table-row>
        <table:table-row table:style-name="ro1">
          <table:table-cell office:value-type="string" calcext:value-type="string">
            <text:p>парсер excel</text:p>
          </table:table-cell>
          <table:table-cell office:value-type="string" calcext:value-type="string">
            <text:p>парсер excel (8)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эксель</text:p>
          </table:table-cell>
          <table:table-cell office:value-type="string" calcext:value-type="string">
            <text:p>парсер excel (8)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excel парсер сайт</text:p>
          </table:table-cell>
          <table:table-cell office:value-type="string" calcext:value-type="string">
            <text:p>парсер excel (8)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сайта в excel бесплатно</text:p>
          </table:table-cell>
          <table:table-cell office:value-type="string" calcext:value-type="string">
            <text:p>парсер excel (8)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как сделать парсер сайта в excel</text:p>
          </table:table-cell>
          <table:table-cell office:value-type="string" calcext:value-type="string">
            <text:p>парсер excel (8)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сайтов эксель</text:p>
          </table:table-cell>
          <table:table-cell office:value-type="string" calcext:value-type="string">
            <text:p>парсер excel (8)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данных в excel</text:p>
          </table:table-cell>
          <table:table-cell office:value-type="string" calcext:value-type="string">
            <text:p>парсер excel (8)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данных с сайта в excel</text:p>
          </table:table-cell>
          <table:table-cell office:value-type="string" calcext:value-type="string">
            <text:p>парсер excel (8)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цен</text:p>
          </table:table-cell>
          <table:table-cell office:value-type="string" calcext:value-type="string">
            <text:p>парсер цен (7)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servisy-dlya-monitoringa-cen-konkurentov/, https://parser.market/, https://vc.ru/services/101208-vybor-luchshego-servisa-monitoringa-cen-konkurentov-top-15-russkoyazychnyh-resursov-dlya-parsinga-saitov-i-analiza-rynka, https://catalogloader.com/documentation/eprice, https://habr.com/ru/articles/518380/, https://parsingmaster.com/blog-post/kak-parsit-ceny-konkurentov/, https://uxprice.com/blog/ru/all-articles-ru/parser-cen-konkurentov-napisat-ili-ispolzovat-gotovyj/, https://habr.com/ru/companies/click/articles/494020/, https://parsingmaster.com/parsing-prices/, https://priceva.ru/knowledge/parsing-tovarov/</text:p>
          </table:table-cell>
        </table:table-row>
        <table:table-row table:style-name="ro1">
          <table:table-cell office:value-type="string" calcext:value-type="string">
            <text:p>парсер цен конкурентов</text:p>
          </table:table-cell>
          <table:table-cell office:value-type="string" calcext:value-type="string">
            <text:p>парсер цен (7)</text:p>
          </table:table-cell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servisy-dlya-monitoringa-cen-konkurentov/, https://parser.market/, https://vc.ru/services/101208-vybor-luchshego-servisa-monitoringa-cen-konkurentov-top-15-russkoyazychnyh-resursov-dlya-parsinga-saitov-i-analiza-rynka, https://catalogloader.com/documentation/eprice, https://habr.com/ru/articles/518380/, https://parsingmaster.com/blog-post/kak-parsit-ceny-konkurentov/, https://uxprice.com/blog/ru/all-articles-ru/parser-cen-konkurentov-napisat-ili-ispolzovat-gotovyj/, https://habr.com/ru/companies/click/articles/494020/, https://parsingmaster.com/parsing-prices/, https://priceva.ru/knowledge/parsing-tovarov/</text:p>
          </table:table-cell>
        </table:table-row>
        <table:table-row table:style-name="ro1">
          <table:table-cell office:value-type="string" calcext:value-type="string">
            <text:p>парсер цен сайтов</text:p>
          </table:table-cell>
          <table:table-cell office:value-type="string" calcext:value-type="string">
            <text:p>парсер цен (7)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servisy-dlya-monitoringa-cen-konkurentov/, https://parser.market/, https://vc.ru/services/101208-vybor-luchshego-servisa-monitoringa-cen-konkurentov-top-15-russkoyazychnyh-resursov-dlya-parsinga-saitov-i-analiza-rynka, https://catalogloader.com/documentation/eprice, https://habr.com/ru/articles/518380/, https://parsingmaster.com/blog-post/kak-parsit-ceny-konkurentov/, https://uxprice.com/blog/ru/all-articles-ru/parser-cen-konkurentov-napisat-ili-ispolzovat-gotovyj/, https://habr.com/ru/companies/click/articles/494020/, https://parsingmaster.com/parsing-prices/, https://priceva.ru/knowledge/parsing-tovarov/</text:p>
          </table:table-cell>
        </table:table-row>
        <table:table-row table:style-name="ro1">
          <table:table-cell office:value-type="string" calcext:value-type="string">
            <text:p>парсер цен бесплатно</text:p>
          </table:table-cell>
          <table:table-cell office:value-type="string" calcext:value-type="string">
            <text:p>парсер цен (7)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servisy-dlya-monitoringa-cen-konkurentov/, https://parser.market/, https://vc.ru/services/101208-vybor-luchshego-servisa-monitoringa-cen-konkurentov-top-15-russkoyazychnyh-resursov-dlya-parsinga-saitov-i-analiza-rynka, https://catalogloader.com/documentation/eprice, https://habr.com/ru/articles/518380/, https://parsingmaster.com/blog-post/kak-parsit-ceny-konkurentov/, https://uxprice.com/blog/ru/all-articles-ru/parser-cen-konkurentov-napisat-ili-ispolzovat-gotovyj/, https://habr.com/ru/companies/click/articles/494020/, https://parsingmaster.com/parsing-prices/, https://priceva.ru/knowledge/parsing-tovarov/</text:p>
          </table:table-cell>
        </table:table-row>
        <table:table-row table:style-name="ro1">
          <table:table-cell office:value-type="string" calcext:value-type="string">
            <text:p>парсер цен магазинов</text:p>
          </table:table-cell>
          <table:table-cell office:value-type="string" calcext:value-type="string">
            <text:p>парсер цен (7)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servisy-dlya-monitoringa-cen-konkurentov/, https://parser.market/, https://vc.ru/services/101208-vybor-luchshego-servisa-monitoringa-cen-konkurentov-top-15-russkoyazychnyh-resursov-dlya-parsinga-saitov-i-analiza-rynka, https://catalogloader.com/documentation/eprice, https://habr.com/ru/articles/518380/, https://parsingmaster.com/blog-post/kak-parsit-ceny-konkurentov/, https://uxprice.com/blog/ru/all-articles-ru/parser-cen-konkurentov-napisat-ili-ispolzovat-gotovyj/, https://habr.com/ru/companies/click/articles/494020/, https://parsingmaster.com/parsing-prices/, https://priceva.ru/knowledge/parsing-tovarov/</text:p>
          </table:table-cell>
        </table:table-row>
        <table:table-row table:style-name="ro1">
          <table:table-cell office:value-type="string" calcext:value-type="string">
            <text:p>парсер цен интернет магазинов</text:p>
          </table:table-cell>
          <table:table-cell office:value-type="string" calcext:value-type="string">
            <text:p>парсер цен (7)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servisy-dlya-monitoringa-cen-konkurentov/, https://parser.market/, https://vc.ru/services/101208-vybor-luchshego-servisa-monitoringa-cen-konkurentov-top-15-russkoyazychnyh-resursov-dlya-parsinga-saitov-i-analiza-rynka, https://catalogloader.com/documentation/eprice, https://habr.com/ru/articles/518380/, https://parsingmaster.com/blog-post/kak-parsit-ceny-konkurentov/, https://uxprice.com/blog/ru/all-articles-ru/parser-cen-konkurentov-napisat-ili-ispolzovat-gotovyj/, https://habr.com/ru/companies/click/articles/494020/, https://parsingmaster.com/parsing-prices/, https://priceva.ru/knowledge/parsing-tovarov/</text:p>
          </table:table-cell>
        </table:table-row>
        <table:table-row table:style-name="ro1">
          <table:table-cell office:value-type="string" calcext:value-type="string">
            <text:p>мониторинг цен парсер</text:p>
          </table:table-cell>
          <table:table-cell office:value-type="string" calcext:value-type="string">
            <text:p>парсер цен (7)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servisy-dlya-monitoringa-cen-konkurentov/, https://parser.market/, https://vc.ru/services/101208-vybor-luchshego-servisa-monitoringa-cen-konkurentov-top-15-russkoyazychnyh-resursov-dlya-parsinga-saitov-i-analiza-rynka, https://catalogloader.com/documentation/eprice, https://habr.com/ru/articles/518380/, https://parsingmaster.com/blog-post/kak-parsit-ceny-konkurentov/, https://uxprice.com/blog/ru/all-articles-ru/parser-cen-konkurentov-napisat-ili-ispolzovat-gotovyj/, https://habr.com/ru/companies/click/articles/494020/, https://parsingmaster.com/parsing-prices/, https://priceva.ru/knowledge/parsing-tovarov/</text:p>
          </table:table-cell>
        </table:table-row>
        <table:table-row table:style-name="ro1">
          <table:table-cell office:value-type="string" calcext:value-type="string">
            <text:p>парсер недвижимости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собственников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недвижимости от собственников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объявлений недвижимости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недвижимость бесплатный парсер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объектов недвижимости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лучший парсер недвижимости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код</text:p>
          </table:table-cell>
          <table:table-cell office:value-type="string" calcext:value-type="string">
            <text:p>парсер код (7)</text:p>
          </table:table-cell>
          <table:table-cell office:value-type="float" office:value="103" calcext:value-type="float">
            <text:p>10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как написать парсер</text:p>
          </table:table-cell>
          <table:table-cell office:value-type="string" calcext:value-type="string">
            <text:p>парсер код (7)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написание парсера</text:p>
          </table:table-cell>
          <table:table-cell office:value-type="string" calcext:value-type="string">
            <text:p>парсер код (7)</text:p>
          </table:table-cell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как писать парсеры</text:p>
          </table:table-cell>
          <table:table-cell office:value-type="string" calcext:value-type="string">
            <text:p>парсер код (7)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начинающий парсер</text:p>
          </table:table-cell>
          <table:table-cell office:value-type="string" calcext:value-type="string">
            <text:p>парсер код (7)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парсер с нуля</text:p>
          </table:table-cell>
          <table:table-cell office:value-type="string" calcext:value-type="string">
            <text:p>парсер код (7)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написание парсера на python</text:p>
          </table:table-cell>
          <table:table-cell office:value-type="string" calcext:value-type="string">
            <text:p>парсер код (7)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python бот парсер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создать бота парсера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бот парсер для телеграмма python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телеграм бот парсер на python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как сделать парсер бот для телеграм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как написать бота парсера в тг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python парсер в telegram бот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парсер 4</text:p>
          </table:table-cell>
          <table:table-cell office:value-type="string" calcext:value-type="string">
            <text:p>парсер 4 (7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rammy-dlya-android.ru/internet/pokupki/2248-parser-pljus-4.html, https://parser4.plus/, https://vk.com/parserplus, https://www.youtube.com/watch?v=3Pyo7M7NCDY, https://vk.me/parserplus, https://apkpure.net/ru/%D0%BF%D0%B0%D1%80%D1%81%D0%B5%D1%80-%D0%BF%D0%BB%D1%8E%D1%81-%D0%B2%D0%B5%D1%80%D1%81%D0%B8%D1%8F-4/plus.parser.parserplusv4kt, https://parser.plus/, https://ru-world.net/groups/parser4-plus-samyy-funktsionalnyy-parser-dlya-sp, https://apkpure.com/ru/%D0%BF%D0%B0%D1%80%D1%81%D0%B5%D1%80-%D0%BF%D0%BB%D1%8E%D1%81-%D0%B2%D0%B5%D1%80%D1%81%D0%B8%D1%8F-4/plus.parser.parserplusv4kt, https://yandex.ru/video/preview/9885079670117857392</text:p>
          </table:table-cell>
        </table:table-row>
        <table:table-row table:style-name="ro1">
          <table:table-cell office:value-type="string" calcext:value-type="string">
            <text:p>парсер плюс 4</text:p>
          </table:table-cell>
          <table:table-cell office:value-type="string" calcext:value-type="string">
            <text:p>парсер 4 (7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rammy-dlya-android.ru/internet/pokupki/2248-parser-pljus-4.html, https://parser4.plus/, https://vk.com/parserplus, https://www.youtube.com/watch?v=3Pyo7M7NCDY, https://vk.me/parserplus, https://apkpure.net/ru/%D0%BF%D0%B0%D1%80%D1%81%D0%B5%D1%80-%D0%BF%D0%BB%D1%8E%D1%81-%D0%B2%D0%B5%D1%80%D1%81%D0%B8%D1%8F-4/plus.parser.parserplusv4kt, https://parser.plus/, https://ru-world.net/groups/parser4-plus-samyy-funktsionalnyy-parser-dlya-sp, https://apkpure.com/ru/%D0%BF%D0%B0%D1%80%D1%81%D0%B5%D1%80-%D0%BF%D0%BB%D1%8E%D1%81-%D0%B2%D0%B5%D1%80%D1%81%D0%B8%D1%8F-4/plus.parser.parserplusv4kt, https://yandex.ru/video/preview/9885079670117857392</text:p>
          </table:table-cell>
        </table:table-row>
        <table:table-row table:style-name="ro1">
          <table:table-cell office:value-type="string" calcext:value-type="string">
            <text:p>парсер 4 бесплатно</text:p>
          </table:table-cell>
          <table:table-cell office:value-type="string" calcext:value-type="string">
            <text:p>парсер 4 (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rammy-dlya-android.ru/internet/pokupki/2248-parser-pljus-4.html, https://parser4.plus/, https://vk.com/parserplus, https://www.youtube.com/watch?v=3Pyo7M7NCDY, https://vk.me/parserplus, https://apkpure.net/ru/%D0%BF%D0%B0%D1%80%D1%81%D0%B5%D1%80-%D0%BF%D0%BB%D1%8E%D1%81-%D0%B2%D0%B5%D1%80%D1%81%D0%B8%D1%8F-4/plus.parser.parserplusv4kt, https://parser.plus/, https://ru-world.net/groups/parser4-plus-samyy-funktsionalnyy-parser-dlya-sp, https://apkpure.com/ru/%D0%BF%D0%B0%D1%80%D1%81%D0%B5%D1%80-%D0%BF%D0%BB%D1%8E%D1%81-%D0%B2%D0%B5%D1%80%D1%81%D0%B8%D1%8F-4/plus.parser.parserplusv4kt, https://yandex.ru/video/preview/9885079670117857392</text:p>
          </table:table-cell>
        </table:table-row>
        <table:table-row table:style-name="ro1">
          <table:table-cell office:value-type="string" calcext:value-type="string">
            <text:p>парсер 4 плюс бесплатного</text:p>
          </table:table-cell>
          <table:table-cell office:value-type="string" calcext:value-type="string">
            <text:p>парсер 4 (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rammy-dlya-android.ru/internet/pokupki/2248-parser-pljus-4.html, https://parser4.plus/, https://vk.com/parserplus, https://www.youtube.com/watch?v=3Pyo7M7NCDY, https://vk.me/parserplus, https://apkpure.net/ru/%D0%BF%D0%B0%D1%80%D1%81%D0%B5%D1%80-%D0%BF%D0%BB%D1%8E%D1%81-%D0%B2%D0%B5%D1%80%D1%81%D0%B8%D1%8F-4/plus.parser.parserplusv4kt, https://parser.plus/, https://ru-world.net/groups/parser4-plus-samyy-funktsionalnyy-parser-dlya-sp, https://apkpure.com/ru/%D0%BF%D0%B0%D1%80%D1%81%D0%B5%D1%80-%D0%BF%D0%BB%D1%8E%D1%81-%D0%B2%D0%B5%D1%80%D1%81%D0%B8%D1%8F-4/plus.parser.parserplusv4kt, https://yandex.ru/video/preview/9885079670117857392</text:p>
          </table:table-cell>
        </table:table-row>
        <table:table-row table:style-name="ro1">
          <table:table-cell office:value-type="string" calcext:value-type="string">
            <text:p>парсер 4 рлюс</text:p>
          </table:table-cell>
          <table:table-cell office:value-type="string" calcext:value-type="string">
            <text:p>парсер 4 (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rammy-dlya-android.ru/internet/pokupki/2248-parser-pljus-4.html, https://parser4.plus/, https://vk.com/parserplus, https://www.youtube.com/watch?v=3Pyo7M7NCDY, https://vk.me/parserplus, https://apkpure.net/ru/%D0%BF%D0%B0%D1%80%D1%81%D0%B5%D1%80-%D0%BF%D0%BB%D1%8E%D1%81-%D0%B2%D0%B5%D1%80%D1%81%D0%B8%D1%8F-4/plus.parser.parserplusv4kt, https://parser.plus/, https://ru-world.net/groups/parser4-plus-samyy-funktsionalnyy-parser-dlya-sp, https://apkpure.com/ru/%D0%BF%D0%B0%D1%80%D1%81%D0%B5%D1%80-%D0%BF%D0%BB%D1%8E%D1%81-%D0%B2%D0%B5%D1%80%D1%81%D0%B8%D1%8F-4/plus.parser.parserplusv4kt, https://yandex.ru/video/preview/9885079670117857392</text:p>
          </table:table-cell>
        </table:table-row>
        <table:table-row table:style-name="ro1">
          <table:table-cell office:value-type="string" calcext:value-type="string">
            <text:p>парсер 4 плюс вход</text:p>
          </table:table-cell>
          <table:table-cell office:value-type="string" calcext:value-type="string">
            <text:p>парсер 4 (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rammy-dlya-android.ru/internet/pokupki/2248-parser-pljus-4.html, https://parser4.plus/, https://vk.com/parserplus, https://www.youtube.com/watch?v=3Pyo7M7NCDY, https://vk.me/parserplus, https://apkpure.net/ru/%D0%BF%D0%B0%D1%80%D1%81%D0%B5%D1%80-%D0%BF%D0%BB%D1%8E%D1%81-%D0%B2%D0%B5%D1%80%D1%81%D0%B8%D1%8F-4/plus.parser.parserplusv4kt, https://parser.plus/, https://ru-world.net/groups/parser4-plus-samyy-funktsionalnyy-parser-dlya-sp, https://apkpure.com/ru/%D0%BF%D0%B0%D1%80%D1%81%D0%B5%D1%80-%D0%BF%D0%BB%D1%8E%D1%81-%D0%B2%D0%B5%D1%80%D1%81%D0%B8%D1%8F-4/plus.parser.parserplusv4kt, https://yandex.ru/video/preview/9885079670117857392</text:p>
          </table:table-cell>
        </table:table-row>
        <table:table-row table:style-name="ro1">
          <table:table-cell office:value-type="string" calcext:value-type="string">
            <text:p>парсер 4 v плюс</text:p>
          </table:table-cell>
          <table:table-cell office:value-type="string" calcext:value-type="string">
            <text:p>парсер 4 (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grammy-dlya-android.ru/internet/pokupki/2248-parser-pljus-4.html, https://parser4.plus/, https://vk.com/parserplus, https://www.youtube.com/watch?v=3Pyo7M7NCDY, https://vk.me/parserplus, https://apkpure.net/ru/%D0%BF%D0%B0%D1%80%D1%81%D0%B5%D1%80-%D0%BF%D0%BB%D1%8E%D1%81-%D0%B2%D0%B5%D1%80%D1%81%D0%B8%D1%8F-4/plus.parser.parserplusv4kt, https://parser.plus/, https://ru-world.net/groups/parser4-plus-samyy-funktsionalnyy-parser-dlya-sp, https://apkpure.com/ru/%D0%BF%D0%B0%D1%80%D1%81%D0%B5%D1%80-%D0%BF%D0%BB%D1%8E%D1%81-%D0%B2%D0%B5%D1%80%D1%81%D0%B8%D1%8F-4/plus.parser.parserplusv4kt, https://yandex.ru/video/preview/9885079670117857392</text:p>
          </table:table-cell>
        </table:table-row>
        <table:table-row table:style-name="ro1">
          <table:table-cell office:value-type="string" calcext:value-type="string">
            <text:p>таргет парсер</text:p>
          </table:table-cell>
          <table:table-cell office:value-type="string" calcext:value-type="string">
            <text:p>таргет парсер (7)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lama.ru/blog/targethunter-dlya-reklamy-vo-vkontakte-obzor-servisa-i-shemy-sbora-auditorii/, https://casecollector.ru/tools/target-hunter-samyj-effektivnyj-parsing-vkontakte/, https://targethunter.ru/, https://vk.com/targethunter, https://vk.targethunter.ru/, https://www.calltouch.ru/blog/chto-takoe-targethunter-i-kak-polzovatsya-etim-parserom/, https://dzen.ru/a/YwB9oPXOYEJ4l0cC, https://kokoc.com/blog/target-hunter/, https://postium.ru/obzor-target-xanter/, https://blog.tochkadostupa.pro/top-5-universalnyh-sborov-v-parsere/</text:p>
          </table:table-cell>
        </table:table-row>
        <table:table-row table:style-name="ro1">
          <table:table-cell office:value-type="string" calcext:value-type="string">
            <text:p>парсер хантер</text:p>
          </table:table-cell>
          <table:table-cell office:value-type="string" calcext:value-type="string">
            <text:p>таргет парсер (7)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lama.ru/blog/targethunter-dlya-reklamy-vo-vkontakte-obzor-servisa-i-shemy-sbora-auditorii/, https://casecollector.ru/tools/target-hunter-samyj-effektivnyj-parsing-vkontakte/, https://targethunter.ru/, https://vk.com/targethunter, https://vk.targethunter.ru/, https://www.calltouch.ru/blog/chto-takoe-targethunter-i-kak-polzovatsya-etim-parserom/, https://dzen.ru/a/YwB9oPXOYEJ4l0cC, https://kokoc.com/blog/target-hunter/, https://postium.ru/obzor-target-xanter/, https://blog.tochkadostupa.pro/top-5-universalnyh-sborov-v-parsere/</text:p>
          </table:table-cell>
        </table:table-row>
        <table:table-row table:style-name="ro1">
          <table:table-cell office:value-type="string" calcext:value-type="string">
            <text:p>парсер таргет хантер</text:p>
          </table:table-cell>
          <table:table-cell office:value-type="string" calcext:value-type="string">
            <text:p>таргет парсер (7)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lama.ru/blog/targethunter-dlya-reklamy-vo-vkontakte-obzor-servisa-i-shemy-sbora-auditorii/, https://casecollector.ru/tools/target-hunter-samyj-effektivnyj-parsing-vkontakte/, https://targethunter.ru/, https://vk.com/targethunter, https://vk.targethunter.ru/, https://www.calltouch.ru/blog/chto-takoe-targethunter-i-kak-polzovatsya-etim-parserom/, https://dzen.ru/a/YwB9oPXOYEJ4l0cC, https://kokoc.com/blog/target-hunter/, https://postium.ru/obzor-target-xanter/, https://blog.tochkadostupa.pro/top-5-universalnyh-sborov-v-parsere/</text:p>
          </table:table-cell>
        </table:table-row>
        <table:table-row table:style-name="ro1">
          <table:table-cell office:value-type="string" calcext:value-type="string">
            <text:p>таргет парсер вк</text:p>
          </table:table-cell>
          <table:table-cell office:value-type="string" calcext:value-type="string">
            <text:p>таргет парсер (7)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lama.ru/blog/targethunter-dlya-reklamy-vo-vkontakte-obzor-servisa-i-shemy-sbora-auditorii/, https://casecollector.ru/tools/target-hunter-samyj-effektivnyj-parsing-vkontakte/, https://targethunter.ru/, https://vk.com/targethunter, https://vk.targethunter.ru/, https://www.calltouch.ru/blog/chto-takoe-targethunter-i-kak-polzovatsya-etim-parserom/, https://dzen.ru/a/YwB9oPXOYEJ4l0cC, https://kokoc.com/blog/target-hunter/, https://postium.ru/obzor-target-xanter/, https://blog.tochkadostupa.pro/top-5-universalnyh-sborov-v-parsere/</text:p>
          </table:table-cell>
        </table:table-row>
        <table:table-row table:style-name="ro1">
          <table:table-cell office:value-type="string" calcext:value-type="string">
            <text:p>hunter парсер</text:p>
          </table:table-cell>
          <table:table-cell office:value-type="string" calcext:value-type="string">
            <text:p>таргет парсер (7)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lama.ru/blog/targethunter-dlya-reklamy-vo-vkontakte-obzor-servisa-i-shemy-sbora-auditorii/, https://casecollector.ru/tools/target-hunter-samyj-effektivnyj-parsing-vkontakte/, https://targethunter.ru/, https://vk.com/targethunter, https://vk.targethunter.ru/, https://www.calltouch.ru/blog/chto-takoe-targethunter-i-kak-polzovatsya-etim-parserom/, https://dzen.ru/a/YwB9oPXOYEJ4l0cC, https://kokoc.com/blog/target-hunter/, https://postium.ru/obzor-target-xanter/, https://blog.tochkadostupa.pro/top-5-universalnyh-sborov-v-parsere/</text:p>
          </table:table-cell>
        </table:table-row>
        <table:table-row table:style-name="ro1">
          <table:table-cell office:value-type="string" calcext:value-type="string">
            <text:p>парсер target hunter</text:p>
          </table:table-cell>
          <table:table-cell office:value-type="string" calcext:value-type="string">
            <text:p>таргет парсер (7)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lama.ru/blog/targethunter-dlya-reklamy-vo-vkontakte-obzor-servisa-i-shemy-sbora-auditorii/, https://casecollector.ru/tools/target-hunter-samyj-effektivnyj-parsing-vkontakte/, https://targethunter.ru/, https://vk.com/targethunter, https://vk.targethunter.ru/, https://www.calltouch.ru/blog/chto-takoe-targethunter-i-kak-polzovatsya-etim-parserom/, https://dzen.ru/a/YwB9oPXOYEJ4l0cC, https://kokoc.com/blog/target-hunter/, https://postium.ru/obzor-target-xanter/, https://blog.tochkadostupa.pro/top-5-universalnyh-sborov-v-parsere/</text:p>
          </table:table-cell>
        </table:table-row>
        <table:table-row table:style-name="ro1">
          <table:table-cell office:value-type="string" calcext:value-type="string">
            <text:p>парсер таргет хантер бесплатно</text:p>
          </table:table-cell>
          <table:table-cell office:value-type="string" calcext:value-type="string">
            <text:p>таргет парсер (7)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lama.ru/blog/targethunter-dlya-reklamy-vo-vkontakte-obzor-servisa-i-shemy-sbora-auditorii/, https://casecollector.ru/tools/target-hunter-samyj-effektivnyj-parsing-vkontakte/, https://targethunter.ru/, https://vk.com/targethunter, https://vk.targethunter.ru/, https://www.calltouch.ru/blog/chto-takoe-targethunter-i-kak-polzovatsya-etim-parserom/, https://dzen.ru/a/YwB9oPXOYEJ4l0cC, https://kokoc.com/blog/target-hunter/, https://postium.ru/obzor-target-xanter/, https://blog.tochkadostupa.pro/top-5-universalnyh-sborov-v-parsere/</text:p>
          </table:table-cell>
        </table:table-row>
        <table:table-row table:style-name="ro1">
          <table:table-cell office:value-type="string" calcext:value-type="string">
            <text:p>парсер jackett</text:p>
          </table:table-cell>
          <table:table-cell office:value-type="string" calcext:value-type="string">
            <text:p>парсер jackett (6)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fista.ru/kak-smotret-filmy-s-torrentov-ne-skachivaya/, https://habr.com/ru/articles/841924/, https://vk.com/wall-9554662_16182, https://www.securitylab.ru/blog/personal/xiaomite-journal/354433.php, https://youpin.com.ru/lampa/, https://telegra.ph/Nastraivaem-Lampu-s-nulya-06-13, https://www.rapidseedbox.com/ru/blog/guide-to-jackett, https://4pda.to/forum/index.php?showtopic=1084306&amp;st=1260, https://community.seedboxes.cc/articles/how-to-use-jackett-with-sickchill-sickrage, https://github.com/Jackett/Jackett</text:p>
          </table:table-cell>
        </table:table-row>
        <table:table-row table:style-name="ro1">
          <table:table-cell office:value-type="string" calcext:value-type="string">
            <text:p>jacket парсер</text:p>
          </table:table-cell>
          <table:table-cell office:value-type="string" calcext:value-type="string">
            <text:p>парсер jackett (6)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fista.ru/kak-smotret-filmy-s-torrentov-ne-skachivaya/, https://habr.com/ru/articles/841924/, https://vk.com/wall-9554662_16182, https://www.securitylab.ru/blog/personal/xiaomite-journal/354433.php, https://youpin.com.ru/lampa/, https://telegra.ph/Nastraivaem-Lampu-s-nulya-06-13, https://www.rapidseedbox.com/ru/blog/guide-to-jackett, https://4pda.to/forum/index.php?showtopic=1084306&amp;st=1260, https://community.seedboxes.cc/articles/how-to-use-jackett-with-sickchill-sickrage, https://github.com/Jackett/Jackett</text:p>
          </table:table-cell>
        </table:table-row>
        <table:table-row table:style-name="ro1">
          <table:table-cell office:value-type="string" calcext:value-type="string">
            <text:p>настройка парсера jackett</text:p>
          </table:table-cell>
          <table:table-cell office:value-type="string" calcext:value-type="string">
            <text:p>парсер jackett (6)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fista.ru/kak-smotret-filmy-s-torrentov-ne-skachivaya/, https://habr.com/ru/articles/841924/, https://vk.com/wall-9554662_16182, https://www.securitylab.ru/blog/personal/xiaomite-journal/354433.php, https://youpin.com.ru/lampa/, https://telegra.ph/Nastraivaem-Lampu-s-nulya-06-13, https://www.rapidseedbox.com/ru/blog/guide-to-jackett, https://4pda.to/forum/index.php?showtopic=1084306&amp;st=1260, https://community.seedboxes.cc/articles/how-to-use-jackett-with-sickchill-sickrage, https://github.com/Jackett/Jackett</text:p>
          </table:table-cell>
        </table:table-row>
        <table:table-row table:style-name="ro1">
          <table:table-cell office:value-type="string" calcext:value-type="string">
            <text:p>парсер jac</text:p>
          </table:table-cell>
          <table:table-cell office:value-type="string" calcext:value-type="string">
            <text:p>парсер jackett (6)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fista.ru/kak-smotret-filmy-s-torrentov-ne-skachivaya/, https://habr.com/ru/articles/841924/, https://vk.com/wall-9554662_16182, https://www.securitylab.ru/blog/personal/xiaomite-journal/354433.php, https://youpin.com.ru/lampa/, https://telegra.ph/Nastraivaem-Lampu-s-nulya-06-13, https://www.rapidseedbox.com/ru/blog/guide-to-jackett, https://4pda.to/forum/index.php?showtopic=1084306&amp;st=1260, https://community.seedboxes.cc/articles/how-to-use-jackett-with-sickchill-sickrage, https://github.com/Jackett/Jackett</text:p>
          </table:table-cell>
        </table:table-row>
        <table:table-row table:style-name="ro1">
          <table:table-cell office:value-type="string" calcext:value-type="string">
            <text:p>тип парсера для торрентов</text:p>
          </table:table-cell>
          <table:table-cell office:value-type="string" calcext:value-type="string">
            <text:p>парсер jackett (6)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fista.ru/kak-smotret-filmy-s-torrentov-ne-skachivaya/, https://habr.com/ru/articles/841924/, https://vk.com/wall-9554662_16182, https://www.securitylab.ru/blog/personal/xiaomite-journal/354433.php, https://youpin.com.ru/lampa/, https://telegra.ph/Nastraivaem-Lampu-s-nulya-06-13, https://www.rapidseedbox.com/ru/blog/guide-to-jackett, https://4pda.to/forum/index.php?showtopic=1084306&amp;st=1260, https://community.seedboxes.cc/articles/how-to-use-jackett-with-sickchill-sickrage, https://github.com/Jackett/Jackett</text:p>
          </table:table-cell>
        </table:table-row>
        <table:table-row table:style-name="ro1">
          <table:table-cell office:value-type="string" calcext:value-type="string">
            <text:p>тип парсера jacket</text:p>
          </table:table-cell>
          <table:table-cell office:value-type="string" calcext:value-type="string">
            <text:p>парсер jackett (6)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fista.ru/kak-smotret-filmy-s-torrentov-ne-skachivaya/, https://habr.com/ru/articles/841924/, https://vk.com/wall-9554662_16182, https://www.securitylab.ru/blog/personal/xiaomite-journal/354433.php, https://youpin.com.ru/lampa/, https://telegra.ph/Nastraivaem-Lampu-s-nulya-06-13, https://www.rapidseedbox.com/ru/blog/guide-to-jackett, https://4pda.to/forum/index.php?showtopic=1084306&amp;st=1260, https://community.seedboxes.cc/articles/how-to-use-jackett-with-sickchill-sickrage, https://github.com/Jackett/Jackett</text:p>
          </table:table-cell>
        </table:table-row>
        <table:table-row table:style-name="ro1">
          <table:table-cell office:value-type="string" calcext:value-type="string">
            <text:p>парсер youtube</text:p>
          </table:table-cell>
          <table:table-cell office:value-type="string" calcext:value-type="string">
            <text:p>парсер youtube (6)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видео</text:p>
          </table:table-cell>
          <table:table-cell office:value-type="string" calcext:value-type="string">
            <text:p>парсер youtube (6)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ютуб</text:p>
          </table:table-cell>
          <table:table-cell office:value-type="string" calcext:value-type="string">
            <text:p>парсер youtube (6)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ютуб каналов</text:p>
          </table:table-cell>
          <table:table-cell office:value-type="string" calcext:value-type="string">
            <text:p>парсер youtube (6)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ютуб видео</text:p>
          </table:table-cell>
          <table:table-cell office:value-type="string" calcext:value-type="string">
            <text:p>парсер youtube (6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ссылок ютуб</text:p>
          </table:table-cell>
          <table:table-cell office:value-type="string" calcext:value-type="string">
            <text:p>парсер youtube (6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озон</text:p>
          </table:table-cell>
          <table:table-cell office:value-type="string" calcext:value-type="string">
            <text:p>парсер озон (6)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цен озон</text:p>
          </table:table-cell>
          <table:table-cell office:value-type="string" calcext:value-type="string">
            <text:p>парсер озон (6)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ozon</text:p>
          </table:table-cell>
          <table:table-cell office:value-type="string" calcext:value-type="string">
            <text:p>парсер озон (6)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товаров озон</text:p>
          </table:table-cell>
          <table:table-cell office:value-type="string" calcext:value-type="string">
            <text:p>парсер озон (6)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озон бесплатно</text:p>
          </table:table-cell>
          <table:table-cell office:value-type="string" calcext:value-type="string">
            <text:p>парсер озон (6)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товаров ozon из определенной категории</text:p>
          </table:table-cell>
          <table:table-cell office:value-type="string" calcext:value-type="string">
            <text:p>парсер озон (6)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суперселлер парсер</text:p>
          </table:table-cell>
          <table:table-cell office:value-type="string" calcext:value-type="string">
            <text:p>суперселлер парсер (6)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video/watch/64a6df6a007ff91cee969fc6, https://forum-x.com/forum/threads/kak-popast-v-top-na-avito-prjamoe-rukovodstvo-s-ispolzovaniem-superseller-pro.12342/, https://rutube.ru/video/466a3a5aad6b8b08e31f488528f33702/, https://superseller.pro/, https://www.youtube.com/watch?v=KGKF9i6cAWo, https://yandex.ru/video/preview/338382235587332585, https://superseller.pro/price, https://t.me/s/superseller_news, https://t.me/superseller_pro, https://vk.com/superseller_pro</text:p>
          </table:table-cell>
        </table:table-row>
        <table:table-row table:style-name="ro1">
          <table:table-cell office:value-type="string" calcext:value-type="string">
            <text:p>суперселлер парсер авито</text:p>
          </table:table-cell>
          <table:table-cell office:value-type="string" calcext:value-type="string">
            <text:p>суперселлер парсер (6)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video/watch/64a6df6a007ff91cee969fc6, https://forum-x.com/forum/threads/kak-popast-v-top-na-avito-prjamoe-rukovodstvo-s-ispolzovaniem-superseller-pro.12342/, https://rutube.ru/video/466a3a5aad6b8b08e31f488528f33702/, https://superseller.pro/, https://www.youtube.com/watch?v=KGKF9i6cAWo, https://yandex.ru/video/preview/338382235587332585, https://superseller.pro/price, https://t.me/s/superseller_news, https://t.me/superseller_pro, https://vk.com/superseller_pro</text:p>
          </table:table-cell>
        </table:table-row>
        <table:table-row table:style-name="ro1">
          <table:table-cell office:value-type="string" calcext:value-type="string">
            <text:p>селлер парсер</text:p>
          </table:table-cell>
          <table:table-cell office:value-type="string" calcext:value-type="string">
            <text:p>суперселлер парсер (6)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video/watch/64a6df6a007ff91cee969fc6, https://forum-x.com/forum/threads/kak-popast-v-top-na-avito-prjamoe-rukovodstvo-s-ispolzovaniem-superseller-pro.12342/, https://rutube.ru/video/466a3a5aad6b8b08e31f488528f33702/, https://superseller.pro/, https://www.youtube.com/watch?v=KGKF9i6cAWo, https://yandex.ru/video/preview/338382235587332585, https://superseller.pro/price, https://t.me/s/superseller_news, https://t.me/superseller_pro, https://vk.com/superseller_pro</text:p>
          </table:table-cell>
        </table:table-row>
        <table:table-row table:style-name="ro1">
          <table:table-cell office:value-type="string" calcext:value-type="string">
            <text:p>superseller парсер</text:p>
          </table:table-cell>
          <table:table-cell office:value-type="string" calcext:value-type="string">
            <text:p>суперселлер парсер (6)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video/watch/64a6df6a007ff91cee969fc6, https://forum-x.com/forum/threads/kak-popast-v-top-na-avito-prjamoe-rukovodstvo-s-ispolzovaniem-superseller-pro.12342/, https://rutube.ru/video/466a3a5aad6b8b08e31f488528f33702/, https://superseller.pro/, https://www.youtube.com/watch?v=KGKF9i6cAWo, https://yandex.ru/video/preview/338382235587332585, https://superseller.pro/price, https://t.me/s/superseller_news, https://t.me/superseller_pro, https://vk.com/superseller_pro</text:p>
          </table:table-cell>
        </table:table-row>
        <table:table-row table:style-name="ro1">
          <table:table-cell office:value-type="string" calcext:value-type="string">
            <text:p>авито парсер superseller</text:p>
          </table:table-cell>
          <table:table-cell office:value-type="string" calcext:value-type="string">
            <text:p>суперселлер парсер (6)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video/watch/64a6df6a007ff91cee969fc6, https://forum-x.com/forum/threads/kak-popast-v-top-na-avito-prjamoe-rukovodstvo-s-ispolzovaniem-superseller-pro.12342/, https://rutube.ru/video/466a3a5aad6b8b08e31f488528f33702/, https://superseller.pro/, https://www.youtube.com/watch?v=KGKF9i6cAWo, https://yandex.ru/video/preview/338382235587332585, https://superseller.pro/price, https://t.me/s/superseller_news, https://t.me/superseller_pro, https://vk.com/superseller_pro</text:p>
          </table:table-cell>
        </table:table-row>
        <table:table-row table:style-name="ro1">
          <table:table-cell office:value-type="string" calcext:value-type="string">
            <text:p>супер селлер парсер</text:p>
          </table:table-cell>
          <table:table-cell office:value-type="string" calcext:value-type="string">
            <text:p>суперселлер парсер (6)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video/watch/64a6df6a007ff91cee969fc6, https://forum-x.com/forum/threads/kak-popast-v-top-na-avito-prjamoe-rukovodstvo-s-ispolzovaniem-superseller-pro.12342/, https://rutube.ru/video/466a3a5aad6b8b08e31f488528f33702/, https://superseller.pro/, https://www.youtube.com/watch?v=KGKF9i6cAWo, https://yandex.ru/video/preview/338382235587332585, https://superseller.pro/price, https://t.me/s/superseller_news, https://t.me/superseller_pro, https://vk.com/superseller_pro</text:p>
          </table:table-cell>
        </table:table-row>
        <table:table-row table:style-name="ro1">
          <table:table-cell office:value-type="string" calcext:value-type="string">
            <text:p>node парсер</text:p>
          </table:table-cell>
          <table:table-cell office:value-type="string" calcext:value-type="string">
            <text:p>node парсер (5)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722300/, https://skillbox.ru/media/code/kak-parsit-sayty-i-materialy-smi-s-pomoshchyu-javascript-i-nodejs/, https://tproger.ru/translations/web-scraping-node-js, https://dev.to/slkarol/napisal-parsier-saita-27ch, https://dtf.ru/howto/2821590-kak-effektivno-parsit-dannye-s-pomoshyu-nodejs, https://otus.ru/nest/post/1238/, https://telegra.ph/Parser-na-NodeJS--Puppeteer-08-09, https://yandex.ru/q/tech/11100087554/, https://ltesocks.io/ru/blog-ru/veb-skrapping-s-pomoshyu-javascript-i-node-js/, https://proglib.io/p/puppeteer-parsing-saytov-na-javascript-2020-06-16</text:p>
          </table:table-cell>
        </table:table-row>
        <table:table-row table:style-name="ro1">
          <table:table-cell office:value-type="string" calcext:value-type="string">
            <text:p>парсер на js</text:p>
          </table:table-cell>
          <table:table-cell office:value-type="string" calcext:value-type="string">
            <text:p>node парсер (5)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722300/, https://skillbox.ru/media/code/kak-parsit-sayty-i-materialy-smi-s-pomoshchyu-javascript-i-nodejs/, https://tproger.ru/translations/web-scraping-node-js, https://dev.to/slkarol/napisal-parsier-saita-27ch, https://dtf.ru/howto/2821590-kak-effektivno-parsit-dannye-s-pomoshyu-nodejs, https://otus.ru/nest/post/1238/, https://telegra.ph/Parser-na-NodeJS--Puppeteer-08-09, https://yandex.ru/q/tech/11100087554/, https://ltesocks.io/ru/blog-ru/veb-skrapping-s-pomoshyu-javascript-i-node-js/, https://proglib.io/p/puppeteer-parsing-saytov-na-javascript-2020-06-16</text:p>
          </table:table-cell>
        </table:table-row>
        <table:table-row table:style-name="ro1">
          <table:table-cell office:value-type="string" calcext:value-type="string">
            <text:p>node js парсер сайтов</text:p>
          </table:table-cell>
          <table:table-cell office:value-type="string" calcext:value-type="string">
            <text:p>node парсер (5)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722300/, https://skillbox.ru/media/code/kak-parsit-sayty-i-materialy-smi-s-pomoshchyu-javascript-i-nodejs/, https://tproger.ru/translations/web-scraping-node-js, https://dev.to/slkarol/napisal-parsier-saita-27ch, https://dtf.ru/howto/2821590-kak-effektivno-parsit-dannye-s-pomoshyu-nodejs, https://otus.ru/nest/post/1238/, https://telegra.ph/Parser-na-NodeJS--Puppeteer-08-09, https://yandex.ru/q/tech/11100087554/, https://ltesocks.io/ru/blog-ru/veb-skrapping-s-pomoshyu-javascript-i-node-js/, https://proglib.io/p/puppeteer-parsing-saytov-na-javascript-2020-06-16</text:p>
          </table:table-cell>
        </table:table-row>
        <table:table-row table:style-name="ro1">
          <table:table-cell office:value-type="string" calcext:value-type="string">
            <text:p>парсер сайтов на js</text:p>
          </table:table-cell>
          <table:table-cell office:value-type="string" calcext:value-type="string">
            <text:p>node парсер (5)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722300/, https://skillbox.ru/media/code/kak-parsit-sayty-i-materialy-smi-s-pomoshchyu-javascript-i-nodejs/, https://tproger.ru/translations/web-scraping-node-js, https://dev.to/slkarol/napisal-parsier-saita-27ch, https://dtf.ru/howto/2821590-kak-effektivno-parsit-dannye-s-pomoshyu-nodejs, https://otus.ru/nest/post/1238/, https://telegra.ph/Parser-na-NodeJS--Puppeteer-08-09, https://yandex.ru/q/tech/11100087554/, https://ltesocks.io/ru/blog-ru/veb-skrapping-s-pomoshyu-javascript-i-node-js/, https://proglib.io/p/puppeteer-parsing-saytov-na-javascript-2020-06-16</text:p>
          </table:table-cell>
        </table:table-row>
        <table:table-row table:style-name="ro1">
          <table:table-cell office:value-type="string" calcext:value-type="string">
            <text:p>парсер на node js</text:p>
          </table:table-cell>
          <table:table-cell office:value-type="string" calcext:value-type="string">
            <text:p>node парсер (5)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722300/, https://skillbox.ru/media/code/kak-parsit-sayty-i-materialy-smi-s-pomoshchyu-javascript-i-nodejs/, https://tproger.ru/translations/web-scraping-node-js, https://dev.to/slkarol/napisal-parsier-saita-27ch, https://dtf.ru/howto/2821590-kak-effektivno-parsit-dannye-s-pomoshyu-nodejs, https://otus.ru/nest/post/1238/, https://telegra.ph/Parser-na-NodeJS--Puppeteer-08-09, https://yandex.ru/q/tech/11100087554/, https://ltesocks.io/ru/blog-ru/veb-skrapping-s-pomoshyu-javascript-i-node-js/, https://proglib.io/p/puppeteer-parsing-saytov-na-javascript-2020-06-16</text:p>
          </table:table-cell>
        </table:table-row>
        <table:table-row table:style-name="ro1">
          <table:table-cell office:value-type="string" calcext:value-type="string">
            <text:p>плагин парсер</text:p>
          </table:table-cell>
          <table:table-cell office:value-type="string" calcext:value-type="string">
            <text:p>плагин парсер (5)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webpress.com/ru/scrapes-universalnyj-avtomaticheskij-parser-na-wordpress/, https://resize-web.ru/soft/parser-wordpress/, https://wordpress-info.ru/plugins/plaginy-parsery-dlya-wordpress-rejting-luchshih/, https://wordpress.com/plugins/news-parser, https://wordpress.org/plugins/tags/parser/, https://ivacms.ru/articles/prostoj-parser-dlja-wordpress-zapisej/, https://reset.name/kak-sobrat-wordpress-sajty-i-ne-tolko-cherez-a-parser/, https://www.youtube.com/watch?v=AYz5nf2eDrQ, https://qna.habr.com/q/584918, https://rutube.ru/video/e402a7d23d5823043c5df9370ef2166a/</text:p>
          </table:table-cell>
        </table:table-row>
        <table:table-row table:style-name="ro1">
          <table:table-cell office:value-type="string" calcext:value-type="string">
            <text:p>парсер для wordpress</text:p>
          </table:table-cell>
          <table:table-cell office:value-type="string" calcext:value-type="string">
            <text:p>плагин парсер (5)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webpress.com/ru/scrapes-universalnyj-avtomaticheskij-parser-na-wordpress/, https://resize-web.ru/soft/parser-wordpress/, https://wordpress-info.ru/plugins/plaginy-parsery-dlya-wordpress-rejting-luchshih/, https://wordpress.com/plugins/news-parser, https://wordpress.org/plugins/tags/parser/, https://ivacms.ru/articles/prostoj-parser-dlja-wordpress-zapisej/, https://reset.name/kak-sobrat-wordpress-sajty-i-ne-tolko-cherez-a-parser/, https://www.youtube.com/watch?v=AYz5nf2eDrQ, https://qna.habr.com/q/584918, https://rutube.ru/video/e402a7d23d5823043c5df9370ef2166a/</text:p>
          </table:table-cell>
        </table:table-row>
        <table:table-row table:style-name="ro1">
          <table:table-cell office:value-type="string" calcext:value-type="string">
            <text:p>парсер вордпресс</text:p>
          </table:table-cell>
          <table:table-cell office:value-type="string" calcext:value-type="string">
            <text:p>плагин парсер (5)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webpress.com/ru/scrapes-universalnyj-avtomaticheskij-parser-na-wordpress/, https://resize-web.ru/soft/parser-wordpress/, https://wordpress-info.ru/plugins/plaginy-parsery-dlya-wordpress-rejting-luchshih/, https://wordpress.com/plugins/news-parser, https://wordpress.org/plugins/tags/parser/, https://ivacms.ru/articles/prostoj-parser-dlja-wordpress-zapisej/, https://reset.name/kak-sobrat-wordpress-sajty-i-ne-tolko-cherez-a-parser/, https://www.youtube.com/watch?v=AYz5nf2eDrQ, https://qna.habr.com/q/584918, https://rutube.ru/video/e402a7d23d5823043c5df9370ef2166a/</text:p>
          </table:table-cell>
        </table:table-row>
        <table:table-row table:style-name="ro1">
          <table:table-cell office:value-type="string" calcext:value-type="string">
            <text:p>wordpress парсер записей</text:p>
          </table:table-cell>
          <table:table-cell office:value-type="string" calcext:value-type="string">
            <text:p>плагин парсер (5)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webpress.com/ru/scrapes-universalnyj-avtomaticheskij-parser-na-wordpress/, https://resize-web.ru/soft/parser-wordpress/, https://wordpress-info.ru/plugins/plaginy-parsery-dlya-wordpress-rejting-luchshih/, https://wordpress.com/plugins/news-parser, https://wordpress.org/plugins/tags/parser/, https://ivacms.ru/articles/prostoj-parser-dlja-wordpress-zapisej/, https://reset.name/kak-sobrat-wordpress-sajty-i-ne-tolko-cherez-a-parser/, https://www.youtube.com/watch?v=AYz5nf2eDrQ, https://qna.habr.com/q/584918, https://rutube.ru/video/e402a7d23d5823043c5df9370ef2166a/</text:p>
          </table:table-cell>
        </table:table-row>
        <table:table-row table:style-name="ro1">
          <table:table-cell office:value-type="string" calcext:value-type="string">
            <text:p>парсер для вордпресс плагин</text:p>
          </table:table-cell>
          <table:table-cell office:value-type="string" calcext:value-type="string">
            <text:p>плагин парсер (5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webpress.com/ru/scrapes-universalnyj-avtomaticheskij-parser-na-wordpress/, https://resize-web.ru/soft/parser-wordpress/, https://wordpress-info.ru/plugins/plaginy-parsery-dlya-wordpress-rejting-luchshih/, https://wordpress.com/plugins/news-parser, https://wordpress.org/plugins/tags/parser/, https://ivacms.ru/articles/prostoj-parser-dlja-wordpress-zapisej/, https://reset.name/kak-sobrat-wordpress-sajty-i-ne-tolko-cherez-a-parser/, https://www.youtube.com/watch?v=AYz5nf2eDrQ, https://qna.habr.com/q/584918, https://rutube.ru/video/e402a7d23d5823043c5df9370ef2166a/</text:p>
          </table:table-cell>
        </table:table-row>
        <table:table-row table:style-name="ro1">
          <table:table-cell office:value-type="string" calcext:value-type="string">
            <text:p>парсер wildberries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парсер для вб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парсер товаров вб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бесплатный парсер для валдберис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парсер цен wildberries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парсер ватсап</text:p>
          </table:table-cell>
          <table:table-cell office:value-type="string" calcext:value-type="string">
            <text:p>парсер ватсап (5)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oftware/40581718/whatsapp-parser-vatsap-parser-nomerov-i-ssylok-priglasheniy, https://vk.barkov.net/whatsappbig.aspx, https://wacombo.ru/, https://waneuro.ru/parser-group-whatsapp/, https://zenno.club/discussion/threads/mnogofunkcionalnyj-whatsapp-parser-rassylschik-v-ls-v-chaty-cheker.112467/, https://qna.habr.com/q/923791, https://vc.ru/marketing/1222396-kak-sparsit-uchastnikov-grupp-i-soobshestv-whatsapp, https://wapico.ru/parser-group-whatsapp/, https://www.youtube.com/watch?v=qry1iCAlwHE, https://github.com/B16f00t/whapa</text:p>
          </table:table-cell>
        </table:table-row>
        <table:table-row table:style-name="ro1">
          <table:table-cell office:value-type="string" calcext:value-type="string">
            <text:p>парсер whatsapp</text:p>
          </table:table-cell>
          <table:table-cell office:value-type="string" calcext:value-type="string">
            <text:p>парсер ватсап (5)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oftware/40581718/whatsapp-parser-vatsap-parser-nomerov-i-ssylok-priglasheniy, https://vk.barkov.net/whatsappbig.aspx, https://wacombo.ru/, https://waneuro.ru/parser-group-whatsapp/, https://zenno.club/discussion/threads/mnogofunkcionalnyj-whatsapp-parser-rassylschik-v-ls-v-chaty-cheker.112467/, https://qna.habr.com/q/923791, https://vc.ru/marketing/1222396-kak-sparsit-uchastnikov-grupp-i-soobshestv-whatsapp, https://wapico.ru/parser-group-whatsapp/, https://www.youtube.com/watch?v=qry1iCAlwHE, https://github.com/B16f00t/whapa</text:p>
          </table:table-cell>
        </table:table-row>
        <table:table-row table:style-name="ro1">
          <table:table-cell office:value-type="string" calcext:value-type="string">
            <text:p>парсер ватсап групп</text:p>
          </table:table-cell>
          <table:table-cell office:value-type="string" calcext:value-type="string">
            <text:p>парсер ватсап (5)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oftware/40581718/whatsapp-parser-vatsap-parser-nomerov-i-ssylok-priglasheniy, https://vk.barkov.net/whatsappbig.aspx, https://wacombo.ru/, https://waneuro.ru/parser-group-whatsapp/, https://zenno.club/discussion/threads/mnogofunkcionalnyj-whatsapp-parser-rassylschik-v-ls-v-chaty-cheker.112467/, https://qna.habr.com/q/923791, https://vc.ru/marketing/1222396-kak-sparsit-uchastnikov-grupp-i-soobshestv-whatsapp, https://wapico.ru/parser-group-whatsapp/, https://www.youtube.com/watch?v=qry1iCAlwHE, https://github.com/B16f00t/whapa</text:p>
          </table:table-cell>
        </table:table-row>
        <table:table-row table:style-name="ro1">
          <table:table-cell office:value-type="string" calcext:value-type="string">
            <text:p>парсер номеров ватсап</text:p>
          </table:table-cell>
          <table:table-cell office:value-type="string" calcext:value-type="string">
            <text:p>парсер ватсап (5)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oftware/40581718/whatsapp-parser-vatsap-parser-nomerov-i-ssylok-priglasheniy, https://vk.barkov.net/whatsappbig.aspx, https://wacombo.ru/, https://waneuro.ru/parser-group-whatsapp/, https://zenno.club/discussion/threads/mnogofunkcionalnyj-whatsapp-parser-rassylschik-v-ls-v-chaty-cheker.112467/, https://qna.habr.com/q/923791, https://vc.ru/marketing/1222396-kak-sparsit-uchastnikov-grupp-i-soobshestv-whatsapp, https://wapico.ru/parser-group-whatsapp/, https://www.youtube.com/watch?v=qry1iCAlwHE, https://github.com/B16f00t/whapa</text:p>
          </table:table-cell>
        </table:table-row>
        <table:table-row table:style-name="ro1">
          <table:table-cell office:value-type="string" calcext:value-type="string">
            <text:p>парсер чатов ватсап</text:p>
          </table:table-cell>
          <table:table-cell office:value-type="string" calcext:value-type="string">
            <text:p>парсер ватсап (5)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oftware/40581718/whatsapp-parser-vatsap-parser-nomerov-i-ssylok-priglasheniy, https://vk.barkov.net/whatsappbig.aspx, https://wacombo.ru/, https://waneuro.ru/parser-group-whatsapp/, https://zenno.club/discussion/threads/mnogofunkcionalnyj-whatsapp-parser-rassylschik-v-ls-v-chaty-cheker.112467/, https://qna.habr.com/q/923791, https://vc.ru/marketing/1222396-kak-sparsit-uchastnikov-grupp-i-soobshestv-whatsapp, https://wapico.ru/parser-group-whatsapp/, https://www.youtube.com/watch?v=qry1iCAlwHE, https://github.com/B16f00t/whapa</text:p>
          </table:table-cell>
        </table:table-row>
        <table:table-row table:style-name="ro1">
          <table:table-cell office:value-type="string" calcext:value-type="string">
            <text:p>парсер аудитории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парсер целевой аудитории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парсер социальных сетей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парсеры соц сетей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парсер групп в социальных сетей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турбо парсер</text:p>
          </table:table-cell>
          <table:table-cell office:value-type="string" calcext:value-type="string">
            <text:p>турбо парсер (5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service/turboparser/, https://resize-web.ru/prog/turbo-parser/, https://turbop.omnidesk.ru/knowledge_base/item/88975, https://vk.com/turboparser, https://www.turboparser.ru/, https://ok.ru/group/54788018798592, https://rutube.ru/video/933b68075a7238160cf3eb44edb317b3/, https://yandex.ru/maps/org/turbo_parser/1769773265/, https://cloudparser.ru/, https://habr.com/ru/companies/click/articles/494020/</text:p>
          </table:table-cell>
        </table:table-row>
        <table:table-row table:style-name="ro1">
          <table:table-cell office:value-type="string" calcext:value-type="string">
            <text:p>турбо парсер сайтов</text:p>
          </table:table-cell>
          <table:table-cell office:value-type="string" calcext:value-type="string">
            <text:p>турбо парсер (5)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service/turboparser/, https://resize-web.ru/prog/turbo-parser/, https://turbop.omnidesk.ru/knowledge_base/item/88975, https://vk.com/turboparser, https://www.turboparser.ru/, https://ok.ru/group/54788018798592, https://rutube.ru/video/933b68075a7238160cf3eb44edb317b3/, https://yandex.ru/maps/org/turbo_parser/1769773265/, https://cloudparser.ru/, https://habr.com/ru/companies/click/articles/494020/</text:p>
          </table:table-cell>
        </table:table-row>
        <table:table-row table:style-name="ro1">
          <table:table-cell office:value-type="string" calcext:value-type="string">
            <text:p>турбо парсер официальный</text:p>
          </table:table-cell>
          <table:table-cell office:value-type="string" calcext:value-type="string">
            <text:p>турбо парсер (5)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service/turboparser/, https://resize-web.ru/prog/turbo-parser/, https://turbop.omnidesk.ru/knowledge_base/item/88975, https://vk.com/turboparser, https://www.turboparser.ru/, https://ok.ru/group/54788018798592, https://rutube.ru/video/933b68075a7238160cf3eb44edb317b3/, https://yandex.ru/maps/org/turbo_parser/1769773265/, https://cloudparser.ru/, https://habr.com/ru/companies/click/articles/494020/</text:p>
          </table:table-cell>
        </table:table-row>
        <table:table-row table:style-name="ro1">
          <table:table-cell office:value-type="string" calcext:value-type="string">
            <text:p>турбо парсер официальный сайт</text:p>
          </table:table-cell>
          <table:table-cell office:value-type="string" calcext:value-type="string">
            <text:p>турбо парсер (5)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service/turboparser/, https://resize-web.ru/prog/turbo-parser/, https://turbop.omnidesk.ru/knowledge_base/item/88975, https://vk.com/turboparser, https://www.turboparser.ru/, https://ok.ru/group/54788018798592, https://rutube.ru/video/933b68075a7238160cf3eb44edb317b3/, https://yandex.ru/maps/org/turbo_parser/1769773265/, https://cloudparser.ru/, https://habr.com/ru/companies/click/articles/494020/</text:p>
          </table:table-cell>
        </table:table-row>
        <table:table-row table:style-name="ro1">
          <table:table-cell office:value-type="string" calcext:value-type="string">
            <text:p>турбо парсер бесплатно</text:p>
          </table:table-cell>
          <table:table-cell office:value-type="string" calcext:value-type="string">
            <text:p>турбо парсер (5)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service/turboparser/, https://resize-web.ru/prog/turbo-parser/, https://turbop.omnidesk.ru/knowledge_base/item/88975, https://vk.com/turboparser, https://www.turboparser.ru/, https://ok.ru/group/54788018798592, https://rutube.ru/video/933b68075a7238160cf3eb44edb317b3/, https://yandex.ru/maps/org/turbo_parser/1769773265/, https://cloudparser.ru/, https://habr.com/ru/companies/click/articles/494020/</text:p>
          </table:table-cell>
        </table:table-row>
        <table:table-row table:style-name="ro1">
          <table:table-cell office:value-type="string" calcext:value-type="string">
            <text:p>парсер ставок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букмекерских контор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коэффициентов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букмекерских коэффициентов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коэффициентов букмекерских контор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пеппер</text:p>
          </table:table-cell>
          <table:table-cell office:value-type="string" calcext:value-type="string">
            <text:p>парсер пеппер (5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web.pro/pepper-ninja/, https://in-scale.ru/blog/pepper-ninja/, https://pepper.ninja/, https://quokka.media/obzory/pepper-ninja/, https://resize-web.ru/prog/pepper-ninja/, https://special-team.ru/blog/kak-rabotat-s-servisom-pepper-ninja, https://vk.com/pepperninja, https://www.calltouch.ru/blog/kak-ispolzovat-pepper-ninja/, https://yagla.ru/blog/marketing/kak-uluchshit-reklamnuyu-kampaniyu-s-pomoshchyu-parsera---instrukciya-ot-pepperninja--2108u94647/, https://partnerkin.com/services/pepper.ninja</text:p>
          </table:table-cell>
        </table:table-row>
        <table:table-row table:style-name="ro1">
          <table:table-cell office:value-type="string" calcext:value-type="string">
            <text:p>парсер пеппер ниндзя</text:p>
          </table:table-cell>
          <table:table-cell office:value-type="string" calcext:value-type="string">
            <text:p>парсер пеппер (5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web.pro/pepper-ninja/, https://in-scale.ru/blog/pepper-ninja/, https://pepper.ninja/, https://quokka.media/obzory/pepper-ninja/, https://resize-web.ru/prog/pepper-ninja/, https://special-team.ru/blog/kak-rabotat-s-servisom-pepper-ninja, https://vk.com/pepperninja, https://www.calltouch.ru/blog/kak-ispolzovat-pepper-ninja/, https://yagla.ru/blog/marketing/kak-uluchshit-reklamnuyu-kampaniyu-s-pomoshchyu-parsera---instrukciya-ot-pepperninja--2108u94647/, https://partnerkin.com/services/pepper.ninja</text:p>
          </table:table-cell>
        </table:table-row>
        <table:table-row table:style-name="ro1">
          <table:table-cell office:value-type="string" calcext:value-type="string">
            <text:p>парсер ninja</text:p>
          </table:table-cell>
          <table:table-cell office:value-type="string" calcext:value-type="string">
            <text:p>парсер пеппер (5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web.pro/pepper-ninja/, https://in-scale.ru/blog/pepper-ninja/, https://pepper.ninja/, https://quokka.media/obzory/pepper-ninja/, https://resize-web.ru/prog/pepper-ninja/, https://special-team.ru/blog/kak-rabotat-s-servisom-pepper-ninja, https://vk.com/pepperninja, https://www.calltouch.ru/blog/kak-ispolzovat-pepper-ninja/, https://yagla.ru/blog/marketing/kak-uluchshit-reklamnuyu-kampaniyu-s-pomoshchyu-parsera---instrukciya-ot-pepperninja--2108u94647/, https://partnerkin.com/services/pepper.ninja</text:p>
          </table:table-cell>
        </table:table-row>
        <table:table-row table:style-name="ro1">
          <table:table-cell office:value-type="string" calcext:value-type="string">
            <text:p>paper ninja парсер</text:p>
          </table:table-cell>
          <table:table-cell office:value-type="string" calcext:value-type="string">
            <text:p>парсер пеппер (5)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web.pro/pepper-ninja/, https://in-scale.ru/blog/pepper-ninja/, https://pepper.ninja/, https://quokka.media/obzory/pepper-ninja/, https://resize-web.ru/prog/pepper-ninja/, https://special-team.ru/blog/kak-rabotat-s-servisom-pepper-ninja, https://vk.com/pepperninja, https://www.calltouch.ru/blog/kak-ispolzovat-pepper-ninja/, https://yagla.ru/blog/marketing/kak-uluchshit-reklamnuyu-kampaniyu-s-pomoshchyu-parsera---instrukciya-ot-pepperninja--2108u94647/, https://partnerkin.com/services/pepper.ninja</text:p>
          </table:table-cell>
        </table:table-row>
        <table:table-row table:style-name="ro1">
          <table:table-cell office:value-type="string" calcext:value-type="string">
            <text:p>pepper ninja парсер</text:p>
          </table:table-cell>
          <table:table-cell office:value-type="string" calcext:value-type="string">
            <text:p>парсер пеппер (5)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web.pro/pepper-ninja/, https://in-scale.ru/blog/pepper-ninja/, https://pepper.ninja/, https://quokka.media/obzory/pepper-ninja/, https://resize-web.ru/prog/pepper-ninja/, https://special-team.ru/blog/kak-rabotat-s-servisom-pepper-ninja, https://vk.com/pepperninja, https://www.calltouch.ru/blog/kak-ispolzovat-pepper-ninja/, https://yagla.ru/blog/marketing/kak-uluchshit-reklamnuyu-kampaniyu-s-pomoshchyu-parsera---instrukciya-ot-pepperninja--2108u94647/, https://partnerkin.com/services/pepper.ninja</text:p>
          </table:table-cell>
        </table:table-row>
        <table:table-row table:style-name="ro1">
          <table:table-cell office:value-type="string" calcext:value-type="string">
            <text:p>парсер json</text:p>
          </table:table-cell>
          <table:table-cell office:value-type="string" calcext:value-type="string">
            <text:p>парсер json (5)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json парсер онлайн</text:p>
          </table:table-cell>
          <table:table-cell office:value-type="string" calcext:value-type="string">
            <text:p>парсер json (5)</text:p>
          </table:table-cell>
          <table:table-cell office:value-type="float" office:value="34" calcext:value-type="float">
            <text:p>3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парсер джейсон</text:p>
          </table:table-cell>
          <table:table-cell office:value-type="string" calcext:value-type="string">
            <text:p>парсер json (5)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джейсон парсер онлайн</text:p>
          </table:table-cell>
          <table:table-cell office:value-type="string" calcext:value-type="string">
            <text:p>парсер json (5)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парсер json online</text:p>
          </table:table-cell>
          <table:table-cell office:value-type="string" calcext:value-type="string">
            <text:p>парсер json (5)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парсер скачать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парсер скачать бесплатно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скачать программу парсер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парсер сайта скачать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скачать парсер сайтов бесплатно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парсер плюс садовод</text:p>
          </table:table-cell>
          <table:table-cell office:value-type="string" calcext:value-type="string">
            <text:p>парсер плюс садовод (5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parser.plus/, https://parser4.plus/, https://vkpars.ru/, https://rutube.ru/video/18969ab401d51f7a23c446f4f5d93437/, https://vk.com/parserplus, https://web.archive.org/web/20221101233248/https://vk.com/wall-123895059_1616, https://www.youtube.com/watch?v=wcaG4KVU7X4, https://apkpure.com/ru/%D0%BF%D0%B0%D1%80%D1%81%D0%B5%D1%80-%D0%BF%D0%BB%D1%8E%D1%81-%D0%B2%D0%B5%D1%80%D1%81%D0%B8%D1%8F-4/plus.parser.parserplusv4kt, https://ok.ru/group/53240247484557</text:p>
          </table:table-cell>
        </table:table-row>
        <table:table-row table:style-name="ro1">
          <table:table-cell office:value-type="string" calcext:value-type="string">
            <text:p>парсер плюс садовод вконтакте</text:p>
          </table:table-cell>
          <table:table-cell office:value-type="string" calcext:value-type="string">
            <text:p>парсер плюс садовод (5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parser.plus/, https://parser4.plus/, https://vkpars.ru/, https://rutube.ru/video/18969ab401d51f7a23c446f4f5d93437/, https://vk.com/parserplus, https://web.archive.org/web/20221101233248/https://vk.com/wall-123895059_1616, https://www.youtube.com/watch?v=wcaG4KVU7X4, https://apkpure.com/ru/%D0%BF%D0%B0%D1%80%D1%81%D0%B5%D1%80-%D0%BF%D0%BB%D1%8E%D1%81-%D0%B2%D0%B5%D1%80%D1%81%D0%B8%D1%8F-4/plus.parser.parserplusv4kt, https://ok.ru/group/53240247484557</text:p>
          </table:table-cell>
        </table:table-row>
        <table:table-row table:style-name="ro1">
          <table:table-cell office:value-type="string" calcext:value-type="string">
            <text:p>парсер 4 плюс садовод</text:p>
          </table:table-cell>
          <table:table-cell office:value-type="string" calcext:value-type="string">
            <text:p>парсер плюс садовод (5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parser.plus/, https://parser4.plus/, https://vkpars.ru/, https://rutube.ru/video/18969ab401d51f7a23c446f4f5d93437/, https://vk.com/parserplus, https://web.archive.org/web/20221101233248/https://vk.com/wall-123895059_1616, https://www.youtube.com/watch?v=wcaG4KVU7X4, https://apkpure.com/ru/%D0%BF%D0%B0%D1%80%D1%81%D0%B5%D1%80-%D0%BF%D0%BB%D1%8E%D1%81-%D0%B2%D0%B5%D1%80%D1%81%D0%B8%D1%8F-4/plus.parser.parserplusv4kt, https://ok.ru/group/53240247484557</text:p>
          </table:table-cell>
        </table:table-row>
        <table:table-row table:style-name="ro1">
          <table:table-cell office:value-type="string" calcext:value-type="string">
            <text:p>парсер 4 садовод</text:p>
          </table:table-cell>
          <table:table-cell office:value-type="string" calcext:value-type="string">
            <text:p>парсер плюс садовод (5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parser.plus/, https://parser4.plus/, https://vkpars.ru/, https://rutube.ru/video/18969ab401d51f7a23c446f4f5d93437/, https://vk.com/parserplus, https://web.archive.org/web/20221101233248/https://vk.com/wall-123895059_1616, https://www.youtube.com/watch?v=wcaG4KVU7X4, https://apkpure.com/ru/%D0%BF%D0%B0%D1%80%D1%81%D0%B5%D1%80-%D0%BF%D0%BB%D1%8E%D1%81-%D0%B2%D0%B5%D1%80%D1%81%D0%B8%D1%8F-4/plus.parser.parserplusv4kt, https://ok.ru/group/53240247484557</text:p>
          </table:table-cell>
        </table:table-row>
        <table:table-row table:style-name="ro1">
          <table:table-cell office:value-type="string" calcext:value-type="string">
            <text:p>парсер 4 плюс садовод вконтакте</text:p>
          </table:table-cell>
          <table:table-cell office:value-type="string" calcext:value-type="string">
            <text:p>парсер плюс садовод (5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sadovod.ru/, https://parser.plus/, https://parser4.plus/, https://vkpars.ru/, https://rutube.ru/video/18969ab401d51f7a23c446f4f5d93437/, https://vk.com/parserplus, https://web.archive.org/web/20221101233248/https://vk.com/wall-123895059_1616, https://www.youtube.com/watch?v=wcaG4KVU7X4, https://apkpure.com/ru/%D0%BF%D0%B0%D1%80%D1%81%D0%B5%D1%80-%D0%BF%D0%BB%D1%8E%D1%81-%D0%B2%D0%B5%D1%80%D1%81%D0%B8%D1%8F-4/plus.parser.parserplusv4kt, https://ok.ru/group/53240247484557</text:p>
          </table:table-cell>
        </table:table-row>
        <table:table-row table:style-name="ro1">
          <table:table-cell office:value-type="string" calcext:value-type="string">
            <text:p>парсер почты</text:p>
          </table:table-cell>
          <table:table-cell office:value-type="string" calcext:value-type="string">
            <text:p>парсер почты (4)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guide.ru/rejting-luchshie-parsery-email-adresov, https://timeweb.com/ru/community/articles/chto-takoe-parser-email-adresov-i-nuzhno-li-ego-ispolzovat, https://www.unisender.com/ru/blog/parser-sborshchik-email-adresov/, https://nanonets.com/blog/best-email-parser/, https://otio.ai/blog/best-email-parser, https://resize-web.ru/soft/parsery-email-adresov/, https://vc.ru/marketing/242887-13-luchshih-parserov-elektronnyh-adresov-dlya-poiska-potencialnyh-klientov, https://www.emailparser.com/, https://github.com/topics/email-parser, https://parsio.io/blog/best-email-parser/</text:p>
          </table:table-cell>
        </table:table-row>
        <table:table-row table:style-name="ro1">
          <table:table-cell office:value-type="string" calcext:value-type="string">
            <text:p>парсер email</text:p>
          </table:table-cell>
          <table:table-cell office:value-type="string" calcext:value-type="string">
            <text:p>парсер почты (4)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guide.ru/rejting-luchshie-parsery-email-adresov, https://timeweb.com/ru/community/articles/chto-takoe-parser-email-adresov-i-nuzhno-li-ego-ispolzovat, https://www.unisender.com/ru/blog/parser-sborshchik-email-adresov/, https://nanonets.com/blog/best-email-parser/, https://otio.ai/blog/best-email-parser, https://resize-web.ru/soft/parsery-email-adresov/, https://vc.ru/marketing/242887-13-luchshih-parserov-elektronnyh-adresov-dlya-poiska-potencialnyh-klientov, https://www.emailparser.com/, https://github.com/topics/email-parser, https://parsio.io/blog/best-email-parser/</text:p>
          </table:table-cell>
        </table:table-row>
        <table:table-row table:style-name="ro1">
          <table:table-cell office:value-type="string" calcext:value-type="string">
            <text:p>парсер писем</text:p>
          </table:table-cell>
          <table:table-cell office:value-type="string" calcext:value-type="string">
            <text:p>парсер почты (4)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guide.ru/rejting-luchshie-parsery-email-adresov, https://timeweb.com/ru/community/articles/chto-takoe-parser-email-adresov-i-nuzhno-li-ego-ispolzovat, https://www.unisender.com/ru/blog/parser-sborshchik-email-adresov/, https://nanonets.com/blog/best-email-parser/, https://otio.ai/blog/best-email-parser, https://resize-web.ru/soft/parsery-email-adresov/, https://vc.ru/marketing/242887-13-luchshih-parserov-elektronnyh-adresov-dlya-poiska-potencialnyh-klientov, https://www.emailparser.com/, https://github.com/topics/email-parser, https://parsio.io/blog/best-email-parser/</text:p>
          </table:table-cell>
        </table:table-row>
        <table:table-row table:style-name="ro1">
          <table:table-cell office:value-type="string" calcext:value-type="string">
            <text:p>парсер mail</text:p>
          </table:table-cell>
          <table:table-cell office:value-type="string" calcext:value-type="string">
            <text:p>парсер почты (4)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guide.ru/rejting-luchshie-parsery-email-adresov, https://timeweb.com/ru/community/articles/chto-takoe-parser-email-adresov-i-nuzhno-li-ego-ispolzovat, https://www.unisender.com/ru/blog/parser-sborshchik-email-adresov/, https://nanonets.com/blog/best-email-parser/, https://otio.ai/blog/best-email-parser, https://resize-web.ru/soft/parsery-email-adresov/, https://vc.ru/marketing/242887-13-luchshih-parserov-elektronnyh-adresov-dlya-poiska-potencialnyh-klientov, https://www.emailparser.com/, https://github.com/topics/email-parser, https://parsio.io/blog/best-email-parser/</text:p>
          </table:table-cell>
        </table:table-row>
        <table:table-row table:style-name="ro1">
          <table:table-cell office:value-type="string" calcext:value-type="string">
            <text:p>парсер новостей</text:p>
          </table:table-cell>
          <table:table-cell office:value-type="string" calcext:value-type="string">
            <text:p>парсер новостей (4)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lbar.one/article/pishem-parser-novostej-na-php, https://habr.com/ru/articles/689520/, https://ru-brightdata.com/blog/web-data-ru/how-to-scrape-news-articles, https://web-data-extractor.net/parser-novostej/, https://www.diggernaut.ru/blog/uchimsya-pisat-parsery-na-primere-parsera-novostnyh-saytov/, https://x-parser.ru/tips/177-parser-novostey.html, https://github.com/pan7ae/RIA-agency-news-parser, https://instantcms.ru/addons/news-parser-for-instantcms.html, https://newtechaudit.ru/parser-novostnyh-rss-lent/, https://dzen.ru/a/Z7iGKPytyle2hcme</text:p>
          </table:table-cell>
        </table:table-row>
        <table:table-row table:style-name="ro1">
          <table:table-cell office:value-type="string" calcext:value-type="string">
            <text:p>новостной парсер</text:p>
          </table:table-cell>
          <table:table-cell office:value-type="string" calcext:value-type="string">
            <text:p>парсер новостей (4)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lbar.one/article/pishem-parser-novostej-na-php, https://habr.com/ru/articles/689520/, https://ru-brightdata.com/blog/web-data-ru/how-to-scrape-news-articles, https://web-data-extractor.net/parser-novostej/, https://www.diggernaut.ru/blog/uchimsya-pisat-parsery-na-primere-parsera-novostnyh-saytov/, https://x-parser.ru/tips/177-parser-novostey.html, https://github.com/pan7ae/RIA-agency-news-parser, https://instantcms.ru/addons/news-parser-for-instantcms.html, https://newtechaudit.ru/parser-novostnyh-rss-lent/, https://dzen.ru/a/Z7iGKPytyle2hcme</text:p>
          </table:table-cell>
        </table:table-row>
        <table:table-row table:style-name="ro1">
          <table:table-cell office:value-type="string" calcext:value-type="string">
            <text:p>парсер новостных сайтов</text:p>
          </table:table-cell>
          <table:table-cell office:value-type="string" calcext:value-type="string">
            <text:p>парсер новостей (4)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lbar.one/article/pishem-parser-novostej-na-php, https://habr.com/ru/articles/689520/, https://ru-brightdata.com/blog/web-data-ru/how-to-scrape-news-articles, https://web-data-extractor.net/parser-novostej/, https://www.diggernaut.ru/blog/uchimsya-pisat-parsery-na-primere-parsera-novostnyh-saytov/, https://x-parser.ru/tips/177-parser-novostey.html, https://github.com/pan7ae/RIA-agency-news-parser, https://instantcms.ru/addons/news-parser-for-instantcms.html, https://newtechaudit.ru/parser-novostnyh-rss-lent/, https://dzen.ru/a/Z7iGKPytyle2hcme</text:p>
          </table:table-cell>
        </table:table-row>
        <table:table-row table:style-name="ro1">
          <table:table-cell office:value-type="string" calcext:value-type="string">
            <text:p>парсер новостей сайта</text:p>
          </table:table-cell>
          <table:table-cell office:value-type="string" calcext:value-type="string">
            <text:p>парсер новостей (4)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lbar.one/article/pishem-parser-novostej-na-php, https://habr.com/ru/articles/689520/, https://ru-brightdata.com/blog/web-data-ru/how-to-scrape-news-articles, https://web-data-extractor.net/parser-novostej/, https://www.diggernaut.ru/blog/uchimsya-pisat-parsery-na-primere-parsera-novostnyh-saytov/, https://x-parser.ru/tips/177-parser-novostey.html, https://github.com/pan7ae/RIA-agency-news-parser, https://instantcms.ru/addons/news-parser-for-instantcms.html, https://newtechaudit.ru/parser-novostnyh-rss-lent/, https://dzen.ru/a/Z7iGKPytyle2hcme</text:p>
          </table:table-cell>
        </table:table-row>
        <table:table-row table:style-name="ro1">
          <table:table-cell office:value-type="string" calcext:value-type="string">
            <text:p>парсер выдачи</text:p>
          </table:table-cell>
          <table:table-cell office:value-type="string" calcext:value-type="string">
            <text:p>парсер выдачи (4)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1%8B%D0%B4%D0%B0%D1%87%D0%B8-%D1%8F%D0%BD%D0%B4%D0%B5%D0%BA%D1%81%D0%B0-%D0%BF%D0%BE/, https://xmlriver.com/, https://epn.bz/ru/info/faq/serp-parsing/, https://semantica.in/blog/ispolzuem-yandeks-xml-na-primere-parsera-snippeta-poiskovoj-sistemy-yandeks.html, https://xmlseo.ru/parser-yandex, https://habr.com/ru/articles/37913/, https://habr.com/ru/articles/867876/, https://timthewebmaster.com/ru/articles/how-to-write-google-search-results-scraper/, https://web-data-extractor.net/yandex-parser/</text:p>
          </table:table-cell>
        </table:table-row>
        <table:table-row table:style-name="ro1">
          <table:table-cell office:value-type="string" calcext:value-type="string">
            <text:p>парсер поисковой выдачи</text:p>
          </table:table-cell>
          <table:table-cell office:value-type="string" calcext:value-type="string">
            <text:p>парсер выдачи (4)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1%8B%D0%B4%D0%B0%D1%87%D0%B8-%D1%8F%D0%BD%D0%B4%D0%B5%D0%BA%D1%81%D0%B0-%D0%BF%D0%BE/, https://xmlriver.com/, https://epn.bz/ru/info/faq/serp-parsing/, https://semantica.in/blog/ispolzuem-yandeks-xml-na-primere-parsera-snippeta-poiskovoj-sistemy-yandeks.html, https://xmlseo.ru/parser-yandex, https://habr.com/ru/articles/37913/, https://habr.com/ru/articles/867876/, https://timthewebmaster.com/ru/articles/how-to-write-google-search-results-scraper/, https://web-data-extractor.net/yandex-parser/</text:p>
          </table:table-cell>
        </table:table-row>
        <table:table-row table:style-name="ro1">
          <table:table-cell office:value-type="string" calcext:value-type="string">
            <text:p>парсер яндекс выдача</text:p>
          </table:table-cell>
          <table:table-cell office:value-type="string" calcext:value-type="string">
            <text:p>парсер выдачи (4)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1%8B%D0%B4%D0%B0%D1%87%D0%B8-%D1%8F%D0%BD%D0%B4%D0%B5%D0%BA%D1%81%D0%B0-%D0%BF%D0%BE/, https://xmlriver.com/, https://epn.bz/ru/info/faq/serp-parsing/, https://semantica.in/blog/ispolzuem-yandeks-xml-na-primere-parsera-snippeta-poiskovoj-sistemy-yandeks.html, https://xmlseo.ru/parser-yandex, https://habr.com/ru/articles/37913/, https://habr.com/ru/articles/867876/, https://timthewebmaster.com/ru/articles/how-to-write-google-search-results-scraper/, https://web-data-extractor.net/yandex-parser/</text:p>
          </table:table-cell>
        </table:table-row>
        <table:table-row table:style-name="ro1">
          <table:table-cell office:value-type="string" calcext:value-type="string">
            <text:p>парсер поисковой выдачи яндекс</text:p>
          </table:table-cell>
          <table:table-cell office:value-type="string" calcext:value-type="string">
            <text:p>парсер выдачи (4)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1%8B%D0%B4%D0%B0%D1%87%D0%B8-%D1%8F%D0%BD%D0%B4%D0%B5%D0%BA%D1%81%D0%B0-%D0%BF%D0%BE/, https://xmlriver.com/, https://epn.bz/ru/info/faq/serp-parsing/, https://semantica.in/blog/ispolzuem-yandeks-xml-na-primere-parsera-snippeta-poiskovoj-sistemy-yandeks.html, https://xmlseo.ru/parser-yandex, https://habr.com/ru/articles/37913/, https://habr.com/ru/articles/867876/, https://timthewebmaster.com/ru/articles/how-to-write-google-search-results-scraper/, https://web-data-extractor.net/yandex-parser/</text:p>
          </table:table-cell>
        </table:table-row>
        <table:table-row table:style-name="ro1">
          <table:table-cell office:value-type="string" calcext:value-type="string">
            <text:p>b2b help парсер</text:p>
          </table:table-cell>
          <table:table-cell office:value-type="string" calcext:value-type="string">
            <text:p>b2b help парсер (4)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youtube.com/watch?v=Psgq7xURqjI, https://dzen.ru/video/watch/6293a7c6aaecdd33467599dc, https://otzyvmarketing.ru/articles/luchshie-parsery-avito/, https://yandex.ru/video/preview/13232652322285181372, https://b2b-help.ru/, https://b2b-help.ru/platforma/headlines/, https://chromewebstore.google.com/detail/b2bhelp-%D0%B2%D0%B8%D0%B4%D0%B6%D0%B5%D1%82-%D0%B0%D0%BD%D0%B0%D0%BB%D0%B8%D1%82%D0%B8%D0%BA%D0%B8/elhilnoieekbkpccphknjbihnccdbefj, https://t.me/ivan_lartsev/476, https://vc.ru/marketplace/1550622-sobral-vse-poleznye-servisy-dlya-biznesa-na-avito, https://vk.com/wall192010333_988</text:p>
          </table:table-cell>
        </table:table-row>
        <table:table-row table:style-name="ro1">
          <table:table-cell office:value-type="string" calcext:value-type="string">
            <text:p>b2b парсер авито</text:p>
          </table:table-cell>
          <table:table-cell office:value-type="string" calcext:value-type="string">
            <text:p>b2b help парсер (4)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youtube.com/watch?v=Psgq7xURqjI, https://dzen.ru/video/watch/6293a7c6aaecdd33467599dc, https://otzyvmarketing.ru/articles/luchshie-parsery-avito/, https://yandex.ru/video/preview/13232652322285181372, https://b2b-help.ru/, https://b2b-help.ru/platforma/headlines/, https://chromewebstore.google.com/detail/b2bhelp-%D0%B2%D0%B8%D0%B4%D0%B6%D0%B5%D1%82-%D0%B0%D0%BD%D0%B0%D0%BB%D0%B8%D1%82%D0%B8%D0%BA%D0%B8/elhilnoieekbkpccphknjbihnccdbefj, https://t.me/ivan_lartsev/476, https://vc.ru/marketplace/1550622-sobral-vse-poleznye-servisy-dlya-biznesa-na-avito, https://vk.com/wall192010333_988</text:p>
          </table:table-cell>
        </table:table-row>
        <table:table-row table:style-name="ro1">
          <table:table-cell office:value-type="string" calcext:value-type="string">
            <text:p>b2b help авито парсер</text:p>
          </table:table-cell>
          <table:table-cell office:value-type="string" calcext:value-type="string">
            <text:p>b2b help парсер (4)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youtube.com/watch?v=Psgq7xURqjI, https://dzen.ru/video/watch/6293a7c6aaecdd33467599dc, https://otzyvmarketing.ru/articles/luchshie-parsery-avito/, https://yandex.ru/video/preview/13232652322285181372, https://b2b-help.ru/, https://b2b-help.ru/platforma/headlines/, https://chromewebstore.google.com/detail/b2bhelp-%D0%B2%D0%B8%D0%B4%D0%B6%D0%B5%D1%82-%D0%B0%D0%BD%D0%B0%D0%BB%D0%B8%D1%82%D0%B8%D0%BA%D0%B8/elhilnoieekbkpccphknjbihnccdbefj, https://t.me/ivan_lartsev/476, https://vc.ru/marketplace/1550622-sobral-vse-poleznye-servisy-dlya-biznesa-na-avito, https://vk.com/wall192010333_988</text:p>
          </table:table-cell>
        </table:table-row>
        <table:table-row table:style-name="ro1">
          <table:table-cell office:value-type="string" calcext:value-type="string">
            <text:p>парсер заголовков авито как работать b2b help</text:p>
          </table:table-cell>
          <table:table-cell office:value-type="string" calcext:value-type="string">
            <text:p>b2b help парсер (4)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youtube.com/watch?v=Psgq7xURqjI, https://dzen.ru/video/watch/6293a7c6aaecdd33467599dc, https://otzyvmarketing.ru/articles/luchshie-parsery-avito/, https://yandex.ru/video/preview/13232652322285181372, https://b2b-help.ru/, https://b2b-help.ru/platforma/headlines/, https://chromewebstore.google.com/detail/b2bhelp-%D0%B2%D0%B8%D0%B4%D0%B6%D0%B5%D1%82-%D0%B0%D0%BD%D0%B0%D0%BB%D0%B8%D1%82%D0%B8%D0%BA%D0%B8/elhilnoieekbkpccphknjbihnccdbefj, https://t.me/ivan_lartsev/476, https://vc.ru/marketplace/1550622-sobral-vse-poleznye-servisy-dlya-biznesa-na-avito, https://vk.com/wall192010333_988</text:p>
          </table:table-cell>
        </table:table-row>
        <table:table-row table:style-name="ro1">
          <table:table-cell office:value-type="string" calcext:value-type="string">
            <text:p>парсер для браузера</text:p>
          </table:table-cell>
          <table:table-cell office:value-type="string" calcext:value-type="string">
            <text:p>парсер для браузера (4)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habr.com/ru/companies/offlinecrm/articles/704522/, https://allrival.com/chrome-extension, https://blog.promopult.ru/seo/kak-parsit-sajt-20-instrumentov.html, https://traff.ink/services/parseeng-sayitov-konkuryentov/, https://chrome.google.com/webstore/detail/%D0%BF%D0%B0%D1%80%D1%81%D0%B5%D1%80-%D1%81%D0%B0%D0%B9%D1%82%D0%BE%D0%B2-%C2%B7-%D0%BC%D0%BE%D0%BD%D0%B8%D1%82%D0%BE%D1%80%D0%B8%D0%BD/mfhiahbobigkjofkpcbelhaojlcfkiah?hl=ru)-, https://dev.to/wpadmin/biesplatnyi-parsier-saita-2gis-s-pomoshchiu-brauziera-google-chrome-3gb8, https://idatica.com/browser-extension/, https://prowebscraper.com/blog/best-web-scraping-chrome-extensions-compared/, https://ru-brightdata.com/blog/web-data-ru/best-no-code-scrapers</text:p>
          </table:table-cell>
        </table:table-row>
        <table:table-row table:style-name="ro1">
          <table:table-cell office:value-type="string" calcext:value-type="string">
            <text:p>парсер расширение браузера</text:p>
          </table:table-cell>
          <table:table-cell office:value-type="string" calcext:value-type="string">
            <text:p>парсер для браузера (4)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habr.com/ru/companies/offlinecrm/articles/704522/, https://allrival.com/chrome-extension, https://blog.promopult.ru/seo/kak-parsit-sajt-20-instrumentov.html, https://traff.ink/services/parseeng-sayitov-konkuryentov/, https://chrome.google.com/webstore/detail/%D0%BF%D0%B0%D1%80%D1%81%D0%B5%D1%80-%D1%81%D0%B0%D0%B9%D1%82%D0%BE%D0%B2-%C2%B7-%D0%BC%D0%BE%D0%BD%D0%B8%D1%82%D0%BE%D1%80%D0%B8%D0%BD/mfhiahbobigkjofkpcbelhaojlcfkiah?hl=ru)-, https://dev.to/wpadmin/biesplatnyi-parsier-saita-2gis-s-pomoshchiu-brauziera-google-chrome-3gb8, https://idatica.com/browser-extension/, https://prowebscraper.com/blog/best-web-scraping-chrome-extensions-compared/, https://ru-brightdata.com/blog/web-data-ru/best-no-code-scrapers</text:p>
          </table:table-cell>
        </table:table-row>
        <table:table-row table:style-name="ro1">
          <table:table-cell office:value-type="string" calcext:value-type="string">
            <text:p>парсер chrome</text:p>
          </table:table-cell>
          <table:table-cell office:value-type="string" calcext:value-type="string">
            <text:p>парсер для браузера (4)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habr.com/ru/companies/offlinecrm/articles/704522/, https://allrival.com/chrome-extension, https://blog.promopult.ru/seo/kak-parsit-sajt-20-instrumentov.html, https://traff.ink/services/parseeng-sayitov-konkuryentov/, https://chrome.google.com/webstore/detail/%D0%BF%D0%B0%D1%80%D1%81%D0%B5%D1%80-%D1%81%D0%B0%D0%B9%D1%82%D0%BE%D0%B2-%C2%B7-%D0%BC%D0%BE%D0%BD%D0%B8%D1%82%D0%BE%D1%80%D0%B8%D0%BD/mfhiahbobigkjofkpcbelhaojlcfkiah?hl=ru)-, https://dev.to/wpadmin/biesplatnyi-parsier-saita-2gis-s-pomoshchiu-brauziera-google-chrome-3gb8, https://idatica.com/browser-extension/, https://prowebscraper.com/blog/best-web-scraping-chrome-extensions-compared/, https://ru-brightdata.com/blog/web-data-ru/best-no-code-scrapers</text:p>
          </table:table-cell>
        </table:table-row>
        <table:table-row table:style-name="ro1">
          <table:table-cell office:value-type="string" calcext:value-type="string">
            <text:p>расширения для chrome парсер</text:p>
          </table:table-cell>
          <table:table-cell office:value-type="string" calcext:value-type="string">
            <text:p>парсер для браузера (4)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habr.com/ru/companies/offlinecrm/articles/704522/, https://allrival.com/chrome-extension, https://blog.promopult.ru/seo/kak-parsit-sajt-20-instrumentov.html, https://traff.ink/services/parseeng-sayitov-konkuryentov/, https://chrome.google.com/webstore/detail/%D0%BF%D0%B0%D1%80%D1%81%D0%B5%D1%80-%D1%81%D0%B0%D0%B9%D1%82%D0%BE%D0%B2-%C2%B7-%D0%BC%D0%BE%D0%BD%D0%B8%D1%82%D0%BE%D1%80%D0%B8%D0%BD/mfhiahbobigkjofkpcbelhaojlcfkiah?hl=ru)-, https://dev.to/wpadmin/biesplatnyi-parsier-saita-2gis-s-pomoshchiu-brauziera-google-chrome-3gb8, https://idatica.com/browser-extension/, https://prowebscraper.com/blog/best-web-scraping-chrome-extensions-compared/, https://ru-brightdata.com/blog/web-data-ru/best-no-code-scrapers</text:p>
          </table:table-cell>
        </table:table-row>
        <table:table-row table:style-name="ro1">
          <table:table-cell office:value-type="string" calcext:value-type="string">
            <text:p>парсер подарков телеграмм</text:p>
          </table:table-cell>
          <table:table-cell office:value-type="string" calcext:value-type="string">
            <text:p>парсер подарков телеграмм (4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endway.org/threads/parsing-podarkov-polzovatelej-iz-telegram-chatov.11925/, https://evilteam.icu/wall359, https://otzyvmarketing.ru/articles/telegram-parser-vse-servisy-bots-dlya-parsing-kanalov-chats/, https://github.com/vmilfe/gift-parser/blob/main/README.md, https://partnerkin.com/blog/articles/parsing-telegram-chaty-kanaly, https://t.me/GiftsParserNew_bot, https://vc.ru/u/1422837-prodvizhenie-v-telegram/616324-besplatnyi-parser-chatov-i-kanalov-v-telegram-parser-pro, https://kwork.ru/land/telegram-parser, https://lolz.live/threads/8169886/</text:p>
          </table:table-cell>
        </table:table-row>
        <table:table-row table:style-name="ro1">
          <table:table-cell office:value-type="string" calcext:value-type="string">
            <text:p>парсер тг подарков</text:p>
          </table:table-cell>
          <table:table-cell office:value-type="string" calcext:value-type="string">
            <text:p>парсер подарков телеграмм (4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endway.org/threads/parsing-podarkov-polzovatelej-iz-telegram-chatov.11925/, https://evilteam.icu/wall359, https://otzyvmarketing.ru/articles/telegram-parser-vse-servisy-bots-dlya-parsing-kanalov-chats/, https://github.com/vmilfe/gift-parser/blob/main/README.md, https://partnerkin.com/blog/articles/parsing-telegram-chaty-kanaly, https://t.me/GiftsParserNew_bot, https://vc.ru/u/1422837-prodvizhenie-v-telegram/616324-besplatnyi-parser-chatov-i-kanalov-v-telegram-parser-pro, https://kwork.ru/land/telegram-parser, https://lolz.live/threads/8169886/</text:p>
          </table:table-cell>
        </table:table-row>
        <table:table-row table:style-name="ro1">
          <table:table-cell office:value-type="string" calcext:value-type="string">
            <text:p>парсер подарков телеграм</text:p>
          </table:table-cell>
          <table:table-cell office:value-type="string" calcext:value-type="string">
            <text:p>парсер подарков телеграмм (4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endway.org/threads/parsing-podarkov-polzovatelej-iz-telegram-chatov.11925/, https://evilteam.icu/wall359, https://otzyvmarketing.ru/articles/telegram-parser-vse-servisy-bots-dlya-parsing-kanalov-chats/, https://github.com/vmilfe/gift-parser/blob/main/README.md, https://partnerkin.com/blog/articles/parsing-telegram-chaty-kanaly, https://t.me/GiftsParserNew_bot, https://vc.ru/u/1422837-prodvizhenie-v-telegram/616324-besplatnyi-parser-chatov-i-kanalov-v-telegram-parser-pro, https://kwork.ru/land/telegram-parser, https://lolz.live/threads/8169886/</text:p>
          </table:table-cell>
        </table:table-row>
        <table:table-row table:style-name="ro1">
          <table:table-cell office:value-type="string" calcext:value-type="string">
            <text:p>парсер по поиску подарков в тг</text:p>
          </table:table-cell>
          <table:table-cell office:value-type="string" calcext:value-type="string">
            <text:p>парсер подарков телеграмм (4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endway.org/threads/parsing-podarkov-polzovatelej-iz-telegram-chatov.11925/, https://evilteam.icu/wall359, https://otzyvmarketing.ru/articles/telegram-parser-vse-servisy-bots-dlya-parsing-kanalov-chats/, https://github.com/vmilfe/gift-parser/blob/main/README.md, https://partnerkin.com/blog/articles/parsing-telegram-chaty-kanaly, https://t.me/GiftsParserNew_bot, https://vc.ru/u/1422837-prodvizhenie-v-telegram/616324-besplatnyi-parser-chatov-i-kanalov-v-telegram-parser-pro, https://kwork.ru/land/telegram-parser, https://lolz.live/threads/8169886/</text:p>
          </table:table-cell>
        </table:table-row>
        <table:table-row table:style-name="ro1">
          <table:table-cell office:value-type="string" calcext:value-type="string">
            <text:p>парсер авито на python</text:p>
          </table:table-cell>
          <table:table-cell office:value-type="string" calcext:value-type="string">
            <text:p>парсер авито на python (4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y.net/threads/avtomatizirovannyi-sbor-dannykh-s-saita-besplatnykh-ob-yavlenii-s-pomoshch-yu-python.81366/, https://github.com/marinskiy/avito_parser, https://habr.com/ru/articles/537834/, https://happypython.ru/2022/07/25/avito-parser/, https://ru.stackoverflow.com/questions/1224935/python-requests-%D0%BA%D0%B0%D0%BA-%D0%BF%D0%B0%D1%80%D1%81%D0%B8%D1%82%D1%8C-%D0%B0%D0%B2%D0%B8%D1%82%D0%BE, https://rutube.ru/video/6b968942c21f3307d45ef8c26ac4c8f0/, https://vk.com/@pythonparser-parsim-sait-avito-parser-avito, https://www.youtube.com/watch?v=omXK-Ev6oSg, https://python.su/forum/topic/41929/?page=1, https://yandex.ru/video/preview/11298499944524909221</text:p>
          </table:table-cell>
        </table:table-row>
        <table:table-row table:style-name="ro1">
          <table:table-cell office:value-type="string" calcext:value-type="string">
            <text:p>парсер авито питон</text:p>
          </table:table-cell>
          <table:table-cell office:value-type="string" calcext:value-type="string">
            <text:p>парсер авито на python (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y.net/threads/avtomatizirovannyi-sbor-dannykh-s-saita-besplatnykh-ob-yavlenii-s-pomoshch-yu-python.81366/, https://github.com/marinskiy/avito_parser, https://habr.com/ru/articles/537834/, https://happypython.ru/2022/07/25/avito-parser/, https://ru.stackoverflow.com/questions/1224935/python-requests-%D0%BA%D0%B0%D0%BA-%D0%BF%D0%B0%D1%80%D1%81%D0%B8%D1%82%D1%8C-%D0%B0%D0%B2%D0%B8%D1%82%D0%BE, https://rutube.ru/video/6b968942c21f3307d45ef8c26ac4c8f0/, https://vk.com/@pythonparser-parsim-sait-avito-parser-avito, https://www.youtube.com/watch?v=omXK-Ev6oSg, https://python.su/forum/topic/41929/?page=1, https://yandex.ru/video/preview/11298499944524909221</text:p>
          </table:table-cell>
        </table:table-row>
        <table:table-row table:style-name="ro1">
          <table:table-cell office:value-type="string" calcext:value-type="string">
            <text:p>авито парсер python по ссылке</text:p>
          </table:table-cell>
          <table:table-cell office:value-type="string" calcext:value-type="string">
            <text:p>парсер авито на python (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y.net/threads/avtomatizirovannyi-sbor-dannykh-s-saita-besplatnykh-ob-yavlenii-s-pomoshch-yu-python.81366/, https://github.com/marinskiy/avito_parser, https://habr.com/ru/articles/537834/, https://happypython.ru/2022/07/25/avito-parser/, https://ru.stackoverflow.com/questions/1224935/python-requests-%D0%BA%D0%B0%D0%BA-%D0%BF%D0%B0%D1%80%D1%81%D0%B8%D1%82%D1%8C-%D0%B0%D0%B2%D0%B8%D1%82%D0%BE, https://rutube.ru/video/6b968942c21f3307d45ef8c26ac4c8f0/, https://vk.com/@pythonparser-parsim-sait-avito-parser-avito, https://www.youtube.com/watch?v=omXK-Ev6oSg, https://python.su/forum/topic/41929/?page=1, https://yandex.ru/video/preview/11298499944524909221</text:p>
          </table:table-cell>
        </table:table-row>
        <table:table-row table:style-name="ro1">
          <table:table-cell office:value-type="string" calcext:value-type="string">
            <text:p>парсер avito на python</text:p>
          </table:table-cell>
          <table:table-cell office:value-type="string" calcext:value-type="string">
            <text:p>парсер авито на python (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y.net/threads/avtomatizirovannyi-sbor-dannykh-s-saita-besplatnykh-ob-yavlenii-s-pomoshch-yu-python.81366/, https://github.com/marinskiy/avito_parser, https://habr.com/ru/articles/537834/, https://happypython.ru/2022/07/25/avito-parser/, https://ru.stackoverflow.com/questions/1224935/python-requests-%D0%BA%D0%B0%D0%BA-%D0%BF%D0%B0%D1%80%D1%81%D0%B8%D1%82%D1%8C-%D0%B0%D0%B2%D0%B8%D1%82%D0%BE, https://rutube.ru/video/6b968942c21f3307d45ef8c26ac4c8f0/, https://vk.com/@pythonparser-parsim-sait-avito-parser-avito, https://www.youtube.com/watch?v=omXK-Ev6oSg, https://python.su/forum/topic/41929/?page=1, https://yandex.ru/video/preview/11298499944524909221</text:p>
          </table:table-cell>
        </table:table-row>
        <table:table-row table:style-name="ro1">
          <table:table-cell office:value-type="string" calcext:value-type="string">
            <text:p>парсеры ок</text:p>
          </table:table-cell>
          <table:table-cell office:value-type="string" calcext:value-type="string">
            <text:p>парсеры ок (4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okparser-%D0%BC%D0%BD%D0%BE%D0%B3%D0%BE%D1%84%D1%83%D0%BD%D0%BA%D1%86%D0%B8%D0%BE%D0%BD%D0%B0%D0%BB%D1%8C%D0%BD%D1%8B%D0%B9-%D0%BF%D0%B0%D1%80%D1%81%D0%B5%D1%80-%D0%B4%D0%BB%D1%8F-%D0%BE%D0%B4%D0%BD/602/, https://in-scale.ru/blog/parser-odnoklassniki/, https://niksolovov.ru/parser-odnoklassnikov, https://otzyvmarketing.ru/articles/5-parserov-grupp-v-ok/, https://resize-web.ru/soft/parser-dlya-odnoklassnikov/, https://vc.ru/niksolovov/1152596-parser-dlya-odnoklassnikov-4-top-servisa-v-2025-godu, https://vk.barkov.net/parsing-odnoklassnikov, https://oktarget.ru/, https://targethunter.ru/blog/teper-u-targethunter-est-polnoczennyj-parser-odnoklassniki/, https://vk.com/oktarget_wildo</text:p>
          </table:table-cell>
        </table:table-row>
        <table:table-row table:style-name="ro1">
          <table:table-cell office:value-type="string" calcext:value-type="string">
            <text:p>парсер одноклассники</text:p>
          </table:table-cell>
          <table:table-cell office:value-type="string" calcext:value-type="string">
            <text:p>парсеры ок (4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okparser-%D0%BC%D0%BD%D0%BE%D0%B3%D0%BE%D1%84%D1%83%D0%BD%D0%BA%D1%86%D0%B8%D0%BE%D0%BD%D0%B0%D0%BB%D1%8C%D0%BD%D1%8B%D0%B9-%D0%BF%D0%B0%D1%80%D1%81%D0%B5%D1%80-%D0%B4%D0%BB%D1%8F-%D0%BE%D0%B4%D0%BD/602/, https://in-scale.ru/blog/parser-odnoklassniki/, https://niksolovov.ru/parser-odnoklassnikov, https://otzyvmarketing.ru/articles/5-parserov-grupp-v-ok/, https://resize-web.ru/soft/parser-dlya-odnoklassnikov/, https://vc.ru/niksolovov/1152596-parser-dlya-odnoklassnikov-4-top-servisa-v-2025-godu, https://vk.barkov.net/parsing-odnoklassnikov, https://oktarget.ru/, https://targethunter.ru/blog/teper-u-targethunter-est-polnoczennyj-parser-odnoklassniki/, https://vk.com/oktarget_wildo</text:p>
          </table:table-cell>
        </table:table-row>
        <table:table-row table:style-name="ro1">
          <table:table-cell office:value-type="string" calcext:value-type="string">
            <text:p>парсер групп одноклассники</text:p>
          </table:table-cell>
          <table:table-cell office:value-type="string" calcext:value-type="string">
            <text:p>парсеры ок (4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okparser-%D0%BC%D0%BD%D0%BE%D0%B3%D0%BE%D1%84%D1%83%D0%BD%D0%BA%D1%86%D0%B8%D0%BE%D0%BD%D0%B0%D0%BB%D1%8C%D0%BD%D1%8B%D0%B9-%D0%BF%D0%B0%D1%80%D1%81%D0%B5%D1%80-%D0%B4%D0%BB%D1%8F-%D0%BE%D0%B4%D0%BD/602/, https://in-scale.ru/blog/parser-odnoklassniki/, https://niksolovov.ru/parser-odnoklassnikov, https://otzyvmarketing.ru/articles/5-parserov-grupp-v-ok/, https://resize-web.ru/soft/parser-dlya-odnoklassnikov/, https://vc.ru/niksolovov/1152596-parser-dlya-odnoklassnikov-4-top-servisa-v-2025-godu, https://vk.barkov.net/parsing-odnoklassnikov, https://oktarget.ru/, https://targethunter.ru/blog/teper-u-targethunter-est-polnoczennyj-parser-odnoklassniki/, https://vk.com/oktarget_wildo</text:p>
          </table:table-cell>
        </table:table-row>
        <table:table-row table:style-name="ro1">
          <table:table-cell office:value-type="string" calcext:value-type="string">
            <text:p>парсер групп пользователей в одноклассниках бесплатно</text:p>
          </table:table-cell>
          <table:table-cell office:value-type="string" calcext:value-type="string">
            <text:p>парсеры ок (4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okparser-%D0%BC%D0%BD%D0%BE%D0%B3%D0%BE%D1%84%D1%83%D0%BD%D0%BA%D1%86%D0%B8%D0%BE%D0%BD%D0%B0%D0%BB%D1%8C%D0%BD%D1%8B%D0%B9-%D0%BF%D0%B0%D1%80%D1%81%D0%B5%D1%80-%D0%B4%D0%BB%D1%8F-%D0%BE%D0%B4%D0%BD/602/, https://in-scale.ru/blog/parser-odnoklassniki/, https://niksolovov.ru/parser-odnoklassnikov, https://otzyvmarketing.ru/articles/5-parserov-grupp-v-ok/, https://resize-web.ru/soft/parser-dlya-odnoklassnikov/, https://vc.ru/niksolovov/1152596-parser-dlya-odnoklassnikov-4-top-servisa-v-2025-godu, https://vk.barkov.net/parsing-odnoklassnikov, https://oktarget.ru/, https://targethunter.ru/blog/teper-u-targethunter-est-polnoczennyj-parser-odnoklassniki/, https://vk.com/oktarget_wildo</text:p>
          </table:table-cell>
        </table:table-row>
        <table:table-row table:style-name="ro1">
          <table:table-cell office:value-type="string" calcext:value-type="string">
            <text:p>парсер яндекс маркет</text:p>
          </table:table-cell>
          <table:table-cell office:value-type="string" calcext:value-type="string">
            <text:p>парсер яндекс маркет (4)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atalogloader.com/projects/parser-yandeks-market, https://elbuz.com/parser-yandex-market, https://github.com/FalseHuman/yandex_market_parser, https://parser.market/parser-czen-yandeks-market/, https://resize-web.ru/soft/parser-yandeks-marketa/, https://excelvba.ru/programmes/Parser/samples/market.yandex.ru, https://telegra.ph/Parsim-YAndeksMarket-01-13, https://im-business.com/blog/parser-yandeks-marketa-marketparser-ru/, https://infostart.ru/marketplace/335939/</text:p>
          </table:table-cell>
        </table:table-row>
        <table:table-row table:style-name="ro1">
          <table:table-cell office:value-type="string" calcext:value-type="string">
            <text:p>парсер яндекс цен</text:p>
          </table:table-cell>
          <table:table-cell office:value-type="string" calcext:value-type="string">
            <text:p>парсер яндекс маркет (4)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atalogloader.com/projects/parser-yandeks-market, https://elbuz.com/parser-yandex-market, https://github.com/FalseHuman/yandex_market_parser, https://parser.market/parser-czen-yandeks-market/, https://resize-web.ru/soft/parser-yandeks-marketa/, https://excelvba.ru/programmes/Parser/samples/market.yandex.ru, https://telegra.ph/Parsim-YAndeksMarket-01-13, https://im-business.com/blog/parser-yandeks-marketa-marketparser-ru/, https://infostart.ru/marketplace/335939/</text:p>
          </table:table-cell>
        </table:table-row>
        <table:table-row table:style-name="ro1">
          <table:table-cell office:value-type="string" calcext:value-type="string">
            <text:p>парсер цен яндекс маркет</text:p>
          </table:table-cell>
          <table:table-cell office:value-type="string" calcext:value-type="string">
            <text:p>парсер яндекс маркет (4)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atalogloader.com/projects/parser-yandeks-market, https://elbuz.com/parser-yandex-market, https://github.com/FalseHuman/yandex_market_parser, https://parser.market/parser-czen-yandeks-market/, https://resize-web.ru/soft/parser-yandeks-marketa/, https://excelvba.ru/programmes/Parser/samples/market.yandex.ru, https://telegra.ph/Parsim-YAndeksMarket-01-13, https://im-business.com/blog/parser-yandeks-marketa-marketparser-ru/, https://infostart.ru/marketplace/335939/</text:p>
          </table:table-cell>
        </table:table-row>
        <table:table-row table:style-name="ro1">
          <table:table-cell office:value-type="string" calcext:value-type="string">
            <text:p>парсер товаров яндекс маркет</text:p>
          </table:table-cell>
          <table:table-cell office:value-type="string" calcext:value-type="string">
            <text:p>парсер яндекс маркет (4)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atalogloader.com/projects/parser-yandeks-market, https://elbuz.com/parser-yandex-market, https://github.com/FalseHuman/yandex_market_parser, https://parser.market/parser-czen-yandeks-market/, https://resize-web.ru/soft/parser-yandeks-marketa/, https://excelvba.ru/programmes/Parser/samples/market.yandex.ru, https://telegra.ph/Parsim-YAndeksMarket-01-13, https://im-business.com/blog/parser-yandeks-marketa-marketparser-ru/, https://infostart.ru/marketplace/335939/</text:p>
          </table:table-cell>
        </table:table-row>
        <table:table-row table:style-name="ro1">
          <table:table-cell office:value-type="string" calcext:value-type="string">
            <text:p>облачный парсер выгрузка</text:p>
          </table:table-cell>
          <table:table-cell office:value-type="string" calcext:value-type="string">
            <text:p>облачный парсер выгрузка (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dvantshop.net/help/pages/zagruzka-tovarov-s-servisa-oblachnyi-parser, https://cloudparser.ru/page/howItWorks, https://www.sima-land.ru/o-kompanii/novosti-kompanii/4414/, https://dzen.ru/a/Za4v0S6Q937jd8sA, https://help.megagroup.ru/napolneniye-kataloga-tovarov-s-pomoshchyu-servisa-oblachnyy-parser, https://vk.com/cloudparser, https://www.youtube.com/watch?v=0k5JQcf_loE, https://cloudparser.ru/, https://ok.ru/group/53172947976263, https://pokupki-prosto.ru/help/provedenie-zakupok/zagruzka-tovarov-iz-cloudparserru.html</text:p>
          </table:table-cell>
        </table:table-row>
        <table:table-row table:style-name="ro1">
          <table:table-cell office:value-type="string" calcext:value-type="string">
            <text:p>облачный парсер официальный сайт выгрузка</text:p>
          </table:table-cell>
          <table:table-cell office:value-type="string" calcext:value-type="string">
            <text:p>облачный парсер выгрузка (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dvantshop.net/help/pages/zagruzka-tovarov-s-servisa-oblachnyi-parser, https://cloudparser.ru/page/howItWorks, https://www.sima-land.ru/o-kompanii/novosti-kompanii/4414/, https://dzen.ru/a/Za4v0S6Q937jd8sA, https://help.megagroup.ru/napolneniye-kataloga-tovarov-s-pomoshchyu-servisa-oblachnyy-parser, https://vk.com/cloudparser, https://www.youtube.com/watch?v=0k5JQcf_loE, https://cloudparser.ru/, https://ok.ru/group/53172947976263, https://pokupki-prosto.ru/help/provedenie-zakupok/zagruzka-tovarov-iz-cloudparserru.html</text:p>
          </table:table-cell>
        </table:table-row>
        <table:table-row table:style-name="ro1">
          <table:table-cell office:value-type="string" calcext:value-type="string">
            <text:p>облачный парсер официальный сайт выгрузка товаров</text:p>
          </table:table-cell>
          <table:table-cell office:value-type="string" calcext:value-type="string">
            <text:p>облачный парсер выгрузка (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dvantshop.net/help/pages/zagruzka-tovarov-s-servisa-oblachnyi-parser, https://cloudparser.ru/page/howItWorks, https://www.sima-land.ru/o-kompanii/novosti-kompanii/4414/, https://dzen.ru/a/Za4v0S6Q937jd8sA, https://help.megagroup.ru/napolneniye-kataloga-tovarov-s-pomoshchyu-servisa-oblachnyy-parser, https://vk.com/cloudparser, https://www.youtube.com/watch?v=0k5JQcf_loE, https://cloudparser.ru/, https://ok.ru/group/53172947976263, https://pokupki-prosto.ru/help/provedenie-zakupok/zagruzka-tovarov-iz-cloudparserru.html</text:p>
          </table:table-cell>
        </table:table-row>
        <table:table-row table:style-name="ro1">
          <table:table-cell office:value-type="string" calcext:value-type="string">
            <text:p>облачный парсер кнопка</text:p>
          </table:table-cell>
          <table:table-cell office:value-type="string" calcext:value-type="string">
            <text:p>облачный парсер выгрузка (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dvantshop.net/help/pages/zagruzka-tovarov-s-servisa-oblachnyi-parser, https://cloudparser.ru/page/howItWorks, https://www.sima-land.ru/o-kompanii/novosti-kompanii/4414/, https://dzen.ru/a/Za4v0S6Q937jd8sA, https://help.megagroup.ru/napolneniye-kataloga-tovarov-s-pomoshchyu-servisa-oblachnyy-parser, https://vk.com/cloudparser, https://www.youtube.com/watch?v=0k5JQcf_loE, https://cloudparser.ru/, https://ok.ru/group/53172947976263, https://pokupki-prosto.ru/help/provedenie-zakupok/zagruzka-tovarov-iz-cloudparserru.html</text:p>
          </table:table-cell>
        </table:table-row>
        <table:table-row table:style-name="ro1">
          <table:table-cell office:value-type="string" calcext:value-type="string">
            <text:p>парсер выражения</text:p>
          </table:table-cell>
          <table:table-cell office:value-type="string" calcext:value-type="string">
            <text:p>парсер выражения (4)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3775/, https://mindhalls.tmweb.ru/symb-expr/, https://ru.stackoverflow.com/questions/23842/%D0%9F%D0%B0%D1%80%D1%81%D0%B5%D1%80-%D0%BC%D0%B0%D1%82%D0%B5%D0%BC%D0%B0%D1%82%D0%B8%D1%87%D0%B5%D1%81%D0%BA%D0%B8%D1%85-%D0%B2%D1%8B%D1%80%D0%B0%D0%B6%D0%B5%D0%BD%D0%B8%D0%B9, https://www.mql5.com/ru/articles/8027, https://github.com/atastycookie/mathematical-expression-parser, https://infostart.ru/1c/tools/315692/, https://marketplace.visualstudio.com/items?itemName=MikhailBrinchuk.SimpleMathExpressionParser, https://vla5924-practice.github.io/compiler-project/ru/components/parser/expression_parsing.html</text:p>
          </table:table-cell>
        </table:table-row>
        <table:table-row table:style-name="ro1">
          <table:table-cell office:value-type="string" calcext:value-type="string">
            <text:p>парсер арифметических выражений</text:p>
          </table:table-cell>
          <table:table-cell office:value-type="string" calcext:value-type="string">
            <text:p>парсер выражения (4)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3775/, https://mindhalls.tmweb.ru/symb-expr/, https://ru.stackoverflow.com/questions/23842/%D0%9F%D0%B0%D1%80%D1%81%D0%B5%D1%80-%D0%BC%D0%B0%D1%82%D0%B5%D0%BC%D0%B0%D1%82%D0%B8%D1%87%D0%B5%D1%81%D0%BA%D0%B8%D1%85-%D0%B2%D1%8B%D1%80%D0%B0%D0%B6%D0%B5%D0%BD%D0%B8%D0%B9, https://www.mql5.com/ru/articles/8027, https://github.com/atastycookie/mathematical-expression-parser, https://infostart.ru/1c/tools/315692/, https://marketplace.visualstudio.com/items?itemName=MikhailBrinchuk.SimpleMathExpressionParser, https://vla5924-practice.github.io/compiler-project/ru/components/parser/expression_parsing.html</text:p>
          </table:table-cell>
        </table:table-row>
        <table:table-row table:style-name="ro1">
          <table:table-cell office:value-type="string" calcext:value-type="string">
            <text:p>математический парсер</text:p>
          </table:table-cell>
          <table:table-cell office:value-type="string" calcext:value-type="string">
            <text:p>парсер выражения (4)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3775/, https://mindhalls.tmweb.ru/symb-expr/, https://ru.stackoverflow.com/questions/23842/%D0%9F%D0%B0%D1%80%D1%81%D0%B5%D1%80-%D0%BC%D0%B0%D1%82%D0%B5%D0%BC%D0%B0%D1%82%D0%B8%D1%87%D0%B5%D1%81%D0%BA%D0%B8%D1%85-%D0%B2%D1%8B%D1%80%D0%B0%D0%B6%D0%B5%D0%BD%D0%B8%D0%B9, https://www.mql5.com/ru/articles/8027, https://github.com/atastycookie/mathematical-expression-parser, https://infostart.ru/1c/tools/315692/, https://marketplace.visualstudio.com/items?itemName=MikhailBrinchuk.SimpleMathExpressionParser, https://vla5924-practice.github.io/compiler-project/ru/components/parser/expression_parsing.html</text:p>
          </table:table-cell>
        </table:table-row>
        <table:table-row table:style-name="ro1">
          <table:table-cell office:value-type="string" calcext:value-type="string">
            <text:p>парсер математических выражений</text:p>
          </table:table-cell>
          <table:table-cell office:value-type="string" calcext:value-type="string">
            <text:p>парсер выражения (4)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3775/, https://mindhalls.tmweb.ru/symb-expr/, https://ru.stackoverflow.com/questions/23842/%D0%9F%D0%B0%D1%80%D1%81%D0%B5%D1%80-%D0%BC%D0%B0%D1%82%D0%B5%D0%BC%D0%B0%D1%82%D0%B8%D1%87%D0%B5%D1%81%D0%BA%D0%B8%D1%85-%D0%B2%D1%8B%D1%80%D0%B0%D0%B6%D0%B5%D0%BD%D0%B8%D0%B9, https://www.mql5.com/ru/articles/8027, https://github.com/atastycookie/mathematical-expression-parser, https://infostart.ru/1c/tools/315692/, https://marketplace.visualstudio.com/items?itemName=MikhailBrinchuk.SimpleMathExpressionParser, https://vla5924-practice.github.io/compiler-project/ru/components/parser/expression_parsing.html</text:p>
          </table:table-cell>
        </table:table-row>
        <table:table-row table:style-name="ro1">
          <table:table-cell office:value-type="string" calcext:value-type="string">
            <text:p>парсер opencart</text:p>
          </table:table-cell>
          <table:table-cell office:value-type="string" calcext:value-type="string">
            <text:p>парсер opencart (4)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opencart/, https://freeopencart.ru/downloads/simplepars-universalnyj-parser-dlya-im-v4-9-9-beta, https://dev-opencart.com/moduli/sinhronizacija-dannimi/simplepars-universalnyy-parser-dlya, https://liveopencart.ru/opencart-moduli-shablony/uslugi/parsing-dlya-opencart-zagruzka-tovarov-statey-dlya-openkart-ocstore-v-1-x-2-x-3-x, https://parsemx.com/, https://simplepars.top/, https://oc3x.ru/moduli-opencart/simplepars-universalnyj-parser-dlya-im, https://ocmod.store/simplepars-universalnyj-parser, https://opencart.club/files/category/54-parsery-i-grabbery/, https://prowebber.club/oc/opencart-modules/28977-simplepars-universalnyy-parser-dlya-im-full-decode-null.html</text:p>
          </table:table-cell>
        </table:table-row>
        <table:table-row table:style-name="ro1">
          <table:table-cell office:value-type="string" calcext:value-type="string">
            <text:p>json парсер opencart</text:p>
          </table:table-cell>
          <table:table-cell office:value-type="string" calcext:value-type="string">
            <text:p>парсер opencart (4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opencart/, https://freeopencart.ru/downloads/simplepars-universalnyj-parser-dlya-im-v4-9-9-beta, https://dev-opencart.com/moduli/sinhronizacija-dannimi/simplepars-universalnyy-parser-dlya, https://liveopencart.ru/opencart-moduli-shablony/uslugi/parsing-dlya-opencart-zagruzka-tovarov-statey-dlya-openkart-ocstore-v-1-x-2-x-3-x, https://parsemx.com/, https://simplepars.top/, https://oc3x.ru/moduli-opencart/simplepars-universalnyj-parser-dlya-im, https://ocmod.store/simplepars-universalnyj-parser, https://opencart.club/files/category/54-parsery-i-grabbery/, https://prowebber.club/oc/opencart-modules/28977-simplepars-universalnyy-parser-dlya-im-full-decode-null.html</text:p>
          </table:table-cell>
        </table:table-row>
        <table:table-row table:style-name="ro1">
          <table:table-cell office:value-type="string" calcext:value-type="string">
            <text:p>парсер для опенкарт</text:p>
          </table:table-cell>
          <table:table-cell office:value-type="string" calcext:value-type="string">
            <text:p>парсер opencart (4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opencart/, https://freeopencart.ru/downloads/simplepars-universalnyj-parser-dlya-im-v4-9-9-beta, https://dev-opencart.com/moduli/sinhronizacija-dannimi/simplepars-universalnyy-parser-dlya, https://liveopencart.ru/opencart-moduli-shablony/uslugi/parsing-dlya-opencart-zagruzka-tovarov-statey-dlya-openkart-ocstore-v-1-x-2-x-3-x, https://parsemx.com/, https://simplepars.top/, https://oc3x.ru/moduli-opencart/simplepars-universalnyj-parser-dlya-im, https://ocmod.store/simplepars-universalnyj-parser, https://opencart.club/files/category/54-parsery-i-grabbery/, https://prowebber.club/oc/opencart-modules/28977-simplepars-universalnyy-parser-dlya-im-full-decode-null.html</text:p>
          </table:table-cell>
        </table:table-row>
        <table:table-row table:style-name="ro1">
          <table:table-cell office:value-type="string" calcext:value-type="string">
            <text:p>модуль парсер опенкарт по апи</text:p>
          </table:table-cell>
          <table:table-cell office:value-type="string" calcext:value-type="string">
            <text:p>парсер opencart (4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opencart/, https://freeopencart.ru/downloads/simplepars-universalnyj-parser-dlya-im-v4-9-9-beta, https://dev-opencart.com/moduli/sinhronizacija-dannimi/simplepars-universalnyy-parser-dlya, https://liveopencart.ru/opencart-moduli-shablony/uslugi/parsing-dlya-opencart-zagruzka-tovarov-statey-dlya-openkart-ocstore-v-1-x-2-x-3-x, https://parsemx.com/, https://simplepars.top/, https://oc3x.ru/moduli-opencart/simplepars-universalnyj-parser-dlya-im, https://ocmod.store/simplepars-universalnyj-parser, https://opencart.club/files/category/54-parsery-i-grabbery/, https://prowebber.club/oc/opencart-modules/28977-simplepars-universalnyy-parser-dlya-im-full-decode-null.html</text:p>
          </table:table-cell>
        </table:table-row>
        <table:table-row table:style-name="ro1">
          <table:table-cell office:value-type="string" calcext:value-type="string">
            <text:p>бот парсер авито</text:p>
          </table:table-cell>
          <table:table-cell office:value-type="string" calcext:value-type="string">
            <text:p>бот парсер авито (4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/avito_parser_v1, https://dzen.ru/a/ZXl8yuUQoQmO7ZML, https://zenno.club/discussion/threads/avito-parser-s-opovescheniem-telegram-get-post.51485/, https://robastik.ru/blog/telegram-bot-full-manual/, https://rutube.ru/video/51595b5a051827497c030bbc0394720c/, https://scanurik.tech/, https://www.youtube.com/watch?v=P6Z_C8kjE9Y, https://github.com/Jagernau/Telegram_bot_avito_pars, https://otzyvmarketing.ru/articles/luchshie-parsery-avito/</text:p>
          </table:table-cell>
        </table:table-row>
        <table:table-row table:style-name="ro1">
          <table:table-cell office:value-type="string" calcext:value-type="string">
            <text:p>парсер авито телеграм</text:p>
          </table:table-cell>
          <table:table-cell office:value-type="string" calcext:value-type="string">
            <text:p>бот парсер авито (4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/avito_parser_v1, https://dzen.ru/a/ZXl8yuUQoQmO7ZML, https://zenno.club/discussion/threads/avito-parser-s-opovescheniem-telegram-get-post.51485/, https://robastik.ru/blog/telegram-bot-full-manual/, https://rutube.ru/video/51595b5a051827497c030bbc0394720c/, https://scanurik.tech/, https://www.youtube.com/watch?v=P6Z_C8kjE9Y, https://github.com/Jagernau/Telegram_bot_avito_pars, https://otzyvmarketing.ru/articles/luchshie-parsery-avito/</text:p>
          </table:table-cell>
        </table:table-row>
        <table:table-row table:style-name="ro1">
          <table:table-cell office:value-type="string" calcext:value-type="string">
            <text:p>парсер авито тг</text:p>
          </table:table-cell>
          <table:table-cell office:value-type="string" calcext:value-type="string">
            <text:p>бот парсер авито (4)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/avito_parser_v1, https://dzen.ru/a/ZXl8yuUQoQmO7ZML, https://zenno.club/discussion/threads/avito-parser-s-opovescheniem-telegram-get-post.51485/, https://robastik.ru/blog/telegram-bot-full-manual/, https://rutube.ru/video/51595b5a051827497c030bbc0394720c/, https://scanurik.tech/, https://www.youtube.com/watch?v=P6Z_C8kjE9Y, https://github.com/Jagernau/Telegram_bot_avito_pars, https://otzyvmarketing.ru/articles/luchshie-parsery-avito/</text:p>
          </table:table-cell>
        </table:table-row>
        <table:table-row table:style-name="ro1">
          <table:table-cell office:value-type="string" calcext:value-type="string">
            <text:p>парсер авито с уведомлением в тг</text:p>
          </table:table-cell>
          <table:table-cell office:value-type="string" calcext:value-type="string">
            <text:p>бот парсер авито (4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/avito_parser_v1, https://dzen.ru/a/ZXl8yuUQoQmO7ZML, https://zenno.club/discussion/threads/avito-parser-s-opovescheniem-telegram-get-post.51485/, https://robastik.ru/blog/telegram-bot-full-manual/, https://rutube.ru/video/51595b5a051827497c030bbc0394720c/, https://scanurik.tech/, https://www.youtube.com/watch?v=P6Z_C8kjE9Y, https://github.com/Jagernau/Telegram_bot_avito_pars, https://otzyvmarketing.ru/articles/luchshie-parsery-avito/</text:p>
          </table:table-cell>
        </table:table-row>
        <table:table-row table:style-name="ro1">
          <table:table-cell office:value-type="string" calcext:value-type="string">
            <text:p>парсер фото вконтакте из альбома</text:p>
          </table:table-cell>
          <table:table-cell office:value-type="string" calcext:value-type="string">
            <text:p>парсер фото вконтакте из альбома (4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khaustova/vk-photos-parser, https://postium.ru/10-parserov-polzovatelej-iz-grupp-vkontakte/, https://spparser.ru/articles/how-to-parse-photos-from-vk-albums, https://web-data-extractor.net/parser-foto-vkontakte/, https://aff1.ru/social/top-7-parserov-vkontakte-parsing-auditorii-fotografij-i-druzej, https://in-scale.ru/categories/parser-foto-v-vk/, https://niksolovov.ru/category_services/parser-foto-vk, https://profobus.ru/parser-foto-vk/, https://prozavr.ru/tools/parser_kartinok.php, https://rutube.ru/video/4cb8f3b840dd14892b56fa4d763aa1da/</text:p>
          </table:table-cell>
        </table:table-row>
        <table:table-row table:style-name="ro1">
          <table:table-cell office:value-type="string" calcext:value-type="string">
            <text:p>парсер фото вк</text:p>
          </table:table-cell>
          <table:table-cell office:value-type="string" calcext:value-type="string">
            <text:p>парсер фото вконтакте из альбома (4)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khaustova/vk-photos-parser, https://postium.ru/10-parserov-polzovatelej-iz-grupp-vkontakte/, https://spparser.ru/articles/how-to-parse-photos-from-vk-albums, https://web-data-extractor.net/parser-foto-vkontakte/, https://aff1.ru/social/top-7-parserov-vkontakte-parsing-auditorii-fotografij-i-druzej, https://in-scale.ru/categories/parser-foto-v-vk/, https://niksolovov.ru/category_services/parser-foto-vk, https://profobus.ru/parser-foto-vk/, https://prozavr.ru/tools/parser_kartinok.php, https://rutube.ru/video/4cb8f3b840dd14892b56fa4d763aa1da/</text:p>
          </table:table-cell>
        </table:table-row>
        <table:table-row table:style-name="ro1">
          <table:table-cell office:value-type="string" calcext:value-type="string">
            <text:p>парсер фото вк бесплатно</text:p>
          </table:table-cell>
          <table:table-cell office:value-type="string" calcext:value-type="string">
            <text:p>парсер фото вконтакте из альбома (4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khaustova/vk-photos-parser, https://postium.ru/10-parserov-polzovatelej-iz-grupp-vkontakte/, https://spparser.ru/articles/how-to-parse-photos-from-vk-albums, https://web-data-extractor.net/parser-foto-vkontakte/, https://aff1.ru/social/top-7-parserov-vkontakte-parsing-auditorii-fotografij-i-druzej, https://in-scale.ru/categories/parser-foto-v-vk/, https://niksolovov.ru/category_services/parser-foto-vk, https://profobus.ru/parser-foto-vk/, https://prozavr.ru/tools/parser_kartinok.php, https://rutube.ru/video/4cb8f3b840dd14892b56fa4d763aa1da/</text:p>
          </table:table-cell>
        </table:table-row>
        <table:table-row table:style-name="ro1">
          <table:table-cell office:value-type="string" calcext:value-type="string">
            <text:p>парсер пингвин как выгружать фото</text:p>
          </table:table-cell>
          <table:table-cell office:value-type="string" calcext:value-type="string">
            <text:p>парсер фото вконтакте из альбома (4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khaustova/vk-photos-parser, https://postium.ru/10-parserov-polzovatelej-iz-grupp-vkontakte/, https://spparser.ru/articles/how-to-parse-photos-from-vk-albums, https://web-data-extractor.net/parser-foto-vkontakte/, https://aff1.ru/social/top-7-parserov-vkontakte-parsing-auditorii-fotografij-i-druzej, https://in-scale.ru/categories/parser-foto-v-vk/, https://niksolovov.ru/category_services/parser-foto-vk, https://profobus.ru/parser-foto-vk/, https://prozavr.ru/tools/parser_kartinok.php, https://rutube.ru/video/4cb8f3b840dd14892b56fa4d763aa1da/</text:p>
          </table:table-cell>
        </table:table-row>
        <table:table-row table:style-name="ro1">
          <table:table-cell office:value-type="string" calcext:value-type="string">
            <text:p>модуль парсера</text:p>
          </table:table-cell>
          <table:table-cell office:value-type="string" calcext:value-type="string">
            <text:p>модуль парсера (4)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lace-web.ru/catalog/shs.parser/, https://marketplace.1c-bitrix.ru/solutions/shs.parser/, https://www.sotbit.ru/solutions/shs.parser.html, https://www.sotbit.by/docs/shs.parser/, https://www.youtube.com/watch?v=vIMmjeo-xSg, https://bitrix.g-i-t.ru/solutions/shs.parser/, https://capyba.ru/marketplace/shs.parser/, https://market.apsel.ru/catalog/shs.parser/, https://ox8.ru/catalog/detail/shs.parser/</text:p>
          </table:table-cell>
        </table:table-row>
        <table:table-row table:style-name="ro1">
          <table:table-cell office:value-type="string" calcext:value-type="string">
            <text:p>парсер битрикс</text:p>
          </table:table-cell>
          <table:table-cell office:value-type="string" calcext:value-type="string">
            <text:p>модуль парсера (4)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lace-web.ru/catalog/shs.parser/, https://marketplace.1c-bitrix.ru/solutions/shs.parser/, https://www.sotbit.ru/solutions/shs.parser.html, https://www.sotbit.by/docs/shs.parser/, https://www.youtube.com/watch?v=vIMmjeo-xSg, https://bitrix.g-i-t.ru/solutions/shs.parser/, https://capyba.ru/marketplace/shs.parser/, https://market.apsel.ru/catalog/shs.parser/, https://ox8.ru/catalog/detail/shs.parser/</text:p>
          </table:table-cell>
        </table:table-row>
        <table:table-row table:style-name="ro1">
          <table:table-cell office:value-type="string" calcext:value-type="string">
            <text:p>сотбит парсер</text:p>
          </table:table-cell>
          <table:table-cell office:value-type="string" calcext:value-type="string">
            <text:p>модуль парсера (4)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lace-web.ru/catalog/shs.parser/, https://marketplace.1c-bitrix.ru/solutions/shs.parser/, https://www.sotbit.ru/solutions/shs.parser.html, https://www.sotbit.by/docs/shs.parser/, https://www.youtube.com/watch?v=vIMmjeo-xSg, https://bitrix.g-i-t.ru/solutions/shs.parser/, https://capyba.ru/marketplace/shs.parser/, https://market.apsel.ru/catalog/shs.parser/, https://ox8.ru/catalog/detail/shs.parser/</text:p>
          </table:table-cell>
        </table:table-row>
        <table:table-row table:style-name="ro1">
          <table:table-cell office:value-type="string" calcext:value-type="string">
            <text:p>сотбит парсер контента</text:p>
          </table:table-cell>
          <table:table-cell office:value-type="string" calcext:value-type="string">
            <text:p>модуль парсера (4)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lace-web.ru/catalog/shs.parser/, https://marketplace.1c-bitrix.ru/solutions/shs.parser/, https://www.sotbit.ru/solutions/shs.parser.html, https://www.sotbit.by/docs/shs.parser/, https://www.youtube.com/watch?v=vIMmjeo-xSg, https://bitrix.g-i-t.ru/solutions/shs.parser/, https://capyba.ru/marketplace/shs.parser/, https://market.apsel.ru/catalog/shs.parser/, https://ox8.ru/catalog/detail/shs.parser/</text:p>
          </table:table-cell>
        </table:table-row>
        <table:table-row table:style-name="ro1">
          <table:table-cell office:value-type="string" calcext:value-type="string">
            <text:p>лучшие парсеры</text:p>
          </table:table-cell>
          <table:table-cell office:value-type="string" calcext:value-type="string">
            <text:p>лучшие парсеры (3)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companies/click/articles/494020/, https://idatica.com/blog/programmy-dlya-parsinga-dannykh-v-2020-godu/, https://otzyvmarketing.ru/articles/parsery-vkontakte/, https://ru-brightdata.com/blog/web-data-ru/best-no-code-scrapers, https://dtf.ru/topraiting/3247511-luchshie-programmy-i-boty-dlya-parsinga-v-telegram-top-10-reiting-2024, https://dzen.ru/a/ZdIK97WdeVByFEar, https://pressaff.com/articles/parsers-selection/, https://siteclinic.ru/blog/seo-instrumenty/obzor-parserov/, https://smmplanner.com/blog/luchshiie-parsiery-sotssietiei-dlia-poiska-tsa-i-targhieta/</text:p>
          </table:table-cell>
        </table:table-row>
        <table:table-row table:style-name="ro1">
          <table:table-cell office:value-type="string" calcext:value-type="string">
            <text:p>парсеры список</text:p>
          </table:table-cell>
          <table:table-cell office:value-type="string" calcext:value-type="string">
            <text:p>лучшие парсеры (3)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companies/click/articles/494020/, https://idatica.com/blog/programmy-dlya-parsinga-dannykh-v-2020-godu/, https://otzyvmarketing.ru/articles/parsery-vkontakte/, https://ru-brightdata.com/blog/web-data-ru/best-no-code-scrapers, https://dtf.ru/topraiting/3247511-luchshie-programmy-i-boty-dlya-parsinga-v-telegram-top-10-reiting-2024, https://dzen.ru/a/ZdIK97WdeVByFEar, https://pressaff.com/articles/parsers-selection/, https://siteclinic.ru/blog/seo-instrumenty/obzor-parserov/, https://smmplanner.com/blog/luchshiie-parsiery-sotssietiei-dlia-poiska-tsa-i-targhieta/</text:p>
          </table:table-cell>
        </table:table-row>
        <table:table-row table:style-name="ro1">
          <table:table-cell office:value-type="string" calcext:value-type="string">
            <text:p>какой парсер лучше</text:p>
          </table:table-cell>
          <table:table-cell office:value-type="string" calcext:value-type="string">
            <text:p>лучшие парсеры (3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companies/click/articles/494020/, https://idatica.com/blog/programmy-dlya-parsinga-dannykh-v-2020-godu/, https://otzyvmarketing.ru/articles/parsery-vkontakte/, https://ru-brightdata.com/blog/web-data-ru/best-no-code-scrapers, https://dtf.ru/topraiting/3247511-luchshie-programmy-i-boty-dlya-parsinga-v-telegram-top-10-reiting-2024, https://dzen.ru/a/ZdIK97WdeVByFEar, https://pressaff.com/articles/parsers-selection/, https://siteclinic.ru/blog/seo-instrumenty/obzor-parserov/, https://smmplanner.com/blog/luchshiie-parsiery-sotssietiei-dlia-poiska-tsa-i-targhieta/</text:p>
          </table:table-cell>
        </table:table-row>
        <table:table-row table:style-name="ro1">
          <table:table-cell office:value-type="string" calcext:value-type="string">
            <text:p>готовые парсеры</text:p>
          </table:table-cell>
          <table:table-cell office:value-type="string" calcext:value-type="string">
            <text:p>готовые парсеры (3)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ru-brightdata.com/blog/web-data-ru/best-web-scraping-tools, https://vc.ru/services/174802-parsing-besplatno-30-programm-servisov-i-freimvorkov, https://a-parser.com/parsers/, https://habr.com/ru/companies/click/articles/494020/, https://idatica.com/blog/programmy-dlya-parsinga-dannykh-v-2020-godu/, https://www.diggernaut.ru/catalog</text:p>
          </table:table-cell>
        </table:table-row>
        <table:table-row table:style-name="ro1">
          <table:table-cell office:value-type="string" calcext:value-type="string">
            <text:p>публичные парсеры</text:p>
          </table:table-cell>
          <table:table-cell office:value-type="string" calcext:value-type="string">
            <text:p>готовые парсеры (3)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ru-brightdata.com/blog/web-data-ru/best-web-scraping-tools, https://vc.ru/services/174802-parsing-besplatno-30-programm-servisov-i-freimvorkov, https://a-parser.com/parsers/, https://habr.com/ru/companies/click/articles/494020/, https://idatica.com/blog/programmy-dlya-parsinga-dannykh-v-2020-godu/, https://www.diggernaut.ru/catalog</text:p>
          </table:table-cell>
        </table:table-row>
        <table:table-row table:style-name="ro1">
          <table:table-cell office:value-type="string" calcext:value-type="string">
            <text:p>серверный парсер поисковиков</text:p>
          </table:table-cell>
          <table:table-cell office:value-type="string" calcext:value-type="string">
            <text:p>готовые парсеры (3)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ru-brightdata.com/blog/web-data-ru/best-web-scraping-tools, https://vc.ru/services/174802-parsing-besplatno-30-programm-servisov-i-freimvorkov, https://a-parser.com/parsers/, https://habr.com/ru/companies/click/articles/494020/, https://idatica.com/blog/programmy-dlya-parsinga-dannykh-v-2020-godu/, https://www.diggernaut.ru/catalog</text:p>
          </table:table-cell>
        </table:table-row>
        <table:table-row table:style-name="ro1">
          <table:table-cell office:value-type="string" calcext:value-type="string">
            <text:p>парсер онлайн</text:p>
          </table:table-cell>
          <table:table-cell office:value-type="string" calcext:value-type="string">
            <text:p>парсер онлайн (3)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se.ru/ma/datajourn/news/261818537.html, https://habr.com/ru/companies/click/articles/494020/, https://www.parseronline.ru/, https://cloudparser.ru/, https://codebeautify.org/xml-parser-online, https://jsonformatter.net/json-parser/, https://jsonformatter.org/xml-parser, https://parser24.online/, https://tools.100zona.com/json-parser.html, https://webtoolsner.ru/tool/html-parser/</text:p>
          </table:table-cell>
        </table:table-row>
        <table:table-row table:style-name="ro1">
          <table:table-cell office:value-type="string" calcext:value-type="string">
            <text:p>парсер онлайн бесплатно</text:p>
          </table:table-cell>
          <table:table-cell office:value-type="string" calcext:value-type="string">
            <text:p>парсер онлайн (3)</text:p>
          </table:table-cell>
          <table:table-cell office:value-type="float" office:value="13" calcext:value-type="float">
            <text:p>1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se.ru/ma/datajourn/news/261818537.html, https://habr.com/ru/companies/click/articles/494020/, https://www.parseronline.ru/, https://cloudparser.ru/, https://codebeautify.org/xml-parser-online, https://jsonformatter.net/json-parser/, https://jsonformatter.org/xml-parser, https://parser24.online/, https://tools.100zona.com/json-parser.html, https://webtoolsner.ru/tool/html-parser/</text:p>
          </table:table-cell>
        </table:table-row>
        <table:table-row table:style-name="ro1">
          <table:table-cell office:value-type="string" calcext:value-type="string">
            <text:p>парсер online</text:p>
          </table:table-cell>
          <table:table-cell office:value-type="string" calcext:value-type="string">
            <text:p>парсер онлайн (3)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se.ru/ma/datajourn/news/261818537.html, https://habr.com/ru/companies/click/articles/494020/, https://www.parseronline.ru/, https://cloudparser.ru/, https://codebeautify.org/xml-parser-online, https://jsonformatter.net/json-parser/, https://jsonformatter.org/xml-parser, https://parser24.online/, https://tools.100zona.com/json-parser.html, https://webtoolsner.ru/tool/html-parser/</text:p>
          </table:table-cell>
        </table:table-row>
        <table:table-row table:style-name="ro1">
          <table:table-cell office:value-type="string" calcext:value-type="string">
            <text:p>парсер 24</text:p>
          </table:table-cell>
          <table:table-cell office:value-type="string" calcext:value-type="string">
            <text:p>парсер 24 (3)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exolve.ru/blog/top-services-for-avito/, https://diasp.pro/luchshie-programmy-dlya-parsinga-avito/, https://otzyvmarketing.ru/articles/luchshie-parsery-avito/, https://parser24.online/, https://postium.ru/parsery-avito/, https://resize-web.ru/prog/parser24/, https://bizidei.ru/prog/parser24/, https://dzen.ru/a/ZXl8yuUQoQmO7ZML, https://parser24.online/helper</text:p>
          </table:table-cell>
        </table:table-row>
        <table:table-row table:style-name="ro1">
          <table:table-cell office:value-type="string" calcext:value-type="string">
            <text:p>парсер 24 онлайн</text:p>
          </table:table-cell>
          <table:table-cell office:value-type="string" calcext:value-type="string">
            <text:p>парсер 24 (3)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exolve.ru/blog/top-services-for-avito/, https://diasp.pro/luchshie-programmy-dlya-parsinga-avito/, https://otzyvmarketing.ru/articles/luchshie-parsery-avito/, https://parser24.online/, https://postium.ru/parsery-avito/, https://resize-web.ru/prog/parser24/, https://bizidei.ru/prog/parser24/, https://dzen.ru/a/ZXl8yuUQoQmO7ZML, https://parser24.online/helper</text:p>
          </table:table-cell>
        </table:table-row>
        <table:table-row table:style-name="ro1">
          <table:table-cell office:value-type="string" calcext:value-type="string">
            <text:p>парсер 24 авито</text:p>
          </table:table-cell>
          <table:table-cell office:value-type="string" calcext:value-type="string">
            <text:p>парсер 24 (3)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exolve.ru/blog/top-services-for-avito/, https://diasp.pro/luchshie-programmy-dlya-parsinga-avito/, https://otzyvmarketing.ru/articles/luchshie-parsery-avito/, https://parser24.online/, https://postium.ru/parsery-avito/, https://resize-web.ru/prog/parser24/, https://bizidei.ru/prog/parser24/, https://dzen.ru/a/ZXl8yuUQoQmO7ZML, https://parser24.online/helper</text:p>
          </table:table-cell>
        </table:table-row>
        <table:table-row table:style-name="ro1">
          <table:table-cell office:value-type="string" calcext:value-type="string">
            <text:p>парсер не отвечает на запрос jacred</text:p>
          </table:table-cell>
          <table:table-cell office:value-type="string" calcext:value-type="string">
            <text:p>парсер не отвечает на запрос jacred (3)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oshibki-kotorye-mogut-vozniknut-pri-parsinge-veb-stranits-i-kak-s-nimi-spravitsj-7a2b4edb-1c3, https://t.me/studi_96/140, https://vk.com/wall-169536996_42629, https://www.shtampik.com/photo/parser-jacred-ne-otvechaet/56, https://downradar.ru/ne-rabotaet/jacred.xyz, https://dzen.ru/a/ZVz-ye7OC3RKr7QT, https://github.com/yumata/lampa-source/issues/113, https://tr-page.yandex.ru/translate?lang=en-ru&amp;url=https%3A%2F%2Fgithub.com%2Fyumata%2Flampa%2Fissues%2F160</text:p>
          </table:table-cell>
        </table:table-row>
        <table:table-row table:style-name="ro1">
          <table:table-cell office:value-type="string" calcext:value-type="string">
            <text:p>парсер jacred xyz не отвечает на запрос</text:p>
          </table:table-cell>
          <table:table-cell office:value-type="string" calcext:value-type="string">
            <text:p>парсер не отвечает на запрос jacred (3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oshibki-kotorye-mogut-vozniknut-pri-parsinge-veb-stranits-i-kak-s-nimi-spravitsj-7a2b4edb-1c3, https://t.me/studi_96/140, https://vk.com/wall-169536996_42629, https://www.shtampik.com/photo/parser-jacred-ne-otvechaet/56, https://downradar.ru/ne-rabotaet/jacred.xyz, https://dzen.ru/a/ZVz-ye7OC3RKr7QT, https://github.com/yumata/lampa-source/issues/113, https://tr-page.yandex.ru/translate?lang=en-ru&amp;url=https%3A%2F%2Fgithub.com%2Fyumata%2Flampa%2Fissues%2F160</text:p>
          </table:table-cell>
        </table:table-row>
        <table:table-row table:style-name="ro1">
          <table:table-cell office:value-type="string" calcext:value-type="string">
            <text:p>парсер не отвечает на запрос jac red</text:p>
          </table:table-cell>
          <table:table-cell office:value-type="string" calcext:value-type="string">
            <text:p>парсер не отвечает на запрос jacred (3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oshibki-kotorye-mogut-vozniknut-pri-parsinge-veb-stranits-i-kak-s-nimi-spravitsj-7a2b4edb-1c3, https://t.me/studi_96/140, https://vk.com/wall-169536996_42629, https://www.shtampik.com/photo/parser-jacred-ne-otvechaet/56, https://downradar.ru/ne-rabotaet/jacred.xyz, https://dzen.ru/a/ZVz-ye7OC3RKr7QT, https://github.com/yumata/lampa-source/issues/113, https://tr-page.yandex.ru/translate?lang=en-ru&amp;url=https%3A%2F%2Fgithub.com%2Fyumata%2Flampa%2Fissues%2F160</text:p>
          </table:table-cell>
        </table:table-row>
        <table:table-row table:style-name="ro1">
          <table:table-cell office:value-type="string" calcext:value-type="string">
            <text:p>парсер сима ленд</text:p>
          </table:table-cell>
          <table:table-cell office:value-type="string" calcext:value-type="string">
            <text:p>парсер сима ленд (3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-data-extractor.net/parser-sima-land-ru/, https://vk.com/wall-124240237_785, https://www.sima-land.ru/o-kompanii/novosti-kompanii/4414/, https://catalogloader.com/projects/parser-tovarov-sima-land-ru, https://cloudparser.ru/catalog/1, https://docs.phpshop.ru/rabota-s-bazoi/import-i-eksport/storonnie-parsery/primer-zagruzki-tovarov-s-saita-sima-land.ru, https://excelvba.ru/programmes/Parser/samples/sima-land.ru, https://forum.sbfactory.ru/threads/parsing-sajta-sima-land-ru.4073/, https://github.com/Den1sproger/Parser-Sima-Land, https://help.1seller.ru/obnovlenie-ostatkov-i-cen-na-ozon-ot-postavshhika-sima-land/</text:p>
          </table:table-cell>
        </table:table-row>
        <table:table-row table:style-name="ro1">
          <table:table-cell office:value-type="string" calcext:value-type="string">
            <text:p>парсер сима</text:p>
          </table:table-cell>
          <table:table-cell office:value-type="string" calcext:value-type="string">
            <text:p>парсер сима ленд (3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-data-extractor.net/parser-sima-land-ru/, https://vk.com/wall-124240237_785, https://www.sima-land.ru/o-kompanii/novosti-kompanii/4414/, https://catalogloader.com/projects/parser-tovarov-sima-land-ru, https://cloudparser.ru/catalog/1, https://docs.phpshop.ru/rabota-s-bazoi/import-i-eksport/storonnie-parsery/primer-zagruzki-tovarov-s-saita-sima-land.ru, https://excelvba.ru/programmes/Parser/samples/sima-land.ru, https://forum.sbfactory.ru/threads/parsing-sajta-sima-land-ru.4073/, https://github.com/Den1sproger/Parser-Sima-Land, https://help.1seller.ru/obnovlenie-ostatkov-i-cen-na-ozon-ot-postavshhika-sima-land/</text:p>
          </table:table-cell>
        </table:table-row>
        <table:table-row table:style-name="ro1">
          <table:table-cell office:value-type="string" calcext:value-type="string">
            <text:p>хабр парсер sima land</text:p>
          </table:table-cell>
          <table:table-cell office:value-type="string" calcext:value-type="string">
            <text:p>парсер сима ленд (3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-data-extractor.net/parser-sima-land-ru/, https://vk.com/wall-124240237_785, https://www.sima-land.ru/o-kompanii/novosti-kompanii/4414/, https://catalogloader.com/projects/parser-tovarov-sima-land-ru, https://cloudparser.ru/catalog/1, https://docs.phpshop.ru/rabota-s-bazoi/import-i-eksport/storonnie-parsery/primer-zagruzki-tovarov-s-saita-sima-land.ru, https://excelvba.ru/programmes/Parser/samples/sima-land.ru, https://forum.sbfactory.ru/threads/parsing-sajta-sima-land-ru.4073/, https://github.com/Den1sproger/Parser-Sima-Land, https://help.1seller.ru/obnovlenie-ostatkov-i-cen-na-ozon-ot-postavshhika-sima-land/</text:p>
          </table:table-cell>
        </table:table-row>
        <table:table-row table:style-name="ro1">
          <table:table-cell office:value-type="string" calcext:value-type="string">
            <text:p>requests парсер</text:p>
          </table:table-cell>
          <table:table-cell office:value-type="string" calcext:value-type="string">
            <text:p>requests парсер (3)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habr.com/ru/companies/selectel/articles/754674/, https://sky.pro/wiki/python/kak-parsit-dannye-s-sajta-s-pomoshyu-python/, https://python-scripts.com/requests-rules, https://ru-brightdata.com/blog/how-tos-ru/web-scraping-with-python, https://timeweb.cloud/tutorials/python/kak-parsit-dannye-s-python, https://xmldatafeed.com/parsing-s-pomoshhyu-python-requests/</text:p>
          </table:table-cell>
        </table:table-row>
        <table:table-row table:style-name="ro1">
          <table:table-cell office:value-type="string" calcext:value-type="string">
            <text:p>request python парсер</text:p>
          </table:table-cell>
          <table:table-cell office:value-type="string" calcext:value-type="string">
            <text:p>requests парсер (3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habr.com/ru/companies/selectel/articles/754674/, https://sky.pro/wiki/python/kak-parsit-dannye-s-sajta-s-pomoshyu-python/, https://python-scripts.com/requests-rules, https://ru-brightdata.com/blog/how-tos-ru/web-scraping-with-python, https://timeweb.cloud/tutorials/python/kak-parsit-dannye-s-python, https://xmldatafeed.com/parsing-s-pomoshhyu-python-requests/</text:p>
          </table:table-cell>
        </table:table-row>
        <table:table-row table:style-name="ro1">
          <table:table-cell office:value-type="string" calcext:value-type="string">
            <text:p>парсер ссылок на пайтон</text:p>
          </table:table-cell>
          <table:table-cell office:value-type="string" calcext:value-type="string">
            <text:p>requests парсер (3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habr.com/ru/companies/selectel/articles/754674/, https://sky.pro/wiki/python/kak-parsit-dannye-s-sajta-s-pomoshyu-python/, https://python-scripts.com/requests-rules, https://ru-brightdata.com/blog/how-tos-ru/web-scraping-with-python, https://timeweb.cloud/tutorials/python/kak-parsit-dannye-s-python, https://xmldatafeed.com/parsing-s-pomoshhyu-python-requests/</text:p>
          </table:table-cell>
        </table:table-row>
        <table:table-row table:style-name="ro1">
          <table:table-cell office:value-type="string" calcext:value-type="string">
            <text:p>парсер фриланс</text:p>
          </table:table-cell>
          <table:table-cell office:value-type="string" calcext:value-type="string">
            <text:p>парсер фриланс (3)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runce.ru/catalog/parser-dannykh/, https://kwork.ru/categories/script-programming/parsery, https://www.avito.ru/all/predlozheniya_uslug?q=%D0%BF%D0%B0%D1%80%D1%81%D0%B5%D1%80, https://freelancehunt.com/freelancers/programmirovanie/parsing-dannyih/parsing-saytov, https://freelancehunt.ru/freelancers/programmirovanie/parsing-dannyih</text:p>
          </table:table-cell>
        </table:table-row>
        <table:table-row table:style-name="ro1">
          <table:table-cell office:value-type="string" calcext:value-type="string">
            <text:p>фриланс купить парсер сайта</text:p>
          </table:table-cell>
          <table:table-cell office:value-type="string" calcext:value-type="string">
            <text:p>парсер фриланс (3)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runce.ru/catalog/parser-dannykh/, https://kwork.ru/categories/script-programming/parsery, https://www.avito.ru/all/predlozheniya_uslug?q=%D0%BF%D0%B0%D1%80%D1%81%D0%B5%D1%80, https://freelancehunt.com/freelancers/programmirovanie/parsing-dannyih/parsing-saytov, https://freelancehunt.ru/freelancers/programmirovanie/parsing-dannyih</text:p>
          </table:table-cell>
        </table:table-row>
        <table:table-row table:style-name="ro1">
          <table:table-cell office:value-type="string" calcext:value-type="string">
            <text:p>парсер стоимость</text:p>
          </table:table-cell>
          <table:table-cell office:value-type="string" calcext:value-type="string">
            <text:p>парсер фриланс (3)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runce.ru/catalog/parser-dannykh/, https://kwork.ru/categories/script-programming/parsery, https://www.avito.ru/all/predlozheniya_uslug?q=%D0%BF%D0%B0%D1%80%D1%81%D0%B5%D1%80, https://freelancehunt.com/freelancers/programmirovanie/parsing-dannyih/parsing-saytov, https://freelancehunt.ru/freelancers/programmirovanie/parsing-dannyih</text:p>
          </table:table-cell>
        </table:table-row>
        <table:table-row table:style-name="ro1">
          <table:table-cell office:value-type="string" calcext:value-type="string">
            <text:p>парсер html онлайн</text:p>
          </table:table-cell>
          <table:table-cell office:value-type="string" calcext:value-type="string">
            <text:p>парсер html онлайн (3)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ducts.aspose.app/pdf/ru/parser/html, https://snipp.ru/tools/parser-html, https://webtoolsner.ru/tool/html-parser/, https://products.fileformat.app/ru/parser/html, https://products.groupdocs.app/ru/parser/html</text:p>
          </table:table-cell>
        </table:table-row>
        <table:table-row table:style-name="ro1">
          <table:table-cell office:value-type="string" calcext:value-type="string">
            <text:p>парсер текста онлайн</text:p>
          </table:table-cell>
          <table:table-cell office:value-type="string" calcext:value-type="string">
            <text:p>парсер html онлайн (3)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ducts.aspose.app/pdf/ru/parser/html, https://snipp.ru/tools/parser-html, https://webtoolsner.ru/tool/html-parser/, https://products.fileformat.app/ru/parser/html, https://products.groupdocs.app/ru/parser/html</text:p>
          </table:table-cell>
        </table:table-row>
        <table:table-row table:style-name="ro1">
          <table:table-cell office:value-type="string" calcext:value-type="string">
            <text:p>онлайн парсер кода</text:p>
          </table:table-cell>
          <table:table-cell office:value-type="string" calcext:value-type="string">
            <text:p>парсер html онлайн (3)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oducts.aspose.app/pdf/ru/parser/html, https://snipp.ru/tools/parser-html, https://webtoolsner.ru/tool/html-parser/, https://products.fileformat.app/ru/parser/html, https://products.groupdocs.app/ru/parser/html</text:p>
          </table:table-cell>
        </table:table-row>
        <table:table-row table:style-name="ro1">
          <table:table-cell office:value-type="string" calcext:value-type="string">
            <text:p>парсер вернул ошибку 0x80004005</text:p>
          </table:table-cell>
          <table:table-cell office:value-type="string" calcext:value-type="string">
            <text:p>парсер вернул ошибку 0x80004005 (3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q.ru/articles/tech/kak-ispravit-oshibku-0x80004005-v-windows, https://github.com/MatterHackers/MatterControl/issues/2979, https://ichip.ru/sovety/remont/oshibka-0x80004005-v-windows-sposoby-resheniya-problemy-792082, https://learn.microsoft.com/en-us/answers/questions/1690386/how-to-fix-parser-returned-error-0x80004005-for-mi, https://lumpics.ru/how-to-fix-error-0x80004005-in-windows-11/, https://tr-page.yandex.ru/translate?lang=en-ru&amp;url=https%3A%2F%2Fwww.easeus.com%2Fresource%2Ferror-code-0x80004005.html, https://vidque.com/how-do-i-fix-parser-returned-error-0x80004005/, https://www.youtube.com/watch?v=1UbG1AHXMHw, https://remontka.pro/0x80004005-unspecified-network-error/</text:p>
          </table:table-cell>
        </table:table-row>
        <table:table-row table:style-name="ro1">
          <table:table-cell office:value-type="string" calcext:value-type="string">
            <text:p>ошибка парсера конфигурации 0x80004005</text:p>
          </table:table-cell>
          <table:table-cell office:value-type="string" calcext:value-type="string">
            <text:p>парсер вернул ошибку 0x80004005 (3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q.ru/articles/tech/kak-ispravit-oshibku-0x80004005-v-windows, https://github.com/MatterHackers/MatterControl/issues/2979, https://ichip.ru/sovety/remont/oshibka-0x80004005-v-windows-sposoby-resheniya-problemy-792082, https://learn.microsoft.com/en-us/answers/questions/1690386/how-to-fix-parser-returned-error-0x80004005-for-mi, https://lumpics.ru/how-to-fix-error-0x80004005-in-windows-11/, https://tr-page.yandex.ru/translate?lang=en-ru&amp;url=https%3A%2F%2Fwww.easeus.com%2Fresource%2Ferror-code-0x80004005.html, https://vidque.com/how-do-i-fix-parser-returned-error-0x80004005/, https://www.youtube.com/watch?v=1UbG1AHXMHw, https://remontka.pro/0x80004005-unspecified-network-error/</text:p>
          </table:table-cell>
        </table:table-row>
        <table:table-row table:style-name="ro1">
          <table:table-cell office:value-type="string" calcext:value-type="string">
            <text:p>ошибка при разборе парсер вернул ошибку 0x80004005</text:p>
          </table:table-cell>
          <table:table-cell office:value-type="string" calcext:value-type="string">
            <text:p>парсер вернул ошибку 0x80004005 (3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q.ru/articles/tech/kak-ispravit-oshibku-0x80004005-v-windows, https://github.com/MatterHackers/MatterControl/issues/2979, https://ichip.ru/sovety/remont/oshibka-0x80004005-v-windows-sposoby-resheniya-problemy-792082, https://learn.microsoft.com/en-us/answers/questions/1690386/how-to-fix-parser-returned-error-0x80004005-for-mi, https://lumpics.ru/how-to-fix-error-0x80004005-in-windows-11/, https://tr-page.yandex.ru/translate?lang=en-ru&amp;url=https%3A%2F%2Fwww.easeus.com%2Fresource%2Ferror-code-0x80004005.html, https://vidque.com/how-do-i-fix-parser-returned-error-0x80004005/, https://www.youtube.com/watch?v=1UbG1AHXMHw, https://remontka.pro/0x80004005-unspecified-network-error/</text:p>
          </table:table-cell>
        </table:table-row>
        <table:table-row table:style-name="ro1">
          <table:table-cell office:value-type="string" calcext:value-type="string">
            <text:p>парсер поисковых запросов</text:p>
          </table:table-cell>
          <table:table-cell office:value-type="string" calcext:value-type="string">
            <text:p>парсер поисковых запросов (3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parsers/, https://click.ru/l/yandex_wordstat, https://postium.ru/parsery-yandex-wordstat/, https://semkeys.ru/blog/parser-klyuchevyh-slov/, https://blog.promopult.ru/seo/kak-parsit-sajt-20-instrumentov.html, https://ddsi.ru/blog/parsery-klyuchevyh-slov/, https://web-data-extractor.net/parser-kljuchevyh-slov/, https://x-parser.ru/software/1-x-parser-light.html, https://xmlriver.com/xmlriverparser/</text:p>
          </table:table-cell>
        </table:table-row>
        <table:table-row table:style-name="ro1">
          <table:table-cell office:value-type="string" calcext:value-type="string">
            <text:p>скачать парсер ключевых слов</text:p>
          </table:table-cell>
          <table:table-cell office:value-type="string" calcext:value-type="string">
            <text:p>парсер поисковых запросов (3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parsers/, https://click.ru/l/yandex_wordstat, https://postium.ru/parsery-yandex-wordstat/, https://semkeys.ru/blog/parser-klyuchevyh-slov/, https://blog.promopult.ru/seo/kak-parsit-sajt-20-instrumentov.html, https://ddsi.ru/blog/parsery-klyuchevyh-slov/, https://web-data-extractor.net/parser-kljuchevyh-slov/, https://x-parser.ru/software/1-x-parser-light.html, https://xmlriver.com/xmlriverparser/</text:p>
          </table:table-cell>
        </table:table-row>
        <table:table-row table:style-name="ro1">
          <table:table-cell office:value-type="string" calcext:value-type="string">
            <text:p>парсер слов скачать</text:p>
          </table:table-cell>
          <table:table-cell office:value-type="string" calcext:value-type="string">
            <text:p>парсер поисковых запросов (3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parsers/, https://click.ru/l/yandex_wordstat, https://postium.ru/parsery-yandex-wordstat/, https://semkeys.ru/blog/parser-klyuchevyh-slov/, https://blog.promopult.ru/seo/kak-parsit-sajt-20-instrumentov.html, https://ddsi.ru/blog/parsery-klyuchevyh-slov/, https://web-data-extractor.net/parser-kljuchevyh-slov/, https://x-parser.ru/software/1-x-parser-light.html, https://xmlriver.com/xmlriverparser/</text:p>
          </table:table-cell>
        </table:table-row>
        <table:table-row table:style-name="ro1">
          <table:table-cell office:value-type="string" calcext:value-type="string">
            <text:p>парсер авито недвижимость</text:p>
          </table:table-cell>
          <table:table-cell office:value-type="string" calcext:value-type="string">
            <text:p>парсер авито недвижимость (3)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orkspace.ru/blog/22-parsera-dlya-avito-obzor-i-sravnenie/, https://otzyvmarketing.ru/articles/luchshie-parsery-avito/, https://www.youtube.com/watch?v=NR4lAlaQ1u4, https://ads-api.ru/, https://aff1.ru/blogs/7-luchshikh-parserov-dlya-bystrogo-sbora-informatsii-s-avito, https://auto-parser.ru/parser_realty_avito, https://github.com/HSEGeoMarketing/AvitoParser, https://homecrm.ru/blog/parser-avito, https://rutube.ru/video/2048a4b0bad8f2f66a3a4cca3ee47514/, https://sigmaparser.ru/</text:p>
          </table:table-cell>
        </table:table-row>
        <table:table-row table:style-name="ro1">
          <table:table-cell office:value-type="string" calcext:value-type="string">
            <text:p>парсер авито циан</text:p>
          </table:table-cell>
          <table:table-cell office:value-type="string" calcext:value-type="string">
            <text:p>парсер авито недвижимость (3)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orkspace.ru/blog/22-parsera-dlya-avito-obzor-i-sravnenie/, https://otzyvmarketing.ru/articles/luchshie-parsery-avito/, https://www.youtube.com/watch?v=NR4lAlaQ1u4, https://ads-api.ru/, https://aff1.ru/blogs/7-luchshikh-parserov-dlya-bystrogo-sbora-informatsii-s-avito, https://auto-parser.ru/parser_realty_avito, https://github.com/HSEGeoMarketing/AvitoParser, https://homecrm.ru/blog/parser-avito, https://rutube.ru/video/2048a4b0bad8f2f66a3a4cca3ee47514/, https://sigmaparser.ru/</text:p>
          </table:table-cell>
        </table:table-row>
        <table:table-row table:style-name="ro1">
          <table:table-cell office:value-type="string" calcext:value-type="string">
            <text:p>парсер объявлений авито недвижимость</text:p>
          </table:table-cell>
          <table:table-cell office:value-type="string" calcext:value-type="string">
            <text:p>парсер авито недвижимость (3)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orkspace.ru/blog/22-parsera-dlya-avito-obzor-i-sravnenie/, https://otzyvmarketing.ru/articles/luchshie-parsery-avito/, https://www.youtube.com/watch?v=NR4lAlaQ1u4, https://ads-api.ru/, https://aff1.ru/blogs/7-luchshikh-parserov-dlya-bystrogo-sbora-informatsii-s-avito, https://auto-parser.ru/parser_realty_avito, https://github.com/HSEGeoMarketing/AvitoParser, https://homecrm.ru/blog/parser-avito, https://rutube.ru/video/2048a4b0bad8f2f66a3a4cca3ee47514/, https://sigmaparser.ru/</text:p>
          </table:table-cell>
        </table:table-row>
        <table:table-row table:style-name="ro1">
          <table:table-cell office:value-type="string" calcext:value-type="string">
            <text:p>парсер постов</text:p>
          </table:table-cell>
          <table:table-cell office:value-type="string" calcext:value-type="string">
            <text:p>парсер постов (3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3667258-luchshie-parseri-vk-dlya-grupp-i-soobshchestv, https://martrending.ru/smm/vk-parsery, https://otzyvmarketing.ru/articles/parsery-vkontakte/, https://bizidei.ru/top/parser-postov-vkontakte/, https://blog.click.ru/target/30-parserov-dlya-reklamy-v-vk-ok-fb-instagram/, https://niksolovov.ru/category_services/parser-postov-vk, https://smmplanner.com/blog/kak-vybrat-parsier-dlia-vkontaktie-i-pravilno-iegho-ispolzovat/, https://vk.barkov.net/parser-postov-vk</text:p>
          </table:table-cell>
        </table:table-row>
        <table:table-row table:style-name="ro1">
          <table:table-cell office:value-type="string" calcext:value-type="string">
            <text:p>парсер рекламы вк</text:p>
          </table:table-cell>
          <table:table-cell office:value-type="string" calcext:value-type="string">
            <text:p>парсер постов (3)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3667258-luchshie-parseri-vk-dlya-grupp-i-soobshchestv, https://martrending.ru/smm/vk-parsery, https://otzyvmarketing.ru/articles/parsery-vkontakte/, https://bizidei.ru/top/parser-postov-vkontakte/, https://blog.click.ru/target/30-parserov-dlya-reklamy-v-vk-ok-fb-instagram/, https://niksolovov.ru/category_services/parser-postov-vk, https://smmplanner.com/blog/kak-vybrat-parsier-dlia-vkontaktie-i-pravilno-iegho-ispolzovat/, https://vk.barkov.net/parser-postov-vk</text:p>
          </table:table-cell>
        </table:table-row>
        <table:table-row table:style-name="ro1">
          <table:table-cell office:value-type="string" calcext:value-type="string">
            <text:p>парсер постов вк</text:p>
          </table:table-cell>
          <table:table-cell office:value-type="string" calcext:value-type="string">
            <text:p>парсер постов (3)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3667258-luchshie-parseri-vk-dlya-grupp-i-soobshchestv, https://martrending.ru/smm/vk-parsery, https://otzyvmarketing.ru/articles/parsery-vkontakte/, https://bizidei.ru/top/parser-postov-vkontakte/, https://blog.click.ru/target/30-parserov-dlya-reklamy-v-vk-ok-fb-instagram/, https://niksolovov.ru/category_services/parser-postov-vk, https://smmplanner.com/blog/kak-vybrat-parsier-dlia-vkontaktie-i-pravilno-iegho-ispolzovat/, https://vk.barkov.net/parser-postov-vk</text:p>
          </table:table-cell>
        </table:table-row>
        <table:table-row table:style-name="ro1">
          <table:table-cell office:value-type="string" calcext:value-type="string">
            <text:p>бесплатные парсеры телефонов</text:p>
          </table:table-cell>
          <table:table-cell office:value-type="string" calcext:value-type="string">
            <text:p>бесплатные парсеры телефонов (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Xl8yuUQoQmO7ZML, https://resize-web.ru/soft/parsera-kontaktov/, https://web-data-extractor.net/parser-telefonov/, https://yandex.ru/q/question/posovetuite_parser_avito_dlia_sbora_3b9a72f9/</text:p>
          </table:table-cell>
        </table:table-row>
        <table:table-row table:style-name="ro1">
          <table:table-cell office:value-type="string" calcext:value-type="string">
            <text:p>бесплатный парсер номеров</text:p>
          </table:table-cell>
          <table:table-cell office:value-type="string" calcext:value-type="string">
            <text:p>бесплатные парсеры телефонов (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Xl8yuUQoQmO7ZML, https://resize-web.ru/soft/parsera-kontaktov/, https://web-data-extractor.net/parser-telefonov/, https://yandex.ru/q/question/posovetuite_parser_avito_dlia_sbora_3b9a72f9/</text:p>
          </table:table-cell>
        </table:table-row>
        <table:table-row table:style-name="ro1">
          <table:table-cell office:value-type="string" calcext:value-type="string">
            <text:p>купить парсер номеров</text:p>
          </table:table-cell>
          <table:table-cell office:value-type="string" calcext:value-type="string">
            <text:p>бесплатные парсеры телефонов (3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Xl8yuUQoQmO7ZML, https://resize-web.ru/soft/parsera-kontaktov/, https://web-data-extractor.net/parser-telefonov/, https://yandex.ru/q/question/posovetuite_parser_avito_dlia_sbora_3b9a72f9/</text:p>
          </table:table-cell>
        </table:table-row>
        <table:table-row table:style-name="ro1">
          <table:table-cell office:value-type="string" calcext:value-type="string">
            <text:p>нет парсера в приложении лампа</text:p>
          </table:table-cell>
          <table:table-cell office:value-type="string" calcext:value-type="string">
            <text:p>нет парсера в приложении лампа (3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yumata/lampa-source/issues/113, https://telegra.ph/Nastraivaem-Lampu-s-nulya-06-13, https://tv-ch.ru/lampa-application-its-empty-here-solution-in-3-steps/, https://4pda.to/forum/index.php?showtopic=1084306&amp;st=220, https://rutube.ru/video/e0764d9d54e00dc3bed3b33dae785eb2/</text:p>
          </table:table-cell>
        </table:table-row>
        <table:table-row table:style-name="ro1">
          <table:table-cell office:value-type="string" calcext:value-type="string">
            <text:p>парсер jackett не работает</text:p>
          </table:table-cell>
          <table:table-cell office:value-type="string" calcext:value-type="string">
            <text:p>нет парсера в приложении лампа (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yumata/lampa-source/issues/113, https://telegra.ph/Nastraivaem-Lampu-s-nulya-06-13, https://tv-ch.ru/lampa-application-its-empty-here-solution-in-3-steps/, https://4pda.to/forum/index.php?showtopic=1084306&amp;st=220, https://rutube.ru/video/e0764d9d54e00dc3bed3b33dae785eb2/</text:p>
          </table:table-cell>
        </table:table-row>
        <table:table-row table:style-name="ro1">
          <table:table-cell office:value-type="string" calcext:value-type="string">
            <text:p>парсер jackett для lampa не работает</text:p>
          </table:table-cell>
          <table:table-cell office:value-type="string" calcext:value-type="string">
            <text:p>нет парсера в приложении лампа (3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yumata/lampa-source/issues/113, https://telegra.ph/Nastraivaem-Lampu-s-nulya-06-13, https://tv-ch.ru/lampa-application-its-empty-here-solution-in-3-steps/, https://4pda.to/forum/index.php?showtopic=1084306&amp;st=220, https://rutube.ru/video/e0764d9d54e00dc3bed3b33dae785eb2/</text:p>
          </table:table-cell>
        </table:table-row>
        <table:table-row table:style-name="ro1">
          <table:table-cell office:value-type="string" calcext:value-type="string">
            <text:p>xml парсер</text:p>
          </table:table-cell>
          <table:table-cell office:value-type="string" calcext:value-type="string">
            <text:p>xml парсер (3)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eautify.org/xml-parser-online, https://jsonformatter.org/xml-parser, https://products.groupdocs.app/ru/parser/xml, https://habr.com/ru/companies/tensor/articles/769722/, https://snipp.ru/tools/parser-xml, https://xmlformatter.org/xml-parser/</text:p>
          </table:table-cell>
        </table:table-row>
        <table:table-row table:style-name="ro1">
          <table:table-cell office:value-type="string" calcext:value-type="string">
            <text:p>парсер xml файлов</text:p>
          </table:table-cell>
          <table:table-cell office:value-type="string" calcext:value-type="string">
            <text:p>xml парсер (3)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eautify.org/xml-parser-online, https://jsonformatter.org/xml-parser, https://products.groupdocs.app/ru/parser/xml, https://habr.com/ru/companies/tensor/articles/769722/, https://snipp.ru/tools/parser-xml, https://xmlformatter.org/xml-parser/</text:p>
          </table:table-cell>
        </table:table-row>
        <table:table-row table:style-name="ro1">
          <table:table-cell office:value-type="string" calcext:value-type="string">
            <text:p>xml парсер онлайн</text:p>
          </table:table-cell>
          <table:table-cell office:value-type="string" calcext:value-type="string">
            <text:p>xml парсер (3)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eautify.org/xml-parser-online, https://jsonformatter.org/xml-parser, https://products.groupdocs.app/ru/parser/xml, https://habr.com/ru/companies/tensor/articles/769722/, https://snipp.ru/tools/parser-xml, https://xmlformatter.org/xml-parser/</text:p>
          </table:table-cell>
        </table:table-row>
        <table:table-row table:style-name="ro1">
          <table:table-cell office:value-type="string" calcext:value-type="string">
            <text:p>парсер авито бесплатно</text:p>
          </table:table-cell>
          <table:table-cell office:value-type="string" calcext:value-type="string">
            <text:p>парсер авито бесплатно (3)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blogs/7-luchshikh-parserov-dlya-bystrogo-sbora-informatsii-s-avito, https://otzyvmarketing.ru/articles/luchshie-parsery-avito/, https://av-tools.pro/guest/parser_other, https://dzen.ru/a/ZXl8yuUQoQmO7ZML, https://parsingmaster.com/blog-post/kak-parsit-avito/, https://postium.ru/parsery-avito/, https://t.me/blog_Avito/64, https://vc.ru/u/2490035-alibek-gulyamov/1735856-parser-avito-ili-kak-ya-perestal-byt-slepym-kotenkom-top-1-servis-dlya-avitologov, https://www.youtube.com/watch?v=9wr-10V5-yM</text:p>
          </table:table-cell>
        </table:table-row>
        <table:table-row table:style-name="ro1">
          <table:table-cell office:value-type="string" calcext:value-type="string">
            <text:p>парсер конкурентов авито</text:p>
          </table:table-cell>
          <table:table-cell office:value-type="string" calcext:value-type="string">
            <text:p>парсер авито бесплатно (3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blogs/7-luchshikh-parserov-dlya-bystrogo-sbora-informatsii-s-avito, https://otzyvmarketing.ru/articles/luchshie-parsery-avito/, https://av-tools.pro/guest/parser_other, https://dzen.ru/a/ZXl8yuUQoQmO7ZML, https://parsingmaster.com/blog-post/kak-parsit-avito/, https://postium.ru/parsery-avito/, https://t.me/blog_Avito/64, https://vc.ru/u/2490035-alibek-gulyamov/1735856-parser-avito-ili-kak-ya-perestal-byt-slepym-kotenkom-top-1-servis-dlya-avitologov, https://www.youtube.com/watch?v=9wr-10V5-yM</text:p>
          </table:table-cell>
        </table:table-row>
        <table:table-row table:style-name="ro1">
          <table:table-cell office:value-type="string" calcext:value-type="string">
            <text:p>анализ конкурентов в авито через парсер</text:p>
          </table:table-cell>
          <table:table-cell office:value-type="string" calcext:value-type="string">
            <text:p>парсер авито бесплатно (3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blogs/7-luchshikh-parserov-dlya-bystrogo-sbora-informatsii-s-avito, https://otzyvmarketing.ru/articles/luchshie-parsery-avito/, https://av-tools.pro/guest/parser_other, https://dzen.ru/a/ZXl8yuUQoQmO7ZML, https://parsingmaster.com/blog-post/kak-parsit-avito/, https://postium.ru/parsery-avito/, https://t.me/blog_Avito/64, https://vc.ru/u/2490035-alibek-gulyamov/1735856-parser-avito-ili-kak-ya-perestal-byt-slepym-kotenkom-top-1-servis-dlya-avitologov, https://www.youtube.com/watch?v=9wr-10V5-yM</text:p>
          </table:table-cell>
        </table:table-row>
        <table:table-row table:style-name="ro1">
          <table:table-cell office:value-type="string" calcext:value-type="string">
            <text:p>парсер hh python</text:p>
          </table:table-cell>
          <table:table-cell office:value-type="string" calcext:value-type="string">
            <text:p>парсер hh python (3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464823/, https://office-menu.ru/python/96-api-hh, https://otvet.mail.ru/question/238063042, https://rutube.ru/video/2f5c6a4ce60ae9f4376e951e446e9c7e/, https://vc.ru/u/1510590-python-idea/688002-parser-hh-veb-prilozhenie-na-python, https://www.youtube.com/watch?v=0_xwepyuV1E, https://github.com/pashaapsky/hh.ru_parser, https://shakhbanov.org/kak-ispolzovat-api-hhru-dlya-parsinga-sbora-vakansiy-v-oblasti-data-science/, https://vk.com/video-16108331_456261197, https://yandex.ru/video/preview/7580061867542082947</text:p>
          </table:table-cell>
        </table:table-row>
        <table:table-row table:style-name="ro1">
          <table:table-cell office:value-type="string" calcext:value-type="string">
            <text:p>парсер hh ru python</text:p>
          </table:table-cell>
          <table:table-cell office:value-type="string" calcext:value-type="string">
            <text:p>парсер hh python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464823/, https://office-menu.ru/python/96-api-hh, https://otvet.mail.ru/question/238063042, https://rutube.ru/video/2f5c6a4ce60ae9f4376e951e446e9c7e/, https://vc.ru/u/1510590-python-idea/688002-parser-hh-veb-prilozhenie-na-python, https://www.youtube.com/watch?v=0_xwepyuV1E, https://github.com/pashaapsky/hh.ru_parser, https://shakhbanov.org/kak-ispolzovat-api-hhru-dlya-parsinga-sbora-vakansiy-v-oblasti-data-science/, https://vk.com/video-16108331_456261197, https://yandex.ru/video/preview/7580061867542082947</text:p>
          </table:table-cell>
        </table:table-row>
        <table:table-row table:style-name="ro1">
          <table:table-cell office:value-type="string" calcext:value-type="string">
            <text:p>парсер вакансий hh ru на python</text:p>
          </table:table-cell>
          <table:table-cell office:value-type="string" calcext:value-type="string">
            <text:p>парсер hh python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464823/, https://office-menu.ru/python/96-api-hh, https://otvet.mail.ru/question/238063042, https://rutube.ru/video/2f5c6a4ce60ae9f4376e951e446e9c7e/, https://vc.ru/u/1510590-python-idea/688002-parser-hh-veb-prilozhenie-na-python, https://www.youtube.com/watch?v=0_xwepyuV1E, https://github.com/pashaapsky/hh.ru_parser, https://shakhbanov.org/kak-ispolzovat-api-hhru-dlya-parsinga-sbora-vakansiy-v-oblasti-data-science/, https://vk.com/video-16108331_456261197, https://yandex.ru/video/preview/7580061867542082947</text:p>
          </table:table-cell>
        </table:table-row>
        <table:table-row table:style-name="ro1">
          <table:table-cell office:value-type="string" calcext:value-type="string">
            <text:p>парсер txt</text:p>
          </table:table-cell>
          <table:table-cell office:value-type="string" calcext:value-type="string">
            <text:p>парсер txt (3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manuals/features/files/text, https://products.conholdate.app/ru/parser/txt, https://victor-komlev.ru/parsing-dokumentov-s-pomoshhyu-python/, https://github.com/IcemanJT/text-file-parser, https://products.groupdocs.app/ru/parser/txt, https://ru.stackoverflow.com/questions/1245818/%D0%9F%D0%B0%D1%80%D1%81%D0%B8%D0%BD%D0%B3-%D1%84%D0%B0%D0%B9%D0%BB%D0%B0-txt-python, https://www.cyberforum.ru/php-beginners/thread1073207.html, https://www.youtube.com/watch?v=DCpfDcC7UPI</text:p>
          </table:table-cell>
        </table:table-row>
        <table:table-row table:style-name="ro1">
          <table:table-cell office:value-type="string" calcext:value-type="string">
            <text:p>парсер txt файлов</text:p>
          </table:table-cell>
          <table:table-cell office:value-type="string" calcext:value-type="string">
            <text:p>парсер txt (3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manuals/features/files/text, https://products.conholdate.app/ru/parser/txt, https://victor-komlev.ru/parsing-dokumentov-s-pomoshhyu-python/, https://github.com/IcemanJT/text-file-parser, https://products.groupdocs.app/ru/parser/txt, https://ru.stackoverflow.com/questions/1245818/%D0%9F%D0%B0%D1%80%D1%81%D0%B8%D0%BD%D0%B3-%D1%84%D0%B0%D0%B9%D0%BB%D0%B0-txt-python, https://www.cyberforum.ru/php-beginners/thread1073207.html, https://www.youtube.com/watch?v=DCpfDcC7UPI</text:p>
          </table:table-cell>
        </table:table-row>
        <table:table-row table:style-name="ro1">
          <table:table-cell office:value-type="string" calcext:value-type="string">
            <text:p>парсер текстовых файлов</text:p>
          </table:table-cell>
          <table:table-cell office:value-type="string" calcext:value-type="string">
            <text:p>парсер txt (3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manuals/features/files/text, https://products.conholdate.app/ru/parser/txt, https://victor-komlev.ru/parsing-dokumentov-s-pomoshhyu-python/, https://github.com/IcemanJT/text-file-parser, https://products.groupdocs.app/ru/parser/txt, https://ru.stackoverflow.com/questions/1245818/%D0%9F%D0%B0%D1%80%D1%81%D0%B8%D0%BD%D0%B3-%D1%84%D0%B0%D0%B9%D0%BB%D0%B0-txt-python, https://www.cyberforum.ru/php-beginners/thread1073207.html, https://www.youtube.com/watch?v=DCpfDcC7UPI</text:p>
          </table:table-cell>
        </table:table-row>
        <table:table-row table:style-name="ro1">
          <table:table-cell office:value-type="string" calcext:value-type="string">
            <text:p>парсер на php</text:p>
          </table:table-cell>
          <table:table-cell office:value-type="string" calcext:value-type="string">
            <text:p>парсер на php (3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565028/, https://seorubl.ru/moi-proekty/parser-html-kontenta-na-php/, https://snipp.ru/php/phpquery, https://falbar.one/article/pishem-parser-kontenta-na-php, https://github.com/irpsv/php-http-parser, https://seo-love.ru/programmirovanie/php/966-pishem-php-parser-sajtov-s-nulya.html, https://tproger.ru/digest/parse-html-via-php, https://truetech.dev/ru/posts/parsing-saitov-php.html</text:p>
          </table:table-cell>
        </table:table-row>
        <table:table-row table:style-name="ro1">
          <table:table-cell office:value-type="string" calcext:value-type="string">
            <text:p>парсер сайта на php</text:p>
          </table:table-cell>
          <table:table-cell office:value-type="string" calcext:value-type="string">
            <text:p>парсер на php (3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565028/, https://seorubl.ru/moi-proekty/parser-html-kontenta-na-php/, https://snipp.ru/php/phpquery, https://falbar.one/article/pishem-parser-kontenta-na-php, https://github.com/irpsv/php-http-parser, https://seo-love.ru/programmirovanie/php/966-pishem-php-parser-sajtov-s-nulya.html, https://tproger.ru/digest/parse-html-via-php, https://truetech.dev/ru/posts/parsing-saitov-php.html</text:p>
          </table:table-cell>
        </table:table-row>
        <table:table-row table:style-name="ro1">
          <table:table-cell office:value-type="string" calcext:value-type="string">
            <text:p>скачать парсер сайта на php</text:p>
          </table:table-cell>
          <table:table-cell office:value-type="string" calcext:value-type="string">
            <text:p>парсер на php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565028/, https://seorubl.ru/moi-proekty/parser-html-kontenta-na-php/, https://snipp.ru/php/phpquery, https://falbar.one/article/pishem-parser-kontenta-na-php, https://github.com/irpsv/php-http-parser, https://seo-love.ru/programmirovanie/php/966-pishem-php-parser-sajtov-s-nulya.html, https://tproger.ru/digest/parse-html-via-php, https://truetech.dev/ru/posts/parsing-saitov-php.html</text:p>
          </table:table-cell>
        </table:table-row>
        <table:table-row table:style-name="ro1">
          <table:table-cell office:value-type="string" calcext:value-type="string">
            <text:p>ошибка парсера конфигурации</text:p>
          </table:table-cell>
          <table:table-cell office:value-type="string" calcext:value-type="string">
            <text:p>ошибка парсера конфигурации (3)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eekpage.com/net-parser-returned-error-0xc00ce556/, https://tr-page.yandex.ru/translate?lang=en-ru&amp;url=https%3A%2F%2Fwww.partitionwizard.com%2Fnews%2Fparser-returned-error-0xc00ce556.html, https://ugetfix.com/ask/how-to-fix-parser-returned-error-0xc00ce556-on-windows-10/, https://answers.microsoft.com/ru-ru/windows/forum/all/%D0%BE%D1%88%D0%B8%D0%B1%D0%BA%D0%B0/78a08a5f-2700-4dfd-9df9-8d9f796ddea3, https://appuals.com/net-parsing-error-0xc00ce556/, https://otvet.mail.ru/question/225829687, https://www.howto-connect.com/fix-parser-returned-error-0xc00ce556-windows-10/, https://www.youtube.com/watch?v=iHgFkCqDT9c</text:p>
          </table:table-cell>
        </table:table-row>
        <table:table-row table:style-name="ro1">
          <table:table-cell office:value-type="string" calcext:value-type="string">
            <text:p>парсер вернул ошибку</text:p>
          </table:table-cell>
          <table:table-cell office:value-type="string" calcext:value-type="string">
            <text:p>ошибка парсера конфигурации (3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eekpage.com/net-parser-returned-error-0xc00ce556/, https://tr-page.yandex.ru/translate?lang=en-ru&amp;url=https%3A%2F%2Fwww.partitionwizard.com%2Fnews%2Fparser-returned-error-0xc00ce556.html, https://ugetfix.com/ask/how-to-fix-parser-returned-error-0xc00ce556-on-windows-10/, https://answers.microsoft.com/ru-ru/windows/forum/all/%D0%BE%D1%88%D0%B8%D0%B1%D0%BA%D0%B0/78a08a5f-2700-4dfd-9df9-8d9f796ddea3, https://appuals.com/net-parsing-error-0xc00ce556/, https://otvet.mail.ru/question/225829687, https://www.howto-connect.com/fix-parser-returned-error-0xc00ce556-windows-10/, https://www.youtube.com/watch?v=iHgFkCqDT9c</text:p>
          </table:table-cell>
        </table:table-row>
        <table:table-row table:style-name="ro1">
          <table:table-cell office:value-type="string" calcext:value-type="string">
            <text:p>парсер вернул ошибку 0xc00ce556</text:p>
          </table:table-cell>
          <table:table-cell office:value-type="string" calcext:value-type="string">
            <text:p>ошибка парсера конфигурации (3)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geekpage.com/net-parser-returned-error-0xc00ce556/, https://tr-page.yandex.ru/translate?lang=en-ru&amp;url=https%3A%2F%2Fwww.partitionwizard.com%2Fnews%2Fparser-returned-error-0xc00ce556.html, https://ugetfix.com/ask/how-to-fix-parser-returned-error-0xc00ce556-on-windows-10/, https://answers.microsoft.com/ru-ru/windows/forum/all/%D0%BE%D1%88%D0%B8%D0%B1%D0%BA%D0%B0/78a08a5f-2700-4dfd-9df9-8d9f796ddea3, https://appuals.com/net-parsing-error-0xc00ce556/, https://otvet.mail.ru/question/225829687, https://www.howto-connect.com/fix-parser-returned-error-0xc00ce556-windows-10/, https://www.youtube.com/watch?v=iHgFkCqDT9c</text:p>
          </table:table-cell>
        </table:table-row>
        <table:table-row table:style-name="ro1">
          <table:table-cell office:value-type="string" calcext:value-type="string">
            <text:p>инста парсер</text:p>
          </table:table-cell>
          <table:table-cell office:value-type="string" calcext:value-type="string">
            <text:p>инста парсер (3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-parser.ru/, https://partnerkin.com/services/instaparser, https://www.otzyvru.com/insta-parserru, https://in-scale.ru/service/Instaparserru/, https://instaparser.ru/, https://niksolovov.ru/services/instaparser, https://otzyvmarketing.ru/insta-parser/, https://resize-web.ru/prog/instaparser/, https://vc.ru/u/2959483-evgenii/1043725-insta-parser-za-9000-rublei-kotoryi-ne-rabotaet, https://vk.com/wall-192217336_7450</text:p>
          </table:table-cell>
        </table:table-row>
        <table:table-row table:style-name="ro1">
          <table:table-cell office:value-type="string" calcext:value-type="string">
            <text:p>инста парсер ру</text:p>
          </table:table-cell>
          <table:table-cell office:value-type="string" calcext:value-type="string">
            <text:p>инста парсер (3)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-parser.ru/, https://partnerkin.com/services/instaparser, https://www.otzyvru.com/insta-parserru, https://in-scale.ru/service/Instaparserru/, https://instaparser.ru/, https://niksolovov.ru/services/instaparser, https://otzyvmarketing.ru/insta-parser/, https://resize-web.ru/prog/instaparser/, https://vc.ru/u/2959483-evgenii/1043725-insta-parser-za-9000-rublei-kotoryi-ne-rabotaet, https://vk.com/wall-192217336_7450</text:p>
          </table:table-cell>
        </table:table-row>
        <table:table-row table:style-name="ro1">
          <table:table-cell office:value-type="string" calcext:value-type="string">
            <text:p>инста парсер отзывы</text:p>
          </table:table-cell>
          <table:table-cell office:value-type="string" calcext:value-type="string">
            <text:p>инста парсер (3)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-parser.ru/, https://partnerkin.com/services/instaparser, https://www.otzyvru.com/insta-parserru, https://in-scale.ru/service/Instaparserru/, https://instaparser.ru/, https://niksolovov.ru/services/instaparser, https://otzyvmarketing.ru/insta-parser/, https://resize-web.ru/prog/instaparser/, https://vc.ru/u/2959483-evgenii/1043725-insta-parser-za-9000-rublei-kotoryi-ne-rabotaet, https://vk.com/wall-192217336_7450</text:p>
          </table:table-cell>
        </table:table-row>
        <table:table-row table:style-name="ro1">
          <table:table-cell office:value-type="string" calcext:value-type="string">
            <text:p>маркет парсер</text:p>
          </table:table-cell>
          <table:table-cell office:value-type="string" calcext:value-type="string">
            <text:p>маркет парсер (3)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arser.ru/, https://parser.market/, https://ppc.world/articles/17-parserov-dlya-raboty-na-marketpleysah-upravlyaem-stavkami-monitorim-ceny-analiziruem-konkurentov/, https://blog.metacommerce.ru/parsing_cen_konkurentov_na_marketplejsah, https://habr.com/ru/companies/amvera/articles/834582/, https://journal.zennolab.com/parsing-marketpleisov-kak-i-zachem-ispolzovat-parsery-dlja-analiza-dannyh/</text:p>
          </table:table-cell>
        </table:table-row>
        <table:table-row table:style-name="ro1">
          <table:table-cell office:value-type="string" calcext:value-type="string">
            <text:p>парсер маркетплейсов</text:p>
          </table:table-cell>
          <table:table-cell office:value-type="string" calcext:value-type="string">
            <text:p>маркет парсер (3)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arser.ru/, https://parser.market/, https://ppc.world/articles/17-parserov-dlya-raboty-na-marketpleysah-upravlyaem-stavkami-monitorim-ceny-analiziruem-konkurentov/, https://blog.metacommerce.ru/parsing_cen_konkurentov_na_marketplejsah, https://habr.com/ru/companies/amvera/articles/834582/, https://journal.zennolab.com/parsing-marketpleisov-kak-i-zachem-ispolzovat-parsery-dlja-analiza-dannyh/</text:p>
          </table:table-cell>
        </table:table-row>
        <table:table-row table:style-name="ro1">
          <table:table-cell office:value-type="string" calcext:value-type="string">
            <text:p>парсер цен на маркетплейсах</text:p>
          </table:table-cell>
          <table:table-cell office:value-type="string" calcext:value-type="string">
            <text:p>маркет парсер (3)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arser.ru/, https://parser.market/, https://ppc.world/articles/17-parserov-dlya-raboty-na-marketpleysah-upravlyaem-stavkami-monitorim-ceny-analiziruem-konkurentov/, https://blog.metacommerce.ru/parsing_cen_konkurentov_na_marketplejsah, https://habr.com/ru/companies/amvera/articles/834582/, https://journal.zennolab.com/parsing-marketpleisov-kak-i-zachem-ispolzovat-parsery-dlja-analiza-dannyh/</text:p>
          </table:table-cell>
        </table:table-row>
        <table:table-row table:style-name="ro1">
          <table:table-cell office:value-type="string" calcext:value-type="string">
            <text:p>ии парсер</text:p>
          </table:table-cell>
          <table:table-cell office:value-type="string" calcext:value-type="string">
            <text:p>ии парсер (3)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neural-networks/browse-ai/, https://dzen.ru/a/ZwUJQ2BHnnxRhVO8, https://github.com/naluneotlichno/web-parser-ai, https://habr.com/ru/articles/753134/, https://ru-brightdata.com/blog/web-data-ru/ai-web-scraping, https://webbee-ai.ru/, https://www.youtube.com/watch?v=HwliJnw2NrI</text:p>
          </table:table-cell>
        </table:table-row>
        <table:table-row table:style-name="ro1">
          <table:table-cell office:value-type="string" calcext:value-type="string">
            <text:p>ии парсер сайтов</text:p>
          </table:table-cell>
          <table:table-cell office:value-type="string" calcext:value-type="string">
            <text:p>ии парсер (3)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neural-networks/browse-ai/, https://dzen.ru/a/ZwUJQ2BHnnxRhVO8, https://github.com/naluneotlichno/web-parser-ai, https://habr.com/ru/articles/753134/, https://ru-brightdata.com/blog/web-data-ru/ai-web-scraping, https://webbee-ai.ru/, https://www.youtube.com/watch?v=HwliJnw2NrI</text:p>
          </table:table-cell>
        </table:table-row>
        <table:table-row table:style-name="ro1">
          <table:table-cell office:value-type="string" calcext:value-type="string">
            <text:p>настройка ии для парсера</text:p>
          </table:table-cell>
          <table:table-cell office:value-type="string" calcext:value-type="string">
            <text:p>ии парсер (3)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neural-networks/browse-ai/, https://dzen.ru/a/ZwUJQ2BHnnxRhVO8, https://github.com/naluneotlichno/web-parser-ai, https://habr.com/ru/articles/753134/, https://ru-brightdata.com/blog/web-data-ru/ai-web-scraping, https://webbee-ai.ru/, https://www.youtube.com/watch?v=HwliJnw2NrI</text:p>
          </table:table-cell>
        </table:table-row>
        <table:table-row table:style-name="ro1">
          <table:table-cell office:value-type="string" calcext:value-type="string">
            <text:p>парсер dle</text:p>
          </table:table-cell>
          <table:table-cell office:value-type="string" calcext:value-type="string">
            <text:p>парсер dle (3)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e-kit.com/scripts/11-selfparser.html, https://forum.dle-news.ru/topic/89321-%D0%BD%D1%83%D0%B6%D0%B5%D0%BD-%D0%BF%D0%B0%D1%80%D1%81%D0%B5%D1%80-%D0%BD%D0%B0-dle-17/, https://webus.pro/projects/scripts/20-selfparser-41-parser-kontenta-dlja-dle.html, https://all4cms.ru/web-masters/wm_programms/3374-besshablonnyy-parser-dlya-dle-i-wp-saytov.html, https://parser-kino.org/, https://rche.ru/6291_modul-dlya-dle-parsing-rss-lenty-s-izobrazheniyami.html, https://resize-web.ru/soft/parser-dle/, https://searchengines.guru/ru/forum/328414</text:p>
          </table:table-cell>
        </table:table-row>
        <table:table-row table:style-name="ro1">
          <table:table-cell office:value-type="string" calcext:value-type="string">
            <text:p>парсер контента для dle</text:p>
          </table:table-cell>
          <table:table-cell office:value-type="string" calcext:value-type="string">
            <text:p>парсер dle (3)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e-kit.com/scripts/11-selfparser.html, https://forum.dle-news.ru/topic/89321-%D0%BD%D1%83%D0%B6%D0%B5%D0%BD-%D0%BF%D0%B0%D1%80%D1%81%D0%B5%D1%80-%D0%BD%D0%B0-dle-17/, https://webus.pro/projects/scripts/20-selfparser-41-parser-kontenta-dlja-dle.html, https://all4cms.ru/web-masters/wm_programms/3374-besshablonnyy-parser-dlya-dle-i-wp-saytov.html, https://parser-kino.org/, https://rche.ru/6291_modul-dlya-dle-parsing-rss-lenty-s-izobrazheniyami.html, https://resize-web.ru/soft/parser-dle/, https://searchengines.guru/ru/forum/328414</text:p>
          </table:table-cell>
        </table:table-row>
        <table:table-row table:style-name="ro1">
          <table:table-cell office:value-type="string" calcext:value-type="string">
            <text:p>selfparser парсер контента и торрентов для dle</text:p>
          </table:table-cell>
          <table:table-cell office:value-type="string" calcext:value-type="string">
            <text:p>парсер dle (3)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e-kit.com/scripts/11-selfparser.html, https://forum.dle-news.ru/topic/89321-%D0%BD%D1%83%D0%B6%D0%B5%D0%BD-%D0%BF%D0%B0%D1%80%D1%81%D0%B5%D1%80-%D0%BD%D0%B0-dle-17/, https://webus.pro/projects/scripts/20-selfparser-41-parser-kontenta-dlja-dle.html, https://all4cms.ru/web-masters/wm_programms/3374-besshablonnyy-parser-dlya-dle-i-wp-saytov.html, https://parser-kino.org/, https://rche.ru/6291_modul-dlya-dle-parsing-rss-lenty-s-izobrazheniyami.html, https://resize-web.ru/soft/parser-dle/, https://searchengines.guru/ru/forum/328414</text:p>
          </table:table-cell>
        </table:table-row>
        <table:table-row table:style-name="ro1">
          <table:table-cell office:value-type="string" calcext:value-type="string">
            <text:p>универсальный парсер фомул для free pascal</text:p>
          </table:table-cell>
          <table:table-cell office:value-type="string" calcext:value-type="string">
            <text:p>универсальный парсер фомул для free pascal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scalabc.net/wiki/index.php/%D0%9F%D0%BE%D1%81%D1%82%D1%80%D0%BE%D0%B5%D0%BD%D0%B8%D0%B5_%D1%81%D0%B8%D0%BD%D1%82%D0%B0%D0%BA%D1%81%D0%B8%D1%87%D0%B5%D1%81%D0%BA%D0%BE%D0%B3%D0%BE_%D0%B4%D0%B5%D1%80%D0%B5%D0%B2%D0%B0_%D0%BF%D1%80%D0%BE%D0%B3%D1%80%D0%B0%D0%BC%D0%BC%D1%8B_%D0%BD%D0%B0_%D1%8F%D0%B7%D1%8B%D0%BA%D0%B5_%D0%9F%D0%B0%D1%81%D0%BA%D0%B0%D0%BB%D1%8C, http://forum.pascal.net.ru/index.php?showtopic=22986, https://artip.ru/parsing-xmlhtml-free-pascal-biblioteka-internet-tools-chast-1, https://sourceforge.net/directory/xml-parsers/free-pascal/, https://stackoverflow.com/questions/391432/developing-a-simple-parser, https://www.cyberforum.ru/turbo-pascal/thread445307.html, https://www.sigmdel.ca/michel/program/fpl/parser/dnld/simpleparser.pdf</text:p>
          </table:table-cell>
        </table:table-row>
        <table:table-row table:style-name="ro1">
          <table:table-cell office:value-type="string" calcext:value-type="string">
            <text:p>универсальный парсер формул на паскале</text:p>
          </table:table-cell>
          <table:table-cell office:value-type="string" calcext:value-type="string">
            <text:p>универсальный парсер фомул для free pascal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scalabc.net/wiki/index.php/%D0%9F%D0%BE%D1%81%D1%82%D1%80%D0%BE%D0%B5%D0%BD%D0%B8%D0%B5_%D1%81%D0%B8%D0%BD%D1%82%D0%B0%D0%BA%D1%81%D0%B8%D1%87%D0%B5%D1%81%D0%BA%D0%BE%D0%B3%D0%BE_%D0%B4%D0%B5%D1%80%D0%B5%D0%B2%D0%B0_%D0%BF%D1%80%D0%BE%D0%B3%D1%80%D0%B0%D0%BC%D0%BC%D1%8B_%D0%BD%D0%B0_%D1%8F%D0%B7%D1%8B%D0%BA%D0%B5_%D0%9F%D0%B0%D1%81%D0%BA%D0%B0%D0%BB%D1%8C, http://forum.pascal.net.ru/index.php?showtopic=22986, https://artip.ru/parsing-xmlhtml-free-pascal-biblioteka-internet-tools-chast-1, https://sourceforge.net/directory/xml-parsers/free-pascal/, https://stackoverflow.com/questions/391432/developing-a-simple-parser, https://www.cyberforum.ru/turbo-pascal/thread445307.html, https://www.sigmdel.ca/michel/program/fpl/parser/dnld/simpleparser.pdf</text:p>
          </table:table-cell>
        </table:table-row>
        <table:table-row table:style-name="ro1">
          <table:table-cell office:value-type="string" calcext:value-type="string">
            <text:p>компонентный паскаль парсер</text:p>
          </table:table-cell>
          <table:table-cell office:value-type="string" calcext:value-type="string">
            <text:p>универсальный парсер фомул для free pascal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scalabc.net/wiki/index.php/%D0%9F%D0%BE%D1%81%D1%82%D1%80%D0%BE%D0%B5%D0%BD%D0%B8%D0%B5_%D1%81%D0%B8%D0%BD%D1%82%D0%B0%D0%BA%D1%81%D0%B8%D1%87%D0%B5%D1%81%D0%BA%D0%BE%D0%B3%D0%BE_%D0%B4%D0%B5%D1%80%D0%B5%D0%B2%D0%B0_%D0%BF%D1%80%D0%BE%D0%B3%D1%80%D0%B0%D0%BC%D0%BC%D1%8B_%D0%BD%D0%B0_%D1%8F%D0%B7%D1%8B%D0%BA%D0%B5_%D0%9F%D0%B0%D1%81%D0%BA%D0%B0%D0%BB%D1%8C, http://forum.pascal.net.ru/index.php?showtopic=22986, https://artip.ru/parsing-xmlhtml-free-pascal-biblioteka-internet-tools-chast-1, https://sourceforge.net/directory/xml-parsers/free-pascal/, https://stackoverflow.com/questions/391432/developing-a-simple-parser, https://www.cyberforum.ru/turbo-pascal/thread445307.html, https://www.sigmdel.ca/michel/program/fpl/parser/dnld/simpleparser.pdf</text:p>
          </table:table-cell>
        </table:table-row>
        <table:table-row table:style-name="ro1">
          <table:table-cell office:value-type="string" calcext:value-type="string">
            <text:p>парсер 1с</text:p>
          </table:table-cell>
          <table:table-cell office:value-type="string" calcext:value-type="string">
            <text:p>парсер 1с (3)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t-1c.ru/services-1s/1c-parser-prices/, https://helpf.pro/faq/view/1435, https://infostart.ru/1c/articles/1269023/, https://applix.ru/catalog/vse-razrabotki-dlya-1s/parser-saytov-dlya-1s/, https://avoshop.ru/help/articles/2024/kak_nastroit_parser_saytov_v_1s/, https://avprog.ru/public/1831/, https://github.com/LazarenkoA/1c-language-parser, https://www.youtube.com/watch?v=7Qo_Cis7Ka4</text:p>
          </table:table-cell>
        </table:table-row>
        <table:table-row table:style-name="ro1">
          <table:table-cell office:value-type="string" calcext:value-type="string">
            <text:p>парсер сайтов 1с</text:p>
          </table:table-cell>
          <table:table-cell office:value-type="string" calcext:value-type="string">
            <text:p>парсер 1с (3)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t-1c.ru/services-1s/1c-parser-prices/, https://helpf.pro/faq/view/1435, https://infostart.ru/1c/articles/1269023/, https://applix.ru/catalog/vse-razrabotki-dlya-1s/parser-saytov-dlya-1s/, https://avoshop.ru/help/articles/2024/kak_nastroit_parser_saytov_v_1s/, https://avprog.ru/public/1831/, https://github.com/LazarenkoA/1c-language-parser, https://www.youtube.com/watch?v=7Qo_Cis7Ka4</text:p>
          </table:table-cell>
        </table:table-row>
        <table:table-row table:style-name="ro1">
          <table:table-cell office:value-type="string" calcext:value-type="string">
            <text:p>1с парсер пример</text:p>
          </table:table-cell>
          <table:table-cell office:value-type="string" calcext:value-type="string">
            <text:p>парсер 1с (3)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t-1c.ru/services-1s/1c-parser-prices/, https://helpf.pro/faq/view/1435, https://infostart.ru/1c/articles/1269023/, https://applix.ru/catalog/vse-razrabotki-dlya-1s/parser-saytov-dlya-1s/, https://avoshop.ru/help/articles/2024/kak_nastroit_parser_saytov_v_1s/, https://avprog.ru/public/1831/, https://github.com/LazarenkoA/1c-language-parser, https://www.youtube.com/watch?v=7Qo_Cis7Ka4</text:p>
          </table:table-cell>
        </table:table-row>
        <table:table-row table:style-name="ro1">
          <table:table-cell office:value-type="string" calcext:value-type="string">
            <text:p>парсер рассел</text:p>
          </table:table-cell>
          <table:table-cell office:value-type="string" calcext:value-type="string">
            <text:p>парсер рассел (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ge.ru/poroda/parson-rassel-terer, https://dzen.ru/a/Z--nWn3rvDDX4w7X, https://irecommend.ru/content/parson-rassel-terer, https://lapkins.ru/dog/parson-rassel-terer/, https://pets.mail.ru/dog-breeds/parson-rassel-terer/, https://petstory.ru/knowledge/dogs/dog-breeds/parson-russell-terrier/, https://ru.wikipedia.org/wiki/%D0%9F%D0%B0%D1%80%D1%81%D0%BE%D0%BD-%D1%80%D0%B0%D1%81%D1%81%D0%B5%D0%BB-%D1%82%D0%B5%D1%80%D1%8C%D0%B5%D1%80, https://santreyd.ru/blog/chem-otlichaetsya-parson-rassel-terer-ot-dzhek-rassel-terera/, https://tr-page.yandex.ru/translate?lang=en-ru&amp;url=https%3A%2F%2Fen.wikipedia.org%2Fwiki%2FParson_Russell_Terrier, https://www.avito.ru/all/sobaki?q=%D0%BF%D0%B0%D1%80%D1%81%D0%BE%D0%BD+%D1%80%D0%B0%D1%81%D1%81%D0%B5%D0%BB+%D1%82%D0%B5%D1%80%D1%8C%D0%B5%D1%80</text:p>
          </table:table-cell>
        </table:table-row>
        <table:table-row table:style-name="ro1">
          <table:table-cell office:value-type="string" calcext:value-type="string">
            <text:p>парсер рассел терьер</text:p>
          </table:table-cell>
          <table:table-cell office:value-type="string" calcext:value-type="string">
            <text:p>парсер рассел (2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ge.ru/poroda/parson-rassel-terer, https://dzen.ru/a/Z--nWn3rvDDX4w7X, https://irecommend.ru/content/parson-rassel-terer, https://lapkins.ru/dog/parson-rassel-terer/, https://pets.mail.ru/dog-breeds/parson-rassel-terer/, https://petstory.ru/knowledge/dogs/dog-breeds/parson-russell-terrier/, https://ru.wikipedia.org/wiki/%D0%9F%D0%B0%D1%80%D1%81%D0%BE%D0%BD-%D1%80%D0%B0%D1%81%D1%81%D0%B5%D0%BB-%D1%82%D0%B5%D1%80%D1%8C%D0%B5%D1%80, https://santreyd.ru/blog/chem-otlichaetsya-parson-rassel-terer-ot-dzhek-rassel-terera/, https://tr-page.yandex.ru/translate?lang=en-ru&amp;url=https%3A%2F%2Fen.wikipedia.org%2Fwiki%2FParson_Russell_Terrier, https://www.avito.ru/all/sobaki?q=%D0%BF%D0%B0%D1%80%D1%81%D0%BE%D0%BD+%D1%80%D0%B0%D1%81%D1%81%D0%B5%D0%BB+%D1%82%D0%B5%D1%80%D1%8C%D0%B5%D1%80</text:p>
          </table:table-cell>
        </table:table-row>
        <table:table-row table:style-name="ro1">
          <table:table-cell office:value-type="string" calcext:value-type="string">
            <text:p>парсер бот сайт</text:p>
          </table:table-cell>
          <table:table-cell office:value-type="string" calcext:value-type="string">
            <text:p>парсер бот сайт (2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parse-rpython.vercel.app/, https://rutube.ru/video/305e68bc376bf045ac81de934599d44c/, https://truetech.dev/ru/posts/parsing-saitov-telegram-bot.html, https://www.youtube.com/watch?v=40HOkO-Emlg</text:p>
          </table:table-cell>
        </table:table-row>
        <table:table-row table:style-name="ro1">
          <table:table-cell office:value-type="string" calcext:value-type="string">
            <text:p>телеграм бот парсер сайта</text:p>
          </table:table-cell>
          <table:table-cell office:value-type="string" calcext:value-type="string">
            <text:p>парсер бот сайт (2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parse-rpython.vercel.app/, https://rutube.ru/video/305e68bc376bf045ac81de934599d44c/, https://truetech.dev/ru/posts/parsing-saitov-telegram-bot.html, https://www.youtube.com/watch?v=40HOkO-Emlg</text:p>
          </table:table-cell>
        </table:table-row>
        <table:table-row table:style-name="ro1">
          <table:table-cell office:value-type="string" calcext:value-type="string">
            <text:p>парсер html</text:p>
          </table:table-cell>
          <table:table-cell office:value-type="string" calcext:value-type="string">
            <text:p>парсер html (2)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-cy.ru/news/p/10598-parsing-html-guide, https://ru-brightdata.com/blog/web-data-ru/best-html-parsers, https://snipp.ru/tools/parser-html</text:p>
          </table:table-cell>
        </table:table-row>
        <table:table-row table:style-name="ro1">
          <table:table-cell office:value-type="string" calcext:value-type="string">
            <text:p>парсер html сайта</text:p>
          </table:table-cell>
          <table:table-cell office:value-type="string" calcext:value-type="string">
            <text:p>парсер html (2)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r-cy.ru/news/p/10598-parsing-html-guide, https://ru-brightdata.com/blog/web-data-ru/best-html-parsers, https://snipp.ru/tools/parser-html</text:p>
          </table:table-cell>
        </table:table-row>
        <table:table-row table:style-name="ro1">
          <table:table-cell office:value-type="string" calcext:value-type="string">
            <text:p>парсер пользователей</text:p>
          </table:table-cell>
          <table:table-cell office:value-type="string" calcext:value-type="string">
            <text:p>парсер пользователей (2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postium.ru/10-parserov-polzovatelej-iz-grupp-vkontakte/, https://vk.barkov.net/besplatnyy-parser-v-kontakte, https://www.unisender.com/ru/blog/kak-sparsit-auditoriyu-dlya-reklamy-v-socsetyah/</text:p>
          </table:table-cell>
        </table:table-row>
        <table:table-row table:style-name="ro1">
          <table:table-cell office:value-type="string" calcext:value-type="string">
            <text:p>парсер людей</text:p>
          </table:table-cell>
          <table:table-cell office:value-type="string" calcext:value-type="string">
            <text:p>парсер пользователей (2)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postium.ru/10-parserov-polzovatelej-iz-grupp-vkontakte/, https://vk.barkov.net/besplatnyy-parser-v-kontakte, https://www.unisender.com/ru/blog/kak-sparsit-auditoriyu-dlya-reklamy-v-socsetyah/</text:p>
          </table:table-cell>
        </table:table-row>
        <table:table-row table:style-name="ro1">
          <table:table-cell office:value-type="string" calcext:value-type="string">
            <text:p>парсер текста</text:p>
          </table:table-cell>
          <table:table-cell office:value-type="string" calcext:value-type="string">
            <text:p>парсер текста (2)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html-textextractor, https://habr.com/ru/articles/348314/, https://partscanner.ru/about/stories/46-tekstovyy-parser-ili-kak-parsit-lyubye-dannye-ne-vstavaya-s-divana, https://products.conholdate.app/ru/parser/text, https://seolik.ru/parser-text-page, https://textparser.readthedocs.io/, https://thecode.media/parsing-2/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текстовый парсер</text:p>
          </table:table-cell>
          <table:table-cell office:value-type="string" calcext:value-type="string">
            <text:p>парсер текста (2)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html-textextractor, https://habr.com/ru/articles/348314/, https://partscanner.ru/about/stories/46-tekstovyy-parser-ili-kak-parsit-lyubye-dannye-ne-vstavaya-s-divana, https://products.conholdate.app/ru/parser/text, https://seolik.ru/parser-text-page, https://textparser.readthedocs.io/, https://thecode.media/parsing-2/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новостей на python</text:p>
          </table:table-cell>
          <table:table-cell office:value-type="string" calcext:value-type="string">
            <text:p>парсер новостей на python (2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an7ae/RIA-agency-news-parser, https://pythonist.ru/legkij-sposob-parsinga-novostnyh-statej-na-python/, https://ru-brightdata.com/blog/web-data-ru/how-to-scrape-news-articles</text:p>
          </table:table-cell>
        </table:table-row>
        <table:table-row table:style-name="ro1">
          <table:table-cell office:value-type="string" calcext:value-type="string">
            <text:p>парсер новостей по ключевым словам</text:p>
          </table:table-cell>
          <table:table-cell office:value-type="string" calcext:value-type="string">
            <text:p>парсер новостей на python (2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an7ae/RIA-agency-news-parser, https://pythonist.ru/legkij-sposob-parsinga-novostnyh-statej-na-python/, https://ru-brightdata.com/blog/web-data-ru/how-to-scrape-news-articles</text:p>
          </table:table-cell>
        </table:table-row>
        <table:table-row table:style-name="ro1">
          <table:table-cell office:value-type="string" calcext:value-type="string">
            <text:p>парсер инстаграм 2025</text:p>
          </table:table-cell>
          <table:table-cell office:value-type="string" calcext:value-type="string">
            <text:p>парсер инстаграм 2025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5146-top-22-servisov-dlya-parsinga-heshtegov-v-instagram-v-2025-godu-obnovlennyi-reiting, https://kalininlive.ru/luchshij-parser-instagram-2025, https://learnician.com/cyprus/ru/blog/instagram-parser, https://otzyvmarketing.ru/articles/proverennye-parsery-v-instagram/, https://postium.ru/parsery-instagram/, https://smmplanner.com/blog/luchshiie-parsiery-sotssietiei-dlia-poiska-tsa-i-targhieta/, https://vc.ru/niksolovov/1151264-parser-instagram-8-onlain-servisov-parsinga-v-2025-godu</text:p>
          </table:table-cell>
        </table:table-row>
        <table:table-row table:style-name="ro1">
          <table:table-cell office:value-type="string" calcext:value-type="string">
            <text:p>парсер аудитории инстаграм 2025</text:p>
          </table:table-cell>
          <table:table-cell office:value-type="string" calcext:value-type="string">
            <text:p>парсер инстаграм 2025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life/3535146-top-22-servisov-dlya-parsinga-heshtegov-v-instagram-v-2025-godu-obnovlennyi-reiting, https://kalininlive.ru/luchshij-parser-instagram-2025, https://learnician.com/cyprus/ru/blog/instagram-parser, https://otzyvmarketing.ru/articles/proverennye-parsery-v-instagram/, https://postium.ru/parsery-instagram/, https://smmplanner.com/blog/luchshiie-parsiery-sotssietiei-dlia-poiska-tsa-i-targhieta/, https://vc.ru/niksolovov/1151264-parser-instagram-8-onlain-servisov-parsinga-v-2025-godu</text:p>
          </table:table-cell>
        </table:table-row>
        <table:table-row table:style-name="ro1">
          <table:table-cell office:value-type="string" calcext:value-type="string">
            <text:p>скрипт парсера</text:p>
          </table:table-cell>
          <table:table-cell office:value-type="string" calcext:value-type="string">
            <text:p>скрипт парсера (2)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falbar.one/article/pishem-parser-kontenta-na-php, https://seorubl.ru/moi-proekty/parser-html-kontenta-na-php/, https://skillbox.ru/media/code/kak-parsit-sayty-i-materialy-smi-s-pomoshchyu-javascript-i-nodejs/, https://thecode.media/parsing-2/</text:p>
          </table:table-cell>
        </table:table-row>
        <table:table-row table:style-name="ro1">
          <table:table-cell office:value-type="string" calcext:value-type="string">
            <text:p>скрипт парсер сайтов</text:p>
          </table:table-cell>
          <table:table-cell office:value-type="string" calcext:value-type="string">
            <text:p>скрипт парсера (2)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falbar.one/article/pishem-parser-kontenta-na-php, https://seorubl.ru/moi-proekty/parser-html-kontenta-na-php/, https://skillbox.ru/media/code/kak-parsit-sayty-i-materialy-smi-s-pomoshchyu-javascript-i-nodejs/, https://thecode.media/parsing-2/</text:p>
          </table:table-cell>
        </table:table-row>
        <table:table-row table:style-name="ro1">
          <table:table-cell office:value-type="string" calcext:value-type="string">
            <text:p>парсер файлов</text:p>
          </table:table-cell>
          <table:table-cell office:value-type="string" calcext:value-type="string">
            <text:p>парсер файлов (2)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rival.com/post/articles/kak-parsit-fayly-razlichnyh-formatov, https://web-data-extractor.net/parser-fajlov/, https://www.youtube.com/watch?v=b--R9hY4n1g</text:p>
          </table:table-cell>
        </table:table-row>
        <table:table-row table:style-name="ro1">
          <table:table-cell office:value-type="string" calcext:value-type="string">
            <text:p>парсер исполняемых файлов</text:p>
          </table:table-cell>
          <table:table-cell office:value-type="string" calcext:value-type="string">
            <text:p>парсер файлов (2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rival.com/post/articles/kak-parsit-fayly-razlichnyh-formatov, https://web-data-extractor.net/parser-fajlov/, https://www.youtube.com/watch?v=b--R9hY4n1g</text:p>
          </table:table-cell>
        </table:table-row>
        <table:table-row table:style-name="ro1">
          <table:table-cell office:value-type="string" calcext:value-type="string">
            <text:p>парсер торрентов</text:p>
          </table:table-cell>
          <table:table-cell office:value-type="string" calcext:value-type="string">
            <text:p>парсер торрентов (2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torrent-parser/, https://web-data-extractor.net/parser-torrentov/, https://zerocoolpro.biz/forum/threads/parser-torrentov-for-dle-v-4-6-otlichnyj-modul-dlja-parsinga-torrentov.16487/</text:p>
          </table:table-cell>
        </table:table-row>
        <table:table-row table:style-name="ro1">
          <table:table-cell office:value-type="string" calcext:value-type="string">
            <text:p>парсер скачать торрент</text:p>
          </table:table-cell>
          <table:table-cell office:value-type="string" calcext:value-type="string">
            <text:p>парсер торрентов (2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torrent-parser/, https://web-data-extractor.net/parser-torrentov/, https://zerocoolpro.biz/forum/threads/parser-torrentov-for-dle-v-4-6-otlichnyj-modul-dlja-parsinga-torrentov.16487/</text:p>
          </table:table-cell>
        </table:table-row>
        <table:table-row table:style-name="ro1">
          <table:table-cell office:value-type="string" calcext:value-type="string">
            <text:p>парсер jacred xyz</text:p>
          </table:table-cell>
          <table:table-cell office:value-type="string" calcext:value-type="string">
            <text:p>парсер jacred xyz (2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60044&amp;st=260, https://downradar.ru/ne-rabotaet/jacred.xyz, https://github.com/immisterio/jacred-fdb, https://jacred.xyz/, https://youpin.com.ru/lampa/</text:p>
          </table:table-cell>
        </table:table-row>
        <table:table-row table:style-name="ro1">
          <table:table-cell office:value-type="string" calcext:value-type="string">
            <text:p>jacred ru парсер</text:p>
          </table:table-cell>
          <table:table-cell office:value-type="string" calcext:value-type="string">
            <text:p>парсер jacred xyz (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60044&amp;st=260, https://downradar.ru/ne-rabotaet/jacred.xyz, https://github.com/immisterio/jacred-fdb, https://jacred.xyz/, https://youpin.com.ru/lampa/</text:p>
          </table:table-cell>
        </table:table-row>
        <table:table-row table:style-name="ro1">
          <table:table-cell office:value-type="string" calcext:value-type="string">
            <text:p>парсер кэшбэк</text:p>
          </table:table-cell>
          <table:table-cell office:value-type="string" calcext:value-type="string">
            <text:p>парсер кэшбэк (2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onpractice/megamarket_parser, https://mmcashback.ru/, https://telegra.ph/Parser-MMCashback-20-03-10, https://www.telderi.ru/ru/viewtelegrambot/621, https://yandex.ru/video/preview/5907171280939570227</text:p>
          </table:table-cell>
        </table:table-row>
        <table:table-row table:style-name="ro1">
          <table:table-cell office:value-type="string" calcext:value-type="string">
            <text:p>парсер мегамаркет кэшбэк</text:p>
          </table:table-cell>
          <table:table-cell office:value-type="string" calcext:value-type="string">
            <text:p>парсер кэшбэк (2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thononpractice/megamarket_parser, https://mmcashback.ru/, https://telegra.ph/Parser-MMCashback-20-03-10, https://www.telderi.ru/ru/viewtelegrambot/621, https://yandex.ru/video/preview/5907171280939570227</text:p>
          </table:table-cell>
        </table:table-row>
        <table:table-row table:style-name="ro1">
          <table:table-cell office:value-type="string" calcext:value-type="string">
            <text:p>рабочий парсер 2024</text:p>
          </table:table-cell>
          <table:table-cell office:value-type="string" calcext:value-type="string">
            <text:p>рабочий парсер 2024 (2)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habr.com/ru/companies/click/articles/494020/, https://idatica.com/blog/programmy-dlya-parsinga-dannykh-v-2020-godu/</text:p>
          </table:table-cell>
        </table:table-row>
        <table:table-row table:style-name="ro1">
          <table:table-cell office:value-type="string" calcext:value-type="string">
            <text:p>парсер чекер</text:p>
          </table:table-cell>
          <table:table-cell office:value-type="string" calcext:value-type="string">
            <text:p>рабочий парсер 2024 (2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habr.com/ru/companies/click/articles/494020/, https://idatica.com/blog/programmy-dlya-parsinga-dannykh-v-2020-godu/</text:p>
          </table:table-cell>
        </table:table-row>
        <table:table-row table:style-name="ro1">
          <table:table-cell office:value-type="string" calcext:value-type="string">
            <text:p>кнопка парсера</text:p>
          </table:table-cell>
          <table:table-cell office:value-type="string" calcext:value-type="string">
            <text:p>кнопка парсера (2)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mZb9s4Xx, https://go-jeans.ru/news/114, https://help.turboparser.ru/turboparser/parsing-s-pomoshchyu-knopki, https://turbop.omnidesk.ru/knowledge_base/item/88967</text:p>
          </table:table-cell>
        </table:table-row>
        <table:table-row table:style-name="ro1">
          <table:table-cell office:value-type="string" calcext:value-type="string">
            <text:p>турбо кнопка турбо парсера</text:p>
          </table:table-cell>
          <table:table-cell office:value-type="string" calcext:value-type="string">
            <text:p>кнопка парсера (2)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mZb9s4Xx, https://go-jeans.ru/news/114, https://help.turboparser.ru/turboparser/parsing-s-pomoshchyu-knopki, https://turbop.omnidesk.ru/knowledge_base/item/88967</text:p>
          </table:table-cell>
        </table:table-row>
        <table:table-row table:style-name="ro1">
          <table:table-cell office:value-type="string" calcext:value-type="string">
            <text:p>парсер поисковых систем</text:p>
          </table:table-cell>
          <table:table-cell office:value-type="string" calcext:value-type="string">
            <text:p>парсер поисковых систем (2)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cybermake.ru/, https://habr.com/ru/companies/click/articles/494020/, https://xmlriver.com/, https://xmlseo.ru/</text:p>
          </table:table-cell>
        </table:table-row>
        <table:table-row table:style-name="ro1">
          <table:table-cell office:value-type="string" calcext:value-type="string">
            <text:p>парсер поисковиков</text:p>
          </table:table-cell>
          <table:table-cell office:value-type="string" calcext:value-type="string">
            <text:p>парсер поисковых систем (2)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cybermake.ru/, https://habr.com/ru/companies/click/articles/494020/, https://xmlriver.com/, https://xmlseo.ru/</text:p>
          </table:table-cell>
        </table:table-row>
        <table:table-row table:style-name="ro1">
          <table:table-cell office:value-type="string" calcext:value-type="string">
            <text:p>парсер конкурентов</text:p>
          </table:table-cell>
          <table:table-cell office:value-type="string" calcext:value-type="string">
            <text:p>парсер конкурентов (2)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rival.com/post/articles/parsing-saytov-konkurentov-20-samyh-luchshih-servisov, https://habr.com/ru/companies/click/articles/494020/, https://otzyvmarketing.ru/articles/servisy-dlya-monitoringa-cen-konkurentov/, https://vc.ru/marketing/555747-samostoyatelnyi-parsing-vashih-konkurentov-top-10-rasshirenii-dlya-chrome-kotorye-ne-trebuyut-programmirovaniya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сайтов конкурентов</text:p>
          </table:table-cell>
          <table:table-cell office:value-type="string" calcext:value-type="string">
            <text:p>парсер конкурентов (2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rival.com/post/articles/parsing-saytov-konkurentov-20-samyh-luchshih-servisov, https://habr.com/ru/companies/click/articles/494020/, https://otzyvmarketing.ru/articles/servisy-dlya-monitoringa-cen-konkurentov/, https://vc.ru/marketing/555747-samostoyatelnyi-parsing-vashih-konkurentov-top-10-rasshirenii-dlya-chrome-kotorye-ne-trebuyut-programmirovaniya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ошибка ошибка парсера</text:p>
          </table:table-cell>
          <table:table-cell office:value-type="string" calcext:value-type="string">
            <text:p>ошибка ошибка парсера (2)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oshibki-kotorye-mogut-vozniknut-pri-parsinge-veb-stranits-i-kak-s-nimi-spravitsj-7a2b4edb-1c3, https://spark.ru/startup/q-parser/blog/38815/chto-delat-esli-parsing-ne-rabotaet, https://www.parsic.ru/post/10-chastyh-problem-parsinga-sajtov.html</text:p>
          </table:table-cell>
        </table:table-row>
        <table:table-row table:style-name="ro1">
          <table:table-cell office:value-type="string" calcext:value-type="string">
            <text:p>почему не работают парсеры</text:p>
          </table:table-cell>
          <table:table-cell office:value-type="string" calcext:value-type="string">
            <text:p>ошибка ошибка парсера (2)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oshibki-kotorye-mogut-vozniknut-pri-parsinge-veb-stranits-i-kak-s-nimi-spravitsj-7a2b4edb-1c3, https://spark.ru/startup/q-parser/blog/38815/chto-delat-esli-parsing-ne-rabotaet, https://www.parsic.ru/post/10-chastyh-problem-parsinga-sajtov.html</text:p>
          </table:table-cell>
        </table:table-row>
        <table:table-row table:style-name="ro1">
          <table:table-cell office:value-type="string" calcext:value-type="string">
            <text:p>парсер компаний</text:p>
          </table:table-cell>
          <table:table-cell office:value-type="string" calcext:value-type="string">
            <text:p>парсер компаний (2)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category/company, https://habr.com/ru/companies/click/articles/494020/, https://parsergis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europages-com-ru/, https://vc.ru/services/878178-samostoyatelnyi-parsing-saitov-v-2023-godu-30-aktualnyh-instrumentov-na-lyuboi-vkus-bez-programmirovaniya, https://www.parseronline.ru/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организаций</text:p>
          </table:table-cell>
          <table:table-cell office:value-type="string" calcext:value-type="string">
            <text:p>парсер компаний (2)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category/company, https://habr.com/ru/companies/click/articles/494020/, https://parsergis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europages-com-ru/, https://vc.ru/services/878178-samostoyatelnyi-parsing-saitov-v-2023-godu-30-aktualnyh-instrumentov-na-lyuboi-vkus-bez-programmirovaniya, https://www.parseronline.ru/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шеннон парсер</text:p>
          </table:table-cell>
          <table:table-cell office:value-type="string" calcext:value-type="string">
            <text:p>шеннон парсер (2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iverdale.fandom.com/wiki/Shannon_Purser, https://ru.kinorium.com/name/3732070/, https://tr-page.yandex.ru/translate?lang=en-ru&amp;url=https%3A%2F%2Fen.wikipedia.org%2Fwiki%2FShannon_Purser, https://www.imdb.com/name/nm7684864/, https://www.vokrug.tv/person/show/15909652551/</text:p>
          </table:table-cell>
        </table:table-row>
        <table:table-row table:style-name="ro1">
          <table:table-cell office:value-type="string" calcext:value-type="string">
            <text:p>шеннон парсер ривердейл</text:p>
          </table:table-cell>
          <table:table-cell office:value-type="string" calcext:value-type="string">
            <text:p>шеннон парсер (2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iverdale.fandom.com/wiki/Shannon_Purser, https://ru.kinorium.com/name/3732070/, https://tr-page.yandex.ru/translate?lang=en-ru&amp;url=https%3A%2F%2Fen.wikipedia.org%2Fwiki%2FShannon_Purser, https://www.imdb.com/name/nm7684864/, https://www.vokrug.tv/person/show/15909652551/</text:p>
          </table:table-cell>
        </table:table-row>
        <table:table-row table:style-name="ro1">
          <table:table-cell office:value-type="string" calcext:value-type="string">
            <text:p>этажи парсер</text:p>
          </table:table-cell>
          <table:table-cell office:value-type="string" calcext:value-type="string">
            <text:p>этажи парсер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nedvizhimosti/, https://rutube.ru/video/aa0725a2633f8698a0a1aa40257d252e/, https://vk.com/wall-181579788_659</text:p>
          </table:table-cell>
        </table:table-row>
        <table:table-row table:style-name="ro1">
          <table:table-cell office:value-type="string" calcext:value-type="string">
            <text:p>робин гуд парсер этажи</text:p>
          </table:table-cell>
          <table:table-cell office:value-type="string" calcext:value-type="string">
            <text:p>этажи парсер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nedvizhimosti/, https://rutube.ru/video/aa0725a2633f8698a0a1aa40257d252e/, https://vk.com/wall-181579788_659</text:p>
          </table:table-cell>
        </table:table-row>
        <table:table-row table:style-name="ro1">
          <table:table-cell office:value-type="string" calcext:value-type="string">
            <text:p>плагин для парсера лампа</text:p>
          </table:table-cell>
          <table:table-cell office:value-type="string" calcext:value-type="string">
            <text:p>плагин для парсера лампа (2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84306, https://github.com/znh339/lampa_plugins_epsill, https://pikabu.ru/story/katalog_osnovnyikh_plaginov_dlya_lampa_12350672, https://rutube.ru/video/27359bbab3b89d921f15b66e5c6a092a/, https://telegra.ph/Plaginy-Lampa-03-17, https://tv-ch.ru/lampa-review-plugins-versions/, https://yandex.ru/video/preview/626771388081978886, https://youpin.com.ru/lampa/</text:p>
          </table:table-cell>
        </table:table-row>
        <table:table-row table:style-name="ro1">
          <table:table-cell office:value-type="string" calcext:value-type="string">
            <text:p>рабочий плагин для парсера лампа</text:p>
          </table:table-cell>
          <table:table-cell office:value-type="string" calcext:value-type="string">
            <text:p>плагин для парсера лампа (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84306, https://github.com/znh339/lampa_plugins_epsill, https://pikabu.ru/story/katalog_osnovnyikh_plaginov_dlya_lampa_12350672, https://rutube.ru/video/27359bbab3b89d921f15b66e5c6a092a/, https://telegra.ph/Plaginy-Lampa-03-17, https://tv-ch.ru/lampa-review-plugins-versions/, https://yandex.ru/video/preview/626771388081978886, https://youpin.com.ru/lampa/</text:p>
          </table:table-cell>
        </table:table-row>
        <table:table-row table:style-name="ro1">
          <table:table-cell office:value-type="string" calcext:value-type="string">
            <text:p>купить парсер</text:p>
          </table:table-cell>
          <table:table-cell office:value-type="string" calcext:value-type="string">
            <text:p>купить парсер (2)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parser.ru/, https://parsingsite.ru/shop, https://парсер.сп-помощник.рф/</text:p>
          </table:table-cell>
        </table:table-row>
        <table:table-row table:style-name="ro1">
          <table:table-cell office:value-type="string" calcext:value-type="string">
            <text:p>парсер россия</text:p>
          </table:table-cell>
          <table:table-cell office:value-type="string" calcext:value-type="string">
            <text:p>купить парсер (2)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parser.ru/, https://parsingsite.ru/shop, https://парсер.сп-помощник.рф/</text:p>
          </table:table-cell>
        </table:table-row>
        <table:table-row table:style-name="ro1">
          <table:table-cell office:value-type="string" calcext:value-type="string">
            <text:p>парсер друзей</text:p>
          </table:table-cell>
          <table:table-cell office:value-type="string" calcext:value-type="string">
            <text:p>парсер друзей (2)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social/top-7-parserov-vkontakte-parsing-auditorii-fotografij-i-druzej, https://martrending.ru/smm/vk-parsery, https://niksolovov.ru/category_services/parser-druzej-vk, https://oktarget.ru/articles/documentation/20-parser-druzej-vkontakte/, https://postium.ru/10-parserov-polzovatelej-iz-grupp-vkontakte/, https://vc.ru/niksolovov/1150689-parser-vk-8-servisov-parsinga-druzei-grupp-nomerov-2025, https://vk.barkov.net/sparsit-druzey-polzovatelya-vkontakte, https://www.youtube.com/watch?v=13JhESH4iec</text:p>
          </table:table-cell>
        </table:table-row>
        <table:table-row table:style-name="ro1">
          <table:table-cell office:value-type="string" calcext:value-type="string">
            <text:p>парсер друзей вк</text:p>
          </table:table-cell>
          <table:table-cell office:value-type="string" calcext:value-type="string">
            <text:p>парсер друзей (2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social/top-7-parserov-vkontakte-parsing-auditorii-fotografij-i-druzej, https://martrending.ru/smm/vk-parsery, https://niksolovov.ru/category_services/parser-druzej-vk, https://oktarget.ru/articles/documentation/20-parser-druzej-vkontakte/, https://postium.ru/10-parserov-polzovatelej-iz-grupp-vkontakte/, https://vc.ru/niksolovov/1150689-parser-vk-8-servisov-parsinga-druzei-grupp-nomerov-2025, https://vk.barkov.net/sparsit-druzey-polzovatelya-vkontakte, https://www.youtube.com/watch?v=13JhESH4iec</text:p>
          </table:table-cell>
        </table:table-row>
        <table:table-row table:style-name="ro1">
          <table:table-cell office:value-type="string" calcext:value-type="string">
            <text:p>парсер таргет культиватор</text:p>
          </table:table-cell>
          <table:table-cell office:value-type="string" calcext:value-type="string">
            <text:p>парсер таргет культиватор (2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ybermarketing.ru/sravnenie-parserov-vkontakte/, https://chromewebstore.google.com/detail/%D1%82%D0%B0%D1%80%D0%B3%D0%B5%D1%82-%D0%BA%D1%83%D0%BB%D1%8C%D1%82%D0%B8%D0%B2%D0%B0%D1%82%D0%BE%D1%80-%D0%BF%D0%BE%D0%BC%D0%BE%D1%88%D0%BD/ailgcbdikiapkcbglcpfippolmjfljgi, https://in-scale.ru/service/target-kultivator/, https://martrending.ru/smm/vk-parsery, https://otzyvmarketing.ru/articles/parsery-vkontakte/, https://t.me/s/targetkultivator, https://texterra.ru/blog/servisy-dlya-podvedeniya-itogov-konkursov-vkontakte.html, https://vk.targetkultivator.ru/</text:p>
          </table:table-cell>
        </table:table-row>
        <table:table-row table:style-name="ro1">
          <table:table-cell office:value-type="string" calcext:value-type="string">
            <text:p>таргет культиватор парсер вконтакте</text:p>
          </table:table-cell>
          <table:table-cell office:value-type="string" calcext:value-type="string">
            <text:p>парсер таргет культиватор (2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ybermarketing.ru/sravnenie-parserov-vkontakte/, https://chromewebstore.google.com/detail/%D1%82%D0%B0%D1%80%D0%B3%D0%B5%D1%82-%D0%BA%D1%83%D0%BB%D1%8C%D1%82%D0%B8%D0%B2%D0%B0%D1%82%D0%BE%D1%80-%D0%BF%D0%BE%D0%BC%D0%BE%D1%88%D0%BD/ailgcbdikiapkcbglcpfippolmjfljgi, https://in-scale.ru/service/target-kultivator/, https://martrending.ru/smm/vk-parsery, https://otzyvmarketing.ru/articles/parsery-vkontakte/, https://t.me/s/targetkultivator, https://texterra.ru/blog/servisy-dlya-podvedeniya-itogov-konkursov-vkontakte.html, https://vk.targetkultivator.ru/</text:p>
          </table:table-cell>
        </table:table-row>
        <table:table-row table:style-name="ro1">
          <table:table-cell office:value-type="string" calcext:value-type="string">
            <text:p>парсер плюс</text:p>
          </table:table-cell>
          <table:table-cell office:value-type="string" calcext:value-type="string">
            <text:p>парсер плюс (2)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kpure.net/ru/%D0%BF%D0%B0%D1%80%D1%81%D0%B5%D1%80-%D0%BF%D0%BB%D1%8E%D1%81/plus.parser.widgetpp2, https://chromewebstore.google.com/detail/parser-plus/ahkblbegdbdhfedfgkhlfgdfiliodpha, https://parser-plius-versiia-4.softonic.ru/, https://parser.plus/, https://parser4.plus/, https://vk.com/parserplus</text:p>
          </table:table-cell>
        </table:table-row>
        <table:table-row table:style-name="ro1">
          <table:table-cell office:value-type="string" calcext:value-type="string">
            <text:p>парсер плюс бесплатно</text:p>
          </table:table-cell>
          <table:table-cell office:value-type="string" calcext:value-type="string">
            <text:p>парсер плюс (2)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kpure.net/ru/%D0%BF%D0%B0%D1%80%D1%81%D0%B5%D1%80-%D0%BF%D0%BB%D1%8E%D1%81/plus.parser.widgetpp2, https://chromewebstore.google.com/detail/parser-plus/ahkblbegdbdhfedfgkhlfgdfiliodpha, https://parser-plius-versiia-4.softonic.ru/, https://parser.plus/, https://parser4.plus/, https://vk.com/parserplus</text:p>
          </table:table-cell>
        </table:table-row>
        <table:table-row table:style-name="ro1">
          <table:table-cell office:value-type="string" calcext:value-type="string">
            <text:p>барков нет парсер</text:p>
          </table:table-cell>
          <table:table-cell office:value-type="string" calcext:value-type="string">
            <text:p>барков нет парсер (2)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e4LIiDC8yNNJRTL, https://partnerkin.com/services/barkov, https://vk.barkov.net/, https://vk.com/vkbarkovnet</text:p>
          </table:table-cell>
        </table:table-row>
        <table:table-row table:style-name="ro1">
          <table:table-cell office:value-type="string" calcext:value-type="string">
            <text:p>барков вк парсер</text:p>
          </table:table-cell>
          <table:table-cell office:value-type="string" calcext:value-type="string">
            <text:p>барков нет парсер (2)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e4LIiDC8yNNJRTL, https://partnerkin.com/services/barkov, https://vk.barkov.net/, https://vk.com/vkbarkovnet</text:p>
          </table:table-cell>
        </table:table-row>
        <table:table-row table:style-name="ro1">
          <table:table-cell office:value-type="string" calcext:value-type="string">
            <text:p>парсер курс</text:p>
          </table:table-cell>
          <table:table-cell office:value-type="string" calcext:value-type="string">
            <text:p>парсер курс (2)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electel/articles/754674/, https://thecode.media/parsing-2/, https://tproger.ru/articles/osnovy-parsinga-dannyh-na-python--beautifulsoup-i-scrapy</text:p>
          </table:table-cell>
        </table:table-row>
        <table:table-row table:style-name="ro1">
          <table:table-cell office:value-type="string" calcext:value-type="string">
            <text:p>инструкция парсера</text:p>
          </table:table-cell>
          <table:table-cell office:value-type="string" calcext:value-type="string">
            <text:p>парсер курс (2)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electel/articles/754674/, https://thecode.media/parsing-2/, https://tproger.ru/articles/osnovy-parsinga-dannyh-na-python--beautifulsoup-i-scrapy</text:p>
          </table:table-cell>
        </table:table-row>
        <table:table-row table:style-name="ro1">
          <table:table-cell office:value-type="string" calcext:value-type="string">
            <text:p>парсер кс</text:p>
          </table:table-cell>
          <table:table-cell office:value-type="string" calcext:value-type="string">
            <text:p>парсер кс (2)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cts-csm-parser/lgpendbflolfepafakjbfaebjncifmde, https://cstradesoftware.com/ru/csmoney-parser/, https://github.com/Olexas/cs2_case_parser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gstat.com/ru/channel/@parsersteam</text:p>
          </table:table-cell>
        </table:table-row>
        <table:table-row table:style-name="ro1">
          <table:table-cell office:value-type="string" calcext:value-type="string">
            <text:p>парсер скинов кс2</text:p>
          </table:table-cell>
          <table:table-cell office:value-type="string" calcext:value-type="string">
            <text:p>парсер кс (2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cts-csm-parser/lgpendbflolfepafakjbfaebjncifmde, https://cstradesoftware.com/ru/csmoney-parser/, https://github.com/Olexas/cs2_case_parser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gstat.com/ru/channel/@parsersteam</text:p>
          </table:table-cell>
        </table:table-row>
        <table:table-row table:style-name="ro1">
          <table:table-cell office:value-type="string" calcext:value-type="string">
            <text:p>парсер заказов</text:p>
          </table:table-cell>
          <table:table-cell office:value-type="string" calcext:value-type="string">
            <text:p>парсер заказов (2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categories/script-programming/parsery, https://thelightech.ru/services/parsing-dannyh/, https://www.avito.ru/all/predlozheniya_uslug?q=%D0%BF%D0%B0%D1%80%D1%81%D0%B5%D1%80, https://www.fl.ru/projects/category/programmirovanie/parsing-dannyih/</text:p>
          </table:table-cell>
        </table:table-row>
        <table:table-row table:style-name="ro1">
          <table:table-cell office:value-type="string" calcext:value-type="string">
            <text:p>продать парсер</text:p>
          </table:table-cell>
          <table:table-cell office:value-type="string" calcext:value-type="string">
            <text:p>парсер заказов (2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categories/script-programming/parsery, https://thelightech.ru/services/parsing-dannyh/, https://www.avito.ru/all/predlozheniya_uslug?q=%D0%BF%D0%B0%D1%80%D1%81%D0%B5%D1%80, https://www.fl.ru/projects/category/programmirovanie/parsing-dannyih/</text:p>
          </table:table-cell>
        </table:table-row>
        <table:table-row table:style-name="ro1">
          <table:table-cell office:value-type="string" calcext:value-type="string">
            <text:p>турбо парсер не работает</text:p>
          </table:table-cell>
          <table:table-cell office:value-type="string" calcext:value-type="string">
            <text:p>турбо парсер не работает (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turboparser.ru/turboparser/faq, https://ok.ru/group/54788018798592, https://q-parser.ru/blog/turbo-pomoshch-postradavshim, https://resize-web.ru/prog/turbo-parser/, https://vk.com/topic-112881145_33708114?offset=1020</text:p>
          </table:table-cell>
        </table:table-row>
        <table:table-row table:style-name="ro1">
          <table:table-cell office:value-type="string" calcext:value-type="string">
            <text:p>почему не работает турбо парсер</text:p>
          </table:table-cell>
          <table:table-cell office:value-type="string" calcext:value-type="string">
            <text:p>турбо парсер не работает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elp.turboparser.ru/turboparser/faq, https://ok.ru/group/54788018798592, https://q-parser.ru/blog/turbo-pomoshch-postradavshim, https://resize-web.ru/prog/turbo-parser/, https://vk.com/topic-112881145_33708114?offset=1020</text:p>
          </table:table-cell>
        </table:table-row>
        <table:table-row table:style-name="ro1">
          <table:table-cell office:value-type="string" calcext:value-type="string">
            <text:p>сегменто парсер</text:p>
          </table:table-cell>
          <table:table-cell office:value-type="string" calcext:value-type="string">
            <text:p>сегменто парсер (2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du.affiliate.admitad.com/ru/parsing-celevoj-auditorii-obzor-servisa-segmento-target/, https://gruzdevv.ru/services/segmento-target/, https://in-scale.ru/blog/segmento-target/, https://resize-web.ru/prog/segmento-target/, https://romi.center/ru/learning/article/segmento-target-features-features-and-rates-of-the-parser/, https://rutube.ru/video/176d2fb37638f11fb7fc9bc28e3f072d/, https://segmento-target.ru/, https://vk.com/segmento_target</text:p>
          </table:table-cell>
        </table:table-row>
        <table:table-row table:style-name="ro1">
          <table:table-cell office:value-type="string" calcext:value-type="string">
            <text:p>парсер сегменто таргет</text:p>
          </table:table-cell>
          <table:table-cell office:value-type="string" calcext:value-type="string">
            <text:p>сегменто парсер (2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du.affiliate.admitad.com/ru/parsing-celevoj-auditorii-obzor-servisa-segmento-target/, https://gruzdevv.ru/services/segmento-target/, https://in-scale.ru/blog/segmento-target/, https://resize-web.ru/prog/segmento-target/, https://romi.center/ru/learning/article/segmento-target-features-features-and-rates-of-the-parser/, https://rutube.ru/video/176d2fb37638f11fb7fc9bc28e3f072d/, https://segmento-target.ru/, https://vk.com/segmento_target</text:p>
          </table:table-cell>
        </table:table-row>
        <table:table-row table:style-name="ro1">
          <table:table-cell office:value-type="string" calcext:value-type="string">
            <text:p>парсер погоды</text:p>
          </table:table-cell>
          <table:table-cell office:value-type="string" calcext:value-type="string">
            <text:p>парсер погоды (2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pythoncode.com/article/extract-weather-data-python, https://vk.com/@pythonparser-parser-pogody, https://web.snauka.ru/issues/2024/01/101382, https://www.geeksforgeeks.org/scrapping-weather-prediction-data-using-python-and-bs4/, https://www.youtube.com/watch?v=mtp-cyw7ICA</text:p>
          </table:table-cell>
        </table:table-row>
        <table:table-row table:style-name="ro1">
          <table:table-cell office:value-type="string" calcext:value-type="string">
            <text:p>парсер погоды на python</text:p>
          </table:table-cell>
          <table:table-cell office:value-type="string" calcext:value-type="string">
            <text:p>парсер погоды (2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pythoncode.com/article/extract-weather-data-python, https://vk.com/@pythonparser-parser-pogody, https://web.snauka.ru/issues/2024/01/101382, https://www.geeksforgeeks.org/scrapping-weather-prediction-data-using-python-and-bs4/, https://www.youtube.com/watch?v=mtp-cyw7ICA</text:p>
          </table:table-cell>
        </table:table-row>
        <table:table-row table:style-name="ro1">
          <table:table-cell office:value-type="string" calcext:value-type="string">
            <text:p>услуги парсера</text:p>
          </table:table-cell>
          <table:table-cell office:value-type="string" calcext:value-type="string">
            <text:p>услуги парсера (2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categories/script-programming/parsery, https://rufago.ru/uslugi/razrabotka-parsera-na-zakaz/, https://thelightech.ru/services/parsing-dannyh/, https://www.fl.ru/freelancers/parsing-dannyih/</text:p>
          </table:table-cell>
        </table:table-row>
        <table:table-row table:style-name="ro1">
          <table:table-cell office:value-type="string" calcext:value-type="string">
            <text:p>заказать парсер</text:p>
          </table:table-cell>
          <table:table-cell office:value-type="string" calcext:value-type="string">
            <text:p>услуги парсера (2)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categories/script-programming/parsery, https://rufago.ru/uslugi/razrabotka-parsera-na-zakaz/, https://thelightech.ru/services/parsing-dannyh/, https://www.fl.ru/freelancers/parsing-dannyih/</text:p>
          </table:table-cell>
        </table:table-row>
        <table:table-row table:style-name="ro1">
          <table:table-cell office:value-type="string" calcext:value-type="string">
            <text:p>парсер кс2</text:p>
          </table:table-cell>
          <table:table-cell office:value-type="string" calcext:value-type="string">
            <text:p>парсер кс2 (2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cts-csfloat-float-parser/ijhmhijockebmfefagiacgkcaldfdcij, https://kwork.ru/projects/2706878/view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.me/steam_guides/693, https://tgstat.com/ru/channel/@parsersteam, https://www.fl.ru/projects/5345844/parser-skinov-cs2-lisskins-csfloat-torgovaya-ploschadka-steam.html, https://www.unknowncheats.me/forum/counter-strike-2-a/644493-cs2-map-parser.html, https://yougame.biz/threads/287608/</text:p>
          </table:table-cell>
        </table:table-row>
        <table:table-row table:style-name="ro1">
          <table:table-cell office:value-type="string" calcext:value-type="string">
            <text:p>парсер кс 2</text:p>
          </table:table-cell>
          <table:table-cell office:value-type="string" calcext:value-type="string">
            <text:p>парсер кс2 (2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cts-csfloat-float-parser/ijhmhijockebmfefagiacgkcaldfdcij, https://kwork.ru/projects/2706878/view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.me/steam_guides/693, https://tgstat.com/ru/channel/@parsersteam, https://www.fl.ru/projects/5345844/parser-skinov-cs2-lisskins-csfloat-torgovaya-ploschadka-steam.html, https://www.unknowncheats.me/forum/counter-strike-2-a/644493-cs2-map-parser.html, https://yougame.biz/threads/287608/</text:p>
          </table:table-cell>
        </table:table-row>
        <table:table-row table:style-name="ro1">
          <table:table-cell office:value-type="string" calcext:value-type="string">
            <text:p>парсер id</text:p>
          </table:table-cell>
          <table:table-cell office:value-type="string" calcext:value-type="string">
            <text:p>парсер id (2)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ybermarketing.ru/kak-bystro-sparsit-id-polzovatelej-vkontakte-i-facebook/, https://niksolovov.ru/category_services/parser-id-vkontakte, https://resize-web.ru/soft/parser-id-vkontakte/, https://vc.ru/niksolovov/1150689-parser-vk-8-servisov-parsinga-druzei-grupp-nomerov-2025, https://vk.barkov.net/parsery-vkontakte-id</text:p>
          </table:table-cell>
        </table:table-row>
        <table:table-row table:style-name="ro1">
          <table:table-cell office:value-type="string" calcext:value-type="string">
            <text:p>парсер id пользователей вконтакте</text:p>
          </table:table-cell>
          <table:table-cell office:value-type="string" calcext:value-type="string">
            <text:p>парсер id (2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ybermarketing.ru/kak-bystro-sparsit-id-polzovatelej-vkontakte-i-facebook/, https://niksolovov.ru/category_services/parser-id-vkontakte, https://resize-web.ru/soft/parser-id-vkontakte/, https://vc.ru/niksolovov/1150689-parser-vk-8-servisov-parsinga-druzei-grupp-nomerov-2025, https://vk.barkov.net/parsery-vkontakte-id</text:p>
          </table:table-cell>
        </table:table-row>
        <table:table-row table:style-name="ro1">
          <table:table-cell office:value-type="string" calcext:value-type="string">
            <text:p>парсер seed фраз</text:p>
          </table:table-cell>
          <table:table-cell office:value-type="string" calcext:value-type="string">
            <text:p>парсер seed фраз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xssis/seed-parser, https://leakbase.io/threads/sid-parser-v-0-1-0-by-takeoutone.12177/, https://telegra.ph/Sid-parser-s-fajlov---logov--softs-by-drr-04-01</text:p>
          </table:table-cell>
        </table:table-row>
        <table:table-row table:style-name="ro1">
          <table:table-cell office:value-type="string" calcext:value-type="string">
            <text:p>сид парсер v 0.1 0 by takeoutone</text:p>
          </table:table-cell>
          <table:table-cell office:value-type="string" calcext:value-type="string">
            <text:p>парсер seed фраз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xssis/seed-parser, https://leakbase.io/threads/sid-parser-v-0-1-0-by-takeoutone.12177/, https://telegra.ph/Sid-parser-s-fajlov---logov--softs-by-drr-04-01</text:p>
          </table:table-cell>
        </table:table-row>
        <table:table-row table:style-name="ro1">
          <table:table-cell office:value-type="string" calcext:value-type="string">
            <text:p>переключение парсеров</text:p>
          </table:table-cell>
          <table:table-cell office:value-type="string" calcext:value-type="string">
            <text:p>переключение парсеров (2)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a-parser.com/threads/4340/, https://excelvba.ru/programmes/Parser/manuals/serial, https://tr-page.yandex.ru/translate?lang=en-ru&amp;url=https%3A%2F%2Fstackoverflow.com%2Fquestions%2F2441351%2Fwhat-is-a-re-entrant-parser</text:p>
          </table:table-cell>
        </table:table-row>
        <table:table-row table:style-name="ro1">
          <table:table-cell office:value-type="string" calcext:value-type="string">
            <text:p>переключение между парсерами</text:p>
          </table:table-cell>
          <table:table-cell office:value-type="string" calcext:value-type="string">
            <text:p>переключение парсеров (2)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RzXGSBqY, https://a-parser.com/threads/4340/, https://excelvba.ru/programmes/Parser/manuals/serial, https://tr-page.yandex.ru/translate?lang=en-ru&amp;url=https%3A%2F%2Fstackoverflow.com%2Fquestions%2F2441351%2Fwhat-is-a-re-entrant-parser</text:p>
          </table:table-cell>
        </table:table-row>
        <table:table-row table:style-name="ro1">
          <table:table-cell office:value-type="string" calcext:value-type="string">
            <text:p>парсер скинов</text:p>
          </table:table-cell>
          <table:table-cell office:value-type="string" calcext:value-type="string">
            <text:p>парсер скинов (2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tradesoftware.com/ru/steam-float-parser/, https://github.com/progeroffline/lis-skins-parser, https://qna.habr.com/q/817695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yougame.biz/threads/150986/</text:p>
          </table:table-cell>
        </table:table-row>
        <table:table-row table:style-name="ro1">
          <table:table-cell office:value-type="string" calcext:value-type="string">
            <text:p>как создать свой парсер скинов стим</text:p>
          </table:table-cell>
          <table:table-cell office:value-type="string" calcext:value-type="string">
            <text:p>парсер скинов (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tradesoftware.com/ru/steam-float-parser/, https://github.com/progeroffline/lis-skins-parser, https://qna.habr.com/q/817695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yougame.biz/threads/150986/</text:p>
          </table:table-cell>
        </table:table-row>
        <table:table-row table:style-name="ro1">
          <table:table-cell office:value-type="string" calcext:value-type="string">
            <text:p>парсер товара вк</text:p>
          </table:table-cell>
          <table:table-cell office:value-type="string" calcext:value-type="string">
            <text:p>парсер товара вк (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postium.ru/10-parserov-polzovatelej-iz-grupp-vkontakte/, https://spparser.ru/, https://vkpars.ru/</text:p>
          </table:table-cell>
        </table:table-row>
        <table:table-row table:style-name="ro1">
          <table:table-cell office:value-type="string" calcext:value-type="string">
            <text:p>парсер плюс вконтакте</text:p>
          </table:table-cell>
          <table:table-cell office:value-type="string" calcext:value-type="string">
            <text:p>парсер товара вк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postium.ru/10-parserov-polzovatelej-iz-grupp-vkontakte/, https://spparser.ru/, https://vkpars.ru/</text:p>
          </table:table-cell>
        </table:table-row>
        <table:table-row table:style-name="ro1">
          <table:table-cell office:value-type="string" calcext:value-type="string">
            <text:p>парсер логов crossout</text:p>
          </table:table-cell>
          <table:table-cell office:value-type="string" calcext:value-type="string">
            <text:p>парсер логов crossout (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.ws4k.ru/, https://crossout-info.com/, https://github.com/Oryteclin/Overlay-XO, https://rutube.ru/video/d0638811983746de91954c1799b76fda/, https://www.playground.ru/crossout/file/crossout_crossstat-1047103, https://www.youtube.com/watch?v=_WaThTZBTmk</text:p>
          </table:table-cell>
        </table:table-row>
        <table:table-row table:style-name="ro1">
          <table:table-cell office:value-type="string" calcext:value-type="string">
            <text:p>парсер логов кроссаут</text:p>
          </table:table-cell>
          <table:table-cell office:value-type="string" calcext:value-type="string">
            <text:p>парсер логов crossout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.ws4k.ru/, https://crossout-info.com/, https://github.com/Oryteclin/Overlay-XO, https://rutube.ru/video/d0638811983746de91954c1799b76fda/, https://www.playground.ru/crossout/file/crossout_crossstat-1047103, https://www.youtube.com/watch?v=_WaThTZBTmk</text:p>
          </table:table-cell>
        </table:table-row>
        <table:table-row table:style-name="ro1">
          <table:table-cell office:value-type="string" calcext:value-type="string">
            <text:p>парсер чатов по ключевым словам</text:p>
          </table:table-cell>
          <table:table-cell office:value-type="string" calcext:value-type="string">
            <text:p>парсер чатов по ключевым словам (2)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389701-viktoriya-zueva/3407696-parser-chatov-po-klyuchevym-slovam-dlya-telegramm, https://dzen.ru/a/ZuHH1h_M5kqcam1A, https://martrending.ru/smm/telegram-parsery, https://otzyvmarketing.ru/articles/telegram-parser-vse-servisy-bots-dlya-parsing-kanalov-chats/, https://partnerkin.com/blog/articles/parsing-telegram-chaty-kanaly, https://t.me/parseedd_bot</text:p>
          </table:table-cell>
        </table:table-row>
        <table:table-row table:style-name="ro1">
          <table:table-cell office:value-type="string" calcext:value-type="string">
            <text:p>парсер чатов телеграмм по ключевым словам</text:p>
          </table:table-cell>
          <table:table-cell office:value-type="string" calcext:value-type="string">
            <text:p>парсер чатов по ключевым словам (2)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389701-viktoriya-zueva/3407696-parser-chatov-po-klyuchevym-slovam-dlya-telegramm, https://dzen.ru/a/ZuHH1h_M5kqcam1A, https://martrending.ru/smm/telegram-parsery, https://otzyvmarketing.ru/articles/telegram-parser-vse-servisy-bots-dlya-parsing-kanalov-chats/, https://partnerkin.com/blog/articles/parsing-telegram-chaty-kanaly, https://t.me/parseedd_bot</text:p>
          </table:table-cell>
        </table:table-row>
        <table:table-row table:style-name="ro1">
          <table:table-cell office:value-type="string" calcext:value-type="string">
            <text:p>парсер сайта houzz</text:p>
          </table:table-cell>
          <table:table-cell office:value-type="string" calcext:value-type="string">
            <text:p>парсер сайта houzz (2)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projects/1295507/view, https://ru-brightdata.com/products/web-scraper/houzz, https://rutube.ru/video/a97d674eb69f29e6bcf9b7f7eb3633ba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0%D1%80%D1%85%D0%B8%D1%82%D0%B5%D0%BA%D1%82%D0%BE%D1%80%D0%BE%D0%B2-%D0%B4%D0%B8%D0%B7%D0%B0%D0%B9/, https://vk.com/public209206806</text:p>
          </table:table-cell>
        </table:table-row>
        <table:table-row table:style-name="ro1">
          <table:table-cell office:value-type="string" calcext:value-type="string">
            <text:p>парсер сайта houzz ru</text:p>
          </table:table-cell>
          <table:table-cell office:value-type="string" calcext:value-type="string">
            <text:p>парсер сайта houzz (2)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projects/1295507/view, https://ru-brightdata.com/products/web-scraper/houzz, https://rutube.ru/video/a97d674eb69f29e6bcf9b7f7eb3633ba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0%D1%80%D1%85%D0%B8%D1%82%D0%B5%D0%BA%D1%82%D0%BE%D1%80%D0%BE%D0%B2-%D0%B4%D0%B8%D0%B7%D0%B0%D0%B9/, https://vk.com/public209206806</text:p>
          </table:table-cell>
        </table:table-row>
        <table:table-row table:style-name="ro1">
          <table:table-cell office:value-type="string" calcext:value-type="string">
            <text:p>парсер net</text:p>
          </table:table-cell>
          <table:table-cell office:value-type="string" calcext:value-type="string">
            <text:p>парсер net (2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sk-solutions.com/ru/information/411-ucebnoe-posobie-po-veb-parsingu-s-pomosu-c.html, https://habr.com/ru/articles/273807/, https://ru.stackoverflow.com/questions/420354/%D0%9A%D0%B0%D0%BA-%D1%80%D0%B0%D1%81%D0%BF%D0%B0%D1%80%D1%81%D0%B8%D1%82%D1%8C-html-%D0%B2-net, https://scrapeops.io/csharp-web-scraping-playbook/best-csharp-dot-net-html-parsers/, https://scrapingant.com/blog/parse-html-dot-net</text:p>
          </table:table-cell>
        </table:table-row>
        <table:table-row table:style-name="ro1">
          <table:table-cell office:value-type="string" calcext:value-type="string">
            <text:p>парсер html c</text:p>
          </table:table-cell>
          <table:table-cell office:value-type="string" calcext:value-type="string">
            <text:p>парсер net (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sk-solutions.com/ru/information/411-ucebnoe-posobie-po-veb-parsingu-s-pomosu-c.html, https://habr.com/ru/articles/273807/, https://ru.stackoverflow.com/questions/420354/%D0%9A%D0%B0%D0%BA-%D1%80%D0%B0%D1%81%D0%BF%D0%B0%D1%80%D1%81%D0%B8%D1%82%D1%8C-html-%D0%B2-net, https://scrapeops.io/csharp-web-scraping-playbook/best-csharp-dot-net-html-parsers/, https://scrapingant.com/blog/parse-html-dot-net</text:p>
          </table:table-cell>
        </table:table-row>
        <table:table-row table:style-name="ro1">
          <table:table-cell office:value-type="string" calcext:value-type="string">
            <text:p>кроссаут парсеры</text:p>
          </table:table-cell>
          <table:table-cell office:value-type="string" calcext:value-type="string">
            <text:p>кроссаут парсеры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.ws4k.ru/, https://crossout-info.com/, https://crossout.fandom.com/ru/wiki/%D0%9F%D0%B0%D1%80%D1%81%D0%B5%D1%80, https://crossoutdb.com/item/1357, https://forum.crossout.ru/t/overlej-parser-logov-i-posledstviya-izmeneniya-logirovaniya/18130/318, https://rutube.ru/video/c7833e3046f1735d55ac787b0d03f93f/, https://steamcommunity.com/app/386180/discussions/1/3156454576342632380/, https://www.youtube.com/watch?v=BFW77oZXKus</text:p>
          </table:table-cell>
        </table:table-row>
        <table:table-row table:style-name="ro1">
          <table:table-cell office:value-type="string" calcext:value-type="string">
            <text:p>crossout парсер</text:p>
          </table:table-cell>
          <table:table-cell office:value-type="string" calcext:value-type="string">
            <text:p>кроссаут парсеры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.ws4k.ru/, https://crossout-info.com/, https://crossout.fandom.com/ru/wiki/%D0%9F%D0%B0%D1%80%D1%81%D0%B5%D1%80, https://crossoutdb.com/item/1357, https://forum.crossout.ru/t/overlej-parser-logov-i-posledstviya-izmeneniya-logirovaniya/18130/318, https://rutube.ru/video/c7833e3046f1735d55ac787b0d03f93f/, https://steamcommunity.com/app/386180/discussions/1/3156454576342632380/, https://www.youtube.com/watch?v=BFW77oZXKus</text:p>
          </table:table-cell>
        </table:table-row>
        <table:table-row table:style-name="ro1">
          <table:table-cell office:value-type="string" calcext:value-type="string">
            <text:p>парсер 2</text:p>
          </table:table-cell>
          <table:table-cell office:value-type="string" calcext:value-type="string">
            <text:p>парсер 2 (2)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interlark/parser-2gis, https://parselab.org/, https://parsinfo.ru/products/parser_2gis</text:p>
          </table:table-cell>
        </table:table-row>
        <table:table-row table:style-name="ro1">
          <table:table-cell office:value-type="string" calcext:value-type="string">
            <text:p>парсер 2 гис купить</text:p>
          </table:table-cell>
          <table:table-cell office:value-type="string" calcext:value-type="string">
            <text:p>парсер 2 (2)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interlark/parser-2gis, https://parselab.org/, https://parsinfo.ru/products/parser_2gis</text:p>
          </table:table-cell>
        </table:table-row>
        <table:table-row table:style-name="ro1">
          <table:table-cell office:value-type="string" calcext:value-type="string">
            <text:p>язык парсере</text:p>
          </table:table-cell>
          <table:table-cell office:value-type="string" calcext:value-type="string">
            <text:p>язык парсере (2)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timeweb/articles/724146/, https://itproger.com/news/kak-napisat-svoy-yazik-osnovi-parserov-i-interpretatorov, https://www.parser.ru/, https://www.securitylab.ru/analytics/479881.php</text:p>
          </table:table-cell>
        </table:table-row>
        <table:table-row table:style-name="ro1">
          <table:table-cell office:value-type="string" calcext:value-type="string">
            <text:p>парсер языка программирования</text:p>
          </table:table-cell>
          <table:table-cell office:value-type="string" calcext:value-type="string">
            <text:p>язык парсере (2)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timeweb/articles/724146/, https://itproger.com/news/kak-napisat-svoy-yazik-osnovi-parserov-i-interpretatorov, https://www.parser.ru/, https://www.securitylab.ru/analytics/479881.php</text:p>
          </table:table-cell>
        </table:table-row>
        <table:table-row table:style-name="ro1">
          <table:table-cell office:value-type="string" calcext:value-type="string">
            <text:p>парсер товаров из битрикс ajax</text:p>
          </table:table-cell>
          <table:table-cell office:value-type="string" calcext:value-type="string">
            <text:p>парсер товаров из битрикс ajax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lace.1c-bitrix.ru/solutions/shs.parser/, https://resize-web.ru/soft/parser-bitriks/, https://rutube.ru/video/b45fae502f375c50820f65136aa7a6d7/</text:p>
          </table:table-cell>
        </table:table-row>
        <table:table-row table:style-name="ro1">
          <table:table-cell office:value-type="string" calcext:value-type="string">
            <text:p>js парсер битрикс24</text:p>
          </table:table-cell>
          <table:table-cell office:value-type="string" calcext:value-type="string">
            <text:p>парсер товаров из битрикс ajax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lace.1c-bitrix.ru/solutions/shs.parser/, https://resize-web.ru/soft/parser-bitriks/, https://rutube.ru/video/b45fae502f375c50820f65136aa7a6d7/</text:p>
          </table:table-cell>
        </table:table-row>
        <table:table-row table:style-name="ro1">
          <table:table-cell office:value-type="string" calcext:value-type="string">
            <text:p>парсер pdf</text:p>
          </table:table-cell>
          <table:table-cell office:value-type="string" calcext:value-type="string">
            <text:p>парсер pdf (2)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835930/, https://products.aspose.app/pdf/ru/parser, https://products.fileformat.app/diagram/parser/pdf, https://www.datanumen.com/ru/%D0%B1%D0%BB%D0%BE%D0%B3%D0%B8/11-%D0%BB%D1%83%D1%87%D1%88%D0%B8%D0%B9-pdf-parser-tools-free/</text:p>
          </table:table-cell>
        </table:table-row>
        <table:table-row table:style-name="ro1">
          <table:table-cell office:value-type="string" calcext:value-type="string">
            <text:p>парсер pdf файлов</text:p>
          </table:table-cell>
          <table:table-cell office:value-type="string" calcext:value-type="string">
            <text:p>парсер pdf (2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835930/, https://products.aspose.app/pdf/ru/parser, https://products.fileformat.app/diagram/parser/pdf, https://www.datanumen.com/ru/%D0%B1%D0%BB%D0%BE%D0%B3%D0%B8/11-%D0%BB%D1%83%D1%87%D1%88%D0%B8%D0%B9-pdf-parser-tools-free/</text:p>
          </table:table-cell>
        </table:table-row>
        <table:table-row table:style-name="ro1">
          <table:table-cell office:value-type="string" calcext:value-type="string">
            <text:p>парсер стим</text:p>
          </table:table-cell>
          <table:table-cell office:value-type="string" calcext:value-type="string">
            <text:p>парсер стим (2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cript-programming/14496232/parser-steam-predmetov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.me/steamstuffru/283, https://tradeon.space/</text:p>
          </table:table-cell>
        </table:table-row>
        <table:table-row table:style-name="ro1">
          <table:table-cell office:value-type="string" calcext:value-type="string">
            <text:p>парсер цен стим</text:p>
          </table:table-cell>
          <table:table-cell office:value-type="string" calcext:value-type="string">
            <text:p>парсер стим (2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cript-programming/14496232/parser-steam-predmetov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.me/steamstuffru/283, https://tradeon.space/</text:p>
          </table:table-cell>
        </table:table-row>
        <table:table-row table:style-name="ro1">
          <table:table-cell office:value-type="string" calcext:value-type="string">
            <text:p>парсер на java</text:p>
          </table:table-cell>
          <table:table-cell office:value-type="string" calcext:value-type="string">
            <text:p>парсер на java (2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jhy/jsoup, https://javarush.com/groups/posts/2767-parsing-html-bibliotekoy-jsoup-, https://ru-brightdata.com/blog/how-tos-ru/web-scraping-with-jsoup, https://www.internet-technologies.ru/blog/solutions/parsing-saytov-s-pomoschyu-java.html, https://www.youtube.com/watch?v=Bw26a9tW7G8</text:p>
          </table:table-cell>
        </table:table-row>
        <table:table-row table:style-name="ro1">
          <table:table-cell office:value-type="string" calcext:value-type="string">
            <text:p>парсер сайтов на java</text:p>
          </table:table-cell>
          <table:table-cell office:value-type="string" calcext:value-type="string">
            <text:p>парсер на java (2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jhy/jsoup, https://javarush.com/groups/posts/2767-parsing-html-bibliotekoy-jsoup-, https://ru-brightdata.com/blog/how-tos-ru/web-scraping-with-jsoup, https://www.internet-technologies.ru/blog/solutions/parsing-saytov-s-pomoschyu-java.html, https://www.youtube.com/watch?v=Bw26a9tW7G8</text:p>
          </table:table-cell>
        </table:table-row>
        <table:table-row table:style-name="ro1">
          <table:table-cell office:value-type="string" calcext:value-type="string">
            <text:p>слиза парсер</text:p>
          </table:table-cell>
          <table:table-cell office:value-type="string" calcext:value-type="string">
            <text:p>слиза парсер (2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stoptom.ru/sliza, https://ctradei.com/news/news_post/my-dobavili-novyj-parser-sliza, https://ivnoski.ru/articles/organizatoram-sovmestnykh-pokupok-servisy-parsinga-tovarov/kak-otobrazit-v-svoikh-sotssetyakh-nash-tovar-s-pomoshchyu-sliza/, https://lifehacker.ru/sliza-ru/, https://optgoods.ru/podrobnaia-instruktsiia-po-ispolzovaniiu-servisa-sliza-dlia-organizatorov-sp, https://spark.ru/startup/sliza-ru/blog/36344/sliza-vashi-tovari-v-sotsialnih-setyah-bez-usilij, https://vk.me/slizaclub</text:p>
          </table:table-cell>
        </table:table-row>
        <table:table-row table:style-name="ro1">
          <table:table-cell office:value-type="string" calcext:value-type="string">
            <text:p>слиза парсер для сп</text:p>
          </table:table-cell>
          <table:table-cell office:value-type="string" calcext:value-type="string">
            <text:p>слиза парсер (2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stoptom.ru/sliza, https://ctradei.com/news/news_post/my-dobavili-novyj-parser-sliza, https://ivnoski.ru/articles/organizatoram-sovmestnykh-pokupok-servisy-parsinga-tovarov/kak-otobrazit-v-svoikh-sotssetyakh-nash-tovar-s-pomoshchyu-sliza/, https://lifehacker.ru/sliza-ru/, https://optgoods.ru/podrobnaia-instruktsiia-po-ispolzovaniiu-servisa-sliza-dlia-organizatorov-sp, https://spark.ru/startup/sliza-ru/blog/36344/sliza-vashi-tovari-v-sotsialnih-setyah-bez-usilij, https://vk.me/slizaclub</text:p>
          </table:table-cell>
        </table:table-row>
        <table:table-row table:style-name="ro1">
          <table:table-cell office:value-type="string" calcext:value-type="string">
            <text:p>динамический парсер</text:p>
          </table:table-cell>
          <table:table-cell office:value-type="string" calcext:value-type="string">
            <text:p>динамический парсер (2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ternal.software/archives/13738, https://proglib.io/p/samouchitel-po-python-dlya-nachinayushchih-chast-17-osnovy-skrapinga-i-parsinga-2023-03-13, https://ru-brightdata.com/blog/how-tos-ru/scrape-dynamic-websites-python, https://scrapingant.com/blog/scrape-dynamic-website-with-python, https://timeweb.cloud/tutorials/python/selenium-parsing-dinamicheskih-sajtov, https://www.youtube.com/watch?v=tCF-mzPzasE, https://www.zenrows.com/blog/dynamic-web-pages-scraping-python</text:p>
          </table:table-cell>
        </table:table-row>
        <table:table-row table:style-name="ro1">
          <table:table-cell office:value-type="string" calcext:value-type="string">
            <text:p>парсер динамических сайтов</text:p>
          </table:table-cell>
          <table:table-cell office:value-type="string" calcext:value-type="string">
            <text:p>динамический парсер (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ternal.software/archives/13738, https://proglib.io/p/samouchitel-po-python-dlya-nachinayushchih-chast-17-osnovy-skrapinga-i-parsinga-2023-03-13, https://ru-brightdata.com/blog/how-tos-ru/scrape-dynamic-websites-python, https://scrapingant.com/blog/scrape-dynamic-website-with-python, https://timeweb.cloud/tutorials/python/selenium-parsing-dinamicheskih-sajtov, https://www.youtube.com/watch?v=tCF-mzPzasE, https://www.zenrows.com/blog/dynamic-web-pages-scraping-python</text:p>
          </table:table-cell>
        </table:table-row>
        <table:table-row table:style-name="ro1">
          <table:table-cell office:value-type="string" calcext:value-type="string">
            <text:p>бесплатный хостинг для парсера</text:p>
          </table:table-cell>
          <table:table-cell office:value-type="string" calcext:value-type="string">
            <text:p>бесплатный хостинг для парсера (2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vps.ru/blog/vps-dlya-parsinga/, https://qna.habr.com/q/1066156, https://searchengines.guru/ru/forum/798746, https://www.parser.ru/hosters/, https://xmldatafeed.com/11-luchshih-oblachnyh-instrumentov-i-servisov-dlya-veb-parsinga-v-2022-godu/</text:p>
          </table:table-cell>
        </table:table-row>
        <table:table-row table:style-name="ro1">
          <table:table-cell office:value-type="string" calcext:value-type="string">
            <text:p>хостинг под парсер</text:p>
          </table:table-cell>
          <table:table-cell office:value-type="string" calcext:value-type="string">
            <text:p>бесплатный хостинг для парсера (2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vps.ru/blog/vps-dlya-parsinga/, https://qna.habr.com/q/1066156, https://searchengines.guru/ru/forum/798746, https://www.parser.ru/hosters/, https://xmldatafeed.com/11-luchshih-oblachnyh-instrumentov-i-servisov-dlya-veb-parsinga-v-2022-godu/</text:p>
          </table:table-cell>
        </table:table-row>
        <table:table-row table:style-name="ro1">
          <table:table-cell office:value-type="string" calcext:value-type="string">
            <text:p>парсер алиэкспресс</text:p>
          </table:table-cell>
          <table:table-cell office:value-type="string" calcext:value-type="string">
            <text:p>парсер алиэкспресс (2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malex/aliexpress_parser, https://oxylabs.io/blog/how-to-scrape-aliexpress, https://scrapfly.io/blog/how-to-scrape-aliexpress/</text:p>
          </table:table-cell>
        </table:table-row>
        <table:table-row table:style-name="ro1">
          <table:table-cell office:value-type="string" calcext:value-type="string">
            <text:p>парсер алиэкспресс на python</text:p>
          </table:table-cell>
          <table:table-cell office:value-type="string" calcext:value-type="string">
            <text:p>парсер алиэкспресс (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malex/aliexpress_parser, https://oxylabs.io/blog/how-to-scrape-aliexpress, https://scrapfly.io/blog/how-to-scrape-aliexpress/</text:p>
          </table:table-cell>
        </table:table-row>
        <table:table-row table:style-name="ro1">
          <table:table-cell office:value-type="string" calcext:value-type="string">
            <text:p>selenium парсер</text:p>
          </table:table-cell>
          <table:table-cell office:value-type="string" calcext:value-type="string">
            <text:p>selenium парсер (2)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ossko.ru/all/parsing-saytov-cherez-piton-modulem-selenium/, https://cod-reg.ru/posts/veb-skreiping-s-pomoshchyu-selenium-i-python-v-2024-godu/, https://habr.com/ru/articles/656609/, https://happypython.ru/2025/01/24/selenium_dlya_novichkov/, https://selectel.ru/blog/parsing-with-python-from-requests-to-selenium/, https://timeweb.cloud/tutorials/python/selenium-parsing-dinamicheskih-sajtov, https://tproger.ru/articles/selenium-pishem-parser-dlya-menyayushhegosya-sajta, https://www.youtube.com/playlist?list=PL6plRXMq5RABXsb0-B0CrWniWBoFZOL20</text:p>
          </table:table-cell>
        </table:table-row>
        <table:table-row table:style-name="ro1">
          <table:table-cell office:value-type="string" calcext:value-type="string">
            <text:p>парсер selenium python</text:p>
          </table:table-cell>
          <table:table-cell office:value-type="string" calcext:value-type="string">
            <text:p>selenium парсер (2)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ossko.ru/all/parsing-saytov-cherez-piton-modulem-selenium/, https://cod-reg.ru/posts/veb-skreiping-s-pomoshchyu-selenium-i-python-v-2024-godu/, https://habr.com/ru/articles/656609/, https://happypython.ru/2025/01/24/selenium_dlya_novichkov/, https://selectel.ru/blog/parsing-with-python-from-requests-to-selenium/, https://timeweb.cloud/tutorials/python/selenium-parsing-dinamicheskih-sajtov, https://tproger.ru/articles/selenium-pishem-parser-dlya-menyayushhegosya-sajta, https://www.youtube.com/playlist?list=PL6plRXMq5RABXsb0-B0CrWniWBoFZOL20</text:p>
          </table:table-cell>
        </table:table-row>
        <table:table-row table:style-name="ro1">
          <table:table-cell office:value-type="string" calcext:value-type="string">
            <text:p>python парсер цен</text:p>
          </table:table-cell>
          <table:table-cell office:value-type="string" calcext:value-type="string">
            <text:p>python парсер цен (2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olmark.ru/parser-python/, https://dzen.ru/a/YWwi9aDcaw7v0jrL, https://external.software/archives/12601, https://habr.com/ru/companies/amvera/articles/834582/, https://vc.ru/u/385637-dmitrii-kulagin/223783-kak-samostoyatelno-sparsit-dannye-s-internet-magazina-pri-pomoshi-python</text:p>
          </table:table-cell>
        </table:table-row>
        <table:table-row table:style-name="ro1">
          <table:table-cell office:value-type="string" calcext:value-type="string">
            <text:p>python парсер товаров</text:p>
          </table:table-cell>
          <table:table-cell office:value-type="string" calcext:value-type="string">
            <text:p>python парсер цен (2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olmark.ru/parser-python/, https://dzen.ru/a/YWwi9aDcaw7v0jrL, https://external.software/archives/12601, https://habr.com/ru/companies/amvera/articles/834582/, https://vc.ru/u/385637-dmitrii-kulagin/223783-kak-samostoyatelno-sparsit-dannye-s-internet-magazina-pri-pomoshi-python</text:p>
          </table:table-cell>
        </table:table-row>
        <table:table-row table:style-name="ro1">
          <table:table-cell office:value-type="string" calcext:value-type="string">
            <text:p>парсер wildberries python</text:p>
          </table:table-cell>
          <table:table-cell office:value-type="string" calcext:value-type="string">
            <text:p>парсер wildberries python (2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Wwi9aDcaw7v0jrL, https://habr.com/ru/companies/amvera/articles/834582/, https://happypython.ru/2022/07/21/parser-wildberries/, https://vc.ru/u/3898785-irina-bambikova/1720713-parser-bot-wildberries-vaildberriz-na-python-2025, https://www.youtube.com/watch?v=NbtGQrsoo7A</text:p>
          </table:table-cell>
        </table:table-row>
        <table:table-row table:style-name="ro1">
          <table:table-cell office:value-type="string" calcext:value-type="string">
            <text:p>парсер маркетплейсов на python</text:p>
          </table:table-cell>
          <table:table-cell office:value-type="string" calcext:value-type="string">
            <text:p>парсер wildberries python (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Wwi9aDcaw7v0jrL, https://habr.com/ru/companies/amvera/articles/834582/, https://happypython.ru/2022/07/21/parser-wildberries/, https://vc.ru/u/3898785-irina-bambikova/1720713-parser-bot-wildberries-vaildberriz-na-python-2025, https://www.youtube.com/watch?v=NbtGQrsoo7A</text:p>
          </table:table-cell>
        </table:table-row>
        <table:table-row table:style-name="ro1">
          <table:table-cell office:value-type="string" calcext:value-type="string">
            <text:p>грабли парсер</text:p>
          </table:table-cell>
          <table:table-cell office:value-type="string" calcext:value-type="string">
            <text:p>грабли парсер (2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.ok.ru/group/53133319798858/topic/67281653241162, https://obuvmart.pro/besplatnyj-parser-grabli/, https://pryazha-furnitura.ru/blog/parser-grabli-instruktsiya-po-vygruzke, https://rutube.ru/video/3bb702e080db6e11beca04b5937bcc61/, https://spparser.ru/, https://tapki.com/ru/domain/grably-parser.ru, https://vk.com/grablyparser</text:p>
          </table:table-cell>
        </table:table-row>
        <table:table-row table:style-name="ro1">
          <table:table-cell office:value-type="string" calcext:value-type="string">
            <text:p>грабли парсер бесплатно</text:p>
          </table:table-cell>
          <table:table-cell office:value-type="string" calcext:value-type="string">
            <text:p>грабли парсер (2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.ok.ru/group/53133319798858/topic/67281653241162, https://obuvmart.pro/besplatnyj-parser-grabli/, https://pryazha-furnitura.ru/blog/parser-grabli-instruktsiya-po-vygruzke, https://rutube.ru/video/3bb702e080db6e11beca04b5937bcc61/, https://spparser.ru/, https://tapki.com/ru/domain/grably-parser.ru, https://vk.com/grablyparser</text:p>
          </table:table-cell>
        </table:table-row>
        <table:table-row table:style-name="ro1">
          <table:table-cell office:value-type="string" calcext:value-type="string">
            <text:p>парсер автозапчастей</text:p>
          </table:table-cell>
          <table:table-cell office:value-type="string" calcext:value-type="string">
            <text:p>парсер автозапчастей (2)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-parser.ru/parser_exist_ru, https://dzen.ru/video/watch/65a91d16afa176716eb731f6, https://eplex.pro/parser2, https://excelvba.ru/programmes/Parser/samples/category/Parts, https://parsingsite.ru/product-category/avto, https://www.youtube.com/watch?v=2SPsCKWRraA</text:p>
          </table:table-cell>
        </table:table-row>
        <table:table-row table:style-name="ro1">
          <table:table-cell office:value-type="string" calcext:value-type="string">
            <text:p>парсер цен автозапчастей интернет магазинов</text:p>
          </table:table-cell>
          <table:table-cell office:value-type="string" calcext:value-type="string">
            <text:p>парсер автозапчастей (2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-parser.ru/parser_exist_ru, https://dzen.ru/video/watch/65a91d16afa176716eb731f6, https://eplex.pro/parser2, https://excelvba.ru/programmes/Parser/samples/category/Parts, https://parsingsite.ru/product-category/avto, https://www.youtube.com/watch?v=2SPsCKWRraA</text:p>
          </table:table-cell>
        </table:table-row>
        <table:table-row table:style-name="ro1">
          <table:table-cell office:value-type="string" calcext:value-type="string">
            <text:p>sax парсер</text:p>
          </table:table-cell>
          <table:table-cell office:value-type="string" calcext:value-type="string">
            <text:p>sax парсер (2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2757/, https://javarush.com/groups/posts/650-konkurs-osnovih-xml-dlja-java-programmista---chastjh-31-iz-3---sax, https://ru.wikipedia.org/wiki/SAX, https://www.baeldung.com/java-sax-parser</text:p>
          </table:table-cell>
        </table:table-row>
        <table:table-row table:style-name="ro1">
          <table:table-cell office:value-type="string" calcext:value-type="string">
            <text:p>sax парсер xml</text:p>
          </table:table-cell>
          <table:table-cell office:value-type="string" calcext:value-type="string">
            <text:p>sax парсер (2)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62757/, https://javarush.com/groups/posts/650-konkurs-osnovih-xml-dlja-java-programmista---chastjh-31-iz-3---sax, https://ru.wikipedia.org/wiki/SAX, https://www.baeldung.com/java-sax-parser</text:p>
          </table:table-cell>
        </table:table-row>
        <table:table-row table:style-name="ro1">
          <table:table-cell office:value-type="string" calcext:value-type="string">
            <text:p>парсер prowlarr</text:p>
          </table:table-cell>
          <table:table-cell office:value-type="string" calcext:value-type="string">
            <text:p>парсер prowlarr (2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84306&amp;st=1520, https://docs.ibracorp.io/documentation/topics/prowlarr, https://github.com/Prowlarr/Prowlarr, https://prowlarr.org/, https://unraid-guides.com/2022/04/29/prowlarr-is-the-jackett-alternative-you-need/, https://www.rapidseedbox.com/ru/blog/prowlarr-guide, https://www.youtube.com/watch?v=5deZNf2WhwI</text:p>
          </table:table-cell>
        </table:table-row>
        <table:table-row table:style-name="ro1">
          <table:table-cell office:value-type="string" calcext:value-type="string">
            <text:p>парсер prowlarr ссылка</text:p>
          </table:table-cell>
          <table:table-cell office:value-type="string" calcext:value-type="string">
            <text:p>парсер prowlarr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84306&amp;st=1520, https://docs.ibracorp.io/documentation/topics/prowlarr, https://github.com/Prowlarr/Prowlarr, https://prowlarr.org/, https://unraid-guides.com/2022/04/29/prowlarr-is-the-jackett-alternative-you-need/, https://www.rapidseedbox.com/ru/blog/prowlarr-guide, https://www.youtube.com/watch?v=5deZNf2WhwI</text:p>
          </table:table-cell>
        </table:table-row>
        <table:table-row table:style-name="ro1">
          <table:table-cell office:value-type="string" calcext:value-type="string">
            <text:p>парсеры vba</text:p>
          </table:table-cell>
          <table:table-cell office:value-type="string" calcext:value-type="string">
            <text:p>парсеры vba (2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manuals/RunParserUsingMacro, https://pikabu.ru/story/kak_nayti_i_rasparsit_json_na_stranitse_sayta_v_internete_s_pomoshchyu_vba_excel_7471868, https://proxys.io/ru/blog/lifehacks/kak-sobirat-dannye-cherez-excel-s-pomoshchyu-parsinga-na-vba, https://ru-brightdata.com/blog/how-tos-ru/web-scraping-with-vba, https://rutube.ru/video/5183ea3bbe4b8467a91725d8890fe2b0/, https://smart-lab.ru/blog/235132.php, https://vremya-ne-zhdet.ru/vba-excel/parsing-saytov/, https://yourtodo.life/ru/posts/vba-i-parsing-dannyih-s-sajtov-i-fajlov/</text:p>
          </table:table-cell>
        </table:table-row>
        <table:table-row table:style-name="ro1">
          <table:table-cell office:value-type="string" calcext:value-type="string">
            <text:p>парсер excel vba</text:p>
          </table:table-cell>
          <table:table-cell office:value-type="string" calcext:value-type="string">
            <text:p>парсеры vba (2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manuals/RunParserUsingMacro, https://pikabu.ru/story/kak_nayti_i_rasparsit_json_na_stranitse_sayta_v_internete_s_pomoshchyu_vba_excel_7471868, https://proxys.io/ru/blog/lifehacks/kak-sobirat-dannye-cherez-excel-s-pomoshchyu-parsinga-na-vba, https://ru-brightdata.com/blog/how-tos-ru/web-scraping-with-vba, https://rutube.ru/video/5183ea3bbe4b8467a91725d8890fe2b0/, https://smart-lab.ru/blog/235132.php, https://vremya-ne-zhdet.ru/vba-excel/parsing-saytov/, https://yourtodo.life/ru/posts/vba-i-parsing-dannyih-s-sajtov-i-fajlov/</text:p>
          </table:table-cell>
        </table:table-row>
        <table:table-row table:style-name="ro1">
          <table:table-cell office:value-type="string" calcext:value-type="string">
            <text:p>парсер валют</text:p>
          </table:table-cell>
          <table:table-cell office:value-type="string" calcext:value-type="string">
            <text:p>парсер валют (2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valeev.ru/paser-kursa-valut/, https://dtf.ru/flood/1151637-parsing-kursov-valyut, https://shakhbanov.org/kursy-valyut-cb-rf-poluchenie-dannyh-i-zagruzka-v-postgresql/, https://timeweb.com/ru/community/articles/kalkulyator-konverter-na-baze-react-chast-8, https://webformyself.com/kak-sparsit-kursy-valyut-ix-vyvesti-ix-v-udobnom-dlya-nas-meste/</text:p>
          </table:table-cell>
        </table:table-row>
        <table:table-row table:style-name="ro1">
          <table:table-cell office:value-type="string" calcext:value-type="string">
            <text:p>парсер курса валют</text:p>
          </table:table-cell>
          <table:table-cell office:value-type="string" calcext:value-type="string">
            <text:p>парсер валют (2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valeev.ru/paser-kursa-valut/, https://dtf.ru/flood/1151637-parsing-kursov-valyut, https://shakhbanov.org/kursy-valyut-cb-rf-poluchenie-dannyh-i-zagruzka-v-postgresql/, https://timeweb.com/ru/community/articles/kalkulyator-konverter-na-baze-react-chast-8, https://webformyself.com/kak-sparsit-kursy-valyut-ix-vyvesti-ix-v-udobnom-dlya-nas-meste/</text:p>
          </table:table-cell>
        </table:table-row>
        <table:table-row table:style-name="ro1">
          <table:table-cell office:value-type="string" calcext:value-type="string">
            <text:p>парсер авто</text:p>
          </table:table-cell>
          <table:table-cell office:value-type="string" calcext:value-type="string">
            <text:p>парсер авто (2)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-parser.ru/, https://github.com/vavilovnv/auto_ru_parser, https://infostart.ru/1c/tools/355860/, https://rest-app.net/parse/auto-ru-parser, https://rutube.ru/video/ee3ea339b0a78711531cda52899825a1/, https://web-data-extractor.net/parser-auto-ru/</text:p>
          </table:table-cell>
        </table:table-row>
        <table:table-row table:style-name="ro1">
          <table:table-cell office:value-type="string" calcext:value-type="string">
            <text:p>парсер авто ру</text:p>
          </table:table-cell>
          <table:table-cell office:value-type="string" calcext:value-type="string">
            <text:p>парсер авто (2)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-parser.ru/, https://github.com/vavilovnv/auto_ru_parser, https://infostart.ru/1c/tools/355860/, https://rest-app.net/parse/auto-ru-parser, https://rutube.ru/video/ee3ea339b0a78711531cda52899825a1/, https://web-data-extractor.net/parser-auto-ru/</text:p>
          </table:table-cell>
        </table:table-row>
        <table:table-row table:style-name="ro1">
          <table:table-cell office:value-type="string" calcext:value-type="string">
            <text:p>парсер github</text:p>
          </table:table-cell>
          <table:table-cell office:value-type="string" calcext:value-type="string">
            <text:p>парсер github (2)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kak-parsit-veb-sajt-besplatno-menee-chem-za-5-minut-github-actions-86433825-402, https://esk-solutions.com/ru/information/902-kak-parsit-dannye-s-github.html, https://github.blog/news-insights/an-open-source-parser-for-github-actions/, https://github.com/topics/parser, https://ru-brightdata.com/products/web-scraper/github</text:p>
          </table:table-cell>
        </table:table-row>
        <table:table-row table:style-name="ro1">
          <table:table-cell office:value-type="string" calcext:value-type="string">
            <text:p>парсер гитхаб</text:p>
          </table:table-cell>
          <table:table-cell office:value-type="string" calcext:value-type="string">
            <text:p>парсер github (2)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kak-parsit-veb-sajt-besplatno-menee-chem-za-5-minut-github-actions-86433825-402, https://esk-solutions.com/ru/information/902-kak-parsit-dannye-s-github.html, https://github.blog/news-insights/an-open-source-parser-for-github-actions/, https://github.com/topics/parser, https://ru-brightdata.com/products/web-scraper/github</text:p>
          </table:table-cell>
        </table:table-row>
        <table:table-row table:style-name="ro1">
          <table:table-cell office:value-type="string" calcext:value-type="string">
            <text:p>днс парсер</text:p>
          </table:table-cell>
          <table:table-cell office:value-type="string" calcext:value-type="string">
            <text:p>днс парсер (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-x.com/forum/threads/dnsparser-ru-zarabatyvaem-na-ucenke-dns-shop.9431/, https://t.me/dnsparserbot, https://www.youtube.com/watch?v=vbokPGmkFCk</text:p>
          </table:table-cell>
        </table:table-row>
        <table:table-row table:style-name="ro1">
          <table:table-cell office:value-type="string" calcext:value-type="string">
            <text:p>парсер днс уценка</text:p>
          </table:table-cell>
          <table:table-cell office:value-type="string" calcext:value-type="string">
            <text:p>днс парсер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-x.com/forum/threads/dnsparser-ru-zarabatyvaem-na-ucenke-dns-shop.9431/, https://t.me/dnsparserbot, https://www.youtube.com/watch?v=vbokPGmkFCk</text:p>
          </table:table-cell>
        </table:table-row>
        <table:table-row table:style-name="ro1">
          <table:table-cell office:value-type="string" calcext:value-type="string">
            <text:p>парсер директа</text:p>
          </table:table-cell>
          <table:table-cell office:value-type="string" calcext:value-type="string">
            <text:p>парсер директа (2)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direct, https://arsenkin.ru/tools/parser-ads/, https://blog.promopult.ru/ppc/klyuchevye-slova-i-obyavleniya-konkurentov-iz-yandeks-direkt-i-google-ads.html, https://casecollector.ru/tools/avtomaticheskij-parsing-wordstat/, https://convertmonster.ru/blog/kontekstnaya-reklama-blog/parsing-klyuchevyh-slov-dlya-yandeks-direkt-instrukcziya-po-rabote-s-shablonami-dlya-parsinga-poiskovyh-zaprosov/, https://github.com/gumbert/ydirect, https://habr.com/ru/companies/click/articles/485886/, https://seolik.ru/parsing-yandex-direct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E%D0%B1%D1%8A%D1%8F%D0%B2%D0%BB%D0%B5%D0%BD%D0%B8%D0%B9-%D1%8F%D0%BD%D0%B4%D0%B5%D0%BA/</text:p>
          </table:table-cell>
        </table:table-row>
        <table:table-row table:style-name="ro1">
          <table:table-cell office:value-type="string" calcext:value-type="string">
            <text:p>парсер яндекс директ</text:p>
          </table:table-cell>
          <table:table-cell office:value-type="string" calcext:value-type="string">
            <text:p>парсер директа (2)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direct, https://arsenkin.ru/tools/parser-ads/, https://blog.promopult.ru/ppc/klyuchevye-slova-i-obyavleniya-konkurentov-iz-yandeks-direkt-i-google-ads.html, https://casecollector.ru/tools/avtomaticheskij-parsing-wordstat/, https://convertmonster.ru/blog/kontekstnaya-reklama-blog/parsing-klyuchevyh-slov-dlya-yandeks-direkt-instrukcziya-po-rabote-s-shablonami-dlya-parsinga-poiskovyh-zaprosov/, https://github.com/gumbert/ydirect, https://habr.com/ru/companies/click/articles/485886/, https://seolik.ru/parsing-yandex-direct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E%D0%B1%D1%8A%D1%8F%D0%B2%D0%BB%D0%B5%D0%BD%D0%B8%D0%B9-%D1%8F%D0%BD%D0%B4%D0%B5%D0%BA/</text:p>
          </table:table-cell>
        </table:table-row>
        <table:table-row table:style-name="ro1">
          <table:table-cell office:value-type="string" calcext:value-type="string">
            <text:p>парсер яндекс отзывов</text:p>
          </table:table-cell>
          <table:table-cell office:value-type="string" calcext:value-type="string">
            <text:p>парсер яндекс отзывов (2)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kwork.ru/information-bases/24889487/parsing-sbor-yandeks-otzyvy, https://resize-web.ru/soft/parser-yandeks-kart/, https://rutube.ru/video/e15eda8a6f3d03fb8f50774e48d8bc93/, https://soksaitov.ru/%D1%83%D1%81%D0%BB%D1%83%D0%B3%D0%B8-%D0%BF%D1%80%D0%BE%D0%B4%D1%83%D0%BA%D1%82%D1%8B/software-%D0%BF%D1%80%D0%BE%D0%B3%D1%80%D0%B0%D0%BC%D0%BC%D1%8B/%D1%81%D0%B1%D0%BE%D1%80-%D0%B8-%D0%B0%D0%BD%D0%B0%D0%BB%D0%B8%D0%B7-%D0%B4%D0%B0%D0%BD%D0%BD%D1%8B%D1%85/%D0%BF%D0%B0%D1%80%D1%81%D0%B5%D1%80-%D0%BE%D1%82%D0%B7%D1%8B%D0%B2%D1%8B-%D1%84%D0%BE%D1%82%D0%BE%D0%B3%D1%80%D0%B0%D1%84%D0%B8%D0%B8-%D1%8F%D0%BD%D0%B4%D0%B5%D0%BA%D1%81-%D0%BA%D0%B0%D1%80%D1%82/, https://wlux.net/threads/32845/, https://www.youtube.com/watch?v=tgEb4oI4JCw, https://yandex.ru/video/preview/14247209919450051622</text:p>
          </table:table-cell>
        </table:table-row>
        <table:table-row table:style-name="ro1">
          <table:table-cell office:value-type="string" calcext:value-type="string">
            <text:p>парсер отзывов с яндекс карт</text:p>
          </table:table-cell>
          <table:table-cell office:value-type="string" calcext:value-type="string">
            <text:p>парсер яндекс отзывов (2)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kwork.ru/information-bases/24889487/parsing-sbor-yandeks-otzyvy, https://resize-web.ru/soft/parser-yandeks-kart/, https://rutube.ru/video/e15eda8a6f3d03fb8f50774e48d8bc93/, https://soksaitov.ru/%D1%83%D1%81%D0%BB%D1%83%D0%B3%D0%B8-%D0%BF%D1%80%D0%BE%D0%B4%D1%83%D0%BA%D1%82%D1%8B/software-%D0%BF%D1%80%D0%BE%D0%B3%D1%80%D0%B0%D0%BC%D0%BC%D1%8B/%D1%81%D0%B1%D0%BE%D1%80-%D0%B8-%D0%B0%D0%BD%D0%B0%D0%BB%D0%B8%D0%B7-%D0%B4%D0%B0%D0%BD%D0%BD%D1%8B%D1%85/%D0%BF%D0%B0%D1%80%D1%81%D0%B5%D1%80-%D0%BE%D1%82%D0%B7%D1%8B%D0%B2%D1%8B-%D1%84%D0%BE%D1%82%D0%BE%D0%B3%D1%80%D0%B0%D1%84%D0%B8%D0%B8-%D1%8F%D0%BD%D0%B4%D0%B5%D0%BA%D1%81-%D0%BA%D0%B0%D1%80%D1%82/, https://wlux.net/threads/32845/, https://www.youtube.com/watch?v=tgEb4oI4JCw, https://yandex.ru/video/preview/14247209919450051622</text:p>
          </table:table-cell>
        </table:table-row>
        <table:table-row table:style-name="ro1">
          <table:table-cell office:value-type="string" calcext:value-type="string">
            <text:p>зомби парсер</text:p>
          </table:table-cell>
          <table:table-cell office:value-type="string" calcext:value-type="string">
            <text:p>зомби парсер (2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yrutgame.org/6300-zompiercer.html, https://gofrag.ru/eksheny/zompiercer, https://stoigr.org/zombie-games/9714-zompiercer.html, https://store.steampowered.com/app/1262460/Zompiercer/, https://thelastgame.ru/zompiercer/</text:p>
          </table:table-cell>
        </table:table-row>
        <table:table-row table:style-name="ro1">
          <table:table-cell office:value-type="string" calcext:value-type="string">
            <text:p>скачать зомби парсер</text:p>
          </table:table-cell>
          <table:table-cell office:value-type="string" calcext:value-type="string">
            <text:p>зомби парсер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yrutgame.org/6300-zompiercer.html, https://gofrag.ru/eksheny/zompiercer, https://stoigr.org/zombie-games/9714-zompiercer.html, https://store.steampowered.com/app/1262460/Zompiercer/, https://thelastgame.ru/zompiercer/</text:p>
          </table:table-cell>
        </table:table-row>
        <table:table-row table:style-name="ro1">
          <table:table-cell office:value-type="string" calcext:value-type="string">
            <text:p>парсер 1с json</text:p>
          </table:table-cell>
          <table:table-cell office:value-type="string" calcext:value-type="string">
            <text:p>парсер 1с json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1c.alexcode.ru/rabota-s-json-v-1s-8-3/, https://github.com/legionwfz/1C-JSON, https://infostart.ru/1c/articles/551972/, https://open-budget.ru/public/574073/, https://vk.com/wall-16108331_179653, https://wonderland.v8.1c.ru/blog/sredstva-raboty-s-json/, https://www.youtube.com/watch?v=rjRMJRLXrdI</text:p>
          </table:table-cell>
        </table:table-row>
        <table:table-row table:style-name="ro1">
          <table:table-cell office:value-type="string" calcext:value-type="string">
            <text:p>1с парсер json запрос</text:p>
          </table:table-cell>
          <table:table-cell office:value-type="string" calcext:value-type="string">
            <text:p>парсер 1с json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1c.alexcode.ru/rabota-s-json-v-1s-8-3/, https://github.com/legionwfz/1C-JSON, https://infostart.ru/1c/articles/551972/, https://open-budget.ru/public/574073/, https://vk.com/wall-16108331_179653, https://wonderland.v8.1c.ru/blog/sredstva-raboty-s-json/, https://www.youtube.com/watch?v=rjRMJRLXrdI</text:p>
          </table:table-cell>
        </table:table-row>
        <table:table-row table:style-name="ro1">
          <table:table-cell office:value-type="string" calcext:value-type="string">
            <text:p>парсер комментариев</text:p>
          </table:table-cell>
          <table:table-cell office:value-type="string" calcext:value-type="string">
            <text:p>парсер комментариев (2)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uskiyEnot/VK-Parser, https://niksolovov.ru/category_services/parser-kommentariev-v-vk, https://rutube.ru/video/591c8f57282fb4277151cbbf805d0931/, https://vk.barkov.net/parser-kommentariev-vkontakte, https://www.youtube.com/watch?v=ERHIbFsSSEw</text:p>
          </table:table-cell>
        </table:table-row>
        <table:table-row table:style-name="ro1">
          <table:table-cell office:value-type="string" calcext:value-type="string">
            <text:p>парсер комментариев вконтакте</text:p>
          </table:table-cell>
          <table:table-cell office:value-type="string" calcext:value-type="string">
            <text:p>парсер комментариев (2)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uskiyEnot/VK-Parser, https://niksolovov.ru/category_services/parser-kommentariev-v-vk, https://rutube.ru/video/591c8f57282fb4277151cbbf805d0931/, https://vk.barkov.net/parser-kommentariev-vkontakte, https://www.youtube.com/watch?v=ERHIbFsSSEw</text:p>
          </table:table-cell>
        </table:table-row>
        <table:table-row table:style-name="ro1">
          <table:table-cell office:value-type="string" calcext:value-type="string">
            <text:p>парсер доменов</text:p>
          </table:table-cell>
          <table:table-cell office:value-type="string" calcext:value-type="string">
            <text:p>парсер доменов (2)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menparser.aisoft.su/, https://rutube.ru/video/f1b150f658e258b3d629328e84e7479f/, https://vc.ru/u/871805-viktor-poleminyuk/267922-drop-domeny-gotovyi-parser-drop-domenov-dlya-postroeniya-setok-pbn, https://zenno-bots.ru/product/parser-broshennyh-domenov/</text:p>
          </table:table-cell>
        </table:table-row>
        <table:table-row table:style-name="ro1">
          <table:table-cell office:value-type="string" calcext:value-type="string">
            <text:p>парсер брошенных доменов</text:p>
          </table:table-cell>
          <table:table-cell office:value-type="string" calcext:value-type="string">
            <text:p>парсер доменов (2)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menparser.aisoft.su/, https://rutube.ru/video/f1b150f658e258b3d629328e84e7479f/, https://vc.ru/u/871805-viktor-poleminyuk/267922-drop-domeny-gotovyi-parser-drop-domenov-dlya-postroeniya-setok-pbn, https://zenno-bots.ru/product/parser-broshennyh-domenov/</text:p>
          </table:table-cell>
        </table:table-row>
        <table:table-row table:style-name="ro1">
          <table:table-cell office:value-type="string" calcext:value-type="string">
            <text:p>парсер сайтов c</text:p>
          </table:table-cell>
          <table:table-cell office:value-type="string" calcext:value-type="string">
            <text:p>парсер сайтов c (2)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389606-languid-basil/890200-pust-za-nas-vse-delayut-boty-parsing-saitov-na-c-i-anglesharp, https://esk-solutions.com/ru/information/411-ucebnoe-posobie-po-veb-parsingu-s-pomosu-c.html, https://tproger.ru/articles/parsing-dannyh-onlajn-magazina-na-c, https://upread.ru/art.php?id=519, https://uproger.com/7-luchshih-bibliotek-c-dlya-parsinga-veb-stranicz/</text:p>
          </table:table-cell>
        </table:table-row>
        <table:table-row table:style-name="ro1">
          <table:table-cell office:value-type="string" calcext:value-type="string">
            <text:p>как написать парсер c</text:p>
          </table:table-cell>
          <table:table-cell office:value-type="string" calcext:value-type="string">
            <text:p>парсер сайтов c (2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389606-languid-basil/890200-pust-za-nas-vse-delayut-boty-parsing-saitov-na-c-i-anglesharp, https://esk-solutions.com/ru/information/411-ucebnoe-posobie-po-veb-parsingu-s-pomosu-c.html, https://tproger.ru/articles/parsing-dannyh-onlajn-magazina-na-c, https://upread.ru/art.php?id=519, https://uproger.com/7-luchshih-bibliotek-c-dlya-parsinga-veb-stranicz/</text:p>
          </table:table-cell>
        </table:table-row>
        <table:table-row table:style-name="ro1">
          <table:table-cell office:value-type="string" calcext:value-type="string">
            <text:p>парсер мтс</text:p>
          </table:table-cell>
          <table:table-cell office:value-type="string" calcext:value-type="string">
            <text:p>парсер мтс (2)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dway.org/threads/est-parser-mts.11384/, https://github.com/anasasiia/parser-for-mts, https://globalparsing.ru/article/mts/830, https://kwork.ru/script-programming/39895663/parser-mts-svobodnykh-nomerov, https://lolz.live/threads/8157805/, https://mts-parser.vercel.app/</text:p>
          </table:table-cell>
        </table:table-row>
        <table:table-row table:style-name="ro1">
          <table:table-cell office:value-type="string" calcext:value-type="string">
            <text:p>парсер мтс номеров</text:p>
          </table:table-cell>
          <table:table-cell office:value-type="string" calcext:value-type="string">
            <text:p>парсер мтс (2)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dway.org/threads/est-parser-mts.11384/, https://github.com/anasasiia/parser-for-mts, https://globalparsing.ru/article/mts/830, https://kwork.ru/script-programming/39895663/parser-mts-svobodnykh-nomerov, https://lolz.live/threads/8157805/, https://mts-parser.vercel.app/</text:p>
          </table:table-cell>
        </table:table-row>
        <table:table-row table:style-name="ro1">
          <table:table-cell office:value-type="string" calcext:value-type="string">
            <text:p>парсеры xml c</text:p>
          </table:table-cell>
          <table:table-cell office:value-type="string" calcext:value-type="string">
            <text:p>парсеры xml c (2)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ticleworld.com/parse-xml-response-in-c/, https://docs.oracle.com/en/database/oracle/oracle-database/21/adxdk/using-XML-parser-for-C.html, https://github.com/kiishor/miniML-Parser, https://habr.com/ru/articles/168951/, https://stackoverflow.com/questions/2851983/a-simple-c-xml-parser, https://www.youtube.com/watch?v=kPFYfTvMRs8</text:p>
          </table:table-cell>
        </table:table-row>
        <table:table-row table:style-name="ro1">
          <table:table-cell office:value-type="string" calcext:value-type="string">
            <text:p>парсер xml в c design</text:p>
          </table:table-cell>
          <table:table-cell office:value-type="string" calcext:value-type="string">
            <text:p>парсеры xml c (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ticleworld.com/parse-xml-response-in-c/, https://docs.oracle.com/en/database/oracle/oracle-database/21/adxdk/using-XML-parser-for-C.html, https://github.com/kiishor/miniML-Parser, https://habr.com/ru/articles/168951/, https://stackoverflow.com/questions/2851983/a-simple-c-xml-parser, https://www.youtube.com/watch?v=kPFYfTvMRs8</text:p>
          </table:table-cell>
        </table:table-row>
        <table:table-row table:style-name="ro1">
          <table:table-cell office:value-type="string" calcext:value-type="string">
            <text:p>парсер инн</text:p>
          </table:table-cell>
          <table:table-cell office:value-type="string" calcext:value-type="string">
            <text:p>парсер инн (2)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focus.kontur.ru/Check_INN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F%D0%BE%D0%B8%D1%81%D0%BA%D0%B0-%D0%BA%D0%BE%D0%BD%D1%82%D0%B0%D0%BA%D1%82%D0%BE%D0%B2-%D0%BF%D0%BE-%D0%B8%D0%BD%D0%BD-2/, https://www.planetaexcel.ru/forum/?PAGE_NAME=message&amp;FID=1&amp;TID=117388&amp;MID=973658</text:p>
          </table:table-cell>
        </table:table-row>
        <table:table-row table:style-name="ro1">
          <table:table-cell office:value-type="string" calcext:value-type="string">
            <text:p>парсер инн excel</text:p>
          </table:table-cell>
          <table:table-cell office:value-type="string" calcext:value-type="string">
            <text:p>парсер инн (2)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focus.kontur.ru/Check_INN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F%D0%BE%D0%B8%D1%81%D0%BA%D0%B0-%D0%BA%D0%BE%D0%BD%D1%82%D0%B0%D0%BA%D1%82%D0%BE%D0%B2-%D0%BF%D0%BE-%D0%B8%D0%BD%D0%BD-2/, https://www.planetaexcel.ru/forum/?PAGE_NAME=message&amp;FID=1&amp;TID=117388&amp;MID=973658</text:p>
          </table:table-cell>
        </table:table-row>
        <table:table-row table:style-name="ro1">
          <table:table-cell office:value-type="string" calcext:value-type="string">
            <text:p>парсер авито гитхаб</text:p>
          </table:table-cell>
          <table:table-cell office:value-type="string" calcext:value-type="string">
            <text:p>парсер авито гитхаб (2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uff89/parser_avito, https://github.com/topics/avito-parser, https://happypython.ru/2022/07/25/avito-parser/, https://proxys.io/ru/blog/lifehacks/parsing-avito-dlya-chego-nuzhen-kakoy-soft-ispolzuyu-professionaly, https://tr-page.yandex.ru/translate?lang=en-ru&amp;url=https%3A%2F%2Fgithub.com%2Fwhitenesss%2Favito-parser%2Fblob%2Fmain%2FREADME.md</text:p>
          </table:table-cell>
        </table:table-row>
        <table:table-row table:style-name="ro1">
          <table:table-cell office:value-type="string" calcext:value-type="string">
            <text:p>парсер авито github</text:p>
          </table:table-cell>
          <table:table-cell office:value-type="string" calcext:value-type="string">
            <text:p>парсер авито гитхаб (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uff89/parser_avito, https://github.com/topics/avito-parser, https://happypython.ru/2022/07/25/avito-parser/, https://proxys.io/ru/blog/lifehacks/parsing-avito-dlya-chego-nuzhen-kakoy-soft-ispolzuyu-professionaly, https://tr-page.yandex.ru/translate?lang=en-ru&amp;url=https%3A%2F%2Fgithub.com%2Fwhitenesss%2Favito-parser%2Fblob%2Fmain%2FREADME.md</text:p>
          </table:table-cell>
        </table:table-row>
        <table:table-row table:style-name="ro1">
          <table:table-cell office:value-type="string" calcext:value-type="string">
            <text:p>парсер вк видео</text:p>
          </table:table-cell>
          <table:table-cell office:value-type="string" calcext:value-type="string">
            <text:p>парсер вк видео (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vkvideoparser-%D0%B1%D0%B5%D1%81%D0%BF%D0%BB%D0%B0%D1%82%D0%BD%D1%8B%D0%B9-%D0%BF%D0%B0%D1%80%D1%81%D0%B5%D1%80-%D0%B2%D0%B8%D0%B4%D0%B5%D0%BE%D0%B7%D0%B0%D0%BF%D0%B8%D1%81%D0%B5%D0%B9-%D0%B2%D0%BA/157/, https://otzyvmarketing.ru/articles/parsery-vkontakte/, https://rutube.ru/video/55e67c8bece5eab54ae30048d8e0d812/, https://vk.barkov.net/parser-video-vkontakte, https://vk.com/wall-58449641_4127, https://vk.targethunter.ru/take/clips, https://vkclipsparser.ru/, https://web-data-extractor.net/parser-video-vkontakte/, https://www.youtube.com/watch?v=K1kNf6oeUmI</text:p>
          </table:table-cell>
        </table:table-row>
        <table:table-row table:style-name="ro1">
          <table:table-cell office:value-type="string" calcext:value-type="string">
            <text:p>парсер клипов вк</text:p>
          </table:table-cell>
          <table:table-cell office:value-type="string" calcext:value-type="string">
            <text:p>парсер вк видео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vkvideoparser-%D0%B1%D0%B5%D1%81%D0%BF%D0%BB%D0%B0%D1%82%D0%BD%D1%8B%D0%B9-%D0%BF%D0%B0%D1%80%D1%81%D0%B5%D1%80-%D0%B2%D0%B8%D0%B4%D0%B5%D0%BE%D0%B7%D0%B0%D0%BF%D0%B8%D1%81%D0%B5%D0%B9-%D0%B2%D0%BA/157/, https://otzyvmarketing.ru/articles/parsery-vkontakte/, https://rutube.ru/video/55e67c8bece5eab54ae30048d8e0d812/, https://vk.barkov.net/parser-video-vkontakte, https://vk.com/wall-58449641_4127, https://vk.targethunter.ru/take/clips, https://vkclipsparser.ru/, https://web-data-extractor.net/parser-video-vkontakte/, https://www.youtube.com/watch?v=K1kNf6oeUmI</text:p>
          </table:table-cell>
        </table:table-row>
        <table:table-row table:style-name="ro1">
          <table:table-cell office:value-type="string" calcext:value-type="string">
            <text:p>парсер кинопоиска</text:p>
          </table:table-cell>
          <table:table-cell office:value-type="string" calcext:value-type="string">
            <text:p>парсер кинопоиска (2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-kino.org/, https://pikabu.ru/story/parser_kinopoiska_v_excel_11512493, https://ru-brightdata.com/products/web-scraper/kinopoisk, https://timthewebmaster.com/ru/articles/kak-napisat-parser-sajta-kinopoisk/, https://web-data-extractor.net/parser-kinopoisk/</text:p>
          </table:table-cell>
        </table:table-row>
        <table:table-row table:style-name="ro1">
          <table:table-cell office:value-type="string" calcext:value-type="string">
            <text:p>онлайн парсер актеров с кинопоиска</text:p>
          </table:table-cell>
          <table:table-cell office:value-type="string" calcext:value-type="string">
            <text:p>парсер кинопоиска (2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-kino.org/, https://pikabu.ru/story/parser_kinopoiska_v_excel_11512493, https://ru-brightdata.com/products/web-scraper/kinopoisk, https://timthewebmaster.com/ru/articles/kak-napisat-parser-sajta-kinopoisk/, https://web-data-extractor.net/parser-kinopoisk/</text:p>
          </table:table-cell>
        </table:table-row>
        <table:table-row table:style-name="ro1">
          <table:table-cell office:value-type="string" calcext:value-type="string">
            <text:p>парсер почты россии</text:p>
          </table:table-cell>
          <table:table-cell office:value-type="string" calcext:value-type="string">
            <text:p>парсер почты россии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stlin/russian_mail_address_parser, https://habr.com/ru/articles/140319/, https://lolz.live/threads/2653607/, https://ru.stackoverflow.com/questions/76415/%D0%9F%D0%B0%D1%80%D1%81%D0%B5%D1%80-%D0%BF%D0%BE-%D0%B8%D0%B4%D0%B5%D0%BD%D1%82%D0%B8%D1%84%D0%B8%D0%BA%D0%B0%D1%82%D0%BE%D1%80%D1%83-%D0%BF%D0%BE%D1%87%D1%82%D1%8B-%D0%A0%D0%BE%D1%81%D1%81%D0%B8%D0%B8, https://www.cyberforum.ru/php/thread1764405.html</text:p>
          </table:table-cell>
        </table:table-row>
        <table:table-row table:style-name="ro1">
          <table:table-cell office:value-type="string" calcext:value-type="string">
            <text:p>парсер отслеживание почты россии</text:p>
          </table:table-cell>
          <table:table-cell office:value-type="string" calcext:value-type="string">
            <text:p>парсер почты россии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stlin/russian_mail_address_parser, https://habr.com/ru/articles/140319/, https://lolz.live/threads/2653607/, https://ru.stackoverflow.com/questions/76415/%D0%9F%D0%B0%D1%80%D1%81%D0%B5%D1%80-%D0%BF%D0%BE-%D0%B8%D0%B4%D0%B5%D0%BD%D1%82%D0%B8%D1%84%D0%B8%D0%BA%D0%B0%D1%82%D0%BE%D1%80%D1%83-%D0%BF%D0%BE%D1%87%D1%82%D1%8B-%D0%A0%D0%BE%D1%81%D1%81%D0%B8%D0%B8, https://www.cyberforum.ru/php/thread1764405.html</text:p>
          </table:table-cell>
        </table:table-row>
        <table:table-row table:style-name="ro1">
          <table:table-cell office:value-type="string" calcext:value-type="string">
            <text:p>парсер досок</text:p>
          </table:table-cell>
          <table:table-cell office:value-type="string" calcext:value-type="string">
            <text:p>парсер досок (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parser24.online/, https://ru-brightdata.com/products/web-scraper/parser-dosok-obyavleniy, https://web-data-extractor.net/parser-objavlenij/, https://www.parsic.ru/parsing-ads.html</text:p>
          </table:table-cell>
        </table:table-row>
        <table:table-row table:style-name="ro1">
          <table:table-cell office:value-type="string" calcext:value-type="string">
            <text:p>парсер досок объявлений</text:p>
          </table:table-cell>
          <table:table-cell office:value-type="string" calcext:value-type="string">
            <text:p>парсер досок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parser24.online/, https://ru-brightdata.com/products/web-scraper/parser-dosok-obyavleniy, https://web-data-extractor.net/parser-objavlenij/, https://www.parsic.ru/parsing-ads.html</text:p>
          </table:table-cell>
        </table:table-row>
        <table:table-row table:style-name="ro1">
          <table:table-cell office:value-type="string" calcext:value-type="string">
            <text:p>парсер церебро</text:p>
          </table:table-cell>
          <table:table-cell office:value-type="string" calcext:value-type="string">
            <text:p>парсер церебро (2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rebrotarget.ru/, https://gruzdevv.ru/services/tserebro-target-vk/, https://plus.cerebroapps.ru/, https://prostudio.ru/journal/cerebro-target-program/, https://vk.com/cerebro_vk, https://www.youtube.com/watch?v=puX9yttmHu0, https://церебро.рф/</text:p>
          </table:table-cell>
        </table:table-row>
        <table:table-row table:style-name="ro1">
          <table:table-cell office:value-type="string" calcext:value-type="string">
            <text:p>церебро парсер вк</text:p>
          </table:table-cell>
          <table:table-cell office:value-type="string" calcext:value-type="string">
            <text:p>парсер церебро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erebrotarget.ru/, https://gruzdevv.ru/services/tserebro-target-vk/, https://plus.cerebroapps.ru/, https://prostudio.ru/journal/cerebro-target-program/, https://vk.com/cerebro_vk, https://www.youtube.com/watch?v=puX9yttmHu0, https://церебро.рф/</text:p>
          </table:table-cell>
        </table:table-row>
        <table:table-row table:style-name="ro1">
          <table:table-cell office:value-type="string" calcext:value-type="string">
            <text:p>парсер кошельков</text:p>
          </table:table-cell>
          <table:table-cell office:value-type="string" calcext:value-type="string">
            <text:p>парсер кошельков (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146388/, https://privatekeyfinder.io/btc-parsers, https://telegra.ph/Skript-poiska-zabytyh-bitkoin-koshelkov-10-23, https://www.cryptohowtoeasy.com/article/bitcoin_wallet_parser</text:p>
          </table:table-cell>
        </table:table-row>
        <table:table-row table:style-name="ro1">
          <table:table-cell office:value-type="string" calcext:value-type="string">
            <text:p>парсер биткоин кошельков</text:p>
          </table:table-cell>
          <table:table-cell office:value-type="string" calcext:value-type="string">
            <text:p>парсер кошельков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146388/, https://privatekeyfinder.io/btc-parsers, https://telegra.ph/Skript-poiska-zabytyh-bitkoin-koshelkov-10-23, https://www.cryptohowtoeasy.com/article/bitcoin_wallet_parser</text:p>
          </table:table-cell>
        </table:table-row>
        <table:table-row table:style-name="ro1">
          <table:table-cell office:value-type="string" calcext:value-type="string">
            <text:p>озон парсер python</text:p>
          </table:table-cell>
          <table:table-cell office:value-type="string" calcext:value-type="string">
            <text:p>озон парсер python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eykes/Ozon-Parser, https://qna.habr.com/q/1275560, https://ru.stackoverflow.com/questions/1506735/%D0%9A%D0%B0%D0%BA-%D0%BF%D0%B0%D1%80%D1%81%D0%B8%D1%82%D1%8C-%D0%BA%D1%80%D1%83%D0%BF%D0%BD%D1%8B%D0%B5-%D0%BC%D0%B0%D1%80%D0%BA%D0%B5%D1%82%D0%BF%D0%BB%D0%B5%D0%B9%D1%81%D1%8B-%D0%BF%D0%BE-%D1%82%D0%B8%D0%BF%D1%83-ozon-dns-%D0%B8-%D0%B4%D1%80%D1%83%D0%B3%D0%B8%D0%B5, https://rutube.ru/video/4654d2f17079afb02f0071c817669df7/, https://thewikihow.com/video_LEOYtd7Y0PI, https://vk.com/video-189071840_456239149, https://www.youtube.com/watch?v=oApnfxNj7FM</text:p>
          </table:table-cell>
        </table:table-row>
        <table:table-row table:style-name="ro1">
          <table:table-cell office:value-type="string" calcext:value-type="string">
            <text:p>парсер ozon python</text:p>
          </table:table-cell>
          <table:table-cell office:value-type="string" calcext:value-type="string">
            <text:p>озон парсер python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eykes/Ozon-Parser, https://qna.habr.com/q/1275560, https://ru.stackoverflow.com/questions/1506735/%D0%9A%D0%B0%D0%BA-%D0%BF%D0%B0%D1%80%D1%81%D0%B8%D1%82%D1%8C-%D0%BA%D1%80%D1%83%D0%BF%D0%BD%D1%8B%D0%B5-%D0%BC%D0%B0%D1%80%D0%BA%D0%B5%D1%82%D0%BF%D0%BB%D0%B5%D0%B9%D1%81%D1%8B-%D0%BF%D0%BE-%D1%82%D0%B8%D0%BF%D1%83-ozon-dns-%D0%B8-%D0%B4%D1%80%D1%83%D0%B3%D0%B8%D0%B5, https://rutube.ru/video/4654d2f17079afb02f0071c817669df7/, https://thewikihow.com/video_LEOYtd7Y0PI, https://vk.com/video-189071840_456239149, https://www.youtube.com/watch?v=oApnfxNj7FM</text:p>
          </table:table-cell>
        </table:table-row>
        <table:table-row table:style-name="ro1">
          <table:table-cell office:value-type="string" calcext:value-type="string">
            <text:p>амо парсер</text:p>
          </table:table-cell>
          <table:table-cell office:value-type="string" calcext:value-type="string">
            <text:p>амо парсер (2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armcrm.ru/blog/chrome-web-parser, https://apimonster.ru/connector/bundle/emailParser/amocrm/?lang=en, https://chromewebstore.google.com/detail/amocrm/cfaicdlgblgdchnpdilihjmfnogpjakl, https://ifabrique.ru/blog/web-parser-amocrm, https://konovalov.biz/prostoblog/amocrm/parser-pisem-amocrm, https://rutube.ru/video/22e53031f9554472f24f9a8aee62d146/, https://www.youtube.com/watch?v=36rmPjD4gzw</text:p>
          </table:table-cell>
        </table:table-row>
        <table:table-row table:style-name="ro1">
          <table:table-cell office:value-type="string" calcext:value-type="string">
            <text:p>парсер амо срм</text:p>
          </table:table-cell>
          <table:table-cell office:value-type="string" calcext:value-type="string">
            <text:p>амо парсер (2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armcrm.ru/blog/chrome-web-parser, https://apimonster.ru/connector/bundle/emailParser/amocrm/?lang=en, https://chromewebstore.google.com/detail/amocrm/cfaicdlgblgdchnpdilihjmfnogpjakl, https://ifabrique.ru/blog/web-parser-amocrm, https://konovalov.biz/prostoblog/amocrm/parser-pisem-amocrm, https://rutube.ru/video/22e53031f9554472f24f9a8aee62d146/, https://www.youtube.com/watch?v=36rmPjD4gzw</text:p>
          </table:table-cell>
        </table:table-row>
        <table:table-row table:style-name="ro1">
          <table:table-cell office:value-type="string" calcext:value-type="string">
            <text:p>парсер с zakupki gov ru</text:p>
          </table:table-cell>
          <table:table-cell office:value-type="string" calcext:value-type="string">
            <text:p>парсер с zakupki gov ru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zakupki, https://github.com/Homyakin/ZakupkiParser, https://habr.com/ru/articles/666614/, https://infostart.ru/1c/tools/598685/, https://parserok.ru/parser-goszakupok-zakupki-gov-r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0%D0%B5%D0%B5%D1%81%D1%82%D1%80%D0%B0-%D1%83%D1%87%D0%B0%D1%81%D1%82%D0%BD%D0%B8%D0%BA%D0%B8-%D0%B3%D0%BE%D1%81%D0%B7%D0%B0%D0%BA%D1%83%D0%BF%D0%BE%D0%BA/, https://tr-page.yandex.ru/translate?lang=en-ru&amp;url=https%3A%2F%2Fgithub.com%2Ftarbagan%2Fparser_zakupki.gov.ru%2Fblob%2Fmaster%2FREADME.md, https://www.bitrix24.ru/apps/app/gkopti.parser_gos_zakupok/, https://zenno.club/discussion/threads/parsing-gosudarstvennyx-zakupok-i-opyt-kotoryj-ja-iz-ehtogo-izvljok.98544/</text:p>
          </table:table-cell>
        </table:table-row>
        <table:table-row table:style-name="ro1">
          <table:table-cell office:value-type="string" calcext:value-type="string">
            <text:p>парсер сайта zakupki gov ru</text:p>
          </table:table-cell>
          <table:table-cell office:value-type="string" calcext:value-type="string">
            <text:p>парсер с zakupki gov ru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zakupki, https://github.com/Homyakin/ZakupkiParser, https://habr.com/ru/articles/666614/, https://infostart.ru/1c/tools/598685/, https://parserok.ru/parser-goszakupok-zakupki-gov-r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0%D0%B5%D0%B5%D1%81%D1%82%D1%80%D0%B0-%D1%83%D1%87%D0%B0%D1%81%D1%82%D0%BD%D0%B8%D0%BA%D0%B8-%D0%B3%D0%BE%D1%81%D0%B7%D0%B0%D0%BA%D1%83%D0%BF%D0%BE%D0%BA/, https://tr-page.yandex.ru/translate?lang=en-ru&amp;url=https%3A%2F%2Fgithub.com%2Ftarbagan%2Fparser_zakupki.gov.ru%2Fblob%2Fmaster%2FREADME.md, https://www.bitrix24.ru/apps/app/gkopti.parser_gos_zakupok/, https://zenno.club/discussion/threads/parsing-gosudarstvennyx-zakupok-i-opyt-kotoryj-ja-iz-ehtogo-izvljok.98544/</text:p>
          </table:table-cell>
        </table:table-row>
        <table:table-row table:style-name="ro1">
          <table:table-cell office:value-type="string" calcext:value-type="string">
            <text:p>парсер конфигураци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gitology.tech/docs/python_3/library/configparser.html, https://docs-python.ru/standart-library/modul-configparser-python/, https://docs.python.org/3/library/configparser.html, https://habr.com/ru/articles/485236/, https://pypi.org/project/configparser/, https://python-scripts.com/configparser-python-example, https://python.lastov.msk.ru/documentation/27/stdlib/configparser.html, https://pythonist.ru/python-dlya-parsinga-fajlov-konfiguraczii/, https://runebook.dev/ru/docs/python/library/configparser, https://sky.pro/media/kak-rabotat-s-modulem-configparser-v-python/</text:p>
          </table:table-cell>
        </table:table-row>
        <table:table-row table:style-name="ro1">
          <table:table-cell office:value-type="string" calcext:value-type="string">
            <text:p>парсер строк sql delphi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felix-colibri.com/papers/db/sql_parser/sql_parser.html, https://github.com/ezequieljuliano/SQLBuilder4Delphi, https://it-blackcat.blogspot.com/2020/08/parsing-sql-queries.html, https://itist.ru/blog/?p=44, https://openhub.net/p/gasqlparser, https://sourceforge.net/projects/gasqlparser/, https://sql-parser-for-delphi.soft112.com/, https://stackoverflow.com/questions/6300253/sql-parser-in-delphi-for-sql-server, https://www.cyberforum.ru/delphi-beginners/thread1022947.html, https://www.sqlparser.com/sql-parser-vcl.php</text:p>
          </table:table-cell>
        </table:table-row>
        <table:table-row table:style-name="ro1">
          <table:table-cell office:value-type="string" calcext:value-type="string">
            <text:p>парсер игр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parsing-dannyh-ob-igrah-i-obschego-obzora-otzyvov-s-steam-curator-list-303287e1-614, https://github.com/boyfws/Steam-Search-Parser, https://habr.com/ru/articles/319966/, https://prowebber.club/buy/buy-scripts/13262-parser-igr-dlya-dle.html, https://ru-brightdata.com/products/web-scraper/steam, https://ru.stackoverflow.com/questions/1130926/%D0%9A%D0%B0%D0%BA-%D0%BF%D0%B0%D1%80%D1%81%D0%B8%D1%82%D1%8C-%D0%B8%D0%B3%D1%80%D1%83-%D0%B2-steam, https://stetrade.ru/products/steparser/, https://www.youtube.com/watch?v=2SXRpRFeRlA, https://yougame.biz/threads/334814/, https://zhyk.org/forum/showthread.php?t=634628</text:p>
          </table:table-cell>
        </table:table-row>
        <table:table-row table:style-name="ro1">
          <table:table-cell office:value-type="string" calcext:value-type="string">
            <text:p>tonnel relayer bot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tonnel.network/relayer-network/relayers-privacy-provider, https://dyor.io/ru/dapps/trade/tonnel-relayer-bot, https://getgems.io/tonnel, https://kod.ru/kak-torgovat-podarkami-telegram, https://lolz.live/threads/8335557/, https://t.me/Tonnel_Network_bot, https://tehnoobzor.com/tonnel-relayer-bot-otzyv/, https://telegra.ph/IDO-I-posle-IDO-TONNEL-RELAYER-10-10, https://torforex.com/trejdery-v-telegramme/tonnel-relayer-bot-otzyvy/, https://www.findmini.app/tonnel_network_bot/</text:p>
          </table:table-cell>
        </table:table-row>
        <table:table-row table:style-name="ro1">
          <table:table-cell office:value-type="string" calcext:value-type="string">
            <text:p>парсер проверить позиции сай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position, https://arsenkin.ru/tools/positions/, https://blog.promopult.ru/seo/kak-snimat-pozicii-sajta-i-parsit-vydachu-bez-lishnej-rutiny.html, https://ktonanovenkogo.ru/seo/proshhaemsya-s-kamennym-vekom-i-nachinaem-parsit-google-s-pomoshhyu-xmlriver.html, https://noobov.net/tools/position-check/, https://parserrf.ru/, https://parsesite.ru/, https://semantika.su/, https://serphunt.ru/positions/, https://www.imagecms.net/blog/instrumenty/serp-parser-programma-dlia-proverki-pozitsii-saita-v-poiskovyh-sistemah</text:p>
          </table:table-cell>
        </table:table-row>
        <table:table-row table:style-name="ro1">
          <table:table-cell office:value-type="string" calcext:value-type="string">
            <text:p>sql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tation.multiprocess.io/blog/2022-04-11-sql-parsers.html, https://dzen.ru/a/YmKxQaMian5t2tHy, https://github.com/Alexeyyy/SQL-Parser, https://habr.com/ru/companies/yandex/articles/873464/, https://jsqlparser.github.io/JSqlParser/, https://pypi.org/project/sqlparse/, https://sonra.io/sql-parser-use-cases/, https://www.bytebase.com/blog/top-open-source-sql-parsers/, https://www.npmjs.com/package/node-sql-parser, https://www.sqlparser.com/</text:p>
          </table:table-cell>
        </table:table-row>
        <table:table-row table:style-name="ro1">
          <table:table-cell office:value-type="string" calcext:value-type="string">
            <text:p>парсер кошельков мем коинов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cPlILRop, https://coinfactory.app/ru/memecoin-generator, https://coinmarketrate.com/blog/ru/vybor-kriptokoshelka-dlya-mem-koinov-sravnenie-populyarnyh-platform-i-bezopasnost-hraneniya/, https://github.com/shitshiller/Solana-Parser, https://memecointracker.com/, https://tokengram.ru/posts/444506, https://vc.ru/phcrypto/1666108-obzor-nmf-bot-topovyi-instrument-dlya-treiderov-mem-koinami-na-solana-nmfsolcallsfun-otlichnaya-platforma-dlya-poiska-gemov-na-solane-klyuchevye-vozmozhnosti-obzor-monitorov-nmf-bot, https://vk.com/wall-143763740_139513, https://www.bitrue.com/ru/blog/what-is-memecointracker-an-introduction, https://www.youtube.com/watch?v=wGx2Byje64I</text:p>
          </table:table-cell>
        </table:table-row>
        <table:table-row table:style-name="ro1">
          <table:table-cell office:value-type="string" calcext:value-type="string">
            <text:p>парсер математических выражений net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thparsers.com/math-parser-for-csharp-dotnet/, https://dev.to/j0nimost/making-a-math-interpreter-parser-52j8, https://github.com/Dandarawy/FunctionParser, https://habr.com/ru/articles/281495/, https://learn.microsoft.com/ru-ru/archive/msdn-magazine/2015/october/csharp-a-split-and-merge-expression-parser-in-csharp, https://stackoverflow.com/questions/3972854/parse-math-expression, https://vamireh.livejournal.com/6673.html, https://www.codeproject.com/Tips/381509/Math-Parser-NET-Csharp, https://www.csharp.com/article/net-math-expression-parser/, https://www.nuget.org/packages/MathExpressionParser/</text:p>
          </table:table-cell>
        </table:table-row>
        <table:table-row table:style-name="ro1">
          <table:table-cell office:value-type="string" calcext:value-type="string">
            <text:p>github парсер курса цб в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stepkin.livejournal.com/90088.html, https://cpamonstro.com/base-article/parser-telegram/, https://endway.su/threads/pak-parserov-24-parsera.9152/, https://github.com/Ignasha5451/exchange-rates-parser-telegram-bot, https://github.com/al-revenko/cancrinBot, https://habr.com/ru/articles/900462/, https://martrending.ru/smm/telegram-parsery, https://skillbox.ru/media/code/parsim-dannye-v-telegram-na-python-chast-1/, https://smart-lab.ru/blog/894489.php, https://tr-page.yandex.ru/translate?lang=en-ru&amp;url=https%3A%2F%2Fgithub.com%2FPoehavshi%2Ftelegram-channel-parser%2Fblob%2Fmaster%2FREADME.md</text:p>
          </table:table-cell>
        </table:table-row>
        <table:table-row table:style-name="ro1">
          <table:table-cell office:value-type="string" calcext:value-type="string">
            <text:p>парсер пингвин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alDevonSoft/PenguinMod-Parser-Legacy, https://habr.com/ru/companies/click/articles/494020/, https://parser.plus/, https://rutube.ru/video/2246919ecb23fd541643ed51616d3177/, https://searchengines.guru/ru/forum/953961, https://sklatchina.ru/threads/x-parser-penguin-keywords-tools-programma-dlja-bystrogo-sostavlenija-chistki-semanticheskogo-jadra.212384/, https://vk.com/wall-141177618_810, https://www.gofuckbiz.com/showthread.php?t=57148, https://www.youtube.com/watch?v=JnAgFXpOnos, https://x-parser.ru/software/9-penguin-keywords-tools.html</text:p>
          </table:table-cell>
        </table:table-row>
        <table:table-row table:style-name="ro1">
          <table:table-cell office:value-type="string" calcext:value-type="string">
            <text:p>удаление фото через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killfactory/articles/551002/, https://parser.plus/Home/Help/44, https://q-parser.ru/howto/format/vkalbumsformat, https://vk.barkov.net/parsing-albomov-s-foto-vkontakte, https://vk.com/wall-123895059_1683, https://vkpars.ru/read/nachalo-raboty/Ochistka-albomov, https://wbninja.ru/parser/, https://www.onlineparser.ru/clean/, https://www.youtube.com/watch?v=Ni1FJHS2I2I, https://zismo.biz/topic/937229-mnogofunktcionalnyj-parser-i-drugie-instrumen/</text:p>
          </table:table-cell>
        </table:table-row>
        <table:table-row table:style-name="ro1">
          <table:table-cell office:value-type="string" calcext:value-type="string">
            <text:p>dle парсер кинопоиск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4cms.ru/dle/dle_mod/7740-parser-kinopoisk-2022-11.html, https://byroot.ru/301-parser-kinopoisk-2022-dle-15x.html, https://dle9.com/moduli/besplatnye-moduli/3433-modul-parser-s-kinopoiska-dlya-dle.html, https://dleshka.org/moduls/5074-modul-parser-kinopoiska-dlya-dle.html, https://github.com/DLEPremium/kinopoisk-parser-dle, https://parser-kino.org/, https://rutube.ru/video/02a2306ed9b86f60fc8a5fcfb2d3649a/, https://top.skripters.biz/threads/51397/, https://www.youtube.com/watch?v=9jUUg5zLXnk, https://xf-forum.ru/resources/parser-po-baze-kinopoisk-2022-filmov-i-serialov-na-dle-15-x.8/</text:p>
          </table:table-cell>
        </table:table-row>
        <table:table-row table:style-name="ro1">
          <table:table-cell office:value-type="string" calcext:value-type="string">
            <text:p>ледяной парсер мм2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emx.store/product/icepiercer/, https://mm2godly.ru/shop/icepiercer/, https://mm2store.com/products/icepiercer, https://mor.skin/product/icepiercer-ledianoi-pirser2, https://murder-mystery-2.fandom.com/wiki/Icepiercer, https://paparoblo.ru/shop/icepiercer-2, https://qnnit.com/icepiercer-mm2-value/, https://traderie.com/mm2/product/3077651746, https://www.avito.ru/all?q=icepiercer+%D0%BC%D0%BC2, https://www.youtube.com/watch?v=KbrcfTF-Eao</text:p>
          </table:table-cell>
        </table:table-row>
        <table:table-row table:style-name="ro1">
          <table:table-cell office:value-type="string" calcext:value-type="string">
            <text:p>реестр объектов жилищного фонда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prawdom, https://github.com/Duff89/Parser_erzrf.ru, https://resize-web.ru/soft/parser-nedvizhimosti/, https://ru.stackoverflow.com/questions/542836/%D0%9F%D0%B0%D1%80%D1%81%D0%B8%D0%BD%D0%B3-%D0%BE%D1%82%D0%BA%D1%80%D1%8B%D1%82%D0%BE%D0%B9-%D0%B8%D0%BD%D1%84%D0%BE%D1%80%D0%BC%D0%B0%D1%86%D0%B8%D0%B8-%D0%BD%D0%B0-%D1%81%D0%B0%D0%B9%D1%82%D0%B5-%D0%A0%D0%BE%D1%81%D1%80%D0%B5%D0%B5%D1%81%D1%82%D1%80%D0%B0, https://rutube.ru/video/6bd656a5004fd627fbe55328de1ff3f8/, https://sigmaparser.ru/, https://smm-e.ru/services/site-parsing/nash-dom-rf/, https://soksaitov.ru/%D1%83%D1%81%D0%BB%D1%83%D0%B3%D0%B8-%D0%BF%D1%80%D0%BE%D0%B4%D1%83%D0%BA%D1%82%D1%8B/software-%D0%BF%D1%80%D0%BE%D0%B3%D1%80%D0%B0%D0%BC%D0%BC%D1%8B/%D1%81%D0%B1%D0%BE%D1%80-%D0%B8-%D0%B0%D0%BD%D0%B0%D0%BB%D0%B8%D0%B7-%D0%B4%D0%B0%D0%BD%D0%BD%D1%8B%D1%85/%D0%BF%D0%B0%D1%80%D1%81%D0%B5%D1%80-%D0%B4%D0%BE%D0%BC%D0%BE%D0%B2-%D1%81-dom-gosuslugi-ru/, https://web-data-extractor.net/parser-rosreestra/, https://www.youtube.com/watch?v=E9-47KwAZPg</text:p>
          </table:table-cell>
        </table:table-row>
        <table:table-row table:style-name="ro1">
          <table:table-cell office:value-type="string" calcext:value-type="string">
            <text:p>парсер на каком языке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IMBS-qBx9L6W04, https://otus.ru/journal/parser-opisanie-i-primer-koda/, https://qna.habr.com/q/517091, https://ru-brightdata.com/blog/web-data-ru/best-languages-web-scraping, https://scienceforum.ru/2021/article/2018025223, https://www.cyberforum.ru/holywars/thread2452587.html, https://www.diggernaut.ru/blog/kakoj-jazyk-programmirovanija-naibole/, https://www.linux.org.ru/forum/development/14684393, https://www.securitylab.ru/analytics/479881.php, https://zismo.biz/topic/961259-na-kakom-iazyke-i-kak-pishut-razlichnye-parsery-i-in/</text:p>
          </table:table-cell>
        </table:table-row>
        <table:table-row table:style-name="ro1">
          <table:table-cell office:value-type="string" calcext:value-type="string">
            <text:p>парсер не отвечает на запрос torrserve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889960&amp;st=26340, https://diletantatv.ru/ne-rabotaet-torrserve-matrix-android-tv/, https://dzen.ru/video/watch/616be9ea2ca39e5ccc230c0a, https://forum.zoneofgames.ru/topic/74975-jrpgarcania-lyubit-banit-i-proveryat-vashi-pasportnye-dannye/?page=5, https://kraeved.lib.tomsk.ru/page/885/?nom=5416, https://megavtogal.com/android/torrserve-ne-soedinyaetsya-s-serverom-na-android.html, https://t.me/studi_96/140, https://tv-ch.ru/lampa-how-to-watch-torrents-3-steps/, https://www.sport-express.ru/football/rfpl/news/gendirektor-krylev-ter-abramyan-otvetil-na-vopros-o-pogashenii-dolga-pered-docherney-kompaniey-rosteteha-2318464/, https://www.youtube.com/watch?v=hsoNqYJa0DU</text:p>
          </table:table-cell>
        </table:table-row>
        <table:table-row table:style-name="ro1">
          <table:table-cell office:value-type="string" calcext:value-type="string">
            <text:p>обзор парсера на кс го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parsing-dannyh-matchej-counter-strike-global-offensive-s-hltv-s-ispolzovaniem-no-dd8b5005-cd3, https://cstradesoftware.com/ru/csmoney-parser/, https://github.com/Ballrock/node-csgo-parser, https://lolz.live/threads/2773615/, https://thewikihow.com/video_9IQpXhA2IUg, https://tradeback.io/, https://vk.com/video-148850355_456239125, https://work-zilla.com/development-and-it/script-development/creation-of-parser-for-csgo, https://www.youtube.com/watch?v=Z_t0eIXFNK0, https://yougame.biz/threads/17596/</text:p>
          </table:table-cell>
        </table:table-row>
        <table:table-row table:style-name="ro1">
          <table:table-cell office:value-type="string" calcext:value-type="string">
            <text:p>барков парсер отзыв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e4LIiDC8yNNJRTL, https://gruzdevv.ru/otzyvy-servisov/?review=barkov-net-vkontakte, https://in-scale.ru/service/vkbarkovnet/, https://niksolovov.ru/services/vk-barkov, https://otzyvmarketing.ru/vkbarkov/, https://partnerkin.com/services/barkov, https://profobus.ru/servisy/vk-barkov/, https://vk.barkov.net/vkbarkovnet-otzyvy, https://vk.com/topic-132490085_39047361?offset=60, https://www.youtube.com/watch?v=94XvQ-io768</text:p>
          </table:table-cell>
        </table:table-row>
        <table:table-row table:style-name="ro1">
          <table:table-cell office:value-type="string" calcext:value-type="string">
            <text:p>парсер граббер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huvyr.ru/2016/07/parser.html, https://adrenaline.by/blog/internet/chto-takoe-parser-i-grabber, https://eqsash.com/articles/parsing-html-ili-grabber-saytov-kak-izvlech-nuzhnye-dannye-iz-stranicy, https://excelvba.ru/articles/parsers_and_grabbers, https://parsing-service.ru/blog/chto-takoe-parseri-i-grabbera-i-kakimi-oni-bivayut.html, https://promopult.ru/library/%D0%93%D1%80%D0%B0%D0%B1%D0%B1%D0%B5%D1%80, https://qna.habr.com/q/351469, https://siteactiv.ru/terminy/parser/, https://yougame.biz/threads/8519/, https://zenno.club/discussion/threads/grabber-parsing-otlichija.46999/</text:p>
          </table:table-cell>
        </table:table-row>
        <table:table-row table:style-name="ro1">
          <table:table-cell office:value-type="string" calcext:value-type="string">
            <text:p>парсер подсказок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suggest, https://arsenkin.ru/tools/suggest/, https://biz-iskun.ru/parser-poiskovyh-podskazok.html, https://blog.promopult.ru/seo/kak-bystro-sobrat-poiskovye-podskazki-iz-yandeksa-google-i-youtube.html, https://just-magic.org/doc/sug_par.php, https://semkeys.ru/blog/parsing-poiskovyh-podskazok-iz-yandeks-i-google/, https://tools.pixelplus.ru/tools/podskazki-yandex, https://web-data-extractor.net/parser-podskazok/, https://www.keys.so/ru/suggest, https://www.rush-analytics.ru/land/parser-podskazok-yandeks-i-google-onlayn</text:p>
          </table:table-cell>
        </table:table-row>
        <table:table-row table:style-name="ro1">
          <table:table-cell office:value-type="string" calcext:value-type="string">
            <text:p>парсер кс го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cts-csm-parser/lgpendbflolfepafakjbfaebjncifmde, https://github.com/Ballrock/node-csgo-parser, https://kwork.ru/script-programming/28615894/parser-predmetov-cs-go-steam, https://sih.app/, https://skins-table.xyz/, https://tablevv.com/, https://tradeback.io/, https://tradeon.space/, https://www.youtube.com/watch?v=AkuvMecEeNg, https://yougame.biz/threads/150986/</text:p>
          </table:table-cell>
        </table:table-row>
        <table:table-row table:style-name="ro1">
          <table:table-cell office:value-type="string" calcext:value-type="string">
            <text:p>парсер скриншо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roxy.com/ru/screen-scraping-what-it-is-and-how-it-works, https://github.com/AugustFU/LightShot_Parser, https://libraries.io/npm/lightshot-parser, https://lolz.live/threads/3031486/, https://one.ya2darkweb.pw/threads/82550/, https://parsingmaster.com/guide/parsing-screenshots-of-pages/, https://plati.market/itm/parser-images-screenshots-photos-imgupars-windows/2592598, https://tr-page.yandex.ru/translate?lang=en-ru&amp;url=https%3A%2F%2Fgithub.com%2FdeFiss%2Flightshot-parser%2Fblob%2Fmaster%2FREADME.md, https://www.youtube.com/watch?v=Ni1FJHS2I2I, https://xmldatafeed.com/polnoe-rukovodstvo-po-skrin-parsingu-2023-sravnenie-parserov-ekranov/</text:p>
          </table:table-cell>
        </table:table-row>
        <table:table-row table:style-name="ro1">
          <table:table-cell office:value-type="string" calcext:value-type="string">
            <text:p>парсер скриншотов lightsho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dway.org/threads/parser-skrinov-lightshot.12636/, https://github.com/AugustFU/LightShot_Parser, https://gitlab.com/cr1gger/lightshot-parser, https://habr.com/ru/articles/197228/, https://pikabu.ru/story/smotrim_chuzhie_skrinshotyi_iz_lightshot_6858034, https://telegra.ph/Parser-skrinshotov-fotohostinga-Lightshot-04-24, https://work-zilla.com/development-and-it/parsing-data/parser-screenshot-lightshot, https://www.jsdelivr.com/package/npm/lightshot-parser, https://www.npmjs.com/package/lightshot-parser, https://www.youtube.com/watch?v=Ni1FJHS2I2I</text:p>
          </table:table-cell>
        </table:table-row>
        <table:table-row table:style-name="ro1">
          <table:table-cell office:value-type="string" calcext:value-type="string">
            <text:p>парсер логов jav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jakubpas/java-log-parser, https://habr.com/ru/articles/165059/, https://javarush.com/quests/lectures/questcollections.level07.lecture15, https://logmx.com/parser-dev, https://stackoverflow.com/questions/4489330/parsing-a-log-file-in-java, https://www-staging.loggly.com/ultimate-guide/parsing-java-logs/, https://www.codekru.com/java/apache-log-file-parsing, https://www.geeksforgeeks.org/parsing-apache-access-log-in-java/, https://www.javacodegeeks.com/2022/07/parsing-log-files.html, https://www.youtube.com/watch?v=JT6ZFftbNT8</text:p>
          </table:table-cell>
        </table:table-row>
        <table:table-row table:style-name="ro1">
          <table:table-cell office:value-type="string" calcext:value-type="string">
            <text:p>парсер хабр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evelp10/habrpythonpasrser, https://habr.com/ru/articles/717556/, https://prohoster.info/blog/administrirovanie/kak-ya-parsil-habr-chast-1-trendy, https://ru.stackoverflow.com/questions/1322779/%D0%9A%D0%B0%D0%BA-%D0%B8%D0%B7-%D1%81%D1%82%D1%80%D0%B0%D0%BD%D0%B8%D1%86-%D0%B2%D1%8B%D1%82%D0%B0%D1%89%D0%B8%D1%82%D1%8C-%D0%BF%D0%BE%D1%81%D1%82%D1%8B-%D0%B8-%D0%B7%D0%B0%D0%B3%D0%BE%D0%BB%D0%BE%D0%B2%D0%BA%D0%B8-%D0%9D%D0%B0%D0%B4%D0%BE-%D0%B8%D0%B7-%D1%85%D0%B0%D0%B1%D1%80%D0%B0-url-fhttps-habr-c, https://telegra.ph/Pishem-Bota-Parser-statej-s-Habr-09-10, https://thecode.media/parsing-2/, https://tr-page.yandex.ru/translate?lang=en-ru&amp;url=https%3A%2F%2Fgithub.com%2Fpasukka%2Fhabr-parser%2Fblob%2Fmain%2FREADME.md, https://uproger.com/asinhronnyj-parser-habra-na-python/, https://vc.ru/dev/874254-kak-parsit-saity-s-pomoshyu-python-osnovy-raboty-s-requests-i-selenium, https://www.youtube.com/watch?v=eWa7drf-b4w</text:p>
          </table:table-cell>
        </table:table-row>
        <table:table-row table:style-name="ro1">
          <table:table-cell office:value-type="string" calcext:value-type="string">
            <text:p>парсер фото из пинтерест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pinterest, https://axiom.ai/scrape/pinterest, https://github.com/xjdeng/pinterest-image-scraper, https://prozavr.ru/tools/parser_kartinok.php, https://ru-brightdata.com/products/web-scraper/pinterest, https://vc.ru/u/1653266-servisy-i-programmy/654526-kak-ispolzovat-i-chem-parsit-kartinki-i-tekstovye-dannye-s-pinterest-v-2023, https://www.adspower.com/ru/blog/uproshchennyj-parsing-pinterest-ot-gotovyh-instrumentov-do-napisaniya-sobstvennogo-parsera, https://www.youtube.com/watch?v=NmzQro6BII0, https://xmldatafeed.com/kak-sparsit-dannye-s-pinterest-za-5-prostyh-shagov/, https://yougame.biz/threads/263669/</text:p>
          </table:table-cell>
        </table:table-row>
        <table:table-row table:style-name="ro1">
          <table:table-cell office:value-type="string" calcext:value-type="string">
            <text:p>парсер яндекс музы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arsing.pro/project/parsing-yandeks-muzyiki/, https://freelance.ru/portfolio/project/view/652884, https://github.com/grechman/Yandex-parser, https://kwork.ru/script-programming/28123885/gotoviy-parser-yandeks-muzyki, https://mse-script.net/threads/parser-muzyki-jandeks-muzyka-dlja-dle.863/, https://proglib.io/p/perenosim-treki-iz-yandeks-muzyki-v-spotify-s-pomoshchyu-python-2021-08-16, https://qna.habr.com/q/1261426, https://work-zilla.com/development-and-it/parsing-data/development-of-parsing-yandex-music, https://www.fl.ru/projects/5374055/parser-yandeks-muzyiki-dlya-dle.html, https://www.youtube.com/watch?v=o0IonsE7gwk</text:p>
          </table:table-cell>
        </table:table-row>
        <table:table-row table:style-name="ro1">
          <table:table-cell office:value-type="string" calcext:value-type="string">
            <text:p>парсер музы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eshka.org/moduls/6472-parser-muzyki-mp3go-dlya-dle.html, https://dzen.ru/a/ZIIpq6uEFG5mO9ih, https://github.com/deadrime/vk-songs-parser, https://habr.com/ru/articles/343294/, https://kwork.ru/script-programming/8284326/parser-zvuk-parser-tekstov-pesen-modul-dlya-dle, https://mse-script.net/threads/parser-muzyki-mp3go-dlja-dle-13.606/, https://pepper.ninja/blog/2018/10/09/parsing-po-audio-ili-kak-iskat-melomanov/, https://trafficcardinal.com/post/gonim-trafik-v-tg-kanaly-s-pomoshhyu-bota-parsera, https://www.youtube.com/watch?v=WJN1JFyVmrI, https://zerocoolpro.biz/forum/threads/parser-muzyki-mp3go-dlja-dle.17406/</text:p>
          </table:table-cell>
        </table:table-row>
        <table:table-row table:style-name="ro1">
          <table:table-cell office:value-type="string" calcext:value-type="string">
            <text:p>парсер порно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eneraloksana.com/viewtopic.php?t=2232, https://github.com/strumica/PornParsers, https://nulled.cc/threads/primer-napisaniya-parsera-na-primere-porno.51642/, https://parser.porno-smart.ru/, https://prowebber.club/datalife-engine/dle-mods/22758-besplatnyy-parser-video-videograbbbinger-v-554.html, https://qna.habr.com/q/522983, https://se.guru/showthread.php?t=590, https://www.cy-pr.com/forum/f88/t70639/, https://xoo.pw/3-tubes-clip-one.html, https://zerocoolpro.biz/forum/threads/tubes-clip-one-parser-adalt-tubov.7619/</text:p>
          </table:table-cell>
        </table:table-row>
        <table:table-row table:style-name="ro1">
          <table:table-cell office:value-type="string" calcext:value-type="string">
            <text:p>парсер писем для gmai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email-signature-parser/ppfaojnpnmfpdmhiefkljpbceaplogkn, https://github.com/HaithamSweilem/gmail-parser, https://mailparser.io/blog/gmail-extractor/, https://qna.habr.com/q/320455, https://workspace.google.com/marketplace/app/%D0%BF%D0%B0%D1%80%D1%81%D0%B5%D1%80_%D1%8D%D0%BB%D0%B5%D0%BA%D1%82%D1%80%D0%BE%D0%BD%D0%BD%D0%BE%D0%B9_%D0%BF%D0%BE%D1%87%D1%82%D1%8B/40769086099?hl=ru, https://www.emailparser.com/, https://www.ismailzai.com/blog/google-apps-script-gmail-parser, https://www.npmjs.com/package/gmail-parser, https://www.youtube.com/watch?v=I_yOMzMI_5Q, https://xtractor.app/email-parser/</text:p>
          </table:table-cell>
        </table:table-row>
        <table:table-row table:style-name="ro1">
          <table:table-cell office:value-type="string" calcext:value-type="string">
            <text:p>прокси хватит на всех парсер чекер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azakursov.net/threads/proksi-xvatit-na-vsex-parser-cheker-zennoposter.30009/, https://ble.lol/threads/proksi-khvatit-na-vsekh-parser-cheker-zennoposter-2019.14098/, https://infoshopik.com/shop/zennoposter-proksi-hvatit-na-vseh-parser-cheker/, https://infovolna.com/threads/zennoposter-proksi-xvatit-na-vsex-parser-cheker.40395/, https://insliv.club/threads/zennoposter-%D0%9F%D1%80%D0%BE%D0%BA%D1%81%D0%B8-%D1%85%D0%B2%D0%B0%D1%82%D0%B8%D1%82-%D0%BD%D0%B0-%D0%B2%D1%81%D0%B5%D1%85-%D0%9F%D0%B0%D1%80%D1%81%D0%B5%D1%80-%D0%A7%D0%B5%D0%BA%D0%B5%D1%80.40183/, https://kursclub.net/threads/zennoposter-proksi-xvatit-na-vsex-parser-cheker.19887/, https://kursstore.com/threads/zennoposter-proksi-xvatit-na-vsex-parser-cheker.102392/, https://slivbox.cc/threads/zennoposter-proksi-xvatit-na-vsex-parser-cheker.53154/, https://v1.skladchik.org/threads/proksi-xvatit-na-vsex-parser-cheker-zennoposter.218217/, https://zenno.club/discussion/threads/parser-cheker-proksi.92202/</text:p>
          </table:table-cell>
        </table:table-row>
        <table:table-row table:style-name="ro1">
          <table:table-cell office:value-type="string" calcext:value-type="string">
            <text:p>xpath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t-team.ru/blog/lekcziya-19-parsing-xpath-parsery-analiz-konkurentov/, https://blog.cybermarketing.ru/praktikum-po-xpath-prostoj-bystryj-i-besplatnyj-sposob-parsit-sajty/, https://github.com/remotemerge/xpath-parser, https://habr.com/ru/articles/753332/, https://idatica.com/blog/xpath-css-dlaya-parsinga/, https://proglib.io/p/samouchitel-po-python-dlya-nachinayushchih-chast-17-osnovy-skrapinga-i-parsinga-2023-03-13, https://scrapfly.io/blog/parsing-html-with-xpath/, https://siteclinic.ru/blog/seo-instrumenty/parsim-sajt-s-xpath/, https://www.geeksforgeeks.org/web-scraping-using-lxml-and-xpath-in-python/, https://www.rush-analytics.ru/blog/xpath-zaprosy-dlya-parsinga</text:p>
          </table:table-cell>
        </table:table-row>
        <table:table-row table:style-name="ro1">
          <table:table-cell office:value-type="string" calcext:value-type="string">
            <text:p>парсер яндекс услуг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soft.su/home/course/parser-yandex-uslug/46, https://kwork.ru/script-programming/12437316/parser-yandeks-uslug, https://rutube.ru/video/da2d90ec80e5a8e87620612af9657f2c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F%D0%BD%D0%B4%D0%B5%D0%BA%D1%81-%D1%83%D1%81%D0%BB%D1%83%D0%B3/, https://vk.com/video-52917229_456239577, https://web-data-extractor.net/parser-yandex-uslug/, https://www.avito.ru/moskva/predlozheniya_uslug?q=%D0%BF%D0%B0%D1%80%D1%81%D0%B8%D0%BD%D0%B3+%D1%8F%D0%BD%D0%B4%D0%B5%D0%BA%D1%81+%D1%83%D1%81%D0%BB%D1%83%D0%B3, https://www.youtube.com/watch?v=i_7CNJm9sqU, https://yandex.ru/video/preview/7577687971926246940, https://zenno.club/discussion/threads/parser-objavlenij-jandeks-uslugi.67489/</text:p>
          </table:table-cell>
        </table:table-row>
        <table:table-row table:style-name="ro1">
          <table:table-cell office:value-type="string" calcext:value-type="string">
            <text:p>парсер для краш игр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kak-sozdat-parser-dlja-izvlechenija-sportivnyh-dannyh-s-ispolzovaniem-python-4ba7e000-944, https://geekrepos.com/Lotes/parser-crashkurs, https://github.com/IfroloffI/CrushGameParser, https://habr.com/ru/articles/677200/, https://libraries.io/github/APIs-guru/drafter, https://lolz.live/threads/4455047/, https://pmt.mcpe.fun/crashdump-parser/, https://pycoder.ru/make-simple-spider-scrapy/, https://www.gamedev.net/forums/topic/596621-lua-parser-crash/4781049/, https://www.youtube.com/watch?v=QOaz1GdtsYs</text:p>
          </table:table-cell>
        </table:table-row>
        <table:table-row table:style-name="ro1">
          <table:table-cell office:value-type="string" calcext:value-type="string">
            <text:p>парсеры для просмотра кино в форкплеере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AqVHZUUn, https://4pda.to/forum/index.php?showtopic=947509&amp;st=4120, https://dzen.ru/list/gadgets/rabochie-portaly-dlia-fork-pleera-na-segodnia, https://pikabu.ru/story/filmyi_i_serialyi_cherez_forkplayer_9159122, https://qna.habr.com/q/661169, https://rutube.ru/video/df2e218c7ef978c5c12be8575b894f78/, https://thewikihow.com/video_rI-RN9SVhog, https://vk.com/wall-63190406_52901, https://www.youtube.com/watch?v=rI-RN9SVhog, https://yandex.ru/video/preview/8921462857690291695</text:p>
          </table:table-cell>
        </table:table-row>
        <table:table-row table:style-name="ro1">
          <table:table-cell office:value-type="string" calcext:value-type="string">
            <text:p>парсер кино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4cms.ru/dle/dle_mod/7758-parser-tmdb-dlya-onlayn-kinoteatra.html, https://github.com/mdwitr0/kinopoisk_parser_for_dle, https://parser-kino.org/, https://prowebber.club/tags/%D0%BA%D0%B8%D0%BD%D0%BE%D1%82%D0%B5%D0%B0%D1%82%D1%80/, https://t.me/s/parser_kino, https://topskript.org/dle/dlemoduls/3384-parser-kino-poisk-for-dle.html, https://web-data-extractor.net/parser-filmov/, https://www.youtube.com/watch?v=y4aakVVqnQo, https://yandex.ru/video/preview/9551524096377830214, https://zerocoolpro.biz/forum/threads/modul-dle-besplatnyj-kino-grabber-parser-kinopoisk-dlja-sozdanija-kino-sajta.11371/</text:p>
          </table:table-cell>
        </table:table-row>
        <table:table-row table:style-name="ro1">
          <table:table-cell office:value-type="string" calcext:value-type="string">
            <text:p>golang парсер озон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xIAD6lfOjPzfZC8, https://geeksrepos.com/Clyckov34/API-Parser-OZON, https://github.com/execut/ozon-parser/blob/main/go.sum, https://habr.com/ru/articles/724344/, https://pkg.go.dev/github.com/diphantxm/ozon-api-client/ozon, https://ru-brightdata.com/blog/how-tos-ru/web-scraping-go, https://ru.stackoverflow.com/questions/1506735/%D0%9A%D0%B0%D0%BA-%D0%BF%D0%B0%D1%80%D1%81%D0%B8%D1%82%D1%8C-%D0%BA%D1%80%D1%83%D0%BF%D0%BD%D1%8B%D0%B5-%D0%BC%D0%B0%D1%80%D0%BA%D0%B5%D1%82%D0%BF%D0%BB%D0%B5%D0%B9%D1%81%D1%8B-%D0%BF%D0%BE-%D1%82%D0%B8%D0%BF%D1%83-ozon-dns-%D0%B8-%D0%B4%D1%80%D1%83%D0%B3%D0%B8%D0%B5, https://vc.ru/marketplace/1807120-besplatnyi-parser-dlya-ozon-v-google-tablicah, https://www.fl.ru/projects/5362574/dorabotat-parser-dlya-ozon-na-golang.html, https://www.youtube.com/watch?v=tuh8_XAs3QI</text:p>
          </table:table-cell>
        </table:table-row>
        <table:table-row table:style-name="ro1">
          <table:table-cell office:value-type="string" calcext:value-type="string">
            <text:p>парсер на gola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roxy.com/ru/golang-scraper-why-go-and-the-best-libraries-to-use-for-parsing, https://dzen.ru/a/ZxIAD6lfOjPzfZC8, https://github.com/luminati-io/Golang-html-parsing, https://go-language.org/go-docs/go/parser/, https://habr.com/ru/articles/493088/, https://pkg.go.dev/go/parser, https://ru-brightdata.com/blog/how-tos-ru/web-scraping-go, https://uproger.com/veb-skrejping-s-konkurencziej-v-golang/, https://www.youtube.com/watch?v=tU7gTW2CfpE, https://www.zenrows.com/blog/golang-html-parser</text:p>
          </table:table-cell>
        </table:table-row>
        <table:table-row table:style-name="ro1">
          <table:table-cell office:value-type="string" calcext:value-type="string">
            <text:p>парсер mxl в дерево значений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ccp3d.ru/topic/65471-%D0%BF%D0%BE%D1%81%D1%82%D1%80%D0%BE%D0%B8%D1%82%D1%8C-%D0%B4%D0%B5%D1%80%D0%B5%D0%B2%D0%BE-treeview-%D0%B8%D0%B7-%D1%84%D0%B0%D0%B9%D0%BB%D0%B0-mxl-1c/, https://forum-baza.ru/index.php?topic=32616.0, https://forum.mista.ru/topic.php?id=745483, https://forum.sources.ru/index.php?showtopic=240768&amp;st=0&amp;, https://github.com/jeremygriffith/mxl-MicroXML-parser, https://habr.com/ru/companies/tensor/articles/769722/, https://helpf.pro/faq/view/1321.html, https://infostart.ru/1c/tools/562346/, https://koder.by/konvertiruem_mxl_v_tablicu_znachenij.php, https://www.cyberforum.ru/php-regex/thread2217714.html</text:p>
          </table:table-cell>
        </table:table-row>
        <table:table-row table:style-name="ro1">
          <table:table-cell office:value-type="string" calcext:value-type="string">
            <text:p>парсер dataco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tinblog.ru/108-parser-datacol.html, https://developerguru.net/post/website-parsing-datacol/, https://hyperseo.ru/?p=4233, https://im-business.com/blog/parser-tsen-konkurentov-programma-datacol/, https://pingoblog.ru/544-klasterizaciya-dannyh-s-pomoschyu-universalnogo-parsera-datacol.html, https://resize-web.ru/prog/datacol/, https://rutube.ru/video/fff6a1cacea1598c7b26a94314ed4020/, https://t.me/s/datacol, https://web-data-extractor.net/, https://www.youtube.com/watch?v=IiRLmTBNQuY</text:p>
          </table:table-cell>
        </table:table-row>
        <table:table-row table:style-name="ro1">
          <table:table-cell office:value-type="string" calcext:value-type="string">
            <text:p>парсер python по xpath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python.org/3/library/xml.etree.elementtree.html, https://habr.com/ru/articles/280238/, https://igleads.io/resources/web-scraping-xpath-python/, https://parsingmaster.com/blog-post/parsing-na-python-poshagovoe-rukovodstvo/, https://proglib.io/p/samouchitel-po-python-dlya-nachinayushchih-chast-17-osnovy-skrapinga-i-parsinga-2023-03-13, https://scrapfly.io/blog/intro-to-parsing-html-xml-python-lxml/, https://stackoverflow.com/questions/285990/parse-html-via-xpath, https://webscrapingsite.com/blog/how-to-use-xpath-selectors-for-web-scraping-in-python/, https://www.geeksforgeeks.org/web-scraping-using-lxml-and-xpath-in-python/, https://www.itersdesktop.com/2020/09/09/parse-html-document-using-xpath-with-lxml-in-python/</text:p>
          </table:table-cell>
        </table:table-row>
        <table:table-row table:style-name="ro1">
          <table:table-cell office:value-type="string" calcext:value-type="string">
            <text:p>ку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shoper.ru/blog/instrukcii/parsing-katalogov-tovarov-s-pomoschyu-specializirovannogo-servisa-q-parser.html, https://productradar.ru/product/q-parser-parser-sajtov/, https://q-parser.ru/, https://q-parser.ru/what-can, https://qparser.cloud/, https://softfinder.ru/service/q-parser, https://spark.ru/startup/q-parser/blog/35328/chto-takoe-q-parser, https://vc.ru/tribuna/420976-q-parser-kak-poyavilsya-servis-dlya-parsinga-tovarov, https://vk.com/qparser, https://www.youtube.com/channel/UCeyf5jhx4TZ-40PhjEt4fJA</text:p>
          </table:table-cell>
        </table:table-row>
        <table:table-row table:style-name="ro1">
          <table:table-cell office:value-type="string" calcext:value-type="string">
            <text:p>написать бот парсер ставки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list/sport/parser-bukmekerskih-kontor-na-python, https://gitflic.ru/project/borismukatov/betting-bot, https://github.com/Paktovskiy/betcity-parser-telegram-bot, https://habr.com/ru/articles/791810/, https://parserok.ru/parser-bukmekerskih-kontor/, https://uchitu.ru/articles/kak-napisat-bota-dlya-stavok-na-python.html, https://vk.com/video-54516952_456239046, https://www.fl.ru/projects/4523170/parser-bot-dlya-bukmekerskih-kontor.html, https://www.youtube.com/watch?v=5THjU6mCH0c, https://zenno.club/discussion/threads/stavki-parser-futbolnyx-matchej-s-otpravkoj-v-telegram.51521/</text:p>
          </table:table-cell>
        </table:table-row>
        <table:table-row table:style-name="ro1">
          <table:table-cell office:value-type="string" calcext:value-type="string">
            <text:p>парсер научных статей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schreij.github.io/projects/scholar-parser, https://elibrary.ru/qwiooc, https://esk-solutions.com/ru/information/394-polnoe-rukovodstvo-po-veb-parsingu-dla-akademiceskih-issledovanij.html, https://github.com/DmitryTsybulkin/scheduled-articles, https://habr.com/ru/articles/647873/, https://ru-brightdata.com/products/web-scraper/google-scholar-scraper, https://sky.pro/wiki/html/chto-takoe-parsing-sajtov-i-kak-ego-ispolzovat/, https://web-data-extractor.net/parser-statej/, https://www.hse.ru/ma/datajourn/news/261818537.html, https://x-parser.ru/tips/185-parser-statey-s-saytov-konkurentov.html</text:p>
          </table:table-cell>
        </table:table-row>
        <table:table-row table:style-name="ro1">
          <table:table-cell office:value-type="string" calcext:value-type="string">
            <text:p>парсер ip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ip-info, https://docs.vngcloud.vn/vng-cloud-document/vmonitor/dashboards/logs/lam-viec-voi-log-pipeline/processor/geo-ip-parser, https://github.com/m8sec/ipparser, https://habr.com/ru/companies/timeweb/articles/563274/, https://lemire.me/blog/2023/06/08/parsing-ip-addresses-crazily-fast/, https://lib.rs/crates/ip-parser, https://stackoverflow.com/questions/14822368/ip-address-parser-in-javascript, https://tools.y99.in/tool/ip_address_parser/, https://www.blast.hk/threads/87333/, https://www.youtube.com/watch?v=mqznliVIFF8</text:p>
          </table:table-cell>
        </table:table-row>
        <table:table-row table:style-name="ro1">
          <table:table-cell office:value-type="string" calcext:value-type="string">
            <text:p>парсер wialon ips скачать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grotronic.readthedocs.io/ru/latest/wialonips.html, https://github.com/hausofpim/wialon-parser, https://habr.com/ru/sandbox/154616/, https://marketplace.navixy.com/shop/wialon-ips/, https://pkg.go.dev/github.com/gotrackery/protocol/wialonips, https://reg.wialon.su/?what=equip&amp;id=346, https://trekberry.ru/esp32-test-wialon-ips, https://vk.com/wall-190247562_1481, https://wialon.com/ru/gps-hardware/soft/wialon-ips, https://www.traccar.org/forums/topic/protokol-wialon-ips/</text:p>
          </table:table-cell>
        </table:table-row>
        <table:table-row table:style-name="ro1">
          <table:table-cell office:value-type="string" calcext:value-type="string">
            <text:p>x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kot.ru/market/parsers/parser-content.html, https://resize-web.ru/prog/x-parser/, https://rutube.ru/video/86e8e63257680a83bc19b2150b66c0da/, https://saasmarket.ru/products/x-parser, https://searchengines.guru/ru/forum/553895, https://t.me/xsoftwaretm, https://www.youtube.com/watch?v=ialM9NuQgyw, https://x-parser.ru/, https://x-parser.ru/software/1-x-parser-light.html, https://yandex.ru/video/preview/12156778250427168360</text:p>
          </table:table-cell>
        </table:table-row>
        <table:table-row table:style-name="ro1">
          <table:table-cell office:value-type="string" calcext:value-type="string">
            <text:p>сп помощник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26sp.ru/forum/index.php?topic=14695.0, https://addons.mozilla.org/ru/firefox/addon/%D1%81%D0%BF-%D0%BF%D0%BE%D0%BC%D0%BE%D1%89%D0%BD%D0%B8%D0%BA/, https://chrome.google.com/webstore/detail/%D1%81%D0%BF-%D0%BF%D0%BE%D0%BC%D0%BE%D1%89%D0%BD%D0%B8%D0%BA/ckmjmapnadokicapjeemoikchaikaaih?hl=en?12345, https://chromewebstore.google.com/detail/%D0%BF%D0%BE%D0%BC%D0%BE%D1%89%D0%BD%D0%B8%D0%BA%D0%BF%D0%B0%D1%80%D1%81%D0%B5%D1%80/jkphhkahmgaocdjjcbppgjpbdnddnahb, https://q-parser.ru/blog/sp-pomoshnik, https://spparser.ru/, https://vk.com/sp_pom, https://www.youtube.com/channel/UCY_uVHoo6MTplv04dvPLyiA, https://zakazi.sppomoshnik.ru/, https://сп-помощник.рф/</text:p>
          </table:table-cell>
        </table:table-row>
        <table:table-row table:style-name="ro1">
          <table:table-cell office:value-type="string" calcext:value-type="string">
            <text:p>media station x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14407&amp;st=160, https://forgame.su/ru/videos/-mlg2bKreW8/media-station-x-parser-plagin-start-parameter-msx, https://iptvinfo.ru/prilozhenie-lampa, https://pikabu.ru/story/ustanovka_lampa_tv_na_razlichnyikh_ustroystvakh_dlinnopost_10861303, https://rutube.ru/video/3b8fe360144ba5aaab44dc48f4717c84/, https://telegra.ph/Nastraivaem-Lampu-s-nulya-06-13, https://tv-ch.ru/lampa/, https://tvigl.info/8-nastrojka-prilozhenija-lampa-v-media-station-x.html, https://www.youtube.com/watch?v=-mlg2bKreW8, https://yandex.ru/video/preview/12470719300225225236</text:p>
          </table:table-cell>
        </table:table-row>
        <table:table-row table:style-name="ro1">
          <table:table-cell office:value-type="string" calcext:value-type="string">
            <text:p>datacol 7.30 парсер nulled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orum.ru-board.com/topic.cgi?forum=5&amp;topic=50504, https://fost.ws/soft/datacol-7-15-%D0%BF%D0%BE%D0%BB%D0%BD%D0%B0%D1%8F-%D0%B2%D0%B5%D1%80%D1%81%D0%B8%D1%8F-%D0%B0%D0%BA%D1%82%D0%B8%D0%B2%D0%B0%D1%82%D0%BE%D1%80-2023/, https://nulled-mirror.com/threads/parser-datacol.240964/page-103, https://nulled.cc/threads/parser-datacol.240964/page-87, https://opencart-help.net/en/opencart-modules/parsing-goods/datacol-7-30-parser-nulled.html, https://opencart-help.net/moduli-opencart/parsing-tovarov/datacol-7-30-parser-nulled.html, https://softoroom.org/topic86841.html, https://ucrack.com/threads/2230/, https://web-data-extractor.net/, https://www.youtube.com/watch?v=7F6-lCeM-Bo</text:p>
          </table:table-cell>
        </table:table-row>
        <table:table-row table:style-name="ro1">
          <table:table-cell office:value-type="string" calcext:value-type="string">
            <text:p>облачный парсер одноклассни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%D0%BE%D0%B1%D0%BB%D0%B0%D1%87%D0%BD%D1%8B%D0%B9-%D0%BF%D0%B0%D1%80%D1%81%D0%B5%D1%80/ongmhdpacmehecbiabpknpdfkjolbpbk, https://cloudparser.ru/wiki/exportok, https://in-scale.ru/service/oblachnyj-parser/, https://kupalniki-nsk.ru/chasto_zadavaemye_voprosy_k/instruktsiya-po-rabote-oblachnym-parserom_k/, https://ok.ru/group/53172947976263, https://otzyvmarketing.ru/articles/5-parserov-grupp-v-ok/, https://resize-web.ru/prog/oblachnyj-parser/, https://saasmarket.ru/products/oktarget, https://vc.ru/niksolovov/1152596-parser-dlya-odnoklassnikov-4-top-servisa-v-2025-godu, https://vk.com/cloudparser</text:p>
          </table:table-cell>
        </table:table-row>
        <table:table-row table:style-name="ro1">
          <table:table-cell office:value-type="string" calcext:value-type="string">
            <text:p>парсер это в программировани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vps.ru/blog/chto-takoe-parser/, https://blog.skillfactory.ru/glossary/parser/, https://gb.ru/blog/chto-takoe-parser/, https://habr.com/ru/companies/otus/articles/887892/, https://romi.center/ru/learning/article/what-is-data-parsing, https://ru.wikipedia.org/wiki/%D0%A1%D0%B8%D0%BD%D1%82%D0%B0%D0%BA%D1%81%D0%B8%D1%87%D0%B5%D1%81%D0%BA%D0%B8%D0%B9_%D0%B0%D0%BD%D0%B0%D0%BB%D0%B8%D0%B7, https://sky.pro/wiki/javascript/parsing-dlya-nachinayushih-sozdanie-parsera-i-instrumenty/, https://skyeng.ru/magazine/wiki/it-industriya/chto-takoe-parser/, https://synergy.ru/akademiya/programming/zachem_nuzhen_parsing_i_kak_ego_ispolzovat, https://thecode.media/parse/</text:p>
          </table:table-cell>
        </table:table-row>
        <table:table-row table:style-name="ro1">
          <table:table-cell office:value-type="string" calcext:value-type="string">
            <text:p>парсер про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pages/buy/, https://cloudparser.ru/, https://dzen.ru/a/Y_YXE78WGwjx3J85, https://habr.com/ru/companies/click/articles/494020/, https://parser.plus/Home?ReturnUrl=%2FInside%2F, https://superseller.pro/, https://t.me/ParsmegaBot, https://vk.com/vkparserpro, https://www.otzyvru.com/parser-bot-chatov-i-kanalov-parser-pro, https://www.youtube.com/watch?v=oU6Frz8tPXk</text:p>
          </table:table-cell>
        </table:table-row>
        <table:table-row table:style-name="ro1">
          <table:table-cell office:value-type="string" calcext:value-type="string">
            <text:p>парсер сайта лемано про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coder-castrov.vercel.app/blogs/9-parserov-veb-stranits-kotorye-vam-ne-stoit-propustit-ce9b9359-685, https://dzen.ru/a/XvG6Y6hdZwtGJi8D, https://habr.com/ru/companies/click/articles/494020/, https://kwork.ru/script-programming/35131186/parsing-dannykh-lerua-merlen-lemana-pro, https://lemanapro.ru/promotion/, https://parsingmaster.com/blog-post/parsing-lemanapro-lerua-merlen/, https://rufago.ru/catalog/stroitelstvo/lemanapro/, https://vc.ru/services/174802-parsing-besplatno-30-programm-servisov-i-freimvorkov, https://xmldatafeed.com/catalog/scraping/diy/parsing-lerua-merlen/</text:p>
          </table:table-cell>
        </table:table-row>
        <table:table-row table:style-name="ro1">
          <table:table-cell office:value-type="string" calcext:value-type="string">
            <text:p>парсер вход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login/login, https://cloudparser.ru/, https://parser.im/ru/login, https://parser.plus/Home?ReturnUrl=%2FInside%2F, https://parser4.plus/, https://q-parser.ru/, https://spparser.ru/login, https://use.goodparser.ru/, https://www.parseronline.ru/login.php, https://www.turboparser.ru/</text:p>
          </table:table-cell>
        </table:table-row>
        <table:table-row table:style-name="ro1">
          <table:table-cell office:value-type="string" calcext:value-type="string">
            <text:p>парсер торговых площадок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categories/20/, https://cloudparser.ru/, https://excelvba.ru/programmes/Parser/samples/category/zakupki, https://habr.com/ru/companies/click/articles/494020/, https://nulled.cc/threads/parser-torgovyh-ploschadok-9-13.231992/, https://opencart-forum.ru/topic/32580-podderzhka-parser-menedzher-tovarov-s-torgovyh-ploschadok/default.htm, https://ppc.world/articles/17-parserov-dlya-raboty-na-marketpleysah-upravlyaem-stavkami-monitorim-ceny-analiziruem-konkurentov/, https://tenchat.ru/media/1285145-kak-nakhodit-torgi-bez-zayavok-i-vyigryvat-ikh-po-maksimalnoy-tsene, https://web-data-extractor.net/parser-tenderov/, https://www.shopmanager.by/features/parsing/</text:p>
          </table:table-cell>
        </table:table-row>
        <table:table-row table:style-name="ro1">
          <table:table-cell office:value-type="string" calcext:value-type="string">
            <text:p>самый быстрый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kuma.su/blog/samyy-bystryy-parser-markdown-na-php.html, https://blog.promopult.ru/seo/kak-parsit-sajt-20-instrumentov.html, https://codeby.net/threads/samyi-bystryi-parser.75447/, https://dzen.ru/a/ZdIMBS-qBx9L6W04, https://habr.com/ru/articles/893622/, https://idatica.com/blog/programmy-dlya-parsinga-dannykh-v-2020-godu/, https://ru-brightdata.com/blog/web-data-ru/best-instant-data-scrapers, https://siteclinic.ru/blog/seo-instrumenty/obzor-parserov/, https://vc.ru/services/1887356-luchshie-instrumenty-dlya-parsinga-dannykh, https://webdelphi.ru/2016/10/ishhem-samyj-bystryj-parser-json-v-delphi/</text:p>
          </table:table-cell>
        </table:table-row>
        <table:table-row table:style-name="ro1">
          <table:table-cell office:value-type="string" calcext:value-type="string">
            <text:p>торрент парсеры порно lamp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nline.lampa.tilda.ws/, https://dzen.ru/video/watch/6475cf361915e80e7bdf27e5, https://github.com/yumata/lampa-source/issues/113, https://pikabu.ru/story/katalog_osnovnyikh_plaginov_dlya_lampa_12350672, https://telegra.ph/Nastraivaem-Lampu-s-nulya-06-13, https://tv-ch.ru/lampa-how-to-watch-torrents-3-steps/, https://tvigl.info/18-plaginy-dlja-prilozhenija-lampa.html, https://vk.com/wall-100161113_3870, https://webos-forums.ru/lampa-prilozhenie-dlya-onlajn-prosmotra-filmov-i-serialov-na-televizorah-lg-webos-t7174.html, https://youpin.com.ru/lampa/</text:p>
          </table:table-cell>
        </table:table-row>
        <table:table-row table:style-name="ro1">
          <table:table-cell office:value-type="string" calcext:value-type="string">
            <text:p>парсер из окна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dzen.ru/a/ZdIK97WdeVByFEar, https://habr.com/ru/articles/165139/, https://idatica.com/blog/programmy-dlya-parsinga-dannykh-v-2020-godu/, https://ru.stackoverflow.com/questions/1478395/%D0%9F%D0%B0%D1%80%D1%81%D0%B8%D0%BD%D0%B3-%D0%B2%D1%81%D0%BF%D0%BB%D1%8B%D0%B2%D0%B0%D1%8E%D1%89%D0%B5%D0%B3%D0%BE-%D0%BE%D0%BA%D0%BD%D0%B0, https://siteclinic.ru/blog/seo-instrumenty/avtomatizirovannyj-parsing-sajtov/, https://thecode.media/parsing-2/, https://vc.ru/services/174802-parsing-besplatno-30-programm-servisov-i-freimvorkov, https://www.youtube.com/watch?v=gUNkYpMqskg, https://xmldatafeed.com/polnoe-rukovodstvo-po-skrin-parsingu-2023-sravnenie-parserov-ekranov/</text:p>
          </table:table-cell>
        </table:table-row>
        <table:table-row table:style-name="ro1">
          <table:table-cell office:value-type="string" calcext:value-type="string">
            <text:p>парсер подсказок на авито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440/, https://aff1.ru/blogs/7-luchshikh-parserov-dlya-bystrogo-sbora-informatsii-s-avito, https://av-tools.pro/guest/parser?aff_code=avsecrets, https://github.com/Duff89/parser_avito, https://otzyvmarketing.ru/articles/luchshie-parsery-avito/, https://sembee.ru/tools/avito-suggests, https://tools.pixelplus.ru/news/podskazki-avito, https://vc.ru/u/2490035-alibek-gulyamov/1735856-parser-avito-ili-kak-ya-perestal-byt-slepym-kotenkom-top-1-servis-dlya-avitologov, https://vk.com/@tools.pixelplus-podskazki-avito, https://workspace.ru/blog/22-parsera-dlya-avito-obzor-i-sravnenie/</text:p>
          </table:table-cell>
        </table:table-row>
        <table:table-row table:style-name="ro1">
          <table:table-cell office:value-type="string" calcext:value-type="string">
            <text:p>ледяной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parser.ru/, https://habr.com/ru/companies/click/articles/494020/, https://libraries.io/pypi/pytiled-parser, https://ps-group.github.io/compilers/lemon_doc, https://python.hotexamples.com/ru/examples/ice_parser/ICE_Parser/-/python-ice_parser-class-examples.html, https://q-parser.ru/, https://thecode.media/parsing-2/, https://tr-page.yandex.ru/translate?lang=en-ru&amp;url=https%3A%2F%2Fgithub.com%2Fledoyen%2Fice-parser%2Fblob%2Fmaster%2FREADME.md, https://www.researchgate.net/publication/3703406_Spontaneous_speech_and_natural_language_processing_ALPES_a_robust_semantic-led_parser, https://www.youtube.com/watch?v=NQxzx0qYgK8</text:p>
          </table:table-cell>
        </table:table-row>
        <table:table-row table:style-name="ro1">
          <table:table-cell office:value-type="string" calcext:value-type="string">
            <text:p>1с парсер цен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12n.ru/video/14690-razrabotka-1s-parser-cen-tovarov-v-1s-video.html, https://1softbiz.ru/parser-sajtov-1s-monitoring-cen-konkurentov/, https://all4cf.ru/obmen-parser_analiza_cen_konkurentov_na_metalloprokat_v_1s.html, https://at-1c.ru/services-1s/1c-parser-prices/, https://helpf.pro/faq/view/1663.html, https://infostart.ru/marketplace/1862832/, https://moscowsoft.com/catalog/obmen_s_marketpleysami/parsing-marketplace-prices/, https://opencart1c.ru/blog/zagruzka-parsing-tsen-postavshchika-v-1s-s-sajta-postavshchika, https://rutube.ru/video/fe246fc96e09ba57995da92c2c994d62/, https://www.youtube.com/watch?v=sK75LK7AOxQ</text:p>
          </table:table-cell>
        </table:table-row>
        <table:table-row table:style-name="ro1">
          <table:table-cell office:value-type="string" calcext:value-type="string">
            <text:p>парсер яндекс афиши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onomarev-studio/YandexAfishaParser, https://instantcms.ru/forum/kak-parsit-jandeks-afishu.html, https://joomline.ru/novosti/623-obnovlenie-parsera-afisha-yandeks-v3-5-2.html, https://kwork.ru/projects/2610556/view, https://qna.habr.com/q/146027, https://ru.stackoverflow.com/questions/371686/%D0%9A%D0%B0%D0%BA-%D0%BF%D0%BE%D0%BB%D1%83%D1%87%D0%B8%D1%82%D1%8C-%D1%81%D0%BF%D0%B8%D1%81%D0%BE%D0%BA-%D1%81%D0%B5%D0%B0%D0%BD%D1%81%D0%BE%D0%B2-%D0%B2-%D0%BA%D0%B8%D0%BD%D0%BE%D1%82%D0%B5%D0%B0%D1%82%D1%80%D0%B0%D1%85-%D0%9D%D0%B0%D1%80%D1%83%D1%88%D0%B5%D0%BD%D0%B8%D0%B5-%D0%B0%D0%B2%D1%82%D0%BE%D1%80%D1%81%D0%BA%D0%B8%D1%85-%D0%BF%D1%80%D0%B0%D0%B2, https://vk.com/wall-17291036_2322, https://www.fl.ru/users/po100lit69/portfolio/7712625/parsing-yandeksafisha/, https://www.youtube.com/watch?v=wWjCirU8kHU, https://yandex-afisha-parser.vercel.app/</text:p>
          </table:table-cell>
        </table:table-row>
        <table:table-row table:style-name="ro1">
          <table:table-cell office:value-type="string" calcext:value-type="string">
            <text:p>viida lampa hisense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84306, https://club.dns-shop.ru/blog/t-132-televizoryi/90898-kak-zagruzit-v-os-vidaa-dopolnitelnyie-prilojeniya/, https://dzen.ru/video/watch/61618eb22d8ab4508d6cce86, https://pikabu.ru/story/katalog_osnovnyikh_plaginov_dlya_lampa_12350672, https://prodigtv.ru/smart-tv/apps/lampa, https://rutube.ru/video/f796bd684925c7559274a55bea6894b2/, https://t.me/vidaaAppStore/18748, https://tv-ch.ru/plugins-for-lampa-2023/comment-page-3/, https://www.youtube.com/watch?v=Pgkbcq5uUvk, https://yandex.ru/video/preview/8740645184181822398</text:p>
          </table:table-cell>
        </table:table-row>
        <table:table-row table:style-name="ro1">
          <table:table-cell office:value-type="string" calcext:value-type="string">
            <text:p>prisma парсер не отвечает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86832&amp;st=340, https://docs-supabase.vercel.app/docs/guides/database/prisma/prisma-troubleshooting, https://github.com/prisma/prisma1/issues/4215, https://prisman.ru/ne-rabotaet-prisma/, https://qna.habr.com/q/1332850, https://stackoverflow.com/questions/67774292/how-to-fix-prisma-client-getting-undefined-for-custom-model, https://tr-page.yandex.ru/translate?lang=en-ru&amp;url=https%3A%2F%2Fgithub.com%2Fprisma%2Fprisma%2Fissues%2F12305, https://vk.com/wall-223619704_31924, https://www.prisma.io/docs/orm/reference/error-reference, https://www.thecoderscamp.com/prisma-upsert-many/</text:p>
          </table:table-cell>
        </table:table-row>
        <table:table-row table:style-name="ro1">
          <table:table-cell office:value-type="string" calcext:value-type="string">
            <text:p>фото парсер вб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labs.ru/besplatnye-chat-boty-dlya-marketplejsov/, https://github.com/RuslanAl1mov/Photo_parser_WB, https://habr.com/ru/companies/amvera/articles/834582/, https://happypython.ru/2022/07/21/parser-wildberries/, https://kwork.ru/land/parser-wildberries, https://rutube.ru/video/e4be1fe91f5fc144a734d8a6cea00d1e/, https://telegra.ph/Parsim-foto-s-wildberries-20-03-30, https://wbcon.ru/photo-demo/, https://wbninja.ru/parser/, https://www.youtube.com/watch?v=B8nxNK9QU0c</text:p>
          </table:table-cell>
        </table:table-row>
        <table:table-row table:style-name="ro1">
          <table:table-cell office:value-type="string" calcext:value-type="string">
            <text:p>парсер json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pify.com/how-to-parse-json-with-python/, https://docs.python.org/3/library/json.html, https://habr.com/ru/companies/skillfactory/articles/725972/, https://ru-brightdata.com/blog/how-tos-ru/parse-json-data-with-python, https://scrapfly.io/blog/how-to-use-python-to-parse-json/, https://sky.pro/wiki/python/kak-parsit-json-v-python/, https://stackoverflow.com/questions/7771011/how-can-i-parse-read-and-use-json-in-python, https://tproger.ru/articles/rabota-s-json-i-xml-v-python--parsing--generaciya-i-validaciya-251730, https://www.geeksforgeeks.org/read-write-and-parse-json-using-python/, https://www.zyte.com/blog/json-parsing-with-python/</text:p>
          </table:table-cell>
        </table:table-row>
        <table:table-row table:style-name="ro1">
          <table:table-cell office:value-type="string" calcext:value-type="string">
            <text:p>парсер json c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eview.stackexchange.com/questions/180266/simple-json-parser-in-c, https://dev.to/melang/simple-and-easy-to-use-json-parser-in-c-21n1, https://github.com/whyisitworking/C-Simple-JSON-Parser, https://habr.com/ru/articles/506506/, https://rahultumpala.github.io/json-parser-in-c/, https://sky.pro/wiki/java/parsing-json-na-c/, https://stackoverflow.com/questions/6673936/parsing-json-using-c, https://vsyst.ru/cpp-json-parsing/, https://www.youtube.com/watch?v=dQyXuFWylm4, https://zserge.com/jsmn/</text:p>
          </table:table-cell>
        </table:table-row>
        <table:table-row table:style-name="ro1">
          <table:table-cell office:value-type="string" calcext:value-type="string">
            <text:p>парсер json littlefs esp8266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duino-tex.ru/news/75/esp826-uroki-analiz-json-v-srede-arduino-ide.html, https://arduino.stackexchange.com/questions/61828/parse-a-large-json-response-with-esp8266, https://esp8266.ru/forum/threads/oshibka-parsera-json.5174/page-2, https://github.com/techscapades/ArduinoJson_LittleFS_parse_json, https://randomnerdtutorials.com/decoding-and-encoding-json-with-arduino-or-esp8266/, https://richardscoding.wordpress.com/2021/08/11/wifi-connection-using-json-configuration-files/, https://rutube.ru/video/e183fae1293d37ea0c5fe901cc10f46c/, https://sprut.ai/article/kak-na-esp8266-poluchit-dannye-pri-pomoshchi-api, https://techtutorialsx.com/2016/07/30/esp8266-parsing-json/, https://www.youtube.com/watch?v=xB29f0v1zLc</text:p>
          </table:table-cell>
        </table:table-row>
        <table:table-row table:style-name="ro1">
          <table:table-cell office:value-type="string" calcext:value-type="string">
            <text:p>парсер стэндофф 2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no-comm/standoff-2-API, https://gitlab.com/Vlad2030/Standoff2-scam-bot, https://kwork.ru/projects/2083489/view, https://qna.habr.com/q/948651, https://rutube.ru/video/6fd5f77df77cbec71f3eba35ffd9c8ac/, https://standoff-2.com/forums/topic/parser-czen-standoff-2/, https://store.standoff2.com/, https://telegra.ph/Scam-shkolnikov-s-pomoshchyu-Standoff-2-10-18, https://www.youtube.com/watch?v=OtYzv5hs1C0, https://yougame.biz/threads/262102/</text:p>
          </table:table-cell>
        </table:table-row>
        <table:table-row table:style-name="ro1">
          <table:table-cell office:value-type="string" calcext:value-type="string">
            <text:p>парсер smm на python код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smm.tilda.ws/, https://github.com/torpidfox/smm_parser, https://habr.com/ru/articles/720862/, https://happypython.ru/2022/09/08/vk-analyzer/, https://opensmm.asia/kaz/lesson/instagram-api-parsing-levpasha/, https://otus.ru/journal/parser-opisanie-i-primer-koda/, https://rutube.ru/video/3d0dc71ce47920b0e5c5695d23034bba/, https://vc.ru/marketing/359480-kak-my-snizili-chelovecheskii-faktor-v-smm-odnim-prostym-parserom-chast-1, https://vk.com/topic-41212221_34124672, https://www.youtube.com/watch?v=Iy2ERjDzvdo</text:p>
          </table:table-cell>
        </table:table-row>
        <table:table-row table:style-name="ro1">
          <table:table-cell office:value-type="string" calcext:value-type="string">
            <text:p>парсер отзывов озон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6nBbVWNw1-EPQsx, https://github.com/averagepythonfan/parsing_ozon, https://kwork.ru/projects/1830045/view, https://mneniya.pro/ozon-reviews/, https://parsingmaster.com/parsing-ozon/, https://parsingsite.ru/product/parser-ozon-ru, https://pikabu.ru/story/parser_otzyivov_ozon_i_wb_kotoryiy_delaet_ikh_rezyume_cherez_ii_12617924, https://ru.stackoverflow.com/questions/1506735/%D0%9A%D0%B0%D0%BA-%D0%BF%D0%B0%D1%80%D1%81%D0%B8%D1%82%D1%8C-%D0%BA%D1%80%D1%83%D0%BF%D0%BD%D1%8B%D0%B5-%D0%BC%D0%B0%D1%80%D0%BA%D0%B5%D1%82%D0%BF%D0%BB%D0%B5%D0%B9%D1%81%D1%8B-%D0%BF%D0%BE-%D1%82%D0%B8%D0%BF%D1%83-ozon-dns-%D0%B8-%D0%B4%D1%80%D1%83%D0%B3%D0%B8%D0%B5, https://t.me/review_scanner_bot, https://work-zilla.com/development-and-it/software-development/development-of-reviews-parser-for-ozon</text:p>
          </table:table-cell>
        </table:table-row>
        <table:table-row table:style-name="ro1">
          <table:table-cell office:value-type="string" calcext:value-type="string">
            <text:p>xml парсер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pify.com/python-parse-xml/, https://docs.python.org/3/library/xml.etree.elementtree.html, https://github.com/luminati-io/parsing-xml-with-python, https://goparse.ru/python-elementtree, https://python-scripts.com/parsing-lxml, https://pythononline.ru/osnovy/parsing-xml-python, https://sky.pro/media/kak-ispolzovat-python-dlya-raboty-s-xml-2/, https://tproger.ru/articles/rabota-s-json-i-xml-v-python--parsing--generaciya-i-validaciya-251730, https://webformyself.com/rukovodstvo-po-parsingu-xml-python/, https://www.geeksforgeeks.org/xml-parsing-python/</text:p>
          </table:table-cell>
        </table:table-row>
        <table:table-row table:style-name="ro1">
          <table:table-cell office:value-type="string" calcext:value-type="string">
            <text:p>как добавить парсер в lampa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iZEFgE9Z, https://dzen.ru/a/Zt3w-28jPksZldaf, https://prodigtv.ru/smart-tv/apps/lampa, https://rutube.ru/video/155a904b65c903f56ff508b9b07af2fb/, https://t.me/spravken/11160, https://tv-ch.ru/lampa/, https://vk.com/wall-9554662_16182, https://www.youtube.com/watch?v=egRgVInP5v8, https://yandex.ru/video/preview/4032662536776627865, https://youpin.com.ru/lampa/</text:p>
          </table:table-cell>
        </table:table-row>
        <table:table-row table:style-name="ro1">
          <table:table-cell office:value-type="string" calcext:value-type="string">
            <text:p>купить парсер авито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shmakar.ru/, https://kwork.ru/land/parsing-avito, https://otzyvmarketing.ru/articles/luchshie-parsery-avito/, https://parse5.ru/, https://parsingmaster.com/parsing-avito/, https://parsingsite.ru/product/parser-avito-ru?etext=2202.d9zC6J6ftL5BKJnJ_UVDDEGYZLXyXLd-67LnEbzjGwzZZ1nS-8G5gYwSVD7ui6IdbmN1ZnJsd3pzZnJwd3NodQ.fe11bf68bb4c9be28c9f6db2101d768e73a67a8c, https://rest-app.net/parser, https://workspace.ru/blog/22-parsera-dlya-avito-obzor-i-sravnenie/, https://www.avito.ru/all/predlozheniya_uslug?q=%D0%BF%D0%B0%D1%80%D1%81%D0%B5%D1%80, https://www.parsic.ru/parsing-avito.html</text:p>
          </table:table-cell>
        </table:table-row>
        <table:table-row table:style-name="ro1">
          <table:table-cell office:value-type="string" calcext:value-type="string">
            <text:p>парсер ключевых слов с сай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ddsi.ru/blog/parsery-klyuchevyh-slov/, https://habr.com/ru/companies/click/articles/494020/, https://puzat.ru/knowledge/parsing-klyuchevyx-slov, https://resize-web.ru/soft/parser-klyuchevyh-slov/, https://semkeys.ru/blog/parser-klyuchevyh-slov/, https://vc.ru/marketing/205881-top-10-programm-i-servisov-dlya-sbora-semanticheskogo-yadra, https://www.dmt.ru/publications/parsery-klyuchevykh-slov-instrumenty-i-metody-raboty/, https://www.rush-analytics.ru/land/parser-klyuchevyh-slov-onlajn-2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карточек товар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a-parser-for-e-commerce/, https://catalogloader.com/projects/besplatnyj-parser-sajtov-catalogloader, https://github.com/AppleIpx/ozon_scraper, https://habr.com/ru/companies/amvera/articles/834582/, https://idatica.com/blog/parsing-internet-magazina-manual/, https://parser.market/parser-cen-ozon/, https://ppc.world/articles/17-parserov-dlya-raboty-na-marketpleysah-upravlyaem-stavkami-monitorim-ceny-analiziruem-konkurentov/, https://spparser.ru/, https://www.insales.ru/blogs/university/parsing-dannykh-dlya-internet-magazinov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номеров вк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olntsevV/phonenumbers, https://niksolovov.ru/category_services/parser-nomerov-vk, https://oktarget.ru/articles/documentation/11-parser-nomerov-vk-po-gruppam-kak-sobrat-telefony-grupp-vkontakte/, https://otzyvmarketing.ru/articles/parsery-vkontakte/, https://postium.ru/10-parserov-polzovatelej-iz-grupp-vkontakte/, https://resize-web.ru/soft/parser-nomerov-vk/, https://rutube.ru/video/485be7a7df0f3503fa50262133c0afc1/, https://vc.ru/social/1581828-parser-vk-7-servisov-parsinga-druzei-grupp-nomerov-2025, https://vk.barkov.net/parsing-telefonov-podpischikov-opredelennyh-grupp-vk, https://www.youtube.com/watch?v=za6FpwYddf8</text:p>
          </table:table-cell>
        </table:table-row>
        <table:table-row table:style-name="ro1">
          <table:table-cell office:value-type="string" calcext:value-type="string">
            <text:p>парсер номеров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dzen.ru/a/ZulwUHS8iRQR9eq-, https://edu.tgninja.com/about/instrument-parser-nomerov, https://github.com/Keqy/telegram-parser-v2.0-RUS, https://qna.habr.com/q/939989, https://vc.ru/u/1335096-afftimes/531837-kak-parsit-kanaly-i-chaty-telegram, https://vk.com/wall-60072709_66686, https://web-data-extractor.net/parser-kontaktov-telegram/, https://www.calltouch.ru/blog/luchshie-servisy-i-boty-dlya-parsinga-telegram/, https://www.youtube.com/watch?v=qSQgr4g_0p0</text:p>
          </table:table-cell>
        </table:table-row>
        <table:table-row table:style-name="ro1">
          <table:table-cell office:value-type="string" calcext:value-type="string">
            <text:p>парсер исходного код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dzen.ru/a/ZdICSmxL0S64y_qq, https://habr.com/ru/companies/pt/articles/210772/, https://idatica.com/blog/programmy-dlya-parsinga-dannykh-v-2020-godu/, https://nuancesprog.ru/p/15991/, https://otus.ru/journal/parser-opisanie-i-primer-koda/, https://pr-cy.ru/news/p/10598-parsing-html-guide, https://romi.center/ru/learning/article/what-is-data-parsing, https://skillbox.ru/media/code/parsing-sayta-vmeste-s-python-i-bibliotekoy-beautiful-soup-prostaya-instruktsiya-v-tri-shaga/, https://thecode.media/parsing-2/</text:p>
          </table:table-cell>
        </table:table-row>
        <table:table-row table:style-name="ro1">
          <table:table-cell office:value-type="string" calcext:value-type="string">
            <text:p>парсер сайта код на пайчар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codeby.net/threads/parsim-resursy-codeby-na-yazyke-python.80058/, https://github.com/DiPaolo/selenium-based-site-parser-template-rus, https://happypython.ru/2022/08/15/telegram-chat-parser/, https://newbe.dev/python-python-get-data-from-website-in-pycharm-code-example, https://otvet.mail.ru/question/234024011, https://pythonru.com/biblioteki/parsing-na-python-s-beautiful-soup, https://ru-brightdata.com/blog/how-tos-ru/web-scraping-with-python, https://ru.stackoverflow.com/questions/1441250/%D0%9E%D1%88%D0%B8%D0%B1%D0%BA%D0%B0-%D0%BF%D1%80%D0%B8-%D0%BF%D0%B0%D1%80%D1%81%D0%B8%D0%BD%D0%B3%D0%B5-%D1%81%D0%B0%D0%B9%D1%82%D0%BE%D0%B2-%D0%BD%D0%B0-pycharm, https://www.youtube.com/watch?v=58-bOCGZkx8</text:p>
          </table:table-cell>
        </table:table-row>
        <table:table-row table:style-name="ro1">
          <table:table-cell office:value-type="string" calcext:value-type="string">
            <text:p>написать парсер цен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ite-parser.com/, https://a-parser.com/paid-services/, https://freerunce.ru/catalog/parser-dannykh/, https://kwork.ru/land/napisanie-parsera, https://profi.ru/it_freelance/napisanie-parsera/, https://sibdev.pro/parser, https://vseprosite.ru/zakazat-parsing, https://www.avito.ru/all/predlozheniya_uslug?q=%D0%BF%D0%B0%D1%80%D1%81%D0%B5%D1%80, https://www.fl.ru/projects/category/programmirovanie/parsing-dannyih/, https://www.onwordpress.ru/service/development-parser</text:p>
          </table:table-cell>
        </table:table-row>
        <table:table-row table:style-name="ro1">
          <table:table-cell office:value-type="string" calcext:value-type="string">
            <text:p>python парсер файл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RK8IvAO6jCi-iiV, https://habr.com/ru/articles/717556/, https://proglib.io/p/samouchitel-po-python-dlya-nachinayushchih-chast-17-osnovy-skrapinga-i-parsinga-2023-03-13, https://ru.stackoverflow.com/questions/1245818/%D0%9F%D0%B0%D1%80%D1%81%D0%B8%D0%BD%D0%B3-%D1%84%D0%B0%D0%B9%D0%BB%D0%B0-txt-python, https://timeweb.cloud/tutorials/python/kak-parsit-dannye-s-python, https://tproger.ru/articles/osnovy-parsinga-dannyh-na-python--beautifulsoup-i-scrapy, https://victor-komlev.ru/parsing-dokumentov-s-pomoshhyu-python/, https://www.geeksforgeeks.org/how-to-parse-local-html-file-in-python/, https://www.vipinajayakumar.com/parsing-text-with-python/, https://www.youtube.com/watch?v=b--R9hY4n1g</text:p>
          </table:table-cell>
        </table:table-row>
        <table:table-row table:style-name="ro1">
          <table:table-cell office:value-type="string" calcext:value-type="string">
            <text:p>парсер чатов вк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hamanov-d/vk-chat-parser, https://martrending.ru/smm/vk-parsery, https://niksolovov.ru/category_services/parser-besed-v-vk, https://otzyvmarketing.ru/articles/parsery-vkontakte/, https://resize-web.ru/soft/parser-besed-v-vk/, https://rutube.ru/video/01a75ac45c463ce98230c969cc2f60ec/, https://vc.ru/niksolovov/1150689-parser-vk-8-servisov-parsinga-druzei-grupp-nomerov-2025, https://vk.barkov.net/parsit-chaty-iz-vk, https://vk.com/wall-131101936_63487, https://www.youtube.com/watch?v=xfPtYMbxY8A</text:p>
          </table:table-cell>
        </table:table-row>
        <table:table-row table:style-name="ro1">
          <table:table-cell office:value-type="string" calcext:value-type="string">
            <text:p>адрес парсер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roxy.com/ru/scraping-websites-for-emails, https://blog.promopult.ru/sales/parsing-lyubogo-sajta.html, https://habr.com/ru/companies/click/articles/494020/, https://pr-cy.ru/news/p/10598-parsing-html-guide, https://seopulses.ru/parsing-saytov-v-excel/, https://sky.pro/wiki/javascript/parsing-dlya-nachinayushih-sozdanie-parsera-i-instrumenty/, https://thecode.media/parsing-2/, https://uguide.ru/rejting-luchshie-parsery-email-adresov, https://vc.ru/services/174802-parsing-besplatno-30-programm-servisov-i-freimvorkov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ы проверить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check-backlink, https://blog.promopult.ru/seo/kak-parsit-sajt-20-instrumentov.html, https://dzen.ru/a/YMxtkLTtdCbAfxx7, https://parserrf.ru/, https://pr-cy.ru/news/p/10598-parsing-html-guide, https://qna.habr.com/q/470319, https://siteclinic.ru/blog/seo-instrumenty/avtomatizirovannyj-parsing-sajtov/, https://vc.ru/services/716382-proverennye-instrumenty-dlya-parsinga-dannyh-moi-opyt-i-anons-keisov, https://www.unisender.com/ru/blog/parsery-dlya-sbora-dannyh-s-sajtov/, https://www.youtube.com/watch?v=b9UuGxfvgAY</text:p>
          </table:table-cell>
        </table:table-row>
        <table:table-row table:style-name="ro1">
          <table:table-cell office:value-type="string" calcext:value-type="string">
            <text:p>парсер участников ча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rigorich-JSDio/TG-Parser, https://partnerkin.com/blog/articles/parsing-telegram-chaty-kanaly, https://resize-web.ru/soft/parser-besed-v-vk/, https://skillbox.ru/media/code/parsim-dannye-v-telegram-na-python-chast-1/, https://smmpanele.ru/articles/kak-sparsit-chat-telegram, https://stolica-s.su/partners/parsing-telegram-kak-besplatno-sobrat-podpischikov-iz-lyubogo-chata, https://t.me/parsetgbot, https://vc.ru/u/1335096-afftimes/531837-kak-parsit-kanaly-i-chaty-telegram, https://vk.barkov.net/parser-polzovateley-v-chatah-vk, https://vk.com/wall-131101936_63487</text:p>
          </table:table-cell>
        </table:table-row>
        <table:table-row table:style-name="ro1">
          <table:table-cell office:value-type="string" calcext:value-type="string">
            <text:p>наполнение интернет магазина товарами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a-parser-for-e-commerce/, https://blog.promopult.ru/seo/kak-parsit-sajt-20-instrumentov.html, https://catalogloader.com/services-view/parsery-tovarov, https://elbuz.com/docs-config-custom-parser, https://habr.com/ru/companies/click/articles/494020/, https://help.megagroup.ru/napolneniye-kataloga-tovarov-s-pomoshchyu-servisa-oblachnyy-parser, https://romansaburov.ru/kak-byistro-napolnit-internet-magazin-ili-chto-takoe-parser-tovarov/, https://web-data-extractor.net/napolnenie-magazina/, https://www.youtube.com/watch?v=OMdGnTE7n6k, https://yavorsky.ru/services/parsing/parsing-tovarov/</text:p>
          </table:table-cell>
        </table:table-row>
        <table:table-row table:style-name="ro1">
          <table:table-cell office:value-type="string" calcext:value-type="string">
            <text:p>парсер комментариев телеграм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video/watch/66d9dc2fa6c837660b487c68, https://github.com/holmenov/TGParser-3.0, https://habr.com/ru/articles/829580/, https://partnerkin.com/blog/articles/parsing-telegram-chaty-kanaly, https://ru.stackoverflow.com/questions/1364723/%D0%9F%D0%B0%D1%80%D1%81%D0%B5%D1%80-%D0%BA%D0%BE%D0%BC%D0%BC%D0%B5%D0%BD%D1%82%D0%B0%D1%80%D0%B8%D0%B5%D0%B2-%D0%B8%D0%B7-%D0%BF%D0%BE%D1%81%D1%82%D0%B0-%D0%B2-telegram, https://ru.telegramexpert.pro/manuals/sbor-s-kommentariev, https://t.me/Parser_Comments_Bot, https://vc.ru/u/1335096-afftimes/531837-kak-parsit-kanaly-i-chaty-telegram, https://vk.barkov.net/tgcomments.aspx, https://www.calltouch.ru/blog/luchshie-servisy-i-boty-dlya-parsinga-telegram/</text:p>
          </table:table-cell>
        </table:table-row>
        <table:table-row table:style-name="ro1">
          <table:table-cell office:value-type="string" calcext:value-type="string">
            <text:p>помощь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2domains.ru/blog/masshtabnyj-sbor-dannyh-o-parsinge-i-ego-primenenii, https://blog.promopult.ru/seo/kak-parsit-sajt-20-instrumentov.html, https://blog.skillfactory.ru/parsing-saytov-na-python/, https://habr.com/ru/companies/click/articles/494020/, https://marketolog.mts.ru/blog/parsing-dannih-chto-eto-takoe-i-kak-ispolzovat-chtobi-povisit-effektivnost-biznesa, https://okocrm.com/blog/chto-takoe-parsing/, https://parserok.ru/, https://skillbox.ru/media/code/parsing-sayta-vmeste-s-python-i-bibliotekoy-beautiful-soup-prostaya-instruktsiya-v-tri-shaga/, https://www.unisender.com/ru/glossary/chto-takoe-parsing/, https://zvonobot.ru/blog/parser-chto-eto-takoe-spisok/</text:p>
          </table:table-cell>
        </table:table-row>
        <table:table-row table:style-name="ro1">
          <table:table-cell office:value-type="string" calcext:value-type="string">
            <text:p>как с помощью парсера преобразовать файл xml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ton-pribora.ru/articles/xml/xslt-first-step/, https://blog.fileformat.com/ru/web/the-best-xml-parsers-for-python-java-and-javascript-with-examples/, https://catalogloader.com/xml-parser.html, https://excelvba.ru/programmes/Parser/samples/egrn, https://habr.com/ru/companies/tensor/articles/769722/, https://infostart.ru/1c/articles/1452878/, https://msiter.ru/tutorials/uchebnik-xml-dlya-nachinayushchih/xml-parser, https://startx.team/blog/statyi/kak-parsit-dannye-xml, https://tproger.ru/articles/rabota-s-json-i-xml-v-python--parsing--generaciya-i-validaciya-251730, https://webformyself.com/rukovodstvo-po-parsingu-xml-python/</text:p>
          </table:table-cell>
        </table:table-row>
        <table:table-row table:style-name="ro1">
          <table:table-cell office:value-type="string" calcext:value-type="string">
            <text:p>php парсер htm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aquettg/php-html-parser, https://habr.com/ru/articles/176635/, https://peregulma.ru/blog/parsing-html-on-php/, https://seorubl.ru/moi-proekty/parser-html-kontenta-na-php/, https://snipp.ru/php/phpquery, https://sreggh.ru/article/parsing-dannyh-s-saytov, https://tproger.ru/digest/parse-html-via-php, https://www.geeksforgeeks.org/web-scrapping-in-php-using-simple-html-dom-parser/, https://www.zenrows.com/blog/php-html-parser, https://xdan.ru/uchimsya-parsit-saity-s-bibliotekoi-php-simple-html-dom-parser.html</text:p>
          </table:table-cell>
        </table:table-row>
        <table:table-row table:style-name="ro1">
          <table:table-cell office:value-type="string" calcext:value-type="string">
            <text:p>b2b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2b-help.ru/platforma/headlines/, https://dzen.ru/a/Z6yJRP4Ij2jRfJaf, https://github.com/edrygka/b2b-parser, https://parsemachine.com/b2b/parsing/, https://ru-brightdata.com/products/web-scraper/b2b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b2b-by/, https://t.me/s/b2b_help_official?q=%23%D0%9F%D0%B0%D1%80%D1%81%D0%B5%D1%80, https://vc.ru/tribuna/99533-b2bparserru-servis-poiska-predprinimatelei-vo-vkontakte, https://vk.com/wall192010333_988, https://www.youtube.com/watch?v=Psgq7xURqjI</text:p>
          </table:table-cell>
        </table:table-row>
        <table:table-row table:style-name="ro1">
          <table:table-cell office:value-type="string" calcext:value-type="string">
            <text:p>синтаксический парсер онлайн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xml-parser-online, https://esprima.org/demo/parse.html, https://fransfaase.github.io/ParserWorkshop/Online_inter_parser.html, https://jsonformatter.org/xml-parser, https://jsononline.net/ru/json-parser, https://parser-mlta.vercel.app/, https://products.conholdate.app/ru/parser/text, https://tools.100zona.com/json-parser.html, https://www.xhcode.com/xml-parser-online.html</text:p>
          </table:table-cell>
        </table:table-row>
        <table:table-row table:style-name="ro1">
          <table:table-cell office:value-type="string" calcext:value-type="string">
            <text:p>парсер реклам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click.ru/target/30-parserov-dlya-reklamy-v-vk-ok-fb-instagram/, https://checkbusiness.ru/blog/parcing+, https://habr.com/ru/companies/click/articles/485886/, https://resize-web.ru/soft/parsera-obyavlenij/, https://smmplanner.com/blog/chto-takoie-parsingh-i-kak-pomoghaiet-ekonomit-na-rieklamie/, https://target.vk.ru/pro/articles/11-tips-parsers, https://targethunter.ru/blog/chto-mozhet-parser-targethunter-obzor-servisa/, https://texterra.ru/blog/kak-sekonomit-na-targetirovannoy-reklame-v-vk-s-pomoshchyu-parsera.html, https://workspace.ru/blog/22-parsera-dlya-avito-obzor-i-sravnenie/, https://www.unisender.com/ru/blog/kak-sparsit-auditoriyu-dlya-reklamy-v-socsetyah/</text:p>
          </table:table-cell>
        </table:table-row>
        <table:table-row table:style-name="ro1">
          <table:table-cell office:value-type="string" calcext:value-type="string">
            <text:p>плагин для переключения парсер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60044&amp;st=20, https://byroot.ru/264-besplatnye-plaginy-dlja-avtonapolnenija-kinosajtov-i-parsinga-infy-s-kinopoiska.html, https://dzen.ru/b/Z3o35GXA7F6U8-a3, https://excelvba.ru/programmes/Parser/manuals/serial, https://github.com/yumata/lampa/issues/151, https://habr.com/ru/companies/offlinecrm/articles/704522/, https://t.me/lampa_plugins/152530, https://tv-ch.ru/lampa-plugins-for-torrent-viewing/, https://tvigl.info/45-nebolshie-no-vazhnye-detali-nastrojki-prilozhenija-lampa.html, https://wordpress-info.ru/plugins/plaginy-parsery-dlya-wordpress-rejting-luchshih/</text:p>
          </table:table-cell>
        </table:table-row>
        <table:table-row table:style-name="ro1">
          <table:table-cell office:value-type="string" calcext:value-type="string">
            <text:p>модуль 69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metamorphic/cxp-cwmp-parser, https://habr.com/ru/companies/selectel/articles/754674/, https://marketplace.1c-bitrix.ru/solutions/shs.parser/, https://nulled.cc/threads/simplepars-universalnyj-parser-dlya-im.312234/, https://parser4.plus/, https://proglib.io/p/samouchitel-po-python-dlya-nachinayushchih-chast-17-osnovy-skrapinga-i-parsinga-2023-03-13, https://simplepars.top/, https://thecode.media/parsing-2/, https://www.parser.ru/off-line/docs/parser3_4_2.ru.pdf, https://www.youtube.com/watch?v=7LOd0UhrDvE</text:p>
          </table:table-cell>
        </table:table-row>
        <table:table-row table:style-name="ro1">
          <table:table-cell office:value-type="string" calcext:value-type="string">
            <text:p>jacred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4pda.to/forum/index.php?showtopic=1084306&amp;st=1260, https://bafista.ru/kak-smotret-filmy-s-torrentov-ne-skachivaya/, https://giter.club/yourok/jac.red, https://github.com/trinity-aml/jac.red, https://habr.com/ru/articles/841924/, https://jacred.xyz/, https://leftie.ru/jacred/parser, https://telegra.ph/Smotrim-torrenty-v-Lampe-v-Windows-02-15, https://webos-forums.ru/post166838.html, https://www.shtampik.com/photo/jacred-parser/3</text:p>
          </table:table-cell>
        </table:table-row>
        <table:table-row table:style-name="ro1">
          <table:table-cell office:value-type="string" calcext:value-type="string">
            <text:p>бот парсер видео из вк в тг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nenanimalsia/3603854-telegram-bot-dlya-skachivaniya-video-iz-vk-youtube-instagram-tiktok, https://github.com/zevarz/vk-tg-parser, https://habr.com/ru/articles/735902/, https://martrending.ru/smm/kak-skachat-video-s-vk, https://partnerkin.com/blog/articles/parsing-telegram-chaty-kanaly, https://pikabu.ru/story/telegrambot_dlya_skachivaniya_video_iz_vk_i_youtube_10264156, https://t.me/SaveFromVkBot, https://timeweb.com/ru/community/articles/kak-nastroit-avtoposting-zapisey-iz-gruppy-vk-v-telegram-kanal, https://trafficcardinal.com/post/kak-sozdat-telegram-bota-dlya-parsinga-auditorii-vk, https://vk.com/wall-66130350_3661</text:p>
          </table:table-cell>
        </table:table-row>
        <table:table-row table:style-name="ro1">
          <table:table-cell office:value-type="string" calcext:value-type="string">
            <text:p>парсер инстаграм аккаунтов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hrisgreening/scrape-data-from-instagram-with-instascrape-5e3e, https://github.com/l-Il/Instagram-Parser, https://habr.com/ru/articles/535156/, https://opensmm.asia/lesson/instagram-api-parsing-levpasha/, https://proxy-seller.com/blog/how-to-scrape-instagram-data-using-python/, https://pypi.org/project/insta-scrape/, https://scrapfly.io/blog/how-to-scrape-instagram/, https://www.geeksforgeeks.org/scrape-instagram-using-instagramy-in-python/, https://www.promptcloud.com/blog/how-to-scrape-instagram-data-using-python/, https://www.youtube.com/watch?v=_WS0lDX2YWo</text:p>
          </table:table-cell>
        </table:table-row>
        <table:table-row table:style-name="ro1">
          <table:table-cell office:value-type="string" calcext:value-type="string">
            <text:p>парсер гугл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google, https://froxy.com/ru/serp-scraper/google, https://github.com/nrjdalal/google-parser, https://habr.com/ru/articles/867876/, https://outscraper.com/ru/google-search-scraper/, https://timthewebmaster.com/ru/articles/how-to-write-google-search-results-scraper/, https://tools.pixelplus.ru/tools/podskazki-google, https://wacombo.ru/parser-google/, https://web-data-extractor.net/google-parser/, https://xmlseo.ru/parser-google</text:p>
          </table:table-cell>
        </table:table-row>
        <table:table-row table:style-name="ro1">
          <table:table-cell office:value-type="string" calcext:value-type="string">
            <text:p>парсер гугл карт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maps-google, https://github.com/anfixit/google-maps-parser, https://mapsscraper.ai/ru, https://outscraper.com/ru/google-maps-scraper/, https://ru-brightdata.com/blog/web-data-ru/how-to-scrape-google-maps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3%D1%83%D0%B3%D0%BB-%D0%BA%D0%B0%D1%80%D1%82/, https://wacombo.ru/parser-google/, https://www.lobstr.io/blog/best-google-maps-scraper, https://www.mapleadscraper.com/ru, https://xmlriver.com/parser-google-maps.html</text:p>
          </table:table-cell>
        </table:table-row>
        <table:table-row table:style-name="ro1">
          <table:table-cell office:value-type="string" calcext:value-type="string">
            <text:p>парсер таблиц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lopata.ru/parseeng-v-eksyel-tableetsu-s-sayita/, https://excelvba.ru/programmes/Parser/samples/excel_parser, https://github.com/alecxcode/table-parser, https://habr.com/ru/companies/click/articles/494020/, https://happypython.ru/2024/04/25/google-sheets-python/, https://idatica.com/blog/parsing-tablitsy-s-sayta-na-python-poshagovoye-rukovodstvo/, https://oxylabs.io/blog/python-scrape-tables, https://srome.github.io/Parsing-HTML-Tables-in-Python-with-BeautifulSoup-and-pandas/, https://www.geeksforgeeks.org/scrape-tables-from-any-website-using-python/, https://www.youtube.com/watch?v=gUNkYpMqskg</text:p>
          </table:table-cell>
        </table:table-row>
        <table:table-row table:style-name="ro1">
          <table:table-cell office:value-type="string" calcext:value-type="string">
            <text:p>парсер гугл таблиц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aev.info/blog/post/6256, https://blog.cybermarketing.ru/praktikum-po-xpath-prostoj-bystryj-i-besplatnyj-sposob-parsit-sajty/, https://dzen.ru/a/X9DBOP2QWFhkunrz, https://edugusarov.by/avtomatizirovannyj-parsing-sajtov-pri-pomoshhi-google-tablits-i-netpeak-spider/, https://habr.com/ru/articles/443506/, https://happypython.ru/2024/04/25/google-sheets-python/, https://kdubonosov.ru/parsing-s-pomoshhyu-google-tablic, https://pikabu.ru/story/parsing_dannyikh_s_saytov_v_gugl_tablichki_gs1_7473092, https://seopulses.ru/parsing-saytov-v-excel/, https://www.youtube.com/watch?v=01iCQwKRzT4</text:p>
          </table:table-cell>
        </table:table-row>
        <table:table-row table:style-name="ro1">
          <table:table-cell office:value-type="string" calcext:value-type="string">
            <text:p>парсер видео с сай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NightInsight/Video-Parser, https://instantvideo.ru/support/nastroika-provaiderov/sozdanie-parsera-dlja-importa-video.html, https://prowebber.club/datalife-engine/dle-mods/22758-besplatnyy-parser-video-videograbbbinger-v-554.html, https://pythonist.ru/youtube-scraper-101-skraping-video-kommentariev-i-t-d/, https://qna.habr.com/q/748737, https://ru.stackoverflow.com/questions/1149421/%D0%9A%D0%B0%D0%BA-%D0%BF%D0%B0%D1%80%D1%81%D0%B8%D1%82%D1%8C-%D0%B2%D0%B8%D0%B4%D0%B5%D0%BE-%D1%81-%D1%81%D0%B0%D0%B9%D1%82%D0%BE%D0%B2, https://vc.ru/services/174802-parsing-besplatno-30-programm-servisov-i-freimvorkov, https://web-data-extractor.net/my-services/parser-video/, https://webbee-ai.ru/youtube/, https://www.youtube.com/watch?v=UEz_0oYUQeI</text:p>
          </table:table-cell>
        </table:table-row>
        <table:table-row table:style-name="ro1">
          <table:table-cell office:value-type="string" calcext:value-type="string">
            <text:p>лидогенерация youtube контакты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PqHLwkvoQPmtklp, https://github.com/romanveselovski/YouTube-Contact-Parser, https://kwork.ru/script-programming/33749585/parser-dlya-youtube-i-shorts, https://resize-web.ru/soft/parser-podskazok-youtube/, https://ru-brightdata.com/blog/how-tos-ru/how-to-scrape-youtube-in-python, https://rutube.ru/video/d4aa218ca867c9b742dde7c534c7bcb5/, https://web-data-extractor.net/parser-kanalov-youtube/, https://www.youtube.com/watch?v=oMO_feXJi5Q, https://xmldatafeed.com/10-iz-luchshih-instrumentov-parsinga-dlya-avtomaticheskoj-generaczii-lidov-i-potenczialnyh-klientov-poka-vy-spite/, https://zenno.club/discussion/threads/youtube-parser-v5-0-7-moschnyj-parser-dannyx-i-kontaktov-iz-youtube.40158/</text:p>
          </table:table-cell>
        </table:table-row>
        <table:table-row table:style-name="ro1">
          <table:table-cell office:value-type="string" calcext:value-type="string">
            <text:p>парсер математических выражений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sympy.org/latest/modules/parsing.html, https://github.com/gnebehay/parser, https://habr.com/ru/articles/273253/, https://hackaday.com/2020/09/18/parsing-math-in-python/, https://stackoverflow.com/questions/594266/equation-parsing-in-python, https://tr-page.yandex.ru/translate?lang=en-ru&amp;url=https%3A%2F%2Fstackoverflow.com%2Fquestions%2F23879784%2Fparse-mathematical-expressions-with-pyparsing, https://w3resource.com/python-exercises/advanced/python-mathematical-expression-parser-and-evaluator.php, https://www.cyberforum.ru/python-science/thread1979902.html, https://www.gobestcode.com/html/evaluate_math_expressions_pyth.html, https://www.youtube.com/watch?v=Lc6VTJafYFw</text:p>
          </table:table-cell>
        </table:table-row>
        <table:table-row table:style-name="ro1">
          <table:table-cell office:value-type="string" calcext:value-type="string">
            <text:p>php парсер страниц curl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lbar.one/article/pishem-parser-kontenta-na-php, https://github.com/irpsv/php-http-parser, https://habr.com/ru/articles/647263/, https://my-skills.ru/public/kak_poluchit_kontent_sayta_na_PHP.html, https://prog-time.ru/napisanie-parsera-na-php-curl-sohranenie-rezultata-v-xml-fajle/, https://seorubl.ru/moi-proekty/primenenie-curl-v-php-parserah-saytov/, https://stackoverflow.com/questions/3409264/how-to-parse-actual-html-from-page-using-curl, https://www.geeksforgeeks.org/web-scrapping-using-curl-in-php/, https://www.youtube.com/watch?v=if6JAF8xAmo, https://yadro.top/664-curl-dlya-nachinayuschih-pishem-prostoy-parser-saytov.htm</text:p>
          </table:table-cell>
        </table:table-row>
        <table:table-row table:style-name="ro1">
          <table:table-cell office:value-type="string" calcext:value-type="string">
            <text:p>парсер стро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-live.ru/forum/cpp/875/, https://csc-cpp.readthedocs.io/ru/2022/s1/2-parser.html, https://github.com/GyverLibs/GParser, https://habr.com/ru/articles/348314/, https://infostart.ru/1c/articles/1071042/, https://javarush.com/groups/posts/2677-parsing-strok-v-java, https://proglib.io/p/samouchitel-po-python-dlya-nachinayushchih-chast-17-osnovy-skrapinga-i-parsinga-2023-03-13, https://ru.stackoverflow.com/questions/1226489/%D0%9F%D0%B0%D1%80%D1%81%D0%B8%D0%BD%D0%B3-%D1%81%D1%82%D1%80%D0%BE%D0%BA%D0%B8-%D0%B2-%D1%81%D0%B8, https://sky.pro/wiki/html/parsing-html-stroki-js-izvlechenie-ssylok-iz-teksta/, https://www.freecodecamp.org/news/how-to-parse-a-string-in-python/</text:p>
          </table:table-cell>
        </table:table-row>
        <table:table-row table:style-name="ro1">
          <table:table-cell office:value-type="string" calcext:value-type="string">
            <text:p>фатальная ошибка парсер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mista.ru/topic/896934, https://otvet.mail.ru/question/182879395, https://php.ru/forum/threads/realizacija-interfejsa-parsera-fatalnaja-oshibka.69671/, https://pupuweb.com/solved-how-fix-fatal-parse-syntax-error-unexpected/, https://ru.stackoverflow.com/questions/1076699/%D0%A4%D0%B0%D1%82%D0%B0%D0%BB%D1%8C%D0%BD%D0%B0%D1%8F-%D0%BE%D1%88%D0%B8%D0%B1%D0%BA%D0%B0, https://support.webasyst.ru/forum/16258/oshibka-spetsifikatsii-xml---posle-poslednego-obnovleniya-plagina-yandyeksmarkyet/, https://thegeekpage.com/net-parser-returned-error-0xc00ce556/, https://tr-page.yandex.ru/translate?lang=en-ru&amp;url=https%3A%2F%2Fgithub.com%2Fnikic%2FPHP-Parser%2Fissues%2F362, https://ugetfix.com/ask/how-to-fix-parser-returned-error-0xc00ce556-on-windows-10/, https://www.cyberforum.ru/php-beginners/thread1793250.html</text:p>
          </table:table-cell>
        </table:table-row>
        <table:table-row table:style-name="ro1">
          <table:table-cell office:value-type="string" calcext:value-type="string">
            <text:p>парсер строки c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-live.ru/forum/cpp/875/, https://codereview.stackexchange.com/questions/10031/string-parsing-in-c, https://csc-cpp.readthedocs.io/ru/2022/s1/2-parser.html, https://gist.github.com/HorlogeSkynet/8f885e2994be773976b6bdad7d29320e, https://my-it-notes.com/2012/03/back-to-pure-c-how-to-parse-string-without-regexp/, https://stackoverflow.com/questions/13230253/how-do-i-parse-a-string-in-c, https://www.cyberforum.ru/c-beginners/thread291546.html, https://www.geeksforgeeks.org/c-program-to-extract-characters-from-a-string/, https://www.linux.org.ru/forum/development/6629787, https://www.youtube.com/watch?v=-7cSmcdMryo</text:p>
          </table:table-cell>
        </table:table-row>
        <table:table-row table:style-name="ro1">
          <table:table-cell office:value-type="string" calcext:value-type="string">
            <text:p>парсер циан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ian-parser.vercel.app/, https://github.com/lenarsaitov/cianparser, https://habr.com/ru/articles/494544/, https://homecrm.ru/blog/parser-cian, https://parserok.ru/parser-obyavleniy-cian-ru/, https://parsingmaster.com/parsing-cian/, https://parsingsite.ru/product/parser-cian-ru, https://resize-web.ru/soft/parser-cian/, https://sigmaparser.ru/parser-tsian-dlya-rieltorov/, https://web-data-extractor.net/parser-cian-ru/</text:p>
          </table:table-cell>
        </table:table-row>
        <table:table-row table:style-name="ro1">
          <table:table-cell office:value-type="string" calcext:value-type="string">
            <text:p>парсер заголовк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senkin.ru/tools/check-h/, https://b2b-help.ru/platforma/headlines/, https://blog.cybermarketing.ru/kak-v-odin-klik-sobrat-metategi-i-zagolovki-s-lyubogo-sajta/, https://habr.com/ru/companies/click/articles/494020/, https://impulse.guru/blog/kak-sparsit-metategi-i-zagolovki-s-lyubogo-sajta/, https://promopult.ru/tools/parser_tag.html, https://prozavr.ru/tools/parser_title_description.php, https://serp.tools/ru/tools/title-description-h1, https://web-data-extractor.net/parser-metategov-i-zagolovkov/, https://www.urwatools.com/ru/http-headers-parser</text:p>
          </table:table-cell>
        </table:table-row>
        <table:table-row table:style-name="ro1">
          <table:table-cell office:value-type="string" calcext:value-type="string">
            <text:p>синтаксические парсер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logue-conf.org/media/3971/kiselevmvfedoseevadv.pdf, https://habr.com/ru/companies/sberbank/articles/418701/, https://kolko.github.io/githubio/2020-05-06_static_analysis.md.html, https://masters.donntu.ru/2014/fknt/mokhovykh/library/st5.htm, https://ntv.ifmo.ru/ru/article/13888/semantiko-sintaksicheskiy_parser_SEMSIN_.htm, https://ru.wikibooks.org/wiki/%D0%A4%D1%83%D0%BD%D0%BA%D1%86%D0%B8%D0%BE%D0%BD%D0%B0%D0%BB%D1%8C%D0%BD%D1%8B%D0%B5_%D0%BF%D0%B0%D1%80%D1%81%D0%B5%D1%80%D1%8B, https://ru.wikipedia.org/wiki/%D0%A1%D0%B8%D0%BD%D1%82%D0%B0%D0%BA%D1%81%D0%B8%D1%87%D0%B5%D1%81%D0%BA%D0%B8%D0%B9_%D0%B0%D0%BD%D0%B0%D0%BB%D0%B8%D0%B7%D0%B0%D1%82%D0%BE%D1%80, https://sky.pro/wiki/javascript/sintaksicheskij-analiz-kak-kompilyatory-ponimayut-strukturu-koda/, https://tr-page.yandex.ru/translate?lang=en-ru&amp;url=https%3A%2F%2Fwww.geeksforgeeks.org%2Fintroduction-of-parsing-ambiguity-and-parsers-set-1%2F, https://www.youtube.com/watch?v=7e4bmFR3XTU</text:p>
          </table:table-cell>
        </table:table-row>
        <table:table-row table:style-name="ro1">
          <table:table-cell office:value-type="string" calcext:value-type="string">
            <text:p>универсальный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opencart.ru/downloads/simplepars-universalnyj-parser-dlya-im-v4-9-9-beta, https://github.com/YAKKUZA13/universal-paser, https://habr.com/ru/companies/click/articles/494020/, https://happy-hack.net/parsers/8441-universal-parser-by-microuniversalnyy-parser-teksta.html, https://instantcms.ru/blogs/letsgo/universalnyi-parser-upds-parsim-s-avito-i-otvety-na-voprosy.html, https://parsing-service.ru/blog/universalnij-parser-chto-eto-takoe-i-kak-on-rabotaet.html, https://sovabot.com/portfolio/universal-parser/, https://vc.ru/services/878178-samostoyatelnyi-parsing-saitov-v-2023-godu-30-aktualnyh-instrumentov-na-lyuboi-vkus-bez-programmirovaniya, https://web-data-extractor.net/universalnyy-parser/, https://www.aggsoft.ru/serial-data-logger/plugins/uniparser.pdf</text:p>
          </table:table-cell>
        </table:table-row>
        <table:table-row table:style-name="ro1">
          <table:table-cell office:value-type="string" calcext:value-type="string">
            <text:p>парсер профи ру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lance.ru/portfolio/project/view/57151, https://gagara-web.ru/services/parsers/, https://github.com/dobrozor/parser_profiru, https://kwork.ru/projects/1680521/view, https://parsingsite.ru/product/parser-profi-ru, https://pchel.net/jobs/programming/parser-profitochkaru-po-vyibrannyim-spetsialnostyam-762945/, https://profi.ru/it_freelance/parsing/, https://www.fl.ru/users/managervarani23/portfolio/7516466/parser-profiru/, https://www.weblancer.net/freelance/prikladnoe-po-23/chat-bot-i-parser-profi-ru-1224821/, https://www.youtube.com/watch?v=iqumwg31NKk</text:p>
          </table:table-cell>
        </table:table-row>
        <table:table-row table:style-name="ro1">
          <table:table-cell office:value-type="string" calcext:value-type="string">
            <text:p>компания adlead парсер телефонов конкурен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lead.click/, https://adlead.site/, https://cpaduck.com/rating-services/parsers/, https://dzen.ru/a/ZXl8yuUQoQmO7ZML, https://habr.com/ru/companies/click/articles/494020/, https://partnerkin.com/c/165/adlead, https://resize-web.ru/prog/adlead/, https://rutube.ru/video/d34f6c87b3bcc56fd416d5cffc67d43c/, https://vc.ru/marketing/555747-samostoyatelnyi-parsing-vashih-konkurentov-top-10-rasshirenii-dlya-chrome-kotorye-ne-trebuyut-programmirovaniya, https://www.avito.ru/all/predlozheniya_uslug?q=%D0%BF%D0%B0%D1%80%D1%81%D0%B8%D0%BD%D0%B3+%D0%BA%D0%BE%D0%BD%D1%82%D0%B0%D0%BA%D1%82%D0%BE%D0%B2*</text:p>
          </table:table-cell>
        </table:table-row>
        <table:table-row table:style-name="ro1">
          <table:table-cell office:value-type="string" calcext:value-type="string">
            <text:p>парсер pdf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spose.com/ru/pdf/parse-pdf-in-python/, https://github.com/jstockwin/py-pdf-parser, https://habr.com/ru/companies/auriga/articles/843774/, https://konfuzio.com/en/pdf-parsing-python/, https://py-pdf-parser.readthedocs.io/_/downloads/en/stable/pdf/, https://pypi.org/project/py-pdf-parser/, https://python-scripts.com/exporting-data-from-pdf, https://tproger.ru/articles/osnovnye-zadachi-parsinga-pdf, https://www.geeksforgeeks.org/parsing-pdfs-in-python-with-tika/, https://www.pythonpool.com/python-pdf-parser/</text:p>
          </table:table-cell>
        </table:table-row>
        <table:table-row table:style-name="ro1">
          <table:table-cell office:value-type="string" calcext:value-type="string">
            <text:p>лексер и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bnchrch/lexers-and-parsers-letting-business-write-business-logic-1i51, https://dzen.ru/a/ZrHbtRJirVne189x, https://habr.com/ru/articles/787800/, https://proglib.io/p/your-own-programming-language, https://ru.stackoverflow.com/questions/8124/%D0%92-%D1%87%D1%91%D0%BC-%D1%80%D0%B0%D0%B7%D0%BD%D0%B8%D1%86%D0%B0-%D0%BC%D0%B5%D0%B6%D0%B4%D1%83-%D0%BF%D0%B0%D1%80%D1%81%D0%B5%D1%80%D0%BE%D0%BC-%D0%B8-%D0%BB%D0%B5%D0%BA%D1%81%D0%B5%D1%80%D0%BE%D0%BC, https://skillapp.co/blog/understanding-the-differences-lexer-vs-parser-explained/, https://thecontentauthority.com/blog/lexer-vs-parser, https://tproger.ru/translations/how-to-create-programming-language, https://www.sitepoint.com/lexers-parsers-and-asts-oh-my-how-ruby-executes/, https://www.youtube.com/watch?v=Ezt3vBok5_s</text:p>
          </table:table-cell>
        </table:table-row>
        <table:table-row table:style-name="ro1">
          <table:table-cell office:value-type="string" calcext:value-type="string">
            <text:p>парсер и сканн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Yt2LmZTgQWK8uYHu, https://en.wikipedia.org/wiki/Scannerless_parsing, https://habr.com/ru/companies/click/articles/494020/, https://homecrm.ru/blog/skaner-nedvizhimosti, https://partscanner.ru/about/stories/46-tekstovyy-parser-ili-kak-parsit-lyubye-dannye-ne-vstavaya-s-divana, https://ru-brightdata.com/blog/leadership-ru/web-crawling-vs-web-scraping, https://stackoverflow.com/questions/1739175/whats-the-difference-between-a-parser-and-a-scanner, https://vc.ru/services/87999-prostaya-instrukciya-kak-zashitit-svoi-sait-ili-internet-magazin-ot-parsinga, https://www.rsdn.org/article/rsharp/rsharp.xml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xml java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cs.oracle.com/en/database/oracle/oracle-database/23/adxdk/XML-parsing-for-Java.html, https://examples.javacodegeeks.com/java-xml-parser-tutorial/, https://habr.com/ru/companies/simbirsoft/articles/704818/, https://java-course.ru/begin/xml/, https://javarush.com/groups/posts/650-konkurs-osnovih-xml-dlja-java-programmista---chastjh-31-iz-3---sax, https://mkyong.com/java/how-to-read-xml-file-in-java-dom-parser/, https://reintech.io/blog/java-xml-parsing-reading-and-manipulating-xml-documents, https://sky.pro/wiki/java/luchshie-biblioteki-dlya-parsinga-xml-v-java-sravnenie/, https://www.baeldung.com/java-sax-parser, https://www.geeksforgeeks.org/java-xml-parsers-1/</text:p>
          </table:table-cell>
        </table:table-row>
        <table:table-row table:style-name="ro1">
          <table:table-cell office:value-type="string" calcext:value-type="string">
            <text:p>парсер командной стро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gitology.tech/docs/python_3/library/argparse.html, https://docs.python.org/3/library/argparse.html, https://github.com/commandlineparser/commandline, https://habr.com/ru/articles/144416/, https://jenyay.net/Programming/Argparse, https://python-docs.ru/library/optparse, https://ru.stackoverflow.com/questions/466805/%D0%9A%D0%B0%D0%BA-%D0%BF%D0%B0%D1%80%D1%81%D0%B8%D1%82%D1%8C-%D0%B0%D1%80%D0%B3%D1%83%D0%BC%D0%B5%D0%BD%D1%82%D1%8B-%D0%BA%D0%BE%D0%BC%D0%B0%D0%BD%D0%B4%D0%BD%D0%BE%D0%B9-%D1%81%D1%82%D1%80%D0%BE%D0%BA%D0%B8, https://tr-page.yandex.ru/translate?lang=en-ru&amp;url=https%3A%2F%2Fwww.geeksforgeeks.org%2Fcommand-line-option-and-argument-parsing-using-argparse-in-python%2F, https://www.geeksforgeeks.org/python-how-to-parse-command-line-options/, https://www.neilhenning.dev/posts/simple-c-command-line-parser/</text:p>
          </table:table-cell>
        </table:table-row>
        <table:table-row table:style-name="ro1">
          <table:table-cell office:value-type="string" calcext:value-type="string">
            <text:p>парсер для файлов ods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lsrnv/ods_parser, https://habr.com/ru/companies/auriga/articles/555200/, https://products.aspose.app/cells/ru/parser/ods, https://products.aspose.com/total/ru/python-java/parse/ods/, https://products.conholdate.app/ru/parser/ods, https://products.fileformat.app/spreadsheet/parser/ods, https://products.groupdocs.app/ru/parser/ods, https://products.groupdocs.cloud/ru/parser/python/images/ods/, https://products.groupdocs.com/ru/parser/net/extract/text/ods/, https://www.npmjs.com/package/officeparser</text:p>
          </table:table-cell>
        </table:table-row>
        <table:table-row table:style-name="ro1">
          <table:table-cell office:value-type="string" calcext:value-type="string">
            <text:p>парсер goldapple ru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metacommerce.ru/goldapple/, https://cloudparser.ru/catalog/12038, https://datica.tech/katalog/scraping/beauty/goldapple.html, https://freelance.ru/projects/parsing-kataloga-tovarov-na-sajte-https-goldapple-ru-1446651.html, https://github.com/antonovpage/goldapple_parser, https://globalparsing.ru/article/zolotoe_jabloko/778, https://habr.com/ru/companies/click/articles/494020/, https://kwork.ru/script-programming/32532616/parser-zolotoe-yabloko-goldapple-ru, https://xmldatafeed.com/catalog/scraping/beauty/goldapple/, https://базы-компаний.рф/product/%D0%BF%D0%B0%D1%80%D1%81%D0%B8%D0%BD%D0%B3-%D0%B8%D0%BD%D1%82%D0%B5%D1%80%D0%BD%D0%B5%D1%82-%D0%BC%D0%B0%D0%B3%D0%B0%D0%B7%D0%B8%D0%BD%D0%B0-goldapple-ru/</text:p>
          </table:table-cell>
        </table:table-row>
        <table:table-row table:style-name="ro1">
          <table:table-cell office:value-type="string" calcext:value-type="string">
            <text:p>парсер яндекс маркета питон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FalseHuman/yandex_market_parser, https://kandi.openweaver.com/python/denchicez/marketplace_parser, https://pygame.ru/blog/parsing-yandeks-market-python.php, https://qna.habr.com/q/753771, https://ru.stackoverflow.com/questions/1153371/%D0%9A%D0%B0%D0%BA-%D0%BF%D0%B0%D1%80%D1%81%D0%B8%D1%82%D1%8C-%D0%AF%D0%BD%D0%B4%D0%B5%D0%BA%D1%81-%D0%9C%D0%B0%D1%80%D0%BA%D0%B5%D1%82-%D0%BD%D0%B0-python-%D0%9E%D1%88%D0%B8%D0%B1%D0%BA%D0%B0-403, https://rutube.ru/video/09ceb4cd4b9788a759818dd8a83956dc/, https://www.9111.ru/questions/77777777723146346/, https://www.cyberforum.ru/python/thread2556304.html, https://www.fl.ru/users/alexeyparamonov/portfolio/3998730/parser-yandeks-market-skachivanie-tovarov-s-marketa-python-web-interfeys/, https://yandex-market-language.readthedocs.io/en/latest/usage.html</text:p>
          </table:table-cell>
        </table:table-row>
        <table:table-row table:style-name="ro1">
          <table:table-cell office:value-type="string" calcext:value-type="string">
            <text:p>парсер xml в exc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/samples/XML_parser, https://habr.com/ru/articles/422059/, https://officetricks.com/vba-xml-parser-read-xml-nodes-import-excel/, https://stackoverflow.com/questions/12689352/parse-data-in-xml-document-to-excel-worksheet, https://tr-page.yandex.ru/translate?lang=en-ru&amp;url=https%3A%2F%2Fstackoverflow.com%2Fquestions%2F13620011%2Fhow-to-fetch-data-from-xml-file-to-excel-sheet-using-vba, https://tutorialhorizon.com/excel/vba-excel-read-data-from-xml-file/, https://www.delftstack.com/howto/vba/vba-xml-parser/, https://www.iditect.com/program-example/excel--how-to-parse-xml-in-vba-and-retrieve-specific-values.html, https://yourtodo.life/ru/posts/vba-i-parsing-dannyih-s-sajtov-i-fajlov/</text:p>
          </table:table-cell>
        </table:table-row>
        <table:table-row table:style-name="ro1">
          <table:table-cell office:value-type="string" calcext:value-type="string">
            <text:p>парсер excel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BOUD-0rBAL8mrdf, https://github.com/extrabacon/xlrd-parser, https://habr.com/ru/articles/775548/, https://happypython.ru/2022/08/24/parser-eldorado/, https://parsemachine.com/articles/urok-2-sohranyaem-rezultaty-parsinga-v-excel-tablicu-python/, https://pythonist.ru/kak-chitat-excel-fajl-xlsx-v-python/, https://ru.stackoverflow.com/questions/886930/%D0%9F%D0%B0%D1%80%D1%81%D0%B8%D0%BD%D0%B3-excel-%D1%84%D0%B0%D0%B9%D0%BB, https://www.adimian.com/blog/fast-xlsx-parsing-with-python/, https://www.sitepoint.com/using-python-parse-spreadsheet-data/, https://www.youtube.com/watch?v=5_cR4cwrz8E</text:p>
          </table:table-cell>
        </table:table-row>
        <table:table-row table:style-name="ro1">
          <table:table-cell office:value-type="string" calcext:value-type="string">
            <text:p>парсер яндекс питон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secollector.ru/tools/avtomaticheskij-parsing-wordstat/, https://crawlbase.com/blog/scrape-yandex/, https://github.com/prepthedrill/yandex_maps_parser, https://habr.com/ru/articles/701478/, https://oxylabs.io/blog/how-to-scrape-yandex, https://pikabu.ru/story/parsim_yandeks_disk_pri_pomoshchi_python_10281045, https://python.su/forum/topic/39203/, https://webscrapingsite.com/resources/how-to-scrape-yandex/, https://www.youtube.com/watch?v=EuN8fVkNS_s, https://zinch.tech/c6UVwctW8lE</text:p>
          </table:table-cell>
        </table:table-row>
        <table:table-row table:style-name="ro1">
          <table:table-cell office:value-type="string" calcext:value-type="string">
            <text:p>промокод облачный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parser.ru/blog/264, https://habr.com/ru/companies/click/articles/494020/, https://help.megagroup.ru/napolneniye-kataloga-tovarov-s-pomoshchyu-servisa-oblachnyy-parser, https://nethouse.ru/about/instructions/napolnenie_kataloga_cloudparser_ru, https://ok.ru/group/53172947976263/topic/154076393559367, https://pokupki-prosto.ru/news/208, https://promokodi.net/store/offers/skidka-100-na-oplatu-parsera-395042/, https://rutube.ru/video/18969ab401d51f7a23c446f4f5d93437/, https://vk.com/cloudparser, https://www.avito.ru/tolyatti/bilety_i_puteshestviya/promokod_na_sayt_oblachnyy_parser_15_4093729556</text:p>
          </table:table-cell>
        </table:table-row>
        <table:table-row table:style-name="ro1">
          <table:table-cell office:value-type="string" calcext:value-type="string">
            <text:p>парсер новостей фондового рынк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edrj.ru/article/12-11-23, https://a-parser.com/resources/483/, https://github.com/riledv/stock-quotes-parser, https://habr.com/ru/articles/781006/, https://pikabu.ru/story/parsing_kotirovok_tsennyikh_bumag_v_microsoft_excel_i_google_tablitsyi_s_lyubogo_sayta_11932683, https://ru-brightdata.com/products/web-scraper/stock-market-scraper, https://rutube.ru/video/42dd56293a9b87985a8f8954ba79fe81/, https://smart-lab.ru/blog/969043.php, https://t.me/s/parserrus?q=%23MGNT, https://алготрейдинг.рф/moex/iss-moex/</text:p>
          </table:table-cell>
        </table:table-row>
        <table:table-row table:style-name="ro1">
          <table:table-cell office:value-type="string" calcext:value-type="string">
            <text:p>парсер отзыв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maps-google-reviews, https://blog.metacommerce.ru/zachem_biznesu_parsing_otzyvov_pokupatelej, https://excelvba.ru/programmes/Parser/samples/wildberries.ru/feedbacks, https://github.com/useless-apple/yandex_reviews-parser, https://in-scale.ru/categories/parsing-otzyvov-i-upominanij/, https://mneniya.pro/%D0%BF%D0%B0%D1%80%D1%81%D0%B5%D1%80-%D0%BE%D1%82%D0%B7%D1%8B%D0%B2%D0%BE%D0%B2/, https://parsingmaster.com/blog-post/kak-sobrat-otzyvy-s-sajtov/, https://pikabu.ru/story/parser_otzyivov_ozon_i_wb_kotoryiy_delaet_ikh_rezyume_cherez_ii_12617924, https://ru-brightdata.com/products/web-scraper/reviews-scraper, https://soksaitov.ru/%D1%83%D1%81%D0%BB%D1%83%D0%B3%D0%B8-%D0%BF%D1%80%D0%BE%D0%B4%D1%83%D0%BA%D1%82%D1%8B/software-%D0%BF%D1%80%D0%BE%D0%B3%D1%80%D0%B0%D0%BC%D0%BC%D1%8B/%D1%81%D0%B1%D0%BE%D1%80-%D0%B8-%D0%B0%D0%BD%D0%B0%D0%BB%D0%B8%D0%B7-%D0%B4%D0%B0%D0%BD%D0%BD%D1%8B%D1%85/%D0%BF%D0%B0%D1%80%D1%81%D0%B5%D1%80-%D0%BE%D1%82%D0%B7%D1%8B%D0%B2%D0%BE%D0%B2-%D1%8F%D0%BD%D0%B4%D0%B5%D0%BA%D1%81-%D1%83%D1%81%D0%BB%D1%83%D0%B3/</text:p>
          </table:table-cell>
        </table:table-row>
        <table:table-row table:style-name="ro1">
          <table:table-cell office:value-type="string" calcext:value-type="string">
            <text:p>парсер отзывов отзовик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metacommerce.ru/zachem_biznesu_parsing_otzyvov_pokupatelej, https://blog.sibirix.ru/comment-services/, https://freelance.ru/projects/parsing-otzivov-s-https-otzovik-com-1184512.html, https://github.com/tranquilo108/otzovik_parser, https://kwork.ru/script-programming/22328699/parser-otzyvov-flamp-zoon-otzovik-yandeks, https://mneniya.pro/otzovik-reviews/, https://myreviews.ru/, https://pikabu.ru/story/parser_otzyivov_ozon_i_wb_kotoryiy_delaet_ikh_rezyume_cherez_ii_12617924, https://vc.ru/services/82015-kopiruem-otzyvy-s-otzovika-v-google-tablicu, https://zenno.club/discussion/threads/parser-otzyvov-otzovik.71209/</text:p>
          </table:table-cell>
        </table:table-row>
        <table:table-row table:style-name="ro1">
          <table:table-cell office:value-type="string" calcext:value-type="string">
            <text:p>парсер xml 1с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vprog.ru/public/888/, https://demn1c.ru/%D1%80%D0%B0%D0%B7%D0%B1%D0%BE%D1%80-xml-%D0%B2-1%D1%81-%D1%81-%D0%BF%D0%BE%D0%BC%D0%BE%D1%89%D1%8C%D1%8E-%D0%BC%D0%B5%D1%85%D0%B0%D0%BD%D0%B8%D0%B7%D0%BC%D0%B0-xdto/, https://dzen.ru/a/Z8OI-FSBcU1HDwOR, https://fastcode.im/Store/7781/xml-parser, https://forum.mista.ru/topic.php?id=697206, https://helpf.pro/faq83/view/1321.html, https://helpme1s.ru/chtenie-i-zapis-xml-v-yazyke-1s-8-3-8-2-v-primerax, https://infostart.ru/1c/tools/311011/, https://qna.habr.com/q/1050856, https://www.cyberforum.ru/powershell/thread2258146.html</text:p>
          </table:table-cell>
        </table:table-row>
        <table:table-row table:style-name="ro1">
          <table:table-cell office:value-type="string" calcext:value-type="string">
            <text:p>парсер из комментариев youtube whatsapp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52/update?update=654, https://coder-castrov.vercel.app/blogs/novejshij-sposob-parsinga-kommentariev-na-youtube-s-ispolzovaniem-python-c6577fba-268, https://github.com/McElast/Youtube_comments_parser, https://habr.com/ru/articles/565812/, https://outscraper.com/ru/youtube-comments-scraper/, https://pythonist.ru/youtube-scraper-101-skraping-video-kommentariev-i-t-d/, https://vc.ru/marketing/1222396-kak-sparsit-uchastnikov-grupp-i-soobshestv-whatsapp, https://waneuro.ru/parser-group-whatsapp/, https://www.youtube.com/watch?v=vKcA4NKUdlA, https://zenno.club/discussion/threads/youtube-parser-v5-0-7-moschnyj-parser-dannyx-i-kontaktov-iz-youtube.40158/</text:p>
          </table:table-cell>
        </table:table-row>
        <table:table-row table:style-name="ro1">
          <table:table-cell office:value-type="string" calcext:value-type="string">
            <text:p>парсер картинок с яндекс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images, https://dzen.ru/a/ZXg4Pmq6Wy12fvQC, https://github.com/glebtk/Yandex-Images-Parser, https://habr.com/ru/sandbox/36487/, https://pypi.org/project/yandex-images-crawler/, https://resize-web.ru/soft/parser-yandeks-kartinok/, https://rutube.ru/video/3926c4d3c371b469d7e2c70721cd5e80/, https://ufahameleon.ru/soft.aspx?id=2, https://www.youtube.com/watch?v=-ANrjb2Mb9Q, https://zenno.club/discussion/threads/parsing-izobrazhenij-iz-jandeks-kartinok.77875/</text:p>
          </table:table-cell>
        </table:table-row>
        <table:table-row table:style-name="ro1">
          <table:table-cell office:value-type="string" calcext:value-type="string">
            <text:p>булат закиров парсеры веб приложения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arcoder.ru/news/django/integraciya-parsera-dannyh-v-prilozhenie-django/, https://coder-castrov.vercel.app/blogs/legkij-sposob-veb-parsinga-s-django-i-scrapy-122497c4-7ae, https://dzen.ru/a/Zq0QTW0f_hlRCMfQ, https://newtechaudit.ru/parsim-v-prilozhenii-django/, https://pygame.ru/blog/parser-na-django.php, https://qna.habr.com/q/233317, https://vk.com/@we_use_django-parsing-dlya-vzroslyh-ili-infrastruktura-dlya-promyshlennogo, https://www.fl.ru/users/zakirov01/portfolio/, https://www.internet-technologies.ru/blog/solutions/sozd-priloz-parsinga-veb-stranic-python.html, https://www.youtube.com/watch?v=dKdkuYXylx8</text:p>
          </table:table-cell>
        </table:table-row>
        <table:table-row table:style-name="ro1">
          <table:table-cell office:value-type="string" calcext:value-type="string">
            <text:p>парсер email адресов с сайта github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eza.net/, https://github.com/AdrianTomin/email-scraper, https://github.com/lerdem/parser_email, https://github.com/topics/email-parser, https://parseur.com/blog/create-email-parser, https://seogift.ru/tools/izvlechenie-email-adresov/, https://tproger.ru/translations/web-scraping-node-js, https://vk.barkov.net/parser-emayl-adresov-besplatno, https://vk.com/wall-44736915_1178, https://www.star-history.com/</text:p>
          </table:table-cell>
        </table:table-row>
        <table:table-row table:style-name="ro1">
          <table:table-cell office:value-type="string" calcext:value-type="string">
            <text:p>парсер дневника github bot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eza.net/, https://github.com/Velici/DnevnikRuBot, https://github.com/luvairo-m/Dnevnik-Parser, https://habr.com/ru/articles/323856/, https://notebooks.githubusercontent.com/view/ipynb?browser=chrome&amp;bypass_fastly=true&amp;color_mode=auto&amp;commit=d6c74b9da57e32a1a08bd65c4b36a35b3f9f73e3&amp;device=unknown_device&amp;enc_url=68747470733a2f2f7261772e67697468756275736572636f6e74656e742e636f6d2f6e6174617368612f79617267792f643663373462396461353765333261316130386264363563346233366133356233663966373365332f646f63732f696e6465782e6970796e62&amp;logged_in=false&amp;nwo=natasha%2Fyargy&amp;path=docs%2Findex.ipynb&amp;platform=unknown_platform&amp;repository_id=65030656&amp;repository_type=Repository&amp;version=81, https://ok.ru/profile/572016000337/statuses/157513208191057, https://pastebin.com/, https://school.kontur.ru/publications/2609, https://selectel.ru/blog/tutorials/telegram-analysis/, https://trafficcardinal.com/post/parser-telegram</text:p>
          </table:table-cell>
        </table:table-row>
        <table:table-row table:style-name="ro1">
          <table:table-cell office:value-type="string" calcext:value-type="string">
            <text:p>парсеры mail ru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7/, https://github.com/ekuht/mail.ru_parser, https://resize-web.ru/soft/parser-podskazok-mail-ru/, https://rutube.ru/video/0dd65d24d3267544e50f6fb0d80507cf/, https://searchengines.guru/ru/forum/525476, https://smartfetch.io/processor/info/topmailr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email-%D1%84%D0%B8%D0%B7%D0%BB%D0%B8%D1%86-%D0%BD%D0%B0-%D0%BC%D0%BE%D0%B9%D0%BC%D0%B8%D1%80-%D0%BF%D0%BE-%D1%82%D0%B5%D0%BC%D0%B0%D1%82%D0%B8%D0%BA%D0%B0%D0%BC/, https://uguide.ru/rejting-luchshie-parsery-email-adresov, https://web-data-extractor.net/parser-mail-ru/, https://zenno.club/discussion/threads/parser-anket-moj-mir-mail-ru.56280/</text:p>
          </table:table-cell>
        </table:table-row>
        <table:table-row table:style-name="ro1">
          <table:table-cell office:value-type="string" calcext:value-type="string">
            <text:p>парсер контактов из яндекс почты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mva-klp/yandex-contacts-parser-to-csv, https://habr.com/ru/articles/655205/, https://kwork.ru/script-programming/36067364/parsing-dannykh-iz-pochty-yandeks-maill-google, https://mva-klp.github.io/, https://rutube.ru/video/0377a43fee431efd1c0fd08b607c134a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1%8B%D0%B4%D0%B0%D1%87%D0%B8-%D1%8F%D0%BD%D0%B4%D0%B5%D0%BA%D1%81%D0%B0-%D0%BF%D0%BE/, https://uguide.ru/rejting-luchshie-parsery-email-adresov, https://vc.ru/marketing/1430789-kak-sobrat-bazu-nomerov-i-email-s-yandeks-kart-i-2gis, https://www.unisender.com/ru/blog/parser-sborshchik-email-adresov/, https://www.youtube.com/watch?v=9e7kCHNtbZ4</text:p>
          </table:table-cell>
        </table:table-row>
        <table:table-row table:style-name="ro1">
          <table:table-cell office:value-type="string" calcext:value-type="string">
            <text:p>парсер отзывов wildberri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445/, https://dzen.ru/a/Z68ESDanbRLqi7vO, https://excelvba.ru/programmes/Parser/samples/wildberries.ru/feedbacks, https://github.com/progmat64/wildberries_review_parser, https://habr.com/ru/companies/amvera/articles/834582/, https://kwork.ru/script-programming/35590027/parser-otzyvov-wildberries, https://parser.mpb-top.ru/, https://pikabu.ru/story/parser_otzyivov_ozon_i_wb_kotoryiy_delaet_ikh_rezyume_cherez_ii_12617924, https://wbcon.ru/service-parser-otzivov-wb/, https://www.youtube.com/watch?v=skpMbVn-DBo</text:p>
          </table:table-cell>
        </table:table-row>
        <table:table-row table:style-name="ro1">
          <table:table-cell office:value-type="string" calcext:value-type="string">
            <text:p>вакансия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reer.habr.com/vacancies/1000155834, https://freelancehunt.ru/projects/skill/parsing-dannyih/169.html, https://hh.ru/vacancy/87441828, https://napodrabotku.ru/jobs-freelancers/parsing-saitov, https://parserhh.ru/, https://rabota1000.ru/moskva/%D1%80%D0%B0%D0%B7%D1%80%D0%B0%D0%B1%D0%BE%D1%82%D1%87%D0%B8%D0%BA+%D0%BF%D0%B0%D1%80%D1%81%D0%B5%D1%80%D0%BE%D0%B2, https://remote-job.ru/page/parsing-dannyx, https://work-zilla.com/freelance-jobs/development-and-it/parsing/parsing-of-data-or-products, https://www.avito.ru/moskva/rabota?q=%D0%BF%D0%B0%D1%80%D1%81%D0%B5%D1%80, https://www.fl.ru/projects/category/programmirovanie/parsing-dannyih/</text:p>
          </table:table-cell>
        </table:table-row>
        <table:table-row table:style-name="ro1">
          <table:table-cell office:value-type="string" calcext:value-type="string">
            <text:p>парсер на c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flow.ru/parsing-veb-stranits-s-pomoshhyu-c/, https://dtf.ru/u/389606-languid-basil/890200-pust-za-nas-vse-delayut-boty-parsing-saitov-na-c-i-anglesharp, https://github.com/florianmarkusse/html-parser, https://habr.com/ru/articles/202622/, https://rahultumpala.github.io/json-parser-in-c/, https://rutube.ru/video/e32d0befacd25c8168cdb31fff5724fd/, https://sky.pro/wiki/java/parsing-json-na-c/, https://www.geeksforgeeks.org/html-parser-in-c-cpp/, https://www.neilhenning.dev/posts/simple-c-command-line-parser/, https://www.youtube.com/watch?v=klHyc9HQnNQ</text:p>
          </table:table-cell>
        </table:table-row>
        <table:table-row table:style-name="ro1">
          <table:table-cell office:value-type="string" calcext:value-type="string">
            <text:p>парсер файла c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board.cprogramming.com/c-programming/150366-parsing-text-file-using-c-program.html, https://codereview.stackexchange.com/questions/235314/high-performance-txt-file-parsing, https://github.com/ramisdb/CSV-Parser-in-C, https://habr.com/ru/articles/282119/, https://myrusakov.ru/csharp-parse-csv-file.html, https://ru.stackoverflow.com/questions/325030/%D0%A7%D1%82%D0%B5%D0%BD%D0%B8%D0%B5-%D0%B8-%D0%BF%D0%B0%D1%80%D1%81%D0%B8%D0%BD%D0%B3-%D1%84%D0%B0%D0%B9%D0%BB%D0%B0, https://social.msdn.microsoft.com/Forums/ru-RU/9cba1a5d-ff3c-478d-86ec-9520d9c97b5a/1055107210881089108010851075?forum=programminglanguageru, https://www.cyberforum.ru/cpp-cli/thread800401.html, https://www.rsdn.org/forum/cpp.applied/1222511.all, https://www.youtube.com/watch?v=A9aNn6q-P6Y</text:p>
          </table:table-cell>
        </table:table-row>
        <table:table-row table:style-name="ro1">
          <table:table-cell office:value-type="string" calcext:value-type="string">
            <text:p>парсер регулярные выражения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guides/task-settings/using-regular-expressions, https://blog.albato.ru/instrument-parser-znachenij-regulyarnye-vyrazheniya/, https://github.com/aistrate/RegexParser, https://habr.com/ru/articles/348890/, https://kik0s.github.io/tinkoff-algos-for-students/10.pdf, https://q-parser.ru/blog/regexp, https://regex101.com/, https://sky.pro/wiki/html/regulyarnoe-vyrazhenie-dlya-izvlecheniya-teksta-iz-html-tegov/, https://www.codeproject.com/Articles/5412/Writing-own-regular-expression-parser, https://www.youtube.com/watch?v=KAe7zSRne-8</text:p>
          </table:table-cell>
        </table:table-row>
        <table:table-row table:style-name="ro1">
          <table:table-cell office:value-type="string" calcext:value-type="string">
            <text:p>что такое морфологический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ru-eval.ru/Dialog2010.pdf, http://www.vestnik.vsu.ru/pdf/analiz/2012/02/2012-02-29.pdf, https://agricolamz.github.io/2025_morphological_transducers/01_introduction_to_transducers.html, https://cheloveknauka.com/printsipy-postroeniya-morfologicheskogo-parsera-dlya-raznostrukturnyh-yazykov, https://en.wikipedia.org/wiki/Morphological_parsing, https://github.com/lttb/morph-parser, https://habr.com/ru/articles/148124/, https://masters.donntu.ru/2014/fknt/mokhovykh/library/st5.htm, https://publications.hse.ru/mirror/pubs/share/folder/jue4yvsv0z/direct/69148306, https://ru.stackoverflow.com/questions/324777/%D0%9C%D0%BE%D1%80%D1%84%D0%BE%D0%BB%D0%BE%D0%B3%D0%B8%D1%87%D0%B5%D1%81%D0%BA%D0%B8%D0%B9-%D0%BF%D0%B0%D1%80%D1%81%D0%B5%D1%80</text:p>
          </table:table-cell>
        </table:table-row>
        <table:table-row table:style-name="ro1">
          <table:table-cell office:value-type="string" calcext:value-type="string">
            <text:p>парсер выражений 1с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stcode.im/Store/7738/osparser, https://forum.mista.ru/topic.php?id=660324, https://github.com/khorevaa/bsparser, https://habr.com/ru/articles/263775/, https://infostart.ru/1c/articles/239061/, https://lead-tools.github.io/bsparser/, https://ru.stackoverflow.com/questions/23842/%D0%9F%D0%B0%D1%80%D1%81%D0%B5%D1%80-%D0%BC%D0%B0%D1%82%D0%B5%D0%BC%D0%B0%D1%82%D0%B8%D1%87%D0%B5%D1%81%D0%BA%D0%B8%D1%85-%D0%B2%D1%8B%D1%80%D0%B0%D0%B6%D0%B5%D0%BD%D0%B8%D0%B9, https://subsystems.ru/solutions/1c_excel/parser-konstruktor-svoystv-nomenklatury-zagruzka-v-1s/, https://www.cyberforum.ru/1c-custom/thread1307974.html, https://www.youtube.com/watch?v=hqamMPkBECg</text:p>
          </table:table-cell>
        </table:table-row>
        <table:table-row table:style-name="ro1">
          <table:table-cell table:style-name="Default" office:value-type="string" calcext:value-type="string">
            <text:p>python парс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1417" calcext:value-type="float">
            <text:p>1417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ер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1417" calcext:value-type="float">
            <text:p>1417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итон парс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493" calcext:value-type="float">
            <text:p>493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ер питон</text:p>
          </table:table-cell>
          <table:table-cell office:value-type="string" calcext:value-type="string">
            <text:p>python парсер (19)</text:p>
          </table:table-cell>
          <table:table-cell office:value-type="float" office:value="493" calcext:value-type="float">
            <text:p>493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ростой парс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426" calcext:value-type="float">
            <text:p>426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ер на питон</text:p>
          </table:table-cell>
          <table:table-cell office:value-type="string" calcext:value-type="string">
            <text:p>python парсер (19)</text:p>
          </table:table-cell>
          <table:table-cell office:value-type="float" office:value="322" calcext:value-type="float">
            <text:p>322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ишем парс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205" calcext:value-type="float">
            <text:p>20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ер сайтов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165" calcext:value-type="float">
            <text:p>16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python парсер сайта</text:p>
          </table:table-cell>
          <table:table-cell office:value-type="string" calcext:value-type="string">
            <text:p>python парсер (19)</text:p>
          </table:table-cell>
          <table:table-cell office:value-type="float" office:value="165" calcext:value-type="float">
            <text:p>16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инг сайта питон</text:p>
          </table:table-cell>
          <table:table-cell office:value-type="string" calcext:value-type="string">
            <text:p>python парсер (19)</text:p>
          </table:table-cell>
          <table:table-cell office:value-type="float" office:value="75" calcext:value-type="float">
            <text:p>7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итон парсинг сайтов</text:p>
          </table:table-cell>
          <table:table-cell office:value-type="string" calcext:value-type="string">
            <text:p>python парсер (19)</text:p>
          </table:table-cell>
          <table:table-cell office:value-type="float" office:value="75" calcext:value-type="float">
            <text:p>7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ишем парсер н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28" calcext:value-type="float">
            <text:p>28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ер сайта на питоне</text:p>
          </table:table-cell>
          <table:table-cell office:value-type="string" calcext:value-type="string">
            <text:p>python парсер (19)</text:p>
          </table:table-cell>
          <table:table-cell office:value-type="float" office:value="27" calcext:value-type="float">
            <text:p>27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ростой парсер н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19" calcext:value-type="float">
            <text:p>19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ер на python прим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14" calcext:value-type="float">
            <text:p>14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ер цен н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8" calcext:value-type="float">
            <text:p>8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инг интернет магазин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5" calcext:value-type="float">
            <text:p>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инг цен с сайт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1" calcext:value-type="float">
            <text:p>1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ер python для чайников</text:p>
          </table:table-cell>
          <table:table-cell office:value-type="string" calcext:value-type="string">
            <text:p>python парсер (19)</text:p>
          </table:table-cell>
          <table:table-cell office:value-type="float" office:value="0" calcext:value-type="float">
            <text:p>0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table:style-name="Default" office:value-type="string" calcext:value-type="string">
            <text:p>парсер бесплатный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771" calcext:value-type="float">
            <text:p>1771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бесплатные парсеры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771" calcext:value-type="float">
            <text:p>1771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парсинг программ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761" calcext:value-type="float">
            <text:p>761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программа для парсинг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452" calcext:value-type="float">
            <text:p>452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парсер программ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344" calcext:value-type="float">
            <text:p>344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бесплатные парсеры сайтов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206" calcext:value-type="float">
            <text:p>206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парсинг сайтов программ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48" calcext:value-type="float">
            <text:p>148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программа для парсинга сайт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15" calcext:value-type="float">
            <text:p>115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parser программ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91" calcext:value-type="float">
            <text:p>91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бесплатные программы для парсинг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7" calcext:value-type="float">
            <text:p>17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программы для парсинга бесплатные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7" calcext:value-type="float">
            <text:p>17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бесплатная программа для парсинга сайтов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8" calcext:value-type="float">
            <text:p>8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бесплатный парсер сайтов на русском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0" calcext:value-type="float">
            <text:p>0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table:style-name="Default" office:value-type="string" calcext:value-type="string">
            <text:p>парсинг сайтов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5995" calcext:value-type="float">
            <text:p>5995</text:p>
          </table:table-cell>
          <table:table-cell office:value-type="float" office:value="21093" calcext:value-type="float">
            <text:p>21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парсинга сайтов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5995" calcext:value-type="float">
            <text:p>5995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сайт парсер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3112" calcext:value-type="float">
            <text:p>3112</text:p>
          </table:table-cell>
          <table:table-cell office:value-type="float" office:value="21093" calcext:value-type="float">
            <text:p>21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парсим сайт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1581" calcext:value-type="float">
            <text:p>1581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парсить сайты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1581" calcext:value-type="float">
            <text:p>1581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парсинг сайтов с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1444" calcext:value-type="float">
            <text:p>1444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парсер с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765" calcext:value-type="float">
            <text:p>765</text:p>
          </table:table-cell>
          <table:table-cell office:value-type="float" office:value="21093" calcext:value-type="float">
            <text:p>21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парсер для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379" calcext:value-type="float">
            <text:p>379</text:p>
          </table:table-cell>
          <table:table-cell office:value-type="float" office:value="21093" calcext:value-type="float">
            <text:p>21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парсить данные с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220" calcext:value-type="float">
            <text:p>220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скрипт для парсинга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16" calcext:value-type="float">
            <text:p>16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парсить ссылки с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5" calcext:value-type="float">
            <text:p>5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table:style-name="Default" office:value-type="string" calcext:value-type="string">
            <text:p>парсинг</text:p>
          </table:table-cell>
          <table:table-cell office:value-type="string" calcext:value-type="string">
            <text:p>парсинг (8)</text:p>
          </table:table-cell>
          <table:table-cell office:value-type="float" office:value="48083" calcext:value-type="float">
            <text:p>48083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table:style-name="Default" office:value-type="string" calcext:value-type="string">
            <text:p>парсить данные</text:p>
          </table:table-cell>
          <table:table-cell office:value-type="string" calcext:value-type="string">
            <text:p>парсинг (8)</text:p>
          </table:table-cell>
          <table:table-cell office:value-type="float" office:value="827" calcext:value-type="float">
            <text:p>827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table:style-name="Default" office:value-type="string" calcext:value-type="string">
            <text:p>парсинг сайтов что это</text:p>
          </table:table-cell>
          <table:table-cell office:value-type="string" calcext:value-type="string">
            <text:p>парсинг (8)</text:p>
          </table:table-cell>
          <table:table-cell office:value-type="float" office:value="110" calcext:value-type="float">
            <text:p>110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table:style-name="Default" office:value-type="string" calcext:value-type="string">
            <text:p>парсер сайта это</text:p>
          </table:table-cell>
          <table:table-cell office:value-type="string" calcext:value-type="string">
            <text:p>парсинг (8)</text:p>
          </table:table-cell>
          <table:table-cell office:value-type="float" office:value="55" calcext:value-type="float">
            <text:p>55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table:style-name="Default" office:value-type="string" calcext:value-type="string">
            <text:p>парсинг в маркетинге</text:p>
          </table:table-cell>
          <table:table-cell office:value-type="string" calcext:value-type="string">
            <text:p>парсинг (8)</text:p>
          </table:table-cell>
          <table:table-cell office:value-type="float" office:value="53" calcext:value-type="float">
            <text:p>53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table:style-name="Default" office:value-type="string" calcext:value-type="string">
            <text:p>парсить сайт это</text:p>
          </table:table-cell>
          <table:table-cell office:value-type="string" calcext:value-type="string">
            <text:p>парсинг (8)</text:p>
          </table:table-cell>
          <table:table-cell office:value-type="float" office:value="38" calcext:value-type="float">
            <text:p>38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table:style-name="Default" office:value-type="string" calcext:value-type="string">
            <text:p>парсинг в маркетинге это</text:p>
          </table:table-cell>
          <table:table-cell office:value-type="string" calcext:value-type="string">
            <text:p>парсинг (8)</text:p>
          </table:table-cell>
          <table:table-cell office:value-type="float" office:value="35" calcext:value-type="float">
            <text:p>35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table:style-name="Default" office:value-type="string" calcext:value-type="string">
            <text:p>парсинг даних</text:p>
          </table:table-cell>
          <table:table-cell office:value-type="string" calcext:value-type="string">
            <text:p>парсинг (8)</text:p>
          </table:table-cell>
          <table:table-cell office:value-type="float" office:value="0" calcext:value-type="float">
            <text:p>0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table:style-name="Default" office:value-type="string" calcext:value-type="string">
            <text:p>node js парсер</text:p>
          </table:table-cell>
          <table:table-cell office:value-type="string" calcext:value-type="string">
            <text:p>node js парсер (7)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-brightdata.com/blog/how-tos-ru/web-scraping-with-node-js, https://habr.com/ru/companies/otus/articles/722300/, https://skillbox.ru/media/code/kak-parsit-sayty-i-materialy-smi-s-pomoshchyu-javascript-i-nodejs/, https://proglib.io/p/puppeteer-parsing-saytov-na-javascript-2020-06-16, http://fh7922mg.bget.ru/articles/other/how-to-write-a-javascript-parser-as-google-chrome-extension.html, https://a-parser.com/docs/javascript-parsers/overview, https://sky.pro/wiki/html/parsing-html-stroki-js-izvlechenie-ssylok-iz-teksta/, https://tproger.ru/translations/web-scraping-node-js, https://habr.com/ru/articles/224081/, https://sky.pro/wiki/javascript/bezopasniy-parsing-i-validatsiya-json-v-node-js/</text:p>
          </table:table-cell>
        </table:table-row>
        <table:table-row table:style-name="ro1">
          <table:table-cell table:style-name="Default" office:value-type="string" calcext:value-type="string">
            <text:p>парсер node js</text:p>
          </table:table-cell>
          <table:table-cell office:value-type="string" calcext:value-type="string">
            <text:p>node js парсер (7)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-brightdata.com/blog/how-tos-ru/web-scraping-with-node-js, https://habr.com/ru/companies/otus/articles/722300/, https://skillbox.ru/media/code/kak-parsit-sayty-i-materialy-smi-s-pomoshchyu-javascript-i-nodejs/, https://proglib.io/p/puppeteer-parsing-saytov-na-javascript-2020-06-16, http://fh7922mg.bget.ru/articles/other/how-to-write-a-javascript-parser-as-google-chrome-extension.html, https://a-parser.com/docs/javascript-parsers/overview, https://sky.pro/wiki/html/parsing-html-stroki-js-izvlechenie-ssylok-iz-teksta/, https://tproger.ru/translations/web-scraping-node-js, https://habr.com/ru/articles/224081/, https://sky.pro/wiki/javascript/bezopasniy-parsing-i-validatsiya-json-v-node-js/</text:p>
          </table:table-cell>
        </table:table-row>
        <table:table-row table:style-name="ro1">
          <table:table-cell table:style-name="Default" office:value-type="string" calcext:value-type="string">
            <text:p>парсинг сайта javascript</text:p>
          </table:table-cell>
          <table:table-cell office:value-type="string" calcext:value-type="string">
            <text:p>node js парсер (7)</text:p>
          </table:table-cell>
          <table:table-cell office:value-type="float" office:value="40" calcext:value-type="float">
            <text:p>4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-brightdata.com/blog/how-tos-ru/web-scraping-with-node-js, https://habr.com/ru/companies/otus/articles/722300/, https://skillbox.ru/media/code/kak-parsit-sayty-i-materialy-smi-s-pomoshchyu-javascript-i-nodejs/, https://proglib.io/p/puppeteer-parsing-saytov-na-javascript-2020-06-16, http://fh7922mg.bget.ru/articles/other/how-to-write-a-javascript-parser-as-google-chrome-extension.html, https://a-parser.com/docs/javascript-parsers/overview, https://sky.pro/wiki/html/parsing-html-stroki-js-izvlechenie-ssylok-iz-teksta/, https://tproger.ru/translations/web-scraping-node-js, https://habr.com/ru/articles/224081/, https://sky.pro/wiki/javascript/bezopasniy-parsing-i-validatsiya-json-v-node-js/</text:p>
          </table:table-cell>
        </table:table-row>
        <table:table-row table:style-name="ro1">
          <table:table-cell table:style-name="Default" office:value-type="string" calcext:value-type="string">
            <text:p>javascript парсер</text:p>
          </table:table-cell>
          <table:table-cell office:value-type="string" calcext:value-type="string">
            <text:p>node js парсер (7)</text:p>
          </table:table-cell>
          <table:table-cell office:value-type="float" office:value="37" calcext:value-type="float">
            <text:p>3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-brightdata.com/blog/how-tos-ru/web-scraping-with-node-js, https://habr.com/ru/companies/otus/articles/722300/, https://skillbox.ru/media/code/kak-parsit-sayty-i-materialy-smi-s-pomoshchyu-javascript-i-nodejs/, https://proglib.io/p/puppeteer-parsing-saytov-na-javascript-2020-06-16, http://fh7922mg.bget.ru/articles/other/how-to-write-a-javascript-parser-as-google-chrome-extension.html, https://a-parser.com/docs/javascript-parsers/overview, https://sky.pro/wiki/html/parsing-html-stroki-js-izvlechenie-ssylok-iz-teksta/, https://tproger.ru/translations/web-scraping-node-js, https://habr.com/ru/articles/224081/, https://sky.pro/wiki/javascript/bezopasniy-parsing-i-validatsiya-json-v-node-js/</text:p>
          </table:table-cell>
        </table:table-row>
        <table:table-row table:style-name="ro1">
          <table:table-cell table:style-name="Default" office:value-type="string" calcext:value-type="string">
            <text:p>парсер javascript</text:p>
          </table:table-cell>
          <table:table-cell office:value-type="string" calcext:value-type="string">
            <text:p>node js парсер (7)</text:p>
          </table:table-cell>
          <table:table-cell office:value-type="float" office:value="37" calcext:value-type="float">
            <text:p>3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-brightdata.com/blog/how-tos-ru/web-scraping-with-node-js, https://habr.com/ru/companies/otus/articles/722300/, https://skillbox.ru/media/code/kak-parsit-sayty-i-materialy-smi-s-pomoshchyu-javascript-i-nodejs/, https://proglib.io/p/puppeteer-parsing-saytov-na-javascript-2020-06-16, http://fh7922mg.bget.ru/articles/other/how-to-write-a-javascript-parser-as-google-chrome-extension.html, https://a-parser.com/docs/javascript-parsers/overview, https://sky.pro/wiki/html/parsing-html-stroki-js-izvlechenie-ssylok-iz-teksta/, https://tproger.ru/translations/web-scraping-node-js, https://habr.com/ru/articles/224081/, https://sky.pro/wiki/javascript/bezopasniy-parsing-i-validatsiya-json-v-node-js/</text:p>
          </table:table-cell>
        </table:table-row>
        <table:table-row table:style-name="ro1">
          <table:table-cell table:style-name="Default" office:value-type="string" calcext:value-type="string">
            <text:p>парсер на javascript</text:p>
          </table:table-cell>
          <table:table-cell office:value-type="string" calcext:value-type="string">
            <text:p>node js парсер (7)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-brightdata.com/blog/how-tos-ru/web-scraping-with-node-js, https://habr.com/ru/companies/otus/articles/722300/, https://skillbox.ru/media/code/kak-parsit-sayty-i-materialy-smi-s-pomoshchyu-javascript-i-nodejs/, https://proglib.io/p/puppeteer-parsing-saytov-na-javascript-2020-06-16, http://fh7922mg.bget.ru/articles/other/how-to-write-a-javascript-parser-as-google-chrome-extension.html, https://a-parser.com/docs/javascript-parsers/overview, https://sky.pro/wiki/html/parsing-html-stroki-js-izvlechenie-ssylok-iz-teksta/, https://tproger.ru/translations/web-scraping-node-js, https://habr.com/ru/articles/224081/, https://sky.pro/wiki/javascript/bezopasniy-parsing-i-validatsiya-json-v-node-js/</text:p>
          </table:table-cell>
        </table:table-row>
        <table:table-row table:style-name="ro1">
          <table:table-cell table:style-name="Default" office:value-type="string" calcext:value-type="string">
            <text:p>парсер сайта на js</text:p>
          </table:table-cell>
          <table:table-cell office:value-type="string" calcext:value-type="string">
            <text:p>node js парсер (7)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-brightdata.com/blog/how-tos-ru/web-scraping-with-node-js, https://habr.com/ru/companies/otus/articles/722300/, https://skillbox.ru/media/code/kak-parsit-sayty-i-materialy-smi-s-pomoshchyu-javascript-i-nodejs/, https://proglib.io/p/puppeteer-parsing-saytov-na-javascript-2020-06-16, http://fh7922mg.bget.ru/articles/other/how-to-write-a-javascript-parser-as-google-chrome-extension.html, https://a-parser.com/docs/javascript-parsers/overview, https://sky.pro/wiki/html/parsing-html-stroki-js-izvlechenie-ssylok-iz-teksta/, https://tproger.ru/translations/web-scraping-node-js, https://habr.com/ru/articles/224081/, https://sky.pro/wiki/javascript/bezopasniy-parsing-i-validatsiya-json-v-node-js/</text:p>
          </table:table-cell>
        </table:table-row>
        <table:table-row table:style-name="ro1">
          <table:table-cell table:style-name="Default" office:value-type="string" calcext:value-type="string">
            <text:p>онлайн парсер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1036" calcext:value-type="float">
            <text:p>1036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table:style-name="Default" office:value-type="string" calcext:value-type="string">
            <text:p>онлайн парсер сайта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131" calcext:value-type="float">
            <text:p>131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table:style-name="Default" office:value-type="string" calcext:value-type="string">
            <text:p>парсер сайта онлайн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131" calcext:value-type="float">
            <text:p>131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table:style-name="Default" office:value-type="string" calcext:value-type="string">
            <text:p>парсер интернет магазина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65" calcext:value-type="float">
            <text:p>65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table:style-name="Default" office:value-type="string" calcext:value-type="string">
            <text:p>парсер для интернет магазина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10" calcext:value-type="float">
            <text:p>10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table:style-name="Default" office:value-type="string" calcext:value-type="string">
            <text:p>парсить сайт онлайн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6" calcext:value-type="float">
            <text:p>6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table:style-name="Default" office:value-type="string" calcext:value-type="string">
            <text:p>парсинг с авторизацией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table:style-name="Default" office:value-type="string" calcext:value-type="string">
            <text:p>парсинг сайта с авторизацией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table:style-name="Default" office:value-type="string" calcext:value-type="string">
            <text:p>python парсинг с авторизацией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table:style-name="Default" office:value-type="string" calcext:value-type="string">
            <text:p>парсер с авторизацией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table:style-name="Default" office:value-type="string" calcext:value-type="string">
            <text:p>парсер с авторизацией python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table:style-name="Default" office:value-type="string" calcext:value-type="string">
            <text:p>ютуб парсер</text:p>
          </table:table-cell>
          <table:table-cell office:value-type="string" calcext:value-type="string">
            <text:p>ютуб парсер (5)</text:p>
          </table:table-cell>
          <table:table-cell office:value-type="float" office:value="104" calcext:value-type="float">
            <text:p>10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table:style-name="Default" office:value-type="string" calcext:value-type="string">
            <text:p>youtube парсер</text:p>
          </table:table-cell>
          <table:table-cell office:value-type="string" calcext:value-type="string">
            <text:p>ютуб парсер (5)</text:p>
          </table:table-cell>
          <table:table-cell office:value-type="float" office:value="51" calcext:value-type="float">
            <text:p>5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table:style-name="Default" office:value-type="string" calcext:value-type="string">
            <text:p>youtube parser</text:p>
          </table:table-cell>
          <table:table-cell office:value-type="string" calcext:value-type="string">
            <text:p>ютуб парсер (5)</text:p>
          </table:table-cell>
          <table:table-cell office:value-type="float" office:value="43" calcext:value-type="float">
            <text:p>4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table:style-name="Default" office:value-type="string" calcext:value-type="string">
            <text:p>парсинг youtube</text:p>
          </table:table-cell>
          <table:table-cell office:value-type="string" calcext:value-type="string">
            <text:p>ютуб парсер (5)</text:p>
          </table:table-cell>
          <table:table-cell office:value-type="float" office:value="38" calcext:value-type="float">
            <text:p>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table:style-name="Default" office:value-type="string" calcext:value-type="string">
            <text:p>парсер ютуб по ключевым словам</text:p>
          </table:table-cell>
          <table:table-cell office:value-type="string" calcext:value-type="string">
            <text:p>ютуб парсер (5)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table:style-name="Default" office:value-type="string" calcext:value-type="string">
            <text:p>парсинг цен</text:p>
          </table:table-cell>
          <table:table-cell office:value-type="string" calcext:value-type="string">
            <text:p>парсинг цен (4)</text:p>
          </table:table-cell>
          <table:table-cell office:value-type="float" office:value="903" calcext:value-type="float">
            <text:p>903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xprice.com/blog/ru/all-articles-ru/parser-cen-konkurentov-napisat-ili-ispolzovat-gotovyj/, https://habr.com/ru/articles/518380/, https://marketparser.ru/, https://pricecontrol.biz/9-prepyatstvij-pri-parsinge-sajtov/, https://pricer24.com/ru/price-scraping-tool/, https://www.pricecontrol.com.ua/vse-o-chem-sleduet-znat-pri-parsinge-sajtov/, https://yavorsky.ru/services/parsing/parsing-tsen/, https://blog.metacommerce.ru/parsing_cen_konkurentov_na_marketplejsah, https://chromewebstore.google.com/detail/%D0%BF%D0%B0%D1%80%D1%81%D0%B5%D1%80-%D1%81%D0%B0%D0%B9%D1%82%D0%BE%D0%B2-%C2%B7-%D0%BC%D0%BE%D0%BD%D0%B8%D1%82%D0%BE%D1%80%D0%B8%D0%BD/mfhiahbobigkjofkpcbelhaojlcfkiah, https://idatica.com/blog/parsing-tsen-internet-magazinov-kak-parsing-pomogayet-prodavtsam/</text:p>
          </table:table-cell>
        </table:table-row>
        <table:table-row table:style-name="ro1">
          <table:table-cell table:style-name="Default" office:value-type="string" calcext:value-type="string">
            <text:p>парсинг цен это</text:p>
          </table:table-cell>
          <table:table-cell office:value-type="string" calcext:value-type="string">
            <text:p>парсинг цен (4)</text:p>
          </table:table-cell>
          <table:table-cell office:value-type="float" office:value="58" calcext:value-type="float">
            <text:p>58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xprice.com/blog/ru/all-articles-ru/parser-cen-konkurentov-napisat-ili-ispolzovat-gotovyj/, https://habr.com/ru/articles/518380/, https://marketparser.ru/, https://pricecontrol.biz/9-prepyatstvij-pri-parsinge-sajtov/, https://pricer24.com/ru/price-scraping-tool/, https://www.pricecontrol.com.ua/vse-o-chem-sleduet-znat-pri-parsinge-sajtov/, https://yavorsky.ru/services/parsing/parsing-tsen/, https://blog.metacommerce.ru/parsing_cen_konkurentov_na_marketplejsah, https://chromewebstore.google.com/detail/%D0%BF%D0%B0%D1%80%D1%81%D0%B5%D1%80-%D1%81%D0%B0%D0%B9%D1%82%D0%BE%D0%B2-%C2%B7-%D0%BC%D0%BE%D0%BD%D0%B8%D1%82%D0%BE%D1%80%D0%B8%D0%BD/mfhiahbobigkjofkpcbelhaojlcfkiah, https://idatica.com/blog/parsing-tsen-internet-magazinov-kak-parsing-pomogayet-prodavtsam/</text:p>
          </table:table-cell>
        </table:table-row>
        <table:table-row table:style-name="ro1">
          <table:table-cell table:style-name="Default" office:value-type="string" calcext:value-type="string">
            <text:p>парсинг цен с сайта</text:p>
          </table:table-cell>
          <table:table-cell office:value-type="string" calcext:value-type="string">
            <text:p>парсинг цен (4)</text:p>
          </table:table-cell>
          <table:table-cell office:value-type="float" office:value="41" calcext:value-type="float">
            <text:p>41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xprice.com/blog/ru/all-articles-ru/parser-cen-konkurentov-napisat-ili-ispolzovat-gotovyj/, https://habr.com/ru/articles/518380/, https://marketparser.ru/, https://pricecontrol.biz/9-prepyatstvij-pri-parsinge-sajtov/, https://pricer24.com/ru/price-scraping-tool/, https://www.pricecontrol.com.ua/vse-o-chem-sleduet-znat-pri-parsinge-sajtov/, https://yavorsky.ru/services/parsing/parsing-tsen/, https://blog.metacommerce.ru/parsing_cen_konkurentov_na_marketplejsah, https://chromewebstore.google.com/detail/%D0%BF%D0%B0%D1%80%D1%81%D0%B5%D1%80-%D1%81%D0%B0%D0%B9%D1%82%D0%BE%D0%B2-%C2%B7-%D0%BC%D0%BE%D0%BD%D0%B8%D1%82%D0%BE%D1%80%D0%B8%D0%BD/mfhiahbobigkjofkpcbelhaojlcfkiah, https://idatica.com/blog/parsing-tsen-internet-magazinov-kak-parsing-pomogayet-prodavtsam/</text:p>
          </table:table-cell>
        </table:table-row>
        <table:table-row table:style-name="ro1">
          <table:table-cell table:style-name="Default" office:value-type="string" calcext:value-type="string">
            <text:p>парсер цен с сайтов</text:p>
          </table:table-cell>
          <table:table-cell office:value-type="string" calcext:value-type="string">
            <text:p>парсинг цен (4)</text:p>
          </table:table-cell>
          <table:table-cell office:value-type="float" office:value="17" calcext:value-type="float">
            <text:p>17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xprice.com/blog/ru/all-articles-ru/parser-cen-konkurentov-napisat-ili-ispolzovat-gotovyj/, https://habr.com/ru/articles/518380/, https://marketparser.ru/, https://pricecontrol.biz/9-prepyatstvij-pri-parsinge-sajtov/, https://pricer24.com/ru/price-scraping-tool/, https://www.pricecontrol.com.ua/vse-o-chem-sleduet-znat-pri-parsinge-sajtov/, https://yavorsky.ru/services/parsing/parsing-tsen/, https://blog.metacommerce.ru/parsing_cen_konkurentov_na_marketplejsah, https://chromewebstore.google.com/detail/%D0%BF%D0%B0%D1%80%D1%81%D0%B5%D1%80-%D1%81%D0%B0%D0%B9%D1%82%D0%BE%D0%B2-%C2%B7-%D0%BC%D0%BE%D0%BD%D0%B8%D1%82%D0%BE%D1%80%D0%B8%D0%BD/mfhiahbobigkjofkpcbelhaojlcfkiah, https://idatica.com/blog/parsing-tsen-internet-magazinov-kak-parsing-pomogayet-prodavtsam/</text:p>
          </table:table-cell>
        </table:table-row>
        <table:table-row table:style-name="ro1">
          <table:table-cell table:style-name="Default" office:value-type="string" calcext:value-type="string">
            <text:p>парсер это</text:p>
          </table:table-cell>
          <table:table-cell office:value-type="string" calcext:value-type="string">
            <text:p>парсер это (4)</text:p>
          </table:table-cell>
          <table:table-cell office:value-type="float" office:value="2858" calcext:value-type="float">
            <text:p>2858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ru.wikipedia.org/wiki/Parser, https://zvonobot.ru/blog/parser-chto-eto-takoe-spisok/, https://drozd.red/ru/glossary/parser/, https://skyeng.ru/magazine/wiki/it-industriya/chto-takoe-parser/, https://timeweb.com/ru/community/articles/chto-takoe-parser, https://www.tgu-dpo.ru/news/2023/06/07/chto-takoe-parsing-i-kak-on-rabotat/, https://blog.ringostat.com/ru/parsing-dannyh-s-saytov-chto-eto-i-zachem-on-nuzhen/, https://roistat.com/rublog/parsing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table:style-name="Default" office:value-type="string" calcext:value-type="string">
            <text:p>парсер что это</text:p>
          </table:table-cell>
          <table:table-cell office:value-type="string" calcext:value-type="string">
            <text:p>парсер это (4)</text:p>
          </table:table-cell>
          <table:table-cell office:value-type="float" office:value="887" calcext:value-type="float">
            <text:p>887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ru.wikipedia.org/wiki/Parser, https://zvonobot.ru/blog/parser-chto-eto-takoe-spisok/, https://drozd.red/ru/glossary/parser/, https://skyeng.ru/magazine/wiki/it-industriya/chto-takoe-parser/, https://timeweb.com/ru/community/articles/chto-takoe-parser, https://www.tgu-dpo.ru/news/2023/06/07/chto-takoe-parsing-i-kak-on-rabotat/, https://blog.ringostat.com/ru/parsing-dannyh-s-saytov-chto-eto-i-zachem-on-nuzhen/, https://roistat.com/rublog/parsing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table:style-name="Default" office:value-type="string" calcext:value-type="string">
            <text:p>parser что это</text:p>
          </table:table-cell>
          <table:table-cell office:value-type="string" calcext:value-type="string">
            <text:p>парсер это (4)</text:p>
          </table:table-cell>
          <table:table-cell office:value-type="float" office:value="208" calcext:value-type="float">
            <text:p>208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ru.wikipedia.org/wiki/Parser, https://zvonobot.ru/blog/parser-chto-eto-takoe-spisok/, https://drozd.red/ru/glossary/parser/, https://skyeng.ru/magazine/wiki/it-industriya/chto-takoe-parser/, https://timeweb.com/ru/community/articles/chto-takoe-parser, https://www.tgu-dpo.ru/news/2023/06/07/chto-takoe-parsing-i-kak-on-rabotat/, https://blog.ringostat.com/ru/parsing-dannyh-s-saytov-chto-eto-i-zachem-on-nuzhen/, https://roistat.com/rublog/parsing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table:style-name="Default" office:value-type="string" calcext:value-type="string">
            <text:p>программа парсер это</text:p>
          </table:table-cell>
          <table:table-cell office:value-type="string" calcext:value-type="string">
            <text:p>парсер это (4)</text:p>
          </table:table-cell>
          <table:table-cell office:value-type="float" office:value="27" calcext:value-type="float">
            <text:p>27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ru.wikipedia.org/wiki/Parser, https://zvonobot.ru/blog/parser-chto-eto-takoe-spisok/, https://drozd.red/ru/glossary/parser/, https://skyeng.ru/magazine/wiki/it-industriya/chto-takoe-parser/, https://timeweb.com/ru/community/articles/chto-takoe-parser, https://www.tgu-dpo.ru/news/2023/06/07/chto-takoe-parsing-i-kak-on-rabotat/, https://blog.ringostat.com/ru/parsing-dannyh-s-saytov-chto-eto-i-zachem-on-nuzhen/, https://roistat.com/rublog/parsing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table:style-name="Default" office:value-type="string" calcext:value-type="string">
            <text:p>парсинг amazon</text:p>
          </table:table-cell>
          <table:table-cell office:value-type="string" calcext:value-type="string">
            <text:p>парсинг amazon (4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amazon, https://blog.froxy.com/ru/tools-to-scrape-data-from-amazon, https://habr.com/ru/articles/839028/, https://ru-brightdata.com/blog/how-tos-ru/how-to-scrape-amazon, https://web-data-extractor.net/parser-amazon/, https://www.adspower.com/ru/blog/podrobnoe-rukovodstvo-po-ispolzovaniyu-parsinga-amazon, https://www.diggernaut.ru/blog/pishem-parser-dlja-amazon-za-30-minut/, https://blog.octobrowser.net/ru/kak-izvlech-dannye-s-amazon, https://qna.habr.com/q/466798, https://cloudparser.ru/catalog/6448</text:p>
          </table:table-cell>
        </table:table-row>
        <table:table-row table:style-name="ro1">
          <table:table-cell table:style-name="Default" office:value-type="string" calcext:value-type="string">
            <text:p>парсер амазон</text:p>
          </table:table-cell>
          <table:table-cell office:value-type="string" calcext:value-type="string">
            <text:p>парсинг amazon (4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amazon, https://blog.froxy.com/ru/tools-to-scrape-data-from-amazon, https://habr.com/ru/articles/839028/, https://ru-brightdata.com/blog/how-tos-ru/how-to-scrape-amazon, https://web-data-extractor.net/parser-amazon/, https://www.adspower.com/ru/blog/podrobnoe-rukovodstvo-po-ispolzovaniyu-parsinga-amazon, https://www.diggernaut.ru/blog/pishem-parser-dlja-amazon-za-30-minut/, https://blog.octobrowser.net/ru/kak-izvlech-dannye-s-amazon, https://qna.habr.com/q/466798, https://cloudparser.ru/catalog/6448</text:p>
          </table:table-cell>
        </table:table-row>
        <table:table-row table:style-name="ro1">
          <table:table-cell table:style-name="Default" office:value-type="string" calcext:value-type="string">
            <text:p>парсинг амазон</text:p>
          </table:table-cell>
          <table:table-cell office:value-type="string" calcext:value-type="string">
            <text:p>парсинг amazon (4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amazon, https://blog.froxy.com/ru/tools-to-scrape-data-from-amazon, https://habr.com/ru/articles/839028/, https://ru-brightdata.com/blog/how-tos-ru/how-to-scrape-amazon, https://web-data-extractor.net/parser-amazon/, https://www.adspower.com/ru/blog/podrobnoe-rukovodstvo-po-ispolzovaniyu-parsinga-amazon, https://www.diggernaut.ru/blog/pishem-parser-dlja-amazon-za-30-minut/, https://blog.octobrowser.net/ru/kak-izvlech-dannye-s-amazon, https://qna.habr.com/q/466798, https://cloudparser.ru/catalog/6448</text:p>
          </table:table-cell>
        </table:table-row>
        <table:table-row table:style-name="ro1">
          <table:table-cell table:style-name="Default" office:value-type="string" calcext:value-type="string">
            <text:p>парсер amazon</text:p>
          </table:table-cell>
          <table:table-cell office:value-type="string" calcext:value-type="string">
            <text:p>парсинг amazon (4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amazon, https://blog.froxy.com/ru/tools-to-scrape-data-from-amazon, https://habr.com/ru/articles/839028/, https://ru-brightdata.com/blog/how-tos-ru/how-to-scrape-amazon, https://web-data-extractor.net/parser-amazon/, https://www.adspower.com/ru/blog/podrobnoe-rukovodstvo-po-ispolzovaniyu-parsinga-amazon, https://www.diggernaut.ru/blog/pishem-parser-dlja-amazon-za-30-minut/, https://blog.octobrowser.net/ru/kak-izvlech-dannye-s-amazon, https://qna.habr.com/q/466798, https://cloudparser.ru/catalog/6448</text:p>
          </table:table-cell>
        </table:table-row>
        <table:table-row table:style-name="ro1">
          <table:table-cell table:style-name="Default" office:value-type="string" calcext:value-type="string">
            <text:p>x parser</text:p>
          </table:table-cell>
          <table:table-cell office:value-type="string" calcext:value-type="string">
            <text:p>x parser (3)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1.ru/services/prodvizhenie/analyticheskie-sistemy/x-parser-ru, https://modx.pro/components/19098, https://searchengines.guru/ru/forum/793499, https://x-parser.ru/, https://rutube.ru/plst/101334/, https://saasmarket.ru/products/x-parser, https://www.maultalk.com/topic318877.html, https://www.youtube.com/playlist?list=PLiXNIGeI_ZFT9W55Pk1nMg818PpUeSG4N</text:p>
          </table:table-cell>
        </table:table-row>
        <table:table-row table:style-name="ro1">
          <table:table-cell table:style-name="Default" office:value-type="string" calcext:value-type="string">
            <text:p>xparser</text:p>
          </table:table-cell>
          <table:table-cell office:value-type="string" calcext:value-type="string">
            <text:p>x parser (3)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1.ru/services/prodvizhenie/analyticheskie-sistemy/x-parser-ru, https://modx.pro/components/19098, https://searchengines.guru/ru/forum/793499, https://x-parser.ru/, https://rutube.ru/plst/101334/, https://saasmarket.ru/products/x-parser, https://www.maultalk.com/topic318877.html, https://www.youtube.com/playlist?list=PLiXNIGeI_ZFT9W55Pk1nMg818PpUeSG4N</text:p>
          </table:table-cell>
        </table:table-row>
        <table:table-row table:style-name="ro1">
          <table:table-cell table:style-name="Default" office:value-type="string" calcext:value-type="string">
            <text:p>х парсер</text:p>
          </table:table-cell>
          <table:table-cell office:value-type="string" calcext:value-type="string">
            <text:p>x parser (3)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1.ru/services/prodvizhenie/analyticheskie-sistemy/x-parser-ru, https://modx.pro/components/19098, https://searchengines.guru/ru/forum/793499, https://x-parser.ru/, https://rutube.ru/plst/101334/, https://saasmarket.ru/products/x-parser, https://www.maultalk.com/topic318877.html, https://www.youtube.com/playlist?list=PLiXNIGeI_ZFT9W55Pk1nMg818PpUeSG4N</text:p>
          </table:table-cell>
        </table:table-row>
        <table:table-row table:style-name="ro1">
          <table:table-cell table:style-name="Default" office:value-type="string" calcext:value-type="string">
            <text:p>парсер сайтов в excel</text:p>
          </table:table-cell>
          <table:table-cell office:value-type="string" calcext:value-type="string">
            <text:p>парсер сайтов в excel (3)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, https://learn.microsoft.com/ru-ru/power-query/connectors/web/web-by-example, https://parsingmaster.com/blog-post/extracting-data-from-websites-in-excel-guide/, https://truetech.dev/ru/posts/parsing-websites-excel.html, https://www.planetaexcel.ru/techniques/13/16185/, https://dzen.ru/a/Z4czHgYSLyYM1W73, https://parserok.ru/, https://ru-brightdata.com/blog/how-tos-ru/web-scraping-with-vba, https://wp.parsingsite.ru/blog/parsing/excel</text:p>
          </table:table-cell>
        </table:table-row>
        <table:table-row table:style-name="ro1">
          <table:table-cell table:style-name="Default" office:value-type="string" calcext:value-type="string">
            <text:p>парсинг с сайта в excel</text:p>
          </table:table-cell>
          <table:table-cell office:value-type="string" calcext:value-type="string">
            <text:p>парсер сайтов в excel (3)</text:p>
          </table:table-cell>
          <table:table-cell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, https://learn.microsoft.com/ru-ru/power-query/connectors/web/web-by-example, https://parsingmaster.com/blog-post/extracting-data-from-websites-in-excel-guide/, https://truetech.dev/ru/posts/parsing-websites-excel.html, https://www.planetaexcel.ru/techniques/13/16185/, https://dzen.ru/a/Z4czHgYSLyYM1W73, https://parserok.ru/, https://ru-brightdata.com/blog/how-tos-ru/web-scraping-with-vba, https://wp.parsingsite.ru/blog/parsing/excel</text:p>
          </table:table-cell>
        </table:table-row>
        <table:table-row table:style-name="ro1">
          <table:table-cell table:style-name="Default" office:value-type="string" calcext:value-type="string">
            <text:p>парсинг с помощью excel</text:p>
          </table:table-cell>
          <table:table-cell office:value-type="string" calcext:value-type="string">
            <text:p>парсер сайтов в excel (3)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, https://learn.microsoft.com/ru-ru/power-query/connectors/web/web-by-example, https://parsingmaster.com/blog-post/extracting-data-from-websites-in-excel-guide/, https://truetech.dev/ru/posts/parsing-websites-excel.html, https://www.planetaexcel.ru/techniques/13/16185/, https://dzen.ru/a/Z4czHgYSLyYM1W73, https://parserok.ru/, https://ru-brightdata.com/blog/how-tos-ru/web-scraping-with-vba, https://wp.parsingsite.ru/blog/parsing/excel</text:p>
          </table:table-cell>
        </table:table-row>
        <table:table-row table:style-name="ro1">
          <table:table-cell table:style-name="Default" office:value-type="string" calcext:value-type="string">
            <text:p>парсер</text:p>
          </table:table-cell>
          <table:table-cell office:value-type="string" calcext:value-type="string">
            <text:p>парсер (3)</text:p>
          </table:table-cell>
          <table:table-cell office:value-type="float" office:value="44822" calcext:value-type="float">
            <text:p>44822</text:p>
          </table:table-cell>
          <table:table-cell office:value-type="float" office:value="89657" calcext:value-type="float">
            <text:p>896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, https://www.unisender.com/ru/blog/parsery-dlya-sbora-dannyh-s-sajtov/, https://blog.skillfactory.ru/glossary/parser/, https://cloudparser.ru/, https://habr.com/ru/articles/893622/, https://habr.com/ru/companies/click/articles/494020/, https://parser.plus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table:style-name="Default" office:value-type="string" calcext:value-type="string">
            <text:p>парсеры</text:p>
          </table:table-cell>
          <table:table-cell office:value-type="string" calcext:value-type="string">
            <text:p>парсер (3)</text:p>
          </table:table-cell>
          <table:table-cell office:value-type="float" office:value="44822" calcext:value-type="float">
            <text:p>44822</text:p>
          </table:table-cell>
          <table:table-cell office:value-type="float" office:value="89657" calcext:value-type="float">
            <text:p>896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, https://www.unisender.com/ru/blog/parsery-dlya-sbora-dannyh-s-sajtov/, https://blog.skillfactory.ru/glossary/parser/, https://cloudparser.ru/, https://habr.com/ru/articles/893622/, https://habr.com/ru/companies/click/articles/494020/, https://parser.plus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table:style-name="Default" office:value-type="string" calcext:value-type="string">
            <text:p>универсальный парсер сайтов</text:p>
          </table:table-cell>
          <table:table-cell office:value-type="string" calcext:value-type="string">
            <text:p>парсер (3)</text:p>
          </table:table-cell>
          <table:table-cell office:value-type="float" office:value="13" calcext:value-type="float">
            <text:p>13</text:p>
          </table:table-cell>
          <table:table-cell office:value-type="float" office:value="89657" calcext:value-type="float">
            <text:p>89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, https://www.unisender.com/ru/blog/parsery-dlya-sbora-dannyh-s-sajtov/, https://blog.skillfactory.ru/glossary/parser/, https://cloudparser.ru/, https://habr.com/ru/articles/893622/, https://habr.com/ru/companies/click/articles/494020/, https://parser.plus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table:style-name="Default" office:value-type="string" calcext:value-type="string">
            <text:p>создание парсера</text:p>
          </table:table-cell>
          <table:table-cell office:value-type="string" calcext:value-type="string">
            <text:p>создание парсера (3)</text:p>
          </table:table-cell>
          <table:table-cell office:value-type="float" office:value="131" calcext:value-type="float">
            <text:p>131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code.media/parsing-2/, https://sky.pro/wiki/javascript/parsing-dlya-nachinayushih-sozdanie-parsera-i-instrumenty/, https://habr.com/ru/articles/568334/, https://habr.com/ru/companies/timeweb/articles/724146/, https://kwork.ru/categories/script-programming/parsery, https://sibdev.pro/parser, https://skillbox.ru/media/code/parsing-sayta-vmeste-s-python-i-bibliotekoy-beautiful-soup-prostaya-instruktsiya-v-tri-shaga/</text:p>
          </table:table-cell>
        </table:table-row>
        <table:table-row table:style-name="ro1">
          <table:table-cell table:style-name="Default" office:value-type="string" calcext:value-type="string">
            <text:p>разработка парсера</text:p>
          </table:table-cell>
          <table:table-cell office:value-type="string" calcext:value-type="string">
            <text:p>создание парсера (3)</text:p>
          </table:table-cell>
          <table:table-cell office:value-type="float" office:value="82" calcext:value-type="float">
            <text:p>8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code.media/parsing-2/, https://sky.pro/wiki/javascript/parsing-dlya-nachinayushih-sozdanie-parsera-i-instrumenty/, https://habr.com/ru/articles/568334/, https://habr.com/ru/companies/timeweb/articles/724146/, https://kwork.ru/categories/script-programming/parsery, https://sibdev.pro/parser, https://skillbox.ru/media/code/parsing-sayta-vmeste-s-python-i-bibliotekoy-beautiful-soup-prostaya-instruktsiya-v-tri-shaga/</text:p>
          </table:table-cell>
        </table:table-row>
        <table:table-row table:style-name="ro1">
          <table:table-cell table:style-name="Default" office:value-type="string" calcext:value-type="string">
            <text:p>парсинг для чайников</text:p>
          </table:table-cell>
          <table:table-cell office:value-type="string" calcext:value-type="string">
            <text:p>создание парсера (3)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code.media/parsing-2/, https://sky.pro/wiki/javascript/parsing-dlya-nachinayushih-sozdanie-parsera-i-instrumenty/, https://habr.com/ru/articles/568334/, https://habr.com/ru/companies/timeweb/articles/724146/, https://kwork.ru/categories/script-programming/parsery, https://sibdev.pro/parser, https://skillbox.ru/media/code/parsing-sayta-vmeste-s-python-i-bibliotekoy-beautiful-soup-prostaya-instruktsiya-v-tri-shaga/</text:p>
          </table:table-cell>
        </table:table-row>
        <table:table-row table:style-name="ro1">
          <table:table-cell table:style-name="Default" office:value-type="string" calcext:value-type="string">
            <text:p>сп парсер</text:p>
          </table:table-cell>
          <table:table-cell office:value-type="string" calcext:value-type="string">
            <text:p>сп парсер (3)</text:p>
          </table:table-cell>
          <table:table-cell office:value-type="float" office:value="135" calcext:value-type="float">
            <text:p>13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plus/, https://parser4.plus/, https://spparser.ru/, https://cloudparser.ru/, https://cloudparser.ru/catalog, https://q-parser.ru/, https://vzakupke.com/, https://парсер.сп-помощник.рф/, https://парсер.сп-помощник.рф/start</text:p>
          </table:table-cell>
        </table:table-row>
        <table:table-row table:style-name="ro1">
          <table:table-cell table:style-name="Default" office:value-type="string" calcext:value-type="string">
            <text:p>парсер сп</text:p>
          </table:table-cell>
          <table:table-cell office:value-type="string" calcext:value-type="string">
            <text:p>сп парсер (3)</text:p>
          </table:table-cell>
          <table:table-cell office:value-type="float" office:value="135" calcext:value-type="float">
            <text:p>13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plus/, https://parser4.plus/, https://spparser.ru/, https://cloudparser.ru/, https://cloudparser.ru/catalog, https://q-parser.ru/, https://vzakupke.com/, https://парсер.сп-помощник.рф/, https://парсер.сп-помощник.рф/start</text:p>
          </table:table-cell>
        </table:table-row>
        <table:table-row table:style-name="ro1">
          <table:table-cell table:style-name="Default" office:value-type="string" calcext:value-type="string">
            <text:p>parser plus</text:p>
          </table:table-cell>
          <table:table-cell office:value-type="string" calcext:value-type="string">
            <text:p>сп парсер (3)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plus/, https://parser4.plus/, https://spparser.ru/, https://cloudparser.ru/, https://cloudparser.ru/catalog, https://q-parser.ru/, https://vzakupke.com/, https://парсер.сп-помощник.рф/, https://парсер.сп-помощник.рф/start</text:p>
          </table:table-cell>
        </table:table-row>
        <table:table-row table:style-name="ro1">
          <table:table-cell table:style-name="Default" office:value-type="string" calcext:value-type="string">
            <text:p>парсер твиттера</text:p>
          </table:table-cell>
          <table:table-cell office:value-type="string" calcext:value-type="string">
            <text:p>парсер твиттера (3)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64/, https://kwork.ru/script-programming/20965247/parser-twitter, https://qna.habr.com/q/982027, https://ru-brightdata.com/products/web-scraper/twitter, https://ru.stackoverflow.com/questions/1125443/%D0%9F%D0%B0%D1%80%D1%81%D0%B8%D0%BD%D0%B3-twitter-%D0%B2-python, https://web-data-extractor.net/parser-twitter/, https://www.adspower.com/ru/blog/kak-parsit-dannye-iz-twitter-i-zakonno-li-eto, https://www.rapidseedbox.com/ru/blog/mastering-twitter-scraping</text:p>
          </table:table-cell>
        </table:table-row>
        <table:table-row table:style-name="ro1">
          <table:table-cell table:style-name="Default" office:value-type="string" calcext:value-type="string">
            <text:p>twitter парсер</text:p>
          </table:table-cell>
          <table:table-cell office:value-type="string" calcext:value-type="string">
            <text:p>парсер твиттера (3)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64/, https://kwork.ru/script-programming/20965247/parser-twitter, https://qna.habr.com/q/982027, https://ru-brightdata.com/products/web-scraper/twitter, https://ru.stackoverflow.com/questions/1125443/%D0%9F%D0%B0%D1%80%D1%81%D0%B8%D0%BD%D0%B3-twitter-%D0%B2-python, https://web-data-extractor.net/parser-twitter/, https://www.adspower.com/ru/blog/kak-parsit-dannye-iz-twitter-i-zakonno-li-eto, https://www.rapidseedbox.com/ru/blog/mastering-twitter-scraping</text:p>
          </table:table-cell>
        </table:table-row>
        <table:table-row table:style-name="ro1">
          <table:table-cell table:style-name="Default" office:value-type="string" calcext:value-type="string">
            <text:p>парсинг twitter</text:p>
          </table:table-cell>
          <table:table-cell office:value-type="string" calcext:value-type="string">
            <text:p>парсер твиттера (3)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64/, https://kwork.ru/script-programming/20965247/parser-twitter, https://qna.habr.com/q/982027, https://ru-brightdata.com/products/web-scraper/twitter, https://ru.stackoverflow.com/questions/1125443/%D0%9F%D0%B0%D1%80%D1%81%D0%B8%D0%BD%D0%B3-twitter-%D0%B2-python, https://web-data-extractor.net/parser-twitter/, https://www.adspower.com/ru/blog/kak-parsit-dannye-iz-twitter-i-zakonno-li-eto, https://www.rapidseedbox.com/ru/blog/mastering-twitter-scraping</text:p>
          </table:table-cell>
        </table:table-row>
        <table:table-row table:style-name="ro1">
          <table:table-cell table:style-name="Default" office:value-type="string" calcext:value-type="string">
            <text:p>парсер яндекс</text:p>
          </table:table-cell>
          <table:table-cell office:value-type="string" calcext:value-type="string">
            <text:p>парсер яндекс (3)</text:p>
          </table:table-cell>
          <table:table-cell office:value-type="float" office:value="971" calcext:value-type="float">
            <text:p>971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habr.com/ru/articles/701478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a-parser.com/docs/parsers/se-yandex, https://academy.yandex.ru/handbook/data-analysis/article/parsing-dannyh-i-avtomatizaciya-brauzera-regulyarnye-vyrazheniya, https://web-data-extractor.net/yandex-parser/, https://www.parseronline.ru/baza/yandex_maps/, https://yandex.ru/dev/tomita/</text:p>
          </table:table-cell>
        </table:table-row>
        <table:table-row table:style-name="ro1">
          <table:table-cell table:style-name="Default" office:value-type="string" calcext:value-type="string">
            <text:p>парсер яндекс карты</text:p>
          </table:table-cell>
          <table:table-cell office:value-type="string" calcext:value-type="string">
            <text:p>парсер яндекс (3)</text:p>
          </table:table-cell>
          <table:table-cell office:value-type="float" office:value="401" calcext:value-type="float">
            <text:p>401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habr.com/ru/articles/701478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a-parser.com/docs/parsers/se-yandex, https://academy.yandex.ru/handbook/data-analysis/article/parsing-dannyh-i-avtomatizaciya-brauzera-regulyarnye-vyrazheniya, https://web-data-extractor.net/yandex-parser/, https://www.parseronline.ru/baza/yandex_maps/, https://yandex.ru/dev/tomita/</text:p>
          </table:table-cell>
        </table:table-row>
        <table:table-row table:style-name="ro1">
          <table:table-cell table:style-name="Default" office:value-type="string" calcext:value-type="string">
            <text:p>yandex parser</text:p>
          </table:table-cell>
          <table:table-cell office:value-type="string" calcext:value-type="string">
            <text:p>парсер яндекс (3)</text:p>
          </table:table-cell>
          <table:table-cell office:value-type="float" office:value="139" calcext:value-type="float">
            <text:p>13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habr.com/ru/articles/701478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a-parser.com/docs/parsers/se-yandex, https://academy.yandex.ru/handbook/data-analysis/article/parsing-dannyh-i-avtomatizaciya-brauzera-regulyarnye-vyrazheniya, https://web-data-extractor.net/yandex-parser/, https://www.parseronline.ru/baza/yandex_maps/, https://yandex.ru/dev/tomita/</text:p>
          </table:table-cell>
        </table:table-row>
        <table:table-row table:style-name="ro1">
          <table:table-cell table:style-name="Default" office:value-type="string" calcext:value-type="string">
            <text:p>парсер hotline</text:p>
          </table:table-cell>
          <table:table-cell office:value-type="string" calcext:value-type="string">
            <text:p>парсер hotline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85/, https://elbuz.com/docs-competitor-hotline, https://helecos.com/ru/blog/39, https://pricer24.com/ru/blog/parser-czen-s-hotline-avtomatiziruem-sbor-dannyh-chtoby-videt-rynok-shire/, https://web-data-extractor.net/hotline-parser/, https://web-data-extractor.net/parser-cen-hotline/, https://www.pricecontrol.com.ua/monitoring-hotline-ua/</text:p>
          </table:table-cell>
        </table:table-row>
        <table:table-row table:style-name="ro1">
          <table:table-cell table:style-name="Default" office:value-type="string" calcext:value-type="string">
            <text:p>парсер цен hotline</text:p>
          </table:table-cell>
          <table:table-cell office:value-type="string" calcext:value-type="string">
            <text:p>парсер hotline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85/, https://elbuz.com/docs-competitor-hotline, https://helecos.com/ru/blog/39, https://pricer24.com/ru/blog/parser-czen-s-hotline-avtomatiziruem-sbor-dannyh-chtoby-videt-rynok-shire/, https://web-data-extractor.net/hotline-parser/, https://web-data-extractor.net/parser-cen-hotline/, https://www.pricecontrol.com.ua/monitoring-hotline-ua/</text:p>
          </table:table-cell>
        </table:table-row>
        <table:table-row table:style-name="ro1">
          <table:table-cell table:style-name="Default" office:value-type="string" calcext:value-type="string">
            <text:p>парсинг озон python</text:p>
          </table:table-cell>
          <table:table-cell office:value-type="string" calcext:value-type="string">
            <text:p>парсинг озон python (2)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5rf1TIwe, https://github.com/AgafonovSiberia/OzonParser_scrapy, https://github.com/averagepythonfan/parsing_ozon, https://proxys.io/ru/blog/lifehacks/kak-parsit-ozon-s-pomoshchyu-proksi, https://ru.stackoverflow.com/questions/1506735/%D0%9A%D0%B0%D0%BA-%D0%BF%D0%B0%D1%80%D1%81%D0%B8%D1%82%D1%8C-%D0%BA%D1%80%D1%83%D0%BF%D0%BD%D1%8B%D0%B5-%D0%BC%D0%B0%D1%80%D0%BA%D0%B5%D1%82%D0%BF%D0%BB%D0%B5%D0%B9%D1%81%D1%8B-%D0%BF%D0%BE-%D1%82%D0%B8%D0%BF%D1%83-ozon-dns-%D0%B8-%D0%B4%D1%80%D1%83%D0%B3%D0%B8%D0%B5, https://rutube.ru/video/4654d2f17079afb02f0071c817669df7/, https://rutube.ru/video/caa5574e15495b605da1eac39b764143/, https://www.ozon.ru/category/python-parsing/, https://www.ozon.ru/product/parsing-s-pomoshchyu-python-veb-skraping-v-deystvii-3-e-mezhd-izd-mitchell-rayan-1829659666/</text:p>
          </table:table-cell>
        </table:table-row>
        <table:table-row table:style-name="ro1">
          <table:table-cell table:style-name="Default" office:value-type="string" calcext:value-type="string">
            <text:p>парсинг ozon python</text:p>
          </table:table-cell>
          <table:table-cell office:value-type="string" calcext:value-type="string">
            <text:p>парсинг озон python (2)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5rf1TIwe, https://github.com/AgafonovSiberia/OzonParser_scrapy, https://github.com/averagepythonfan/parsing_ozon, https://proxys.io/ru/blog/lifehacks/kak-parsit-ozon-s-pomoshchyu-proksi, https://ru.stackoverflow.com/questions/1506735/%D0%9A%D0%B0%D0%BA-%D0%BF%D0%B0%D1%80%D1%81%D0%B8%D1%82%D1%8C-%D0%BA%D1%80%D1%83%D0%BF%D0%BD%D1%8B%D0%B5-%D0%BC%D0%B0%D1%80%D0%BA%D0%B5%D1%82%D0%BF%D0%BB%D0%B5%D0%B9%D1%81%D1%8B-%D0%BF%D0%BE-%D1%82%D0%B8%D0%BF%D1%83-ozon-dns-%D0%B8-%D0%B4%D1%80%D1%83%D0%B3%D0%B8%D0%B5, https://rutube.ru/video/4654d2f17079afb02f0071c817669df7/, https://rutube.ru/video/caa5574e15495b605da1eac39b764143/, https://www.ozon.ru/category/python-parsing/, https://www.ozon.ru/product/parsing-s-pomoshchyu-python-veb-skraping-v-deystvii-3-e-mezhd-izd-mitchell-rayan-1829659666/</text:p>
          </table:table-cell>
        </table:table-row>
        <table:table-row table:style-name="ro1">
          <table:table-cell table:style-name="Default" office:value-type="string" calcext:value-type="string">
            <text:p>парсер с</text:p>
          </table:table-cell>
          <table:table-cell office:value-type="string" calcext:value-type="string">
            <text:p>парсер с (2)</text:p>
          </table:table-cell>
          <table:table-cell office:value-type="float" office:value="2221" calcext:value-type="float">
            <text:p>2221</text:p>
          </table:table-cell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82119/, https://habr.com/ru/companies/timeweb/articles/724146/, https://ru.stackoverflow.com/questions/1492935/%D0%9A%D0%B0%D0%BA-%D1%81%D0%B4%D0%B5%D0%BB%D0%B0%D1%82%D1%8C-%D0%BE%D1%87%D0%B5%D0%BD%D1%8C-%D0%BF%D1%80%D0%BE%D1%81%D1%82%D0%BE%D0%B9-%D0%BF%D0%B0%D1%80%D1%81%D0%B5%D1%80-%D0%BD%D0%B0-c, https://tproger.ru/articles/parsing-dannyh-onlajn-magazina-na-c, https://zvonobot.ru/blog/parser-chto-eto-takoe-spisok/</text:p>
          </table:table-cell>
        </table:table-row>
        <table:table-row table:style-name="ro1">
          <table:table-cell table:style-name="Default" office:value-type="string" calcext:value-type="string">
            <text:p>парсер на с</text:p>
          </table:table-cell>
          <table:table-cell office:value-type="string" calcext:value-type="string">
            <text:p>парсер с (2)</text:p>
          </table:table-cell>
          <table:table-cell office:value-type="float" office:value="230" calcext:value-type="float">
            <text:p>230</text:p>
          </table:table-cell>
          <table:table-cell office:value-type="float" office:value="2451" calcext:value-type="float">
            <text:p>2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82119/, https://habr.com/ru/companies/timeweb/articles/724146/, https://ru.stackoverflow.com/questions/1492935/%D0%9A%D0%B0%D0%BA-%D1%81%D0%B4%D0%B5%D0%BB%D0%B0%D1%82%D1%8C-%D0%BE%D1%87%D0%B5%D0%BD%D1%8C-%D0%BF%D1%80%D0%BE%D1%81%D1%82%D0%BE%D0%B9-%D0%BF%D0%B0%D1%80%D1%81%D0%B5%D1%80-%D0%BD%D0%B0-c, https://tproger.ru/articles/parsing-dannyh-onlajn-magazina-na-c, https://zvonobot.ru/blog/parser-chto-eto-takoe-spisok/</text:p>
          </table:table-cell>
        </table:table-row>
        <table:table-row table:style-name="ro1">
          <table:table-cell table:style-name="Default" office:value-type="string" calcext:value-type="string">
            <text:p>парсинг цены</text:p>
          </table:table-cell>
          <table:table-cell office:value-type="string" calcext:value-type="string">
            <text:p>парсинг цены (2)</text:p>
          </table:table-cell>
          <table:table-cell office:value-type="float" office:value="903" calcext:value-type="float">
            <text:p>903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18380/, https://kwork.ru/categories/script-programming/parsery, https://profi.ru/it_freelance/parsing-saitov/price/, https://profi.ru/it_freelance/parsing/price/, https://yavorsky.ru/services/parsing/parsing-tsen/</text:p>
          </table:table-cell>
        </table:table-row>
        <table:table-row table:style-name="ro1">
          <table:table-cell table:style-name="Default" office:value-type="string" calcext:value-type="string">
            <text:p>парсер цена</text:p>
          </table:table-cell>
          <table:table-cell office:value-type="string" calcext:value-type="string">
            <text:p>парсинг цены (2)</text:p>
          </table:table-cell>
          <table:table-cell office:value-type="float" office:value="566" calcext:value-type="float">
            <text:p>566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18380/, https://kwork.ru/categories/script-programming/parsery, https://profi.ru/it_freelance/parsing-saitov/price/, https://profi.ru/it_freelance/parsing/price/, https://yavorsky.ru/services/parsing/parsing-tsen/</text:p>
          </table:table-cell>
        </table:table-row>
        <table:table-row table:style-name="ro1">
          <table:table-cell table:style-name="Default" office:value-type="string" calcext:value-type="string">
            <text:p>парсинг гугл таблицы</text:p>
          </table:table-cell>
          <table:table-cell office:value-type="string" calcext:value-type="string">
            <text:p>парсинг гугл таблицы (2)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aev.info/blog/post/6256, https://awwwake.ru/journal/kak-parsit-v-google-tablicy, https://dzen.ru/a/X9DBOP2QWFhkunrz, https://edugusarov.by/avtomatizirovannyj-parsing-sajtov-pri-pomoshhi-google-tablits-i-netpeak-spider/, https://nailgalimov.ru/baza-znaniy/kak-izvlech-lyubuyu-informatsiyu-s-sayta-s-pomoschyu-gugl-tablits/, https://pikabu.ru/story/parsing_dannyikh_s_saytov_v_gugl_tablichki_gs1_7473092, https://qna.habr.com/q/1232524, https://sashamikhailov.ru/blog/all/jedi-index-process/, https://steemit.com/google/@lilusg/kak-parsit-dannye-s-gugl-tablic</text:p>
          </table:table-cell>
        </table:table-row>
        <table:table-row table:style-name="ro1">
          <table:table-cell table:style-name="Default" office:value-type="string" calcext:value-type="string">
            <text:p>парсинг в гугл таблицы</text:p>
          </table:table-cell>
          <table:table-cell office:value-type="string" calcext:value-type="string">
            <text:p>парсинг гугл таблицы (2)</text:p>
          </table:table-cell>
          <table:table-cell office:value-type="float" office:value="136" calcext:value-type="float">
            <text:p>136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aev.info/blog/post/6256, https://awwwake.ru/journal/kak-parsit-v-google-tablicy, https://dzen.ru/a/X9DBOP2QWFhkunrz, https://edugusarov.by/avtomatizirovannyj-parsing-sajtov-pri-pomoshhi-google-tablits-i-netpeak-spider/, https://nailgalimov.ru/baza-znaniy/kak-izvlech-lyubuyu-informatsiyu-s-sayta-s-pomoschyu-gugl-tablits/, https://pikabu.ru/story/parsing_dannyikh_s_saytov_v_gugl_tablichki_gs1_7473092, https://qna.habr.com/q/1232524, https://sashamikhailov.ru/blog/all/jedi-index-process/, https://steemit.com/google/@lilusg/kak-parsit-dannye-s-gugl-tablic</text:p>
          </table:table-cell>
        </table:table-row>
        <table:table-row table:style-name="ro1">
          <table:table-cell table:style-name="Default" office:value-type="string" calcext:value-type="string">
            <text:p>парсинг вк python</text:p>
          </table:table-cell>
          <table:table-cell office:value-type="string" calcext:value-type="string">
            <text:p>парсинг вк python (2)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flic.ru/project/happy-python/parser-vk-cherez-telegram, https://github.com/adambala/vk-post-text-parser, https://habr.com/ru/articles/720862/, https://happypython.ru/2024/09/05/parsing_vk_analyzer/, https://qna.habr.com/q/1308820, https://rutube.ru/video/e96659811957facfd9bf3b2f522f245b/, https://vk.com/@happython-nemnogo-shalosti-ot-happy-python-zapuskaem-parser-vk-cherez, https://vk.com/@we_use_django-osvaivaem-parsing-saita-korotkii-tutorial-na-python</text:p>
          </table:table-cell>
        </table:table-row>
        <table:table-row table:style-name="ro1">
          <table:table-cell table:style-name="Default" office:value-type="string" calcext:value-type="string">
            <text:p>парсер вк python</text:p>
          </table:table-cell>
          <table:table-cell office:value-type="string" calcext:value-type="string">
            <text:p>парсинг вк python (2)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flic.ru/project/happy-python/parser-vk-cherez-telegram, https://github.com/adambala/vk-post-text-parser, https://habr.com/ru/articles/720862/, https://happypython.ru/2024/09/05/parsing_vk_analyzer/, https://qna.habr.com/q/1308820, https://rutube.ru/video/e96659811957facfd9bf3b2f522f245b/, https://vk.com/@happython-nemnogo-shalosti-ot-happy-python-zapuskaem-parser-vk-cherez, https://vk.com/@we_use_django-osvaivaem-parsing-saita-korotkii-tutorial-na-python</text:p>
          </table:table-cell>
        </table:table-row>
        <table:table-row table:style-name="ro1">
          <table:table-cell table:style-name="Default" office:value-type="string" calcext:value-type="string">
            <text:p>парсер гугл</text:p>
          </table:table-cell>
          <table:table-cell office:value-type="string" calcext:value-type="string">
            <text:p>парсер гугл (2)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google, https://a-parser.com/docs/parsers/se-google-suggest, https://chromewebstore.google.com/detail/parsers-%D0%B1%D0%B5%D1%81%D0%BF%D0%BB%D0%B0%D1%82%D0%BD%D1%8B%D0%B9-%D0%BF%D0%B0%D1%80%D1%81%D0%B5%D1%80/mhfjedhbggbodliofccpefegbmaoohin?hl=ru, https://edugusarov.by/avtomatizirovannyj-parsing-sajtov-pri-pomoshhi-google-tablits-i-netpeak-spider/, https://habr.com/ru/articles/867876/, https://outscraper.com/ru/google-maps-scraper/, https://outscraper.com/ru/google-search-scraper/, https://web-data-extractor.net/google-parser/, https://xmlriver.com/</text:p>
          </table:table-cell>
        </table:table-row>
        <table:table-row table:style-name="ro1">
          <table:table-cell table:style-name="Default" office:value-type="string" calcext:value-type="string">
            <text:p>парсер google</text:p>
          </table:table-cell>
          <table:table-cell office:value-type="string" calcext:value-type="string">
            <text:p>парсер гугл (2)</text:p>
          </table:table-cell>
          <table:table-cell office:value-type="float" office:value="66" calcext:value-type="float">
            <text:p>6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google, https://a-parser.com/docs/parsers/se-google-suggest, https://chromewebstore.google.com/detail/parsers-%D0%B1%D0%B5%D1%81%D0%BF%D0%BB%D0%B0%D1%82%D0%BD%D1%8B%D0%B9-%D0%BF%D0%B0%D1%80%D1%81%D0%B5%D1%80/mhfjedhbggbodliofccpefegbmaoohin?hl=ru, https://edugusarov.by/avtomatizirovannyj-parsing-sajtov-pri-pomoshhi-google-tablits-i-netpeak-spider/, https://habr.com/ru/articles/867876/, https://outscraper.com/ru/google-maps-scraper/, https://outscraper.com/ru/google-search-scraper/, https://web-data-extractor.net/google-parser/, https://xmlriver.com/</text:p>
          </table:table-cell>
        </table:table-row>
        <table:table-row table:style-name="ro1">
          <table:table-cell table:style-name="Default" office:value-type="string" calcext:value-type="string">
            <text:p>парсер вайлдберриз</text:p>
          </table:table-cell>
          <table:table-cell office:value-type="string" calcext:value-type="string">
            <text:p>парсер вайлдберриз (2)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imur1991/parser_wildberries_2023, https://habr.com/ru/companies/amvera/articles/834582/, https://happypython.ru/2022/07/21/parser-wildberries/, https://vk.com/wall-107124511_6353</text:p>
          </table:table-cell>
        </table:table-row>
        <table:table-row table:style-name="ro1">
          <table:table-cell table:style-name="Default" office:value-type="string" calcext:value-type="string">
            <text:p>парсинг wildberries python</text:p>
          </table:table-cell>
          <table:table-cell office:value-type="string" calcext:value-type="string">
            <text:p>парсер вайлдберриз (2)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imur1991/parser_wildberries_2023, https://habr.com/ru/companies/amvera/articles/834582/, https://happypython.ru/2022/07/21/parser-wildberries/, https://vk.com/wall-107124511_6353</text:p>
          </table:table-cell>
        </table:table-row>
        <table:table-row table:style-name="ro1">
          <table:table-cell table:style-name="Default" office:value-type="string" calcext:value-type="string">
            <text:p>парсинг linkedin</text:p>
          </table:table-cell>
          <table:table-cell office:value-type="string" calcext:value-type="string">
            <text:p>парсинг linkedin (2)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gage-ai.co/ru/%D0%9B%D1%83%D1%87%D1%88%D0%B8%D0%B5-%D0%BF%D1%80%D0%B0%D0%BA%D1%82%D0%B8%D0%BA%D0%B8-%D0%BE%D1%87%D0%B8%D1%81%D1%82%D0%BA%D0%B8-%D0%B4%D0%B0%D0%BD%D0%BD%D1%8B%D1%85-linkedin%3A-%D0%B7%D0%B0%D0%BA%D0%BE%D0%BD%D0%BD%D0%BE%D1%81%D1%82%D1%8C%2C-%D0%BF%D0%BE%D1%81%D0%BB%D0%B5%D0%B4%D1%81%D1%82%D0%B2%D0%B8%D1%8F/, https://habr.com/ru/articles/822393/, https://ru-brightdata.com/blog/how-tos-ru/linkedin-scraping-guide, https://ru-brightdata.com/products/web-scraper/linkedin, https://vc.ru/services/251345-top-10-instrumentov-dlya-avtomatizacii-parsinga-linkedin-v-2021-godu, https://www.adspower.com/ru/blog/kak-parsit-v-linkedin-tri-metoda-s-primeneniem-programmnogo-koda-i-bez-nego, https://xmldatafeed.com/parsing-linkedin-glubokoe-pogruzhenie-v-mir-dannyh-professionalnyh-setej/</text:p>
          </table:table-cell>
        </table:table-row>
        <table:table-row table:style-name="ro1">
          <table:table-cell table:style-name="Default" office:value-type="string" calcext:value-type="string">
            <text:p>парсер linkedin</text:p>
          </table:table-cell>
          <table:table-cell office:value-type="string" calcext:value-type="string">
            <text:p>парсинг linkedin (2)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gage-ai.co/ru/%D0%9B%D1%83%D1%87%D1%88%D0%B8%D0%B5-%D0%BF%D1%80%D0%B0%D0%BA%D1%82%D0%B8%D0%BA%D0%B8-%D0%BE%D1%87%D0%B8%D1%81%D1%82%D0%BA%D0%B8-%D0%B4%D0%B0%D0%BD%D0%BD%D1%8B%D1%85-linkedin%3A-%D0%B7%D0%B0%D0%BA%D0%BE%D0%BD%D0%BD%D0%BE%D1%81%D1%82%D1%8C%2C-%D0%BF%D0%BE%D1%81%D0%BB%D0%B5%D0%B4%D1%81%D1%82%D0%B2%D0%B8%D1%8F/, https://habr.com/ru/articles/822393/, https://ru-brightdata.com/blog/how-tos-ru/linkedin-scraping-guide, https://ru-brightdata.com/products/web-scraper/linkedin, https://vc.ru/services/251345-top-10-instrumentov-dlya-avtomatizacii-parsinga-linkedin-v-2021-godu, https://www.adspower.com/ru/blog/kak-parsit-v-linkedin-tri-metoda-s-primeneniem-programmnogo-koda-i-bez-nego, https://xmldatafeed.com/parsing-linkedin-glubokoe-pogruzhenie-v-mir-dannyh-professionalnyh-setej/</text:p>
          </table:table-cell>
        </table:table-row>
        <table:table-row table:style-name="ro1">
          <table:table-cell table:style-name="Default" office:value-type="string" calcext:value-type="string">
            <text:p>метод парсинга</text:p>
          </table:table-cell>
          <table:table-cell office:value-type="string" calcext:value-type="string">
            <text:p>метод парсинга (2)</text:p>
          </table:table-cell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rainingdata.ru/markup-dark-side-ml/tpost/mo4r6o6gc1-parsing-dannih, https://undetectable.io/ru/blog/web-scraping-methods-and-practices/, https://www.contact-center.ru/faq/kak-parsit-dannye-tekhniki-i-metody-dlya-izvlecheniya-informatsii/</text:p>
          </table:table-cell>
        </table:table-row>
        <table:table-row table:style-name="ro1">
          <table:table-cell table:style-name="Default" office:value-type="string" calcext:value-type="string">
            <text:p>методы парсинга сайтов</text:p>
          </table:table-cell>
          <table:table-cell office:value-type="string" calcext:value-type="string">
            <text:p>метод парсинга (2)</text:p>
          </table:table-cell>
          <table:table-cell office:value-type="float" office:value="37" calcext:value-type="float">
            <text:p>37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rainingdata.ru/markup-dark-side-ml/tpost/mo4r6o6gc1-parsing-dannih, https://undetectable.io/ru/blog/web-scraping-methods-and-practices/, https://www.contact-center.ru/faq/kak-parsit-dannye-tekhniki-i-metody-dlya-izvlecheniya-informatsii/</text:p>
          </table:table-cell>
        </table:table-row>
        <table:table-row table:style-name="ro1">
          <table:table-cell table:style-name="Default" office:value-type="string" calcext:value-type="string">
            <text:p>томита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romip.ru/russiras/doc/russir2013/tomita.pdf, https://alexeykalina.github.io/technologies/tomita-parser.html, https://github.com/yandex/tomita-parser, https://github.com/yandex/tomita-parser/blob/master/docs/ru/tutorial/README.md, https://habr.com/ru/articles/547472/, https://habr.com/ru/companies/yandex/articles/219311/, https://nlpub.ru/%D0%A2%D0%BE%D0%BC%D0%B8%D1%82%D0%B0-%D0%BF%D0%B0%D1%80%D1%81%D0%B5%D1%80, https://vas3k.blog/blog/354/, https://www.hse.ru/data/2015/04/27/1098338342/Tomita_hse_20_04_15.pdf, https://yandex.ru/dev/tomita/</text:p>
          </table:table-cell>
        </table:table-row>
        <table:table-row table:style-name="ro1">
          <table:table-cell table:style-name="Default" office:value-type="string" calcext:value-type="string">
            <text:p>парсинг цен в exc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excelworld.ru/forum/10-53024-1, https://catalogloader.com/documentation/eprice, https://excelvba.ru/programmes/Parser/manuals/scheduler_pricemonitor, https://excelvba.ru/programmes/Parser/samples/range_monitoring, https://habr.com/ru/articles/693974/, https://price-monitoring.ru/, https://price-monitoring.ru/usage, https://wp.parsingsite.ru/blog/parsing/excel, https://www.planetaexcel.ru/forum/?PAGE_NAME=message&amp;MID=1124811, https://www.planetaexcel.ru/techniques/13/16185/</text:p>
          </table:table-cell>
        </table:table-row>
        <table:table-row table:style-name="ro1">
          <table:table-cell table:style-name="Default" office:value-type="string" calcext:value-type="string">
            <text:p>parsing сайтов python beautifulsoup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dvmn.org/encyclopedia/modules/bs4-tutorial/, https://habr.com/ru/articles/544828/, https://pythonru.com/biblioteki/parsing-na-python-s-beautiful-soup, https://ru-brightdata.com/blog/how-tos-ru/how-to-use-beautiful-soup-for-web-scraping-with-python, https://skillbox.ru/media/code/parsing-sayta-vmeste-s-python-i-bibliotekoy-beautiful-soup-prostaya-instruktsiya-v-tri-shaga/, https://timeweb.cloud/tutorials/python/kak-parsit-dannye-s-python, https://timeweb.cloud/tutorials/python/ochistka-veb-stranic-v-python-s-beautiful-soup, https://tproger.ru/articles/osnovy-parsinga-dannyh-na-python--beautifulsoup-i-scrapy, https://www.nic.ru/help/kak-ispol6zovat6-biblioteku-beautifulsoup4-v-python_11683.html</text:p>
          </table:table-cell>
        </table:table-row>
        <table:table-row table:style-name="ro1">
          <table:table-cell table:style-name="Default" office:value-type="string" calcext:value-type="string">
            <text:p>автоматический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93622/, https://habr.com/ru/companies/click/articles/494020/, https://idatica.com/blog/programmy-dlya-parsinga-dannykh-v-2020-godu/, https://mybusiness2.ru/guide/avtomaticeskij-parser-kataloga-s-lubogo-sajta-v-katalog-mojbiznes2, https://q-parser.ru/, https://q-parser.ru/howto/automata, https://tradeevo.com/ru/avtomaticheskiy-parser-dlya-saytov/, https://www.unisender.com/ru/blog/parsery-dlya-sbora-dannyh-s-sajtov/, https://x-parser.ru/, https://yavorsky.ru/services/parsing/parsing-tovarov/</text:p>
          </table:table-cell>
        </table:table-row>
        <table:table-row table:style-name="ro1">
          <table:table-cell table:style-name="Default" office:value-type="string" calcext:value-type="string">
            <text:p>граббер сай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dzen.ru/a/YbDTSsAYizISrpFZ, https://evgeniy-zaharenko.ru/blog/chto-takoe-grabbery-saytov-i-dlya-chego-oni-nuzhny/, https://habr.com/ru/companies/click/articles/494020/, https://ingate.ru/wikipedia/grabber/, https://promopult.ru/library/%D0%93%D1%80%D0%B0%D0%B1%D0%B1%D0%B5%D1%80, https://rookee.ru/glossary/graber/, https://vc.ru/services/115584-30-besplatnyh-programm-dlya-parsinga-saitov-v-2020-godu, https://web-data-extractor.net/grabber-saytov/, https://www.calltouch.ru/blog/chto-takoe-grabber-dlya-sajta-i-dlya-chego-ego-ispolzuyut/</text:p>
          </table:table-cell>
        </table:table-row>
        <table:table-row table:style-name="ro1">
          <table:table-cell table:style-name="Default" office:value-type="string" calcext:value-type="string">
            <text:p>парсинг таблицы с сай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wwake.ru/journal/kak-parsit-v-google-tablicy, https://codeby.net/threads/parsim-dannyye-tablits-saita-v-excel-s-pomoshch-yu-pandas.79784/, https://edugusarov.by/avtomatizirovannyj-parsing-sajtov-pri-pomoshhi-google-tablits-i-netpeak-spider/, https://idatica.com/blog/parsing-tablitsy-s-sayta-na-python-poshagovoye-rukovodstvo/, https://learn.microsoft.com/ru-ru/power-query/connectors/web/web-by-example, https://qna.habr.com/q/826703, https://ru.stackoverflow.com/questions/1345999/%D0%9A%D0%B0%D0%BA-%D1%81%D0%BF%D0%B0%D1%80%D1%81%D0%B8%D1%82%D1%8C-%D1%82%D0%B0%D0%B1%D0%BB%D0%B8%D1%86%D1%83-%D1%81-%D1%81%D0%B0%D0%B9%D1%82%D0%B0, https://truetech.dev/ru/posts/parsing-tablic-s-saita.html, https://www.planetaexcel.ru/techniques/13/16185/, https://yandex.ru/q/tech/12681408770/</text:p>
          </table:table-cell>
        </table:table-row>
        <table:table-row table:style-name="ro1">
          <table:table-cell table:style-name="Default" office:value-type="string" calcext:value-type="string">
            <text:p>парсинг новостных сай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aqFB7cHJSoW5iEg, https://habr.com/ru/articles/689520/, https://ru-brightdata.com/blog/web-data-ru/how-to-scrape-news-articles, https://truetech.by/posts/parsing-novostnih-saitov.html, https://vc.ru/marketing/637239-parsing-saitov-vashih-konkurentov-samostoyatelno-ot-sdelai-sam-do-zavernite-mne-eshe-odin-gugl-pozhaluista, https://web-data-extractor.net/parser-novostej/, https://www.diggernaut.ru/blog/uchimsya-pisat-parsery-na-primere-parsera-novostnyh-saytov/, https://www.diggernaut.ru/dev/meta-yazyk-metody-novosti.html, https://x-parser.ru/tips/177-parser-novostey.html, https://yavorsky.ru/stati/parsingsaitovzakonno/</text:p>
          </table:table-cell>
        </table:table-row>
        <table:table-row table:style-name="ro1">
          <table:table-cell table:style-name="Default" office:value-type="string" calcext:value-type="string">
            <text:p>парсер в программировании это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znresearch.com/ru/news/parsing-in-programming, https://blog.skillfactory.ru/glossary/parser/, https://gb.ru/blog/chto-takoe-parser/, https://ipipe.ru/info/parsing, https://roistat.com/rublog/parsing/, https://romi.center/ru/learning/article/what-is-data-parsing, https://ru.wikipedia.org/wiki/Parser#:~:text=Parser%20%E2%80%94%20%D0%BE%D0%B1%D1%8A%D0%B5%D0%BA%D1%82%D0%BD%D0%BE%2D%D0%BE%D1%80%D0%B8%D0%B5%D0%BD%D1%82%D0%B8%D1%80%D0%BE%D0%B2%D0%B0%D0%BD%D0%BD%D1%8B%D0%B9%20%D1%81%D0%BA%D1%80%D0%B8%D0%BF%D1%82%D0%BE%D0%B2%D1%8B%D0%B9%20%D1%8F%D0%B7%D1%8B%D0%BA,%D0%B1%D1%8B%D0%BB%D0%BE%20%D1%83%D0%B4%D0%BE%D0%B1%D0%BD%D0%BE%20%D1%81%D0%BE%D0%B7%D0%B4%D0%B0%D0%B2%D0%B0%D1%82%D1%8C%20%D0%BF%D1%80%D0%BE%D1%81%D1%82%D1%8B%D0%B5%20%D1%81%D0%B0%D0%B9%D1%82%D1%8B., https://skillbox.ru/media/marketing/chto-takoe-parsing-i-chto-o-nyem-obyazatelno-nuzhno-znat-marketologu/, https://vverh.digital/blog/what-is-parser/, https://www.tgu-dpo.ru/news/2023/06/07/chto-takoe-parsing-i-kak-on-rabotat/</text:p>
          </table:table-cell>
        </table:table-row>
        <table:table-row table:style-name="ro1">
          <table:table-cell table:style-name="Default" office:value-type="string" calcext:value-type="string">
            <text:p>парсер и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nstaparser.ru/, https://a-parser.com/, https://freeopencart.ru/downloads/simplepars-universalnyj-parser-dlya-im-v4-9-stable, https://insta-parser.ru/, https://kwork.ru/categories/script-programming/parsery, https://kwork.ru/script-programming/21855872/modul-simple-pars-universalniy-parser-dlya-im-opencart-i-wordpress, https://oc3x.ru/moduli-opencart/simplepars-universalnyj-parser-dlya-im, https://opencartforum.com/ru/files/file/6362-simplepars-universalniy-parser-dlya-im/, https://parser.im/, https://skyeng.ru/magazine/wiki/it-industriya/chto-takoe-parser/</text:p>
          </table:table-cell>
        </table:table-row>
        <table:table-row table:style-name="ro1">
          <table:table-cell table:style-name="Default" office:value-type="string" calcext:value-type="string">
            <text:p>парсинг кинопоиска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ademy.yandex.ru/handbook/data-analysis/article/parsing-dannyh-i-avtomatizaciya-brauzera-regulyarnye-vyrazheniya, https://blog.fossko.ru/all/parsing-saytov-cherez-piton/, https://dzen.ru/list/gadgets/parser-kinopoiska-python, https://github.com/evgenlipin/kinopoisk_ratings_parser, https://github.com/pensnarik/kinopoisk, https://habr.com/ru/articles/280238/, https://mipt-stats.gitlab.io/courses/ad_fivt/data_parsing.html, https://pypi.org/project/kinopoiskpy/, https://qna.habr.com/q/948657, https://ru.stackoverflow.com/questions/1415086/%D0%9D%D0%95-%D0%BF%D0%BE%D0%BB%D1%83%D1%87%D0%B0%D0%B5%D1%82%D1%81%D1%8F-%D1%81%D0%B4%D0%B5%D0%BB%D0%B0%D1%82%D1%8C-%D0%BF%D0%B0%D1%80%D1%81%D0%B8%D0%BD%D0%B3-%D1%81%D0%B0%D0%B9%D1%82%D0%B0</text:p>
          </table:table-cell>
        </table:table-row>
        <table:table-row table:style-name="ro1">
          <table:table-cell table:style-name="Default" office:value-type="string" calcext:value-type="string">
            <text:p>парсинг myscore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ython.su/forum/post/202669/, https://freelancehunt.com/project/parser-flashscore-com/1402050.html, https://gist.github.com/DxDiagDx/6277d7a055fef53436077b2eb2330c7d, https://github.com/lerdem/myscore-parser, https://habr.com/ru/articles/848478/, https://kwork.ru/script-programming/1772561/parser-sportivnykh-saytov, https://ms3.readthedocs.io/, https://qna.habr.com/q/1036488, https://ru.stackoverflow.com/questions/1141829/%D0%9A%D0%B0%D0%BA-%D1%81%D0%BF%D0%B0%D1%80%D1%81%D0%B8%D1%82%D1%8C-%D1%81%D1%82%D1%80%D0%B0%D0%BD%D0%B8%D1%86%D1%83-%D0%BA%D0%BE%D1%82%D0%BE%D1%80%D0%B0%D1%8F-%D0%BD%D0%B5-%D1%81%D1%80%D0%B0%D0%B7%D1%83-%D0%B7%D0%B0%D0%B3%D1%80%D1%83%D0%B6%D0%B0%D0%B5%D1%82-%D0%B2%D1%81%D0%B5-%D0%B4%D0%B0%D0%BD%D0%BD%D1%8B%D0%B5-%D0%BD%D0%B0-python, https://rutube.ru/video/b5471814b45710340034e9bd20b51f4e/</text:p>
          </table:table-cell>
        </table:table-row>
        <table:table-row table:style-name="ro1">
          <table:table-cell table:style-name="Default" office:value-type="string" calcext:value-type="string">
            <text:p>парсинг eba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ebay, https://blog.froxy.com/ru/ebay-scraping-with-froxy-scraper, https://catalogloader.com/projects/parser-tovarov-ebay-com, https://elbuz.com/parser-ebay, https://ru-brightdata.com/blog/how-tos-ru/how-to-scrape-ebay-in-python, https://ru-brightdata.com/products/web-scraper/ebay, https://web-data-extractor.net/ebay-parser/, https://web-data-extractor.net/parser-prodavcov-i-cen-ebay/, https://www.adspower.com/ru/blog/poshagovoe-rukovodstvo-po-parsingu-na-ebay, https://www.diggernaut.ru/blog/uchimsja-parsit-dannye-s-ploshhadki-ebay/</text:p>
          </table:table-cell>
        </table:table-row>
        <table:table-row table:style-name="ro1">
          <table:table-cell table:style-name="Default" office:value-type="string" calcext:value-type="string">
            <text:p>parserok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catalogloader.com/sravnitelnaya-tablica-servisov-dlya-parsinga-sajtov-kontenta-tovarov.html, https://indexcall.com/ic09221607200515/data-parser-for-collecting-databases-grabbing-scraping-sites/, https://omito.ru/katalog-softa-servisov-dlja-sozdanija-sa/parser/parserok/, https://parserok.pp.ua/, https://parserok.ru/, https://softfinder.ru/analog/apify, https://softfinder.ru/service/parserokru, https://www.youtube.com/channel/UCj4TjXdocv28MVYkcGICOEQ</text:p>
          </table:table-cell>
        </table:table-row>
        <table:table-row table:style-name="ro1">
          <table:table-cell table:style-name="Default" office:value-type="string" calcext:value-type="string">
            <text:p>bas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146.185.147.221/post/26065, https://300.ya.ru/v_E4VH9SEW, https://bablosoft.com/, https://dzen.ru/video/watch/6530d23f8378885611e439ca, https://kwork.ru/script-programming/13022519/parser-dannykh-s-sayta-na-bas, https://rucaptcha.com/software/yandex-parser-for-bas, https://rutube.ru/video/021a2af3202ff8c96a5faae94aa028ff/, https://wiki.bablosoft.com/doku.php?id=ru%3Atutorial2, https://www.youtube.com/playlist?list=PLihorGiCATBCqqT8uDDsMrVGqRGM7P-D3, https://www.youtube.com/watch?v=UExMECmLpxo</text:p>
          </table:table-cell>
        </table:table-row>
        <table:table-row table:style-name="ro1">
          <table:table-cell table:style-name="Default" office:value-type="string" calcext:value-type="string">
            <text:p>golang web parser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roxy.com/en/golang-scraper-why-go-and-the-best-libraries-to-use-for-parsing, https://brightdata.com/blog/how-tos/web-scraping-go, https://dev.to/claudbytes/build-a-web-scraper-with-go-3jod, https://github.com/gocolly/colly, https://habr.com/ru/articles/493088/, https://oxylabs.io/blog/golang-web-scraper, https://www.reddit.com/r/golang/comments/129n1g4/web_scraping_with_go/, https://www.scrapingbee.com/blog/web-scraping-go/, https://www.zenrows.com/blog/golang-html-parser, https://www.zenrows.com/blog/web-scraping-golang</text:p>
          </table:table-cell>
        </table:table-row>
        <table:table-row table:style-name="ro1">
          <table:table-cell table:style-name="Default" office:value-type="string" calcext:value-type="string">
            <text:p>parser facebook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threads/5490/, https://dzen.ru/a/ZflrZx8XcWyxjvvg, https://github.com/kevinzg/facebook-scraper, https://kwork.ru/script-programming/16305026/parsing-grupp-facebook, https://postium.ru/parsing-facebook-kak-sobrat-i-vygruzit-auditoriyu/, https://qna.habr.com/q/1262522, https://qna.habr.com/q/778133, https://ru-brightdata.com/products/web-scraper/facebook, https://web-data-extractor.net/parser-uchastnikov-grupp-facebook/, https://www.adspower.com/ru/blog/kak-parsit-facebook-2-prostyh-sposoba-dlya-koderov-i-nekoderov</text:p>
          </table:table-cell>
        </table:table-row>
        <table:table-row table:style-name="ro1">
          <table:table-cell table:style-name="Default" office:value-type="string" calcext:value-type="string">
            <text:p>parseronlin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nline.ru.atlaq.com/, http://json.parser.online.fr/, https://jsonformatter.org/json-parser, https://parser24.online/, https://vc.ru/life/1126002-ya-nachal-stroit-dilerskie-seti-dlya-proizvoditeley-kto-na-etom-zarabatyvaet-i-pochemu-na-start-nuzhno-minimum-1-mln-rubley?comment=7382236, https://vk.com/parseronline, https://www.parseronline.ru/, https://yandex.ru/maps/org/parser_online/143623838294/, https://yandex.ru/maps/org/parser_online/143623838294/reviews/</text:p>
          </table:table-cell>
        </table:table-row>
        <table:table-row table:style-name="ro1">
          <table:table-cell table:style-name="Default" office:value-type="string" calcext:value-type="string">
            <text:p>phpquery парсинг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vPZnGgrAWKI4892, https://gist.github.com/3c0d3e0b2776c6bacf3f0a5298b5c4ec, https://habr.com/ru/articles/471644/, https://i-novice.net/parsim-sajty-s-phpquery.html, https://johncms.com/forum/?type=topic&amp;id=3249, https://otus.ru/journal/parsing-v-php-chto-nuzhno-znat-novichkam/, https://qna.habr.com/q/510427, https://robotdreams.cc/blog/214-ot-simple-html-dom-do-phpquery, https://ru.stackoverflow.com/questions/676927/php-%D0%9F%D0%B0%D1%80%D1%81%D0%B5%D1%80-%D0%9A%D0%B0%D0%BA-%D1%81%D0%B4%D0%B5%D0%BB%D0%B0%D1%82%D1%8C-%D1%84%D1%83%D0%BD%D0%BA%D1%86%D0%B8%D1%8E-%D0%B4%D0%BB%D1%8F-%D0%B8%D0%B7%D0%B2%D0%BB%D0%B5%D1%87%D0%B5%D0%BD%D0%B8%D1%8F-%D1%82%D0%B5%D0%BA%D1%81%D1%82%D0%B0-%D0%BF%D0%BE-%D0%B7%D0%B0%D0%B4%D0%B0%D0%BD%D0%BD%D0%BE%D0%B9-%D1%81%D1%81%D1%8B%D0%BB%D0%BA%D0%B5, https://snipp.ru/php/phpquery</text:p>
          </table:table-cell>
        </table:table-row>
        <table:table-row table:style-name="ro1">
          <table:table-cell table:style-name="Default" office:value-type="string" calcext:value-type="string">
            <text:p>selenium парсинг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turbo.ru/selenium-scraping/, https://habr.com/ru/articles/656609/, https://habr.com/ru/companies/selectel/articles/754674/, https://proxys.io/ru/blog/lifehacks/kak-parsit-dannye-s-pomoshchyu-selenium, https://ru-brightdata.com/blog/how-tos-ru/using-selenium-for-web-scraping, https://selectel.ru/blog/parsing-with-python-from-requests-to-selenium/, https://timeweb.cloud/tutorials/python/selenium-parsing-dinamicheskih-sajtov, https://tproger.ru/articles/selenium-pishem-parser-dlya-menyayushhegosya-sajta, https://www.youtube.com/playlist?list=PL6plRXMq5RABXsb0-B0CrWniWBoFZOL20</text:p>
          </table:table-cell>
        </table:table-row>
        <table:table-row table:style-name="ro1">
          <table:table-cell table:style-name="Default" office:value-type="string" calcext:value-type="string">
            <text:p>tg par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telegram-groupscraper, https://dtf.ru/topraiting/3247511-luchshie-programmy-i-boty-dlya-parsinga-v-telegram-top-10-reiting-2024, https://dzen.ru/a/ZOy0yBObZlWXzoCV, https://github.com/Grigorich-JSDio/TG-Parser, https://github.com/Keqy/telegram-parser-v2.0-RUS, https://parser-pro.com/, https://skillbox.ru/media/code/parsim-dannye-v-telegram-na-python-chast-2-chitaem-i-analiziruem-soobshcheniya-iz-chatov/, https://tgparsing.ru/, https://vc.ru/marketing/1325202-parser-telegram-kanalov-kak-s-etim-rabotat-rasskazhem-kak-parsit-auditoriyu-i-kontent-s-kanalov, https://vk.com/tgparsing</text:p>
          </table:table-cell>
        </table:table-row>
        <table:table-row table:style-name="ro1">
          <table:table-cell table:style-name="Default" office:value-type="string" calcext:value-type="string">
            <text:p>yandex market par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excelvba.ru/programmes/Parser/samples/market.yandex.ru, https://github.com/Antiarchitect/spree-yandex-market-scraper, https://github.com/FalseHuman/yandex_parser_to_excel, https://infostart.ru/marketplace/335939/, https://market.parser.by/, https://parser.market/parser-czen-yandeks-market/, https://ru.stackoverflow.com/questions/1153371/%D0%9A%D0%B0%D0%BA-%D0%BF%D0%B0%D1%80%D1%81%D0%B8%D1%82%D1%8C-%D0%AF%D0%BD%D0%B4%D0%B5%D0%BA%D1%81-%D0%9C%D0%B0%D1%80%D0%BA%D0%B5%D1%82-%D0%BD%D0%B0-python-%D0%9E%D1%88%D0%B8%D0%B1%D0%BA%D0%B0-403, https://rufago.ru/catalog/marketplaces/yandex-market/, https://web-data-extractor.net/parser-prodavcov-marketa/</text:p>
          </table:table-cell>
        </table:table-row>
        <table:table-row table:style-name="ro1">
          <table:table-cell table:style-name="Default" office:value-type="string" calcext:value-type="string">
            <text:p>асинхронный парсер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quaracer/Asynchronous_Web_Scraper, https://habr.com/ru/articles/801981/, https://habr.com/ru/companies/sberbank/articles/748406/, https://kwork.ru/script-programming/17415020/napishu-asinkhronniy-parser-na-python-aiohttp-selenium-beautifulsoup4, https://medium.com/@MooonKing/%D0%B0%D1%81%D0%B8%D0%BD%D1%85%D1%80%D0%BE%D0%BD%D0%BD%D1%8B%D0%B9-%D0%BF%D0%B0%D1%80%D1%81%D0%B8%D0%BD%D0%B3-%D0%B2%D0%B5%D0%B1-%D1%81%D1%82%D1%80%D0%B0%D0%BD%D0%B8%D1%86%D1%8B-51e7b7c0b140, https://ru-brightdata.com/blog/web-data-ru/web-scraping-with-aiohttp, https://ru.stackoverflow.com/questions/1490362/%D0%9A%D0%B0%D0%BA-%D1%81%D0%B4%D0%B5%D0%BB%D0%B0%D1%82%D1%8C-%D0%B0%D1%81%D0%B8%D0%BD%D1%85%D1%80%D0%BE%D0%BD%D0%BD%D1%8B%D0%B9-%D0%BF%D0%B0%D1%80%D1%81%D0%B5%D1%80-%D1%80%D0%B0%D0%B1%D0%BE%D1%87%D0%B8%D0%BC, https://stepik.org/course/180686/info, https://stepik.org/course/180686/promo, https://timeweb.cloud/tutorials/python/poleznye-sovety-dlya-parsinga-dannyh-veb-sajtov</text:p>
          </table:table-cell>
        </table:table-row>
        <table:table-row table:style-name="ro1">
          <table:table-cell table:style-name="Default" office:value-type="string" calcext:value-type="string">
            <text:p>в закупке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machine.com/zakupki_notifier_bot/, https://parser.plus/Home/tariffs, https://rufago.ru/catalog/marketplaces/zakupki/, https://soksaitov.ru/%D1%83%D1%81%D0%BB%D1%83%D0%B3%D0%B8-%D0%BF%D1%80%D0%BE%D0%B4%D1%83%D0%BA%D1%82%D1%8B/software-%D0%BF%D1%80%D0%BE%D0%B3%D1%80%D0%B0%D0%BC%D0%BC%D1%8B/%D1%81%D0%B1%D0%BE%D1%80-%D0%B8-%D0%B0%D0%BD%D0%B0%D0%BB%D0%B8%D0%B7-%D0%B4%D0%B0%D0%BD%D0%BD%D1%8B%D1%85/%D0%BF%D0%B0%D1%80%D1%81%D0%B5%D1%80-%D0%BF%D0%BB%D0%B0%D0%BD%D0%BE%D0%B2-%D0%B7%D0%B0%D0%BA%D1%83%D0%BF%D0%BE%D0%BA-%D1%81-zakupki-gov-ru/, https://vk.com/topic-98482725_32666860?offset=1820, https://vk.com/vzakupkecom, https://vzakupke.com/, https://www.bitrix24.ru/apps/app/gkopti.parser_gos_zakupok/, https://www.spvsamare.ru/forum/index.php?topic=16666.0, https://zennolab.com/discussion/threads/parsing-gosudarstvennyx-zakupok-i-opyt-kotoryj-ja-iz-ehtogo-izvljok.98544/</text:p>
          </table:table-cell>
        </table:table-row>
        <table:table-row table:style-name="ro1">
          <table:table-cell table:style-name="Default" office:value-type="string" calcext:value-type="string">
            <text:p>генератор парсер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0x1.tv/Nemerle.Peg_%E2%80%94_.NET_%D0%B3%D0%B5%D0%BD%D0%B5%D1%80%D0%B0%D1%82%D0%BE%D1%80_%D0%BF%D0%B0%D1%80%D1%81%D0%B5%D1%80%D0%BE%D0%B2_%D1%88%D0%B0%D0%B3%D0%BE%D0%B2%D0%BE%D0%B9_%D0%B4%D0%BE%D1%81%D1%82%D1%83%D0%BF%D0%BD%D0%BE%D1%81%D1%82%D0%B8_(%D0%94%D0%B5%D0%BD%D0%B8%D1%81_%D0%A0%D1%8B%D1%81%D1%86%D0%BE%D0%B2,_ADD-2011), https://distolymp2.spbu.ru/www/comlan/translation_r.html, https://github.com/Jovvik/ll1-parser-generator, https://habr.com/ru/articles/238007/, https://habr.com/ru/articles/749848/, https://ru.wikipedia.org/wiki/Yacc, https://trampampamparam.livejournal.com/18914.html, https://www.hse.ru/ba/se/students/diplomas/626445977, https://www.kansoftware.ru/?tid=6636, https://www.linux.org.ru/forum/development/7403955</text:p>
          </table:table-cell>
        </table:table-row>
        <table:table-row table:style-name="ro1">
          <table:table-cell table:style-name="Default" office:value-type="string" calcext:value-type="string">
            <text:p>многопоточный парсер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b/ZPC01eZ98G-UNtGz, https://dzen.ru/list/gadgets/python-mnogopotochnyi-parsing, https://gist.github.com/c0b82f4004b19dd90b165c7c91950591, https://habr.com/ru/articles/323238/, https://newtechaudit.ru/python-parsing/, https://qna.habr.com/q/190917, https://ru.stackoverflow.com/questions/1044492/%D0%9A%D0%B0%D0%BA-%D1%81%D0%B4%D0%B5%D0%BB%D0%B0%D1%82%D1%8C-%D0%BC%D0%BD%D0%BE%D0%B3%D0%BE%D0%BF%D0%BE%D1%82%D0%BE%D1%87%D0%BD%D1%8B%D0%B9-%D0%BF%D0%B0%D1%80%D1%81%D0%B5%D1%80, https://rutube.ru/video/1a14a76558e626ffe408116efc34c604/, https://stepik.org/course/211110/?referral=Wzk3NTYxLDc4NjU5NzczMiwxNzQ0MDk0NjkyLjM1NjAxMTJd%3A1u22hY%3AQpUPr3wrEcSfZsCXysVblsszFQs, https://tenchat.ru/media/1180623-mnogopotochniy-parser</text:p>
          </table:table-cell>
        </table:table-row>
        <table:table-row table:style-name="ro1">
          <table:table-cell table:style-name="Default" office:value-type="string" calcext:value-type="string">
            <text:p>парсер aliexpres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aliexpress, https://a-parser.com/resources/451/, https://aliexpress.ru/popular/%D0%BF%D0%B0%D1%80%D1%81%D0%B5%D1%80.html, https://catalogloader.com/projects/parser-tovarov-aliexpress-com, https://elbuz.com/docs-parser-aliexpress, https://kwork.ru/script-programming/10955231/parser-tovarov-aliexpress-so-svoey-partnerskoy-ssylkoy, https://qna.habr.com/q/942365, https://ru-brightdata.com/products/web-scraper/aliexpress, https://wbcon.ru/for-aliexpress/, https://web-data-extractor.net/aliexpress-parser/</text:p>
          </table:table-cell>
        </table:table-row>
        <table:table-row table:style-name="ro1">
          <table:table-cell table:style-name="Default" office:value-type="string" calcext:value-type="string">
            <text:p>парсер headhunt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.hh.ru/, https://auto-parser.ru/parser_hh_ru, https://github.com/Friztutu/hh.ru_scraper, https://github.com/hukenovs/hh_research, https://habr.com/ru/articles/830424/, https://hh.ru/employer/914648, https://shakhbanov.org/kak-ispolzovat-api-hhru-dlya-parsinga-sbora-vakansiy-v-oblasti-data-science/, https://vc.ru/u/1510590-python-idea/688002-parser-hh-veb-prilozhenie-na-python, https://web-data-extractor.net/parser-rezyume-hh-ru/, https://www.kaggle.com/code/heepov/create-hh-ru-parser-and-analysis-da-vacancies</text:p>
          </table:table-cell>
        </table:table-row>
        <table:table-row table:style-name="ro1">
          <table:table-cell table:style-name="Default" office:value-type="string" calcext:value-type="string">
            <text:p>фонарик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iZEFgE9Z, https://cloudparser.ru/catalog/1005, https://excelvba.ru/programmes/Parser/samples/bclight.ru, https://q-parser.ru/catalog/svetilnik-online, https://q-parser.ru/catalog/vokruglamp, https://rutube.ru/video/27359bbab3b89d921f15b66e5c6a092a/, https://rutube.ru/video/e0764d9d54e00dc3bed3b33dae785eb2/, https://webos-forums.ru/post150038.html, https://www.net-2net.ru/index.php?shop=shop_3&amp;db=subcategory_shop_3&amp;type=products&amp;id_category=26&amp;id_subcategory=151&amp;data_start=&amp;data_end=&amp;status=1&amp;id_product=4286&amp;page=2, https://youpin.com.ru/lampa/</text:p>
          </table:table-cell>
        </table:table-row>
        <table:table-row table:style-name="ro1">
          <table:table-cell table:style-name="Default" office:value-type="string" calcext:value-type="string">
            <text:p>парсер wildberries github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uff89/wildberries_parser, https://github.com/Duff89/wildberries_parser/blob/master/parser.py, https://github.com/Klikovskiy/wildberries_product, https://github.com/KolyakaMolyaka/Wildberries-And-Sportmaster-Async-Parser, https://github.com/MRossa157/WB_Parser, https://github.com/OYBOLATOFF/WildBerriesParser, https://github.com/Timur1991/parser_wildberries_2023, https://github.com/Timur1991/project_wildberries, https://github.com/deymonster/wbparser, https://github.com/kirillignatyev/wildberries-parser-in-python</text:p>
          </table:table-cell>
        </table:table-row>
        <table:table-row table:style-name="ro1">
          <table:table-cell table:style-name="Default" office:value-type="string" calcext:value-type="string">
            <text:p>парсер водителей яндекс такси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monster.ru/connector/bundle/yandexTaxi/clientIdParser/, https://freelance.ru/projects/user/list/id1345260, https://freelancehunt.com/project/parser-dlya-yandeks-taksi/623679.html, https://freerunce.ru/catalog/razrabotka-i-it/3896189/parser-nomerov-yandeks-taksi/, https://github.com/16bc/taxi_cost, https://kwork.ru/script-programming/750630/parser-nomerov-yandeks-taksi, https://mjdm.ru/forum/viewtopic.php?t=6771, https://mjdm.ru/forum/viewtopic.php?t=6789, https://www.fl.ru/projects/4497119/napisanie-parsera-yandekstaksi.html, https://www.fl.ru/projects/4804477/parsing-nomerov-voditeley-yandeks-taksi.html</text:p>
          </table:table-cell>
        </table:table-row>
        <table:table-row table:style-name="ro1">
          <table:table-cell table:style-name="Default" office:value-type="string" calcext:value-type="string">
            <text:p>парсер дискорд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lancehunt.com/project/parser-diskord-rassyilka-po-lichkam/1066267.html, https://github.com/nazavod777/discord-parser, https://kwork.ru/script-programming/18918758/parser-discord-v-telegram, https://kwork.ru/script-programming/30924049/diskord-discord-parser, https://lolz.live/threads/4158612/, https://ru.stackoverflow.com/questions/1429882/%D0%9A%D0%B0%D0%BA%D0%B8%D0%B5-%D0%BA%D0%BE%D0%BC%D0%B0%D0%BD%D0%B4%D1%8B-%D0%BD%D1%83%D0%B6%D0%BD%D1%8B-%D1%87%D1%82%D0%BE%D0%B1%D1%8B-%D0%BF%D0%B0%D1%80%D1%81%D0%B5%D1%80-%D0%B4%D0%B8%D1%81%D0%BA%D0%BE%D1%80%D0%B4%D0%B0-%D0%B1%D1%80%D0%B0%D0%BB-%D1%81%D0%BE%D0%BE%D0%B1%D1%89%D0%B5%D0%BD%D0%B8%D1%8F-%D0%B8%D0%B7-%D0%BA%D0%BE%D0%BD%D0%BA%D1%80%D0%B5%D1%82%D0%BD%D0%BE%D0%B3%D0%BE-%D1%81%D0%B5%D1%80%D0%B2%D0%B5%D1%80%D0%B8, https://teletype.in/@m.up/MDP, https://www.fl.ru/projects/5142632/parser-dannyih-iz-discord.html, https://www.reddit.com/r/webscraping/comments/q8llp7/discord_scraper/?tl=ru, https://zennolab.com/discussion/threads/mnogopotochnyj-parser-discord-serverov.64795/</text:p>
          </table:table-cell>
        </table:table-row>
        <table:table-row table:style-name="ro1">
          <table:table-cell table:style-name="Default" office:value-type="string" calcext:value-type="string">
            <text:p>парсер на go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roxy.com/ru/golang-scraper-why-go-and-the-best-libraries-to-use-for-parsing, https://habr.com/ru/articles/493088/, https://pkg.go.dev/go/parser, https://qna.habr.com/q/1221736, https://ru-brightdata.com/blog/how-tos-ru/web-scraping-go, https://stepik.org/course/126943/promo, https://stepik.org/lesson/823443/step/1, https://truetech.by/posts/parsing-saita-golang.html, https://wcademy.ru/simple-web-scrapper-in-go/, https://www.zenrows.com/blog/golang-html-parser</text:p>
          </table:table-cell>
        </table:table-row>
        <table:table-row table:style-name="ro1">
          <table:table-cell table:style-name="Default" office:value-type="string" calcext:value-type="string">
            <text:p>парсер на larav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adminday.ru/php-parser-pochty-s-interfeysom-na-laravel-11/, https://dzen.ru/list/gadgets/laravel-parser-html, https://erud.by/document/pdf/1537871543, https://github.com/KatNezabydka/laravel-parser, https://github.com/seyyedam7/laravel-html-parser, https://laravel-smart.ru/article/ru/dev-parse-site, https://laravel.com/api/master/Illuminate/Console/Parser.html, https://laravel.ru/forum/viewtopic.php?id=5195, https://qna.habr.com/q/1293744, https://qna.habr.com/q/652631</text:p>
          </table:table-cell>
        </table:table-row>
        <table:table-row table:style-name="ro1">
          <table:table-cell table:style-name="Default" office:value-type="string" calcext:value-type="string">
            <text:p>парсер на заказ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paid-services/, https://freelancehunt.com/projects/skill/parsing-dannyih/169.html, https://kwork.ru/categories/script-programming/parsery, https://kwork.ru/land/parsing-saytov, https://profi.ru/it_freelance/parsing/, https://sibdev.pro/parser, https://www.fl.ru/freelancers/parsing-dannyih/, https://www.parsic.ru/, https://www.sotbit.ru/solutions/shs.parser.html, https://yavorsky.ru/services/parsing/</text:p>
          </table:table-cell>
        </table:table-row>
        <table:table-row table:style-name="ro1">
          <table:table-cell table:style-name="Default" office:value-type="string" calcext:value-type="string">
            <text:p>парсер погоды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begemot.ai/projects/2776567-parser-prognoza-pogody-na-python, https://github.com/berluskuni/Yandex_weather, https://habr.com/ru/companies/selectel/articles/734194/, https://habr.com/ru/sandbox/196004/, https://selectel.ru/blog/tutorials/weather-bot/, https://shakhbanov.org/parsing-pogody-na-python-ot-visual-crossing-api-do-postgresql/, https://thecode.media/weather-2/, https://vk.com/@pythonparser-parser-pogody</text:p>
          </table:table-cell>
        </table:table-row>
        <table:table-row table:style-name="ro1">
          <table:table-cell table:style-name="Default" office:value-type="string" calcext:value-type="string">
            <text:p>парсер пром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417/, https://a-parser.com/resources/417/update?update=784, https://avada-media.ua/ru/services/parser-prom-ua/, https://catalogloader.com/projects/parser-prom-ua, https://freelancehunt.com/project/parser-prom-ua/188821.html, https://q-parser.ru/, https://q-parser.ru/howto/format/promuaymlformat, https://web-data-extractor.net/parser-prom-ua/, https://www.weblancer.net/freelance/napolnenie-saitov-35/parser-dvukh-saitov-dlya-prom-ua-s-obnovleniem-raza-dva-v-sutki-998037/, https://www.weblancer.net/freelance/veb-programmirovanie-31/parser-statistiki-s-kabineta-prom-ua-1024550/</text:p>
          </table:table-cell>
        </table:table-row>
        <table:table-row table:style-name="ro1">
          <table:table-cell table:style-name="Default" office:value-type="string" calcext:value-type="string">
            <text:p>парсер сайтов по ключевым слов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, https://click.ru/l/yandex_wordstat, https://habr.com/ru/companies/click/articles/494020/, https://puzat.ru/knowledge/parsing-klyuchevyx-slov, https://semkeys.ru/blog/parser-klyuchevyh-slov/, https://web-data-extractor.net/parser-kljuchevyh-slov/, https://web-data-extractor.net/parser-kontenta/, https://www.rush-analytics.ru/land/parser-klyuchevyh-slov-onlajn-2, https://www.unisender.com/ru/blog/parsery-dlya-sbora-dannyh-s-sajtov/, https://x-parser.ru/software/1-x-parser-light.html</text:p>
          </table:table-cell>
        </table:table-row>
        <table:table-row table:style-name="ro1">
          <table:table-cell table:style-name="Default" office:value-type="string" calcext:value-type="string">
            <text:p>market par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rmindex.ru/services/marketparser, https://github.com/Sadeal/Market-Parser, https://market.parser.by/, https://market.parser.by/o-kompanii, https://marketparser.ru/, https://parser.market/, https://parser.market/czeny/, https://ppc.world/articles/17-parserov-dlya-raboty-na-marketpleysah-upravlyaem-stavkami-monitorim-ceny-analiziruem-konkurentov/, https://pricecontrol.biz/9-prepyatstvij-pri-parsinge-sajtov/</text:p>
          </table:table-cell>
        </table:table-row>
        <table:table-row table:style-name="ro1">
          <table:table-cell table:style-name="Default" office:value-type="string" calcext:value-type="string">
            <text:p>парсер прайс лис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t-1c.ru/services-1s/1c-parser-prices/, https://dev.1c-bitrix.ru/community/forums/forum6/topic60624/, https://esk-solutions.com/ru/services/parsing-site-price-marketplace, https://habr.com/ru/articles/518380/, https://marketparser.ru/, https://opencartsuppliers.com/ru/category/supp6-parsing, https://partscanner.ru/, https://price-matrix.ru/, https://pricecontrol.biz/9-prepyatstvij-pri-parsinge-sajtov/, https://quadcrm.ru/varianty-ispolzovaniya/napolnenie-sajta-parsery-opisanij</text:p>
          </table:table-cell>
        </table:table-row>
        <table:table-row table:style-name="ro1">
          <table:table-cell table:style-name="Default" office:value-type="string" calcext:value-type="string">
            <text:p>парсер цен программ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2is.ru/catalog/programmy-dlya-optimizatsii-tsen-na-tovary-i-uslugi, https://catalogloader.com/documentation/eprice, https://chromewebstore.google.com/detail/%D0%BF%D0%B0%D1%80%D1%81%D0%B5%D1%80-%D1%81%D0%B0%D0%B9%D1%82%D0%BE%D0%B2-%C2%B7-%D0%BC%D0%BE%D0%BD%D0%B8%D1%82%D0%BE%D1%80%D0%B8%D0%BD/mfhiahbobigkjofkpcbelhaojlcfkiah, https://habr.com/ru/articles/518380/, https://habr.com/ru/articles/521028/, https://marketparser.ru/, https://price-monitoring.ru/, https://pricecontrol.biz/9-prepyatstvij-pri-parsinge-sajtov/#:~:text=%D0%9F%D0%B0%D1%80%D1%81%D0%B5%D1%80%20%D1%86%D0%B5%D0%BD%20%E2%80%94%20%D1%8D%D1%82%D0%BE%20%D0%BF%D1%80%D0%BE%D0%B3%D1%80%D0%B0%D0%BC%D0%BC%D0%B0%20%D0%B8%D0%BB%D0%B8,%D0%B2%20%D1%83%D0%B4%D0%BE%D0%B1%D0%BD%D0%BE%D0%BC%20%D0%B4%D0%BB%D1%8F%20%D0%B0%D0%BD%D0%B0%D0%BB%D0%B8%D0%B7%D0%B0%20%D1%84%D0%BE%D1%80%D0%BC%D0%B0%D1%82%D0%B5., https://pricecontrol.biz/parser-cen-hotline-price-control/, https://vc.ru/services/1806441-obzor-servisov-po-monitoringu-cen-v-2025-godu</text:p>
          </table:table-cell>
        </table:table-row>
        <table:table-row table:style-name="ro1">
          <table:table-cell table:style-name="Default" office:value-type="string" calcext:value-type="string">
            <text:p>парсер юла онлайн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глиса.рф/a/parser_yula-10014/, https://homecrm.ru/blog/parser-youla, https://kwork.ru/script-programming/1370955/parser-yuly-programma-dlya-sbora-telefonov-i-vsekh-dannykh-s-obyavleniy, https://ru.stackoverflow.com/questions/1279444/%D0%9F%D0%B0%D1%80%D1%81%D0%B8%D0%BD%D0%B3-%D1%81%D0%B0%D0%B9%D1%82%D0%B0-%D0%AE%D0%BB%D0%B0, https://rufago.ru/catalog/adboards/youla-r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1%81-%D0%B4%D0%BE%D1%81%D0%BA%D0%B8-%D0%BE%D0%B1%D1%8A%D1%8F%D0%B2%D0%BB%D0%B5%D0%BD%D0%B8%D0%B9-yoularu/, https://use.goodparser.ru/, https://web-data-extractor.net/parser-youla-io/, https://y-parser.ru/, https://zennolab.com/discussion/threads/parser-jula-youla-ru-shablon-k-zennoposter-na-zaprosax.106402/</text:p>
          </table:table-cell>
        </table:table-row>
        <table:table-row table:style-name="ro1">
          <table:table-cell table:style-name="Default" office:value-type="string" calcext:value-type="string">
            <text:p>парсер яндекс дзен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threads/7329/, https://dzen.ru/a/ZPXSG57CLki-fwrO, https://github.com/klesarev/yandex-parser, https://kwork.ru/script-programming/15503514/parser-yandeks-dzen-statistika-statey-i-kanalov-dlya-analiza-i-raboty, https://kwork.ru/script-programming/17302217/prostoy-parser-statey-yandeks-dzen, https://qna.habr.com/q/1198340, https://research.sfu-kras.ru/publications/publication/49775035, https://vk.com/zenparser, https://www.weblancer.net/freelance/veb-programmirovanie-31/parser-saita-na-php-dzen-961081/, https://zennolab.com/discussion/threads/65078/</text:p>
          </table:table-cell>
        </table:table-row>
        <table:table-row table:style-name="ro1">
          <table:table-cell table:style-name="Default" office:value-type="string" calcext:value-type="string">
            <text:p>парсер steam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lancehunt.com/project/parser-dlya-torgovoy-ploschadki-steam/1231777.html, https://github.com/Lomasterrr/ParserAll, https://kwork.ru/projects/2221808/view, https://kwork.ru/script-programming/14496232/parser-steam-predmetov, https://qna.habr.com/q/1310334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steamcommunity.com/discussions/forum/26/3815166265395538638/, https://stetrade.ru/products/steparser/, https://store.steampowered.com/app/697530/PARSE/?l=russian, https://www.fl.ru/projects/5367881/parser-parsing-steam.html</text:p>
          </table:table-cell>
        </table:table-row>
        <table:table-row table:style-name="ro1">
          <table:table-cell table:style-name="Default" office:value-type="string" calcext:value-type="string">
            <text:p>websit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pag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product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sit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search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onlin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url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content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ip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web pag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online web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website scraper online</text:p>
          </table:table-cell>
          <table:table-cell office:value-type="string" calcext:value-type="string">
            <text:p>website scraper (13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online data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table:style-name="Default" office:value-type="string" calcext:value-type="string">
            <text:p>chrome scraper</text:p>
          </table:table-cell>
          <table:table-cell office:value-type="string" calcext:value-type="string">
            <text:p>chrome scraper (7)</text:p>
          </table:table-cell>
          <table:table-cell office:value-type="float" office:value="73" calcext:value-type="float">
            <text:p>7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dataminer.io/, https://www.reddit.com/r/webdev/comments/1b4jkqo/i_made_a_chrome_extension_that_can_scrape_any/, https://chromewebstore.google.com/detail/web-scraper-free-web-scra/jnhgnonknehpejjnehehllkliplmbmhn?hl=en, https://rayobyte.com/blog/web-scraping-with-chrome/, https://www.promptcloud.com/blog/how-to-scrape-data-with-web-scraper-chrome/, https://chromewebstore.google.com/detail/simplescraper-%E2%80%94-a-fast-an/lnddbhdmiciimpkbilgpklcglkdegdkg?hl=en, https://www.octoparse.com/blog/top-web-scrapers-for-chrome, https://workspace.google.com/marketplace/app/webextract_scraper_ai/590593625730, https://chromewebstore.google.com/detail/scraper/mbigbapnjcgaffohmbkdlecaccepngjd?hl=en</text:p>
          </table:table-cell>
        </table:table-row>
        <table:table-row table:style-name="ro1">
          <table:table-cell table:style-name="Default" office:value-type="string" calcext:value-type="string">
            <text:p>web scraper chrome</text:p>
          </table:table-cell>
          <table:table-cell office:value-type="string" calcext:value-type="string">
            <text:p>chrome scraper (7)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dataminer.io/, https://www.reddit.com/r/webdev/comments/1b4jkqo/i_made_a_chrome_extension_that_can_scrape_any/, https://chromewebstore.google.com/detail/web-scraper-free-web-scra/jnhgnonknehpejjnehehllkliplmbmhn?hl=en, https://rayobyte.com/blog/web-scraping-with-chrome/, https://www.promptcloud.com/blog/how-to-scrape-data-with-web-scraper-chrome/, https://chromewebstore.google.com/detail/simplescraper-%E2%80%94-a-fast-an/lnddbhdmiciimpkbilgpklcglkdegdkg?hl=en, https://www.octoparse.com/blog/top-web-scrapers-for-chrome, https://workspace.google.com/marketplace/app/webextract_scraper_ai/590593625730, https://chromewebstore.google.com/detail/scraper/mbigbapnjcgaffohmbkdlecaccepngjd?hl=en</text:p>
          </table:table-cell>
        </table:table-row>
        <table:table-row table:style-name="ro1">
          <table:table-cell table:style-name="Default" office:value-type="string" calcext:value-type="string">
            <text:p>google web scraper</text:p>
          </table:table-cell>
          <table:table-cell office:value-type="string" calcext:value-type="string">
            <text:p>chrome scraper (7)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dataminer.io/, https://www.reddit.com/r/webdev/comments/1b4jkqo/i_made_a_chrome_extension_that_can_scrape_any/, https://chromewebstore.google.com/detail/web-scraper-free-web-scra/jnhgnonknehpejjnehehllkliplmbmhn?hl=en, https://rayobyte.com/blog/web-scraping-with-chrome/, https://www.promptcloud.com/blog/how-to-scrape-data-with-web-scraper-chrome/, https://chromewebstore.google.com/detail/simplescraper-%E2%80%94-a-fast-an/lnddbhdmiciimpkbilgpklcglkdegdkg?hl=en, https://www.octoparse.com/blog/top-web-scrapers-for-chrome, https://workspace.google.com/marketplace/app/webextract_scraper_ai/590593625730, https://chromewebstore.google.com/detail/scraper/mbigbapnjcgaffohmbkdlecaccepngjd?hl=en</text:p>
          </table:table-cell>
        </table:table-row>
        <table:table-row table:style-name="ro1">
          <table:table-cell table:style-name="Default" office:value-type="string" calcext:value-type="string">
            <text:p>scraper google chrome</text:p>
          </table:table-cell>
          <table:table-cell office:value-type="string" calcext:value-type="string">
            <text:p>chrome scraper (7)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dataminer.io/, https://www.reddit.com/r/webdev/comments/1b4jkqo/i_made_a_chrome_extension_that_can_scrape_any/, https://chromewebstore.google.com/detail/web-scraper-free-web-scra/jnhgnonknehpejjnehehllkliplmbmhn?hl=en, https://rayobyte.com/blog/web-scraping-with-chrome/, https://www.promptcloud.com/blog/how-to-scrape-data-with-web-scraper-chrome/, https://chromewebstore.google.com/detail/simplescraper-%E2%80%94-a-fast-an/lnddbhdmiciimpkbilgpklcglkdegdkg?hl=en, https://www.octoparse.com/blog/top-web-scrapers-for-chrome, https://workspace.google.com/marketplace/app/webextract_scraper_ai/590593625730, https://chromewebstore.google.com/detail/scraper/mbigbapnjcgaffohmbkdlecaccepngjd?hl=en</text:p>
          </table:table-cell>
        </table:table-row>
        <table:table-row table:style-name="ro1">
          <table:table-cell table:style-name="Default" office:value-type="string" calcext:value-type="string">
            <text:p>data scraper chrome</text:p>
          </table:table-cell>
          <table:table-cell office:value-type="string" calcext:value-type="string">
            <text:p>chrome scraper (7)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dataminer.io/, https://www.reddit.com/r/webdev/comments/1b4jkqo/i_made_a_chrome_extension_that_can_scrape_any/, https://chromewebstore.google.com/detail/web-scraper-free-web-scra/jnhgnonknehpejjnehehllkliplmbmhn?hl=en, https://rayobyte.com/blog/web-scraping-with-chrome/, https://www.promptcloud.com/blog/how-to-scrape-data-with-web-scraper-chrome/, https://chromewebstore.google.com/detail/simplescraper-%E2%80%94-a-fast-an/lnddbhdmiciimpkbilgpklcglkdegdkg?hl=en, https://www.octoparse.com/blog/top-web-scrapers-for-chrome, https://workspace.google.com/marketplace/app/webextract_scraper_ai/590593625730, https://chromewebstore.google.com/detail/scraper/mbigbapnjcgaffohmbkdlecaccepngjd?hl=en</text:p>
          </table:table-cell>
        </table:table-row>
        <table:table-row table:style-name="ro1">
          <table:table-cell table:style-name="Default" office:value-type="string" calcext:value-type="string">
            <text:p>web scraper google chrome</text:p>
          </table:table-cell>
          <table:table-cell office:value-type="string" calcext:value-type="string">
            <text:p>chrome scraper (7)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dataminer.io/, https://www.reddit.com/r/webdev/comments/1b4jkqo/i_made_a_chrome_extension_that_can_scrape_any/, https://chromewebstore.google.com/detail/web-scraper-free-web-scra/jnhgnonknehpejjnehehllkliplmbmhn?hl=en, https://rayobyte.com/blog/web-scraping-with-chrome/, https://www.promptcloud.com/blog/how-to-scrape-data-with-web-scraper-chrome/, https://chromewebstore.google.com/detail/simplescraper-%E2%80%94-a-fast-an/lnddbhdmiciimpkbilgpklcglkdegdkg?hl=en, https://www.octoparse.com/blog/top-web-scrapers-for-chrome, https://workspace.google.com/marketplace/app/webextract_scraper_ai/590593625730, https://chromewebstore.google.com/detail/scraper/mbigbapnjcgaffohmbkdlecaccepngjd?hl=en</text:p>
          </table:table-cell>
        </table:table-row>
        <table:table-row table:style-name="ro1">
          <table:table-cell table:style-name="Default" office:value-type="string" calcext:value-type="string">
            <text:p>simple scraper chrome</text:p>
          </table:table-cell>
          <table:table-cell office:value-type="string" calcext:value-type="string">
            <text:p>chrome scraper (7)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dataminer.io/, https://www.reddit.com/r/webdev/comments/1b4jkqo/i_made_a_chrome_extension_that_can_scrape_any/, https://chromewebstore.google.com/detail/web-scraper-free-web-scra/jnhgnonknehpejjnehehllkliplmbmhn?hl=en, https://rayobyte.com/blog/web-scraping-with-chrome/, https://www.promptcloud.com/blog/how-to-scrape-data-with-web-scraper-chrome/, https://chromewebstore.google.com/detail/simplescraper-%E2%80%94-a-fast-an/lnddbhdmiciimpkbilgpklcglkdegdkg?hl=en, https://www.octoparse.com/blog/top-web-scrapers-for-chrome, https://workspace.google.com/marketplace/app/webextract_scraper_ai/590593625730, https://chromewebstore.google.com/detail/scraper/mbigbapnjcgaffohmbkdlecaccepngjd?hl=en</text:p>
          </table:table-cell>
        </table:table-row>
        <table:table-row table:style-name="ro1">
          <table:table-cell table:style-name="Default" office:value-type="string" calcext:value-type="string">
            <text:p>easy scraper</text:p>
          </table:table-cell>
          <table:table-cell office:value-type="string" calcext:value-type="string">
            <text:p>easy scraper (6)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quora.com/What-is-the-easiest-tool-for-web-scraping, https://www.parsehub.com/, https://chromewebstore.google.com/detail/easy-web-data-scraper/mndkmbnkepbhdlkhlofdfcmgflbjggnl?hl=en, https://www.octoparse.com/, https://www.reddit.com/r/webdev/comments/1b4jkqo/i_made_a_chrome_extension_that_can_scrape_any/, https://chromewebstore.google.com/detail/data-scraper-easy-web-scr/nndknepjnldbdbepjfgmncbggmopgden, https://dataminer.io/, https://medium.com/@joerosborne/intro-to-web-scraping-build-your-first-scraper-in-5-minutes-1c36b5c4b110, https://simplescraper.io/</text:p>
          </table:table-cell>
        </table:table-row>
        <table:table-row table:style-name="ro1">
          <table:table-cell table:style-name="Default" office:value-type="string" calcext:value-type="string">
            <text:p>easy web data scraper</text:p>
          </table:table-cell>
          <table:table-cell office:value-type="string" calcext:value-type="string">
            <text:p>easy scraper (6)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quora.com/What-is-the-easiest-tool-for-web-scraping, https://www.parsehub.com/, https://chromewebstore.google.com/detail/easy-web-data-scraper/mndkmbnkepbhdlkhlofdfcmgflbjggnl?hl=en, https://www.octoparse.com/, https://www.reddit.com/r/webdev/comments/1b4jkqo/i_made_a_chrome_extension_that_can_scrape_any/, https://chromewebstore.google.com/detail/data-scraper-easy-web-scr/nndknepjnldbdbepjfgmncbggmopgden, https://dataminer.io/, https://medium.com/@joerosborne/intro-to-web-scraping-build-your-first-scraper-in-5-minutes-1c36b5c4b110, https://simplescraper.io/</text:p>
          </table:table-cell>
        </table:table-row>
        <table:table-row table:style-name="ro1">
          <table:table-cell table:style-name="Default" office:value-type="string" calcext:value-type="string">
            <text:p>data scraper easy web scraping</text:p>
          </table:table-cell>
          <table:table-cell office:value-type="string" calcext:value-type="string">
            <text:p>easy scraper (6)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quora.com/What-is-the-easiest-tool-for-web-scraping, https://www.parsehub.com/, https://chromewebstore.google.com/detail/easy-web-data-scraper/mndkmbnkepbhdlkhlofdfcmgflbjggnl?hl=en, https://www.octoparse.com/, https://www.reddit.com/r/webdev/comments/1b4jkqo/i_made_a_chrome_extension_that_can_scrape_any/, https://chromewebstore.google.com/detail/data-scraper-easy-web-scr/nndknepjnldbdbepjfgmncbggmopgden, https://dataminer.io/, https://medium.com/@joerosborne/intro-to-web-scraping-build-your-first-scraper-in-5-minutes-1c36b5c4b110, https://simplescraper.io/</text:p>
          </table:table-cell>
        </table:table-row>
        <table:table-row table:style-name="ro1">
          <table:table-cell table:style-name="Default" office:value-type="string" calcext:value-type="string">
            <text:p>easy web scraping</text:p>
          </table:table-cell>
          <table:table-cell office:value-type="string" calcext:value-type="string">
            <text:p>easy scraper (6)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quora.com/What-is-the-easiest-tool-for-web-scraping, https://www.parsehub.com/, https://chromewebstore.google.com/detail/easy-web-data-scraper/mndkmbnkepbhdlkhlofdfcmgflbjggnl?hl=en, https://www.octoparse.com/, https://www.reddit.com/r/webdev/comments/1b4jkqo/i_made_a_chrome_extension_that_can_scrape_any/, https://chromewebstore.google.com/detail/data-scraper-easy-web-scr/nndknepjnldbdbepjfgmncbggmopgden, https://dataminer.io/, https://medium.com/@joerosborne/intro-to-web-scraping-build-your-first-scraper-in-5-minutes-1c36b5c4b110, https://simplescraper.io/</text:p>
          </table:table-cell>
        </table:table-row>
        <table:table-row table:style-name="ro1">
          <table:table-cell table:style-name="Default" office:value-type="string" calcext:value-type="string">
            <text:p>simple web scraper</text:p>
          </table:table-cell>
          <table:table-cell office:value-type="string" calcext:value-type="string">
            <text:p>easy scraper (6)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quora.com/What-is-the-easiest-tool-for-web-scraping, https://www.parsehub.com/, https://chromewebstore.google.com/detail/easy-web-data-scraper/mndkmbnkepbhdlkhlofdfcmgflbjggnl?hl=en, https://www.octoparse.com/, https://www.reddit.com/r/webdev/comments/1b4jkqo/i_made_a_chrome_extension_that_can_scrape_any/, https://chromewebstore.google.com/detail/data-scraper-easy-web-scr/nndknepjnldbdbepjfgmncbggmopgden, https://dataminer.io/, https://medium.com/@joerosborne/intro-to-web-scraping-build-your-first-scraper-in-5-minutes-1c36b5c4b110, https://simplescraper.io/</text:p>
          </table:table-cell>
        </table:table-row>
        <table:table-row table:style-name="ro1">
          <table:table-cell table:style-name="Default" office:value-type="string" calcext:value-type="string">
            <text:p>best web scraper</text:p>
          </table:table-cell>
          <table:table-cell office:value-type="string" calcext:value-type="string">
            <text:p>easy scraper (6)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quora.com/What-is-the-easiest-tool-for-web-scraping, https://www.parsehub.com/, https://chromewebstore.google.com/detail/easy-web-data-scraper/mndkmbnkepbhdlkhlofdfcmgflbjggnl?hl=en, https://www.octoparse.com/, https://www.reddit.com/r/webdev/comments/1b4jkqo/i_made_a_chrome_extension_that_can_scrape_any/, https://chromewebstore.google.com/detail/data-scraper-easy-web-scr/nndknepjnldbdbepjfgmncbggmopgden, https://dataminer.io/, https://medium.com/@joerosborne/intro-to-web-scraping-build-your-first-scraper-in-5-minutes-1c36b5c4b110, https://simplescraper.io/</text:p>
          </table:table-cell>
        </table:table-row>
        <table:table-row table:style-name="ro1">
          <table:table-cell table:style-name="Default" office:value-type="string" calcext:value-type="string">
            <text:p>web scraping</text:p>
          </table:table-cell>
          <table:table-cell office:value-type="string" calcext:value-type="string">
            <text:p>web scraping (6)</text:p>
          </table:table-cell>
          <table:table-cell office:value-type="float" office:value="484" calcext:value-type="float">
            <text:p>48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table:style-name="Default" office:value-type="string" calcext:value-type="string">
            <text:p>web data scraping</text:p>
          </table:table-cell>
          <table:table-cell office:value-type="string" calcext:value-type="string">
            <text:p>web scraping (6)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table:style-name="Default" office:value-type="string" calcext:value-type="string">
            <text:p>scrape data from website</text:p>
          </table:table-cell>
          <table:table-cell office:value-type="string" calcext:value-type="string">
            <text:p>web scraping (6)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table:style-name="Default" office:value-type="string" calcext:value-type="string">
            <text:p>web scraping websites</text:p>
          </table:table-cell>
          <table:table-cell office:value-type="string" calcext:value-type="string">
            <text:p>web scraping (6)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table:style-name="Default" office:value-type="string" calcext:value-type="string">
            <text:p>internet scraping</text:p>
          </table:table-cell>
          <table:table-cell office:value-type="string" calcext:value-type="string">
            <text:p>web scraping (6)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table:style-name="Default" office:value-type="string" calcext:value-type="string">
            <text:p>scrape content from website</text:p>
          </table:table-cell>
          <table:table-cell office:value-type="string" calcext:value-type="string">
            <text:p>web scraping (6)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table:style-name="Default" office:value-type="string" calcext:value-type="string">
            <text:p>amazon scraper</text:p>
          </table:table-cell>
          <table:table-cell office:value-type="string" calcext:value-type="string">
            <text:p>amazon scraper (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amazon data scraper</text:p>
          </table:table-cell>
          <table:table-cell office:value-type="string" calcext:value-type="string">
            <text:p>amazon scraper (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scrape amazon product data</text:p>
          </table:table-cell>
          <table:table-cell office:value-type="string" calcext:value-type="string">
            <text:p>amazon scraper (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amazon product scraper</text:p>
          </table:table-cell>
          <table:table-cell office:value-type="string" calcext:value-type="string">
            <text:p>amazon scraper (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amazon price scraper</text:p>
          </table:table-cell>
          <table:table-cell office:value-type="string" calcext:value-type="string">
            <text:p>amazon scraper (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golang web scraping</text:p>
          </table:table-cell>
          <table:table-cell office:value-type="string" calcext:value-type="string">
            <text:p>golang web scraping (5)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blog/how-tos/web-scraping-go, https://dev.to/claudbytes/build-a-web-scraper-with-go-3jod, https://github.com/gocolly/colly, https://www.reddit.com/r/golang/comments/129n1g4/web_scraping_with_go/, https://www.scrapingbee.com/blog/web-scraping-go/, https://www.zenrows.com/blog/web-scraping-golang, https://scrapfly.io/blog/web-scraping-with-go/, https://scrapingant.com/blog/web-scraping-go, https://www.scraperapi.com/web-scraping/golang/, https://go-colly.org/</text:p>
          </table:table-cell>
        </table:table-row>
        <table:table-row table:style-name="ro1">
          <table:table-cell table:style-name="Default" office:value-type="string" calcext:value-type="string">
            <text:p>web scraping golang</text:p>
          </table:table-cell>
          <table:table-cell office:value-type="string" calcext:value-type="string">
            <text:p>golang web scraping (5)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blog/how-tos/web-scraping-go, https://dev.to/claudbytes/build-a-web-scraper-with-go-3jod, https://github.com/gocolly/colly, https://www.reddit.com/r/golang/comments/129n1g4/web_scraping_with_go/, https://www.scrapingbee.com/blog/web-scraping-go/, https://www.zenrows.com/blog/web-scraping-golang, https://scrapfly.io/blog/web-scraping-with-go/, https://scrapingant.com/blog/web-scraping-go, https://www.scraperapi.com/web-scraping/golang/, https://go-colly.org/</text:p>
          </table:table-cell>
        </table:table-row>
        <table:table-row table:style-name="ro1">
          <table:table-cell table:style-name="Default" office:value-type="string" calcext:value-type="string">
            <text:p>golang scraper</text:p>
          </table:table-cell>
          <table:table-cell office:value-type="string" calcext:value-type="string">
            <text:p>golang web scraping (5)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blog/how-tos/web-scraping-go, https://dev.to/claudbytes/build-a-web-scraper-with-go-3jod, https://github.com/gocolly/colly, https://www.reddit.com/r/golang/comments/129n1g4/web_scraping_with_go/, https://www.scrapingbee.com/blog/web-scraping-go/, https://www.zenrows.com/blog/web-scraping-golang, https://scrapfly.io/blog/web-scraping-with-go/, https://scrapingant.com/blog/web-scraping-go, https://www.scraperapi.com/web-scraping/golang/, https://go-colly.org/</text:p>
          </table:table-cell>
        </table:table-row>
        <table:table-row table:style-name="ro1">
          <table:table-cell table:style-name="Default" office:value-type="string" calcext:value-type="string">
            <text:p>golang web scraper</text:p>
          </table:table-cell>
          <table:table-cell office:value-type="string" calcext:value-type="string">
            <text:p>golang web scraping (5)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blog/how-tos/web-scraping-go, https://dev.to/claudbytes/build-a-web-scraper-with-go-3jod, https://github.com/gocolly/colly, https://www.reddit.com/r/golang/comments/129n1g4/web_scraping_with_go/, https://www.scrapingbee.com/blog/web-scraping-go/, https://www.zenrows.com/blog/web-scraping-golang, https://scrapfly.io/blog/web-scraping-with-go/, https://scrapingant.com/blog/web-scraping-go, https://www.scraperapi.com/web-scraping/golang/, https://go-colly.org/</text:p>
          </table:table-cell>
        </table:table-row>
        <table:table-row table:style-name="ro1">
          <table:table-cell table:style-name="Default" office:value-type="string" calcext:value-type="string">
            <text:p>web scraping with golang</text:p>
          </table:table-cell>
          <table:table-cell office:value-type="string" calcext:value-type="string">
            <text:p>golang web scraping (5)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blog/how-tos/web-scraping-go, https://dev.to/claudbytes/build-a-web-scraper-with-go-3jod, https://github.com/gocolly/colly, https://www.reddit.com/r/golang/comments/129n1g4/web_scraping_with_go/, https://www.scrapingbee.com/blog/web-scraping-go/, https://www.zenrows.com/blog/web-scraping-golang, https://scrapfly.io/blog/web-scraping-with-go/, https://scrapingant.com/blog/web-scraping-go, https://www.scraperapi.com/web-scraping/golang/, https://go-colly.org/</text:p>
          </table:table-cell>
        </table:table-row>
        <table:table-row table:style-name="ro1">
          <table:table-cell table:style-name="Default" office:value-type="string" calcext:value-type="string">
            <text:p>scraping</text:p>
          </table:table-cell>
          <table:table-cell office:value-type="string" calcext:value-type="string">
            <text:p>scraping (4)</text:p>
          </table:table-cell>
          <table:table-cell office:value-type="float" office:value="5408" calcext:value-type="float">
            <text:p>5408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ata_scraping, https://webscraper.io/, https://www.cloudflare.com/learning/bots/what-is-data-scraping/, https://targetinternet.com/resources/what-is-data-scraping-and-how-can-you-use-it, https://www.imperva.com/learn/application-security/data-scraping/, https://chromewebstore.google.com/detail/data-scraper-easy-web-scr/nndknepjnldbdbepjfgmncbggmopgden, https://medium.com/@joerosborne/intro-to-web-scraping-build-your-first-scraper-in-5-minutes-1c36b5c4b110, https://www.okta.com/identity-101/data-scraping/</text:p>
          </table:table-cell>
        </table:table-row>
        <table:table-row table:style-name="ro1">
          <table:table-cell table:style-name="Default" office:value-type="string" calcext:value-type="string">
            <text:p>data scraping</text:p>
          </table:table-cell>
          <table:table-cell office:value-type="string" calcext:value-type="string">
            <text:p>scraping (4)</text:p>
          </table:table-cell>
          <table:table-cell office:value-type="float" office:value="94" calcext:value-type="float">
            <text:p>94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ata_scraping, https://webscraper.io/, https://www.cloudflare.com/learning/bots/what-is-data-scraping/, https://targetinternet.com/resources/what-is-data-scraping-and-how-can-you-use-it, https://www.imperva.com/learn/application-security/data-scraping/, https://chromewebstore.google.com/detail/data-scraper-easy-web-scr/nndknepjnldbdbepjfgmncbggmopgden, https://medium.com/@joerosborne/intro-to-web-scraping-build-your-first-scraper-in-5-minutes-1c36b5c4b110, https://www.okta.com/identity-101/data-scraping/</text:p>
          </table:table-cell>
        </table:table-row>
        <table:table-row table:style-name="ro1">
          <table:table-cell table:style-name="Default" office:value-type="string" calcext:value-type="string">
            <text:p>database scraping</text:p>
          </table:table-cell>
          <table:table-cell office:value-type="string" calcext:value-type="string">
            <text:p>scraping (4)</text:p>
          </table:table-cell>
          <table:table-cell office:value-type="float" office:value="4" calcext:value-type="float">
            <text:p>4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ata_scraping, https://webscraper.io/, https://www.cloudflare.com/learning/bots/what-is-data-scraping/, https://targetinternet.com/resources/what-is-data-scraping-and-how-can-you-use-it, https://www.imperva.com/learn/application-security/data-scraping/, https://chromewebstore.google.com/detail/data-scraper-easy-web-scr/nndknepjnldbdbepjfgmncbggmopgden, https://medium.com/@joerosborne/intro-to-web-scraping-build-your-first-scraper-in-5-minutes-1c36b5c4b110, https://www.okta.com/identity-101/data-scraping/</text:p>
          </table:table-cell>
        </table:table-row>
        <table:table-row table:style-name="ro1">
          <table:table-cell table:style-name="Default" office:value-type="string" calcext:value-type="string">
            <text:p>the data scraper</text:p>
          </table:table-cell>
          <table:table-cell office:value-type="string" calcext:value-type="string">
            <text:p>scraping (4)</text:p>
          </table:table-cell>
          <table:table-cell office:value-type="float" office:value="0" calcext:value-type="float">
            <text:p>0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ata_scraping, https://webscraper.io/, https://www.cloudflare.com/learning/bots/what-is-data-scraping/, https://targetinternet.com/resources/what-is-data-scraping-and-how-can-you-use-it, https://www.imperva.com/learn/application-security/data-scraping/, https://chromewebstore.google.com/detail/data-scraper-easy-web-scr/nndknepjnldbdbepjfgmncbggmopgden, https://medium.com/@joerosborne/intro-to-web-scraping-build-your-first-scraper-in-5-minutes-1c36b5c4b110, https://www.okta.com/identity-101/data-scraping/</text:p>
          </table:table-cell>
        </table:table-row>
        <table:table-row table:style-name="ro1">
          <table:table-cell table:style-name="Default" office:value-type="string" calcext:value-type="string">
            <text:p>ai scraper</text:p>
          </table:table-cell>
          <table:table-cell office:value-type="string" calcext:value-type="string">
            <text:p>ai scraper (4)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hubspot.com/website/ai-web-scraping, https://www.bardeen.ai/scraper, https://www.browse.ai/, https://www.gumloop.com/solutions/ai-web-scraping, https://www.reddit.com/r/Automate/comments/10gc3mi/i_built_an_aipowered_web_scraper_that_can/, https://aiscraper.co/, https://github.com/scraperai/scraperai, https://www.kadoa.com/, https://www.octoparse.com/, https://scrapegraphai.com/</text:p>
          </table:table-cell>
        </table:table-row>
        <table:table-row table:style-name="ro1">
          <table:table-cell table:style-name="Default" office:value-type="string" calcext:value-type="string">
            <text:p>scraper ai</text:p>
          </table:table-cell>
          <table:table-cell office:value-type="string" calcext:value-type="string">
            <text:p>ai scraper (4)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hubspot.com/website/ai-web-scraping, https://www.bardeen.ai/scraper, https://www.browse.ai/, https://www.gumloop.com/solutions/ai-web-scraping, https://www.reddit.com/r/Automate/comments/10gc3mi/i_built_an_aipowered_web_scraper_that_can/, https://aiscraper.co/, https://github.com/scraperai/scraperai, https://www.kadoa.com/, https://www.octoparse.com/, https://scrapegraphai.com/</text:p>
          </table:table-cell>
        </table:table-row>
        <table:table-row table:style-name="ro1">
          <table:table-cell table:style-name="Default" office:value-type="string" calcext:value-type="string">
            <text:p>web scraping ai</text:p>
          </table:table-cell>
          <table:table-cell office:value-type="string" calcext:value-type="string">
            <text:p>ai scraper (4)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hubspot.com/website/ai-web-scraping, https://www.bardeen.ai/scraper, https://www.browse.ai/, https://www.gumloop.com/solutions/ai-web-scraping, https://www.reddit.com/r/Automate/comments/10gc3mi/i_built_an_aipowered_web_scraper_that_can/, https://aiscraper.co/, https://github.com/scraperai/scraperai, https://www.kadoa.com/, https://www.octoparse.com/, https://scrapegraphai.com/</text:p>
          </table:table-cell>
        </table:table-row>
        <table:table-row table:style-name="ro1">
          <table:table-cell table:style-name="Default" office:value-type="string" calcext:value-type="string">
            <text:p>ai web scraper</text:p>
          </table:table-cell>
          <table:table-cell office:value-type="string" calcext:value-type="string">
            <text:p>ai scraper (4)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hubspot.com/website/ai-web-scraping, https://www.bardeen.ai/scraper, https://www.browse.ai/, https://www.gumloop.com/solutions/ai-web-scraping, https://www.reddit.com/r/Automate/comments/10gc3mi/i_built_an_aipowered_web_scraper_that_can/, https://aiscraper.co/, https://github.com/scraperai/scraperai, https://www.kadoa.com/, https://www.octoparse.com/, https://scrapegraphai.com/</text:p>
          </table:table-cell>
        </table:table-row>
        <table:table-row table:style-name="ro1">
          <table:table-cell table:style-name="Default" office:value-type="string" calcext:value-type="string">
            <text:p>google maps scraper</text:p>
          </table:table-cell>
          <table:table-cell office:value-type="string" calcext:value-type="string">
            <text:p>google maps scraper (4)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osom/google-maps-scraper, https://apify.com/compass/crawler-google-places, https://chromewebstore.google.com/detail/maps-scraper-map-data-ext/ofbhiclojhjkggpnapcnjjjdjlgcikdf?hl=en-US, https://gmapsextractor.com/, https://outscraper.com/google-maps-scraper/, https://www.reddit.com/r/Entrepreneur/comments/1air9h9/best_google_maps_scraping_tool/, https://chromewebstore.google.com/detail/maps-scraper-leads-extrac/ghokiciomljbacchbkfhmnlmflbponlf?hl=en-US, https://www.octoparse.com/scraping-templates/google-maps-scraper, https://mapsscraper.com/</text:p>
          </table:table-cell>
        </table:table-row>
        <table:table-row table:style-name="ro1">
          <table:table-cell table:style-name="Default" office:value-type="string" calcext:value-type="string">
            <text:p>google map data scraper</text:p>
          </table:table-cell>
          <table:table-cell office:value-type="string" calcext:value-type="string">
            <text:p>google maps scraper (4)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osom/google-maps-scraper, https://apify.com/compass/crawler-google-places, https://chromewebstore.google.com/detail/maps-scraper-map-data-ext/ofbhiclojhjkggpnapcnjjjdjlgcikdf?hl=en-US, https://gmapsextractor.com/, https://outscraper.com/google-maps-scraper/, https://www.reddit.com/r/Entrepreneur/comments/1air9h9/best_google_maps_scraping_tool/, https://chromewebstore.google.com/detail/maps-scraper-leads-extrac/ghokiciomljbacchbkfhmnlmflbponlf?hl=en-US, https://www.octoparse.com/scraping-templates/google-maps-scraper, https://mapsscraper.com/</text:p>
          </table:table-cell>
        </table:table-row>
        <table:table-row table:style-name="ro1">
          <table:table-cell table:style-name="Default" office:value-type="string" calcext:value-type="string">
            <text:p>scrape google maps data</text:p>
          </table:table-cell>
          <table:table-cell office:value-type="string" calcext:value-type="string">
            <text:p>google maps scraper (4)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osom/google-maps-scraper, https://apify.com/compass/crawler-google-places, https://chromewebstore.google.com/detail/maps-scraper-map-data-ext/ofbhiclojhjkggpnapcnjjjdjlgcikdf?hl=en-US, https://gmapsextractor.com/, https://outscraper.com/google-maps-scraper/, https://www.reddit.com/r/Entrepreneur/comments/1air9h9/best_google_maps_scraping_tool/, https://chromewebstore.google.com/detail/maps-scraper-leads-extrac/ghokiciomljbacchbkfhmnlmflbponlf?hl=en-US, https://www.octoparse.com/scraping-templates/google-maps-scraper, https://mapsscraper.com/</text:p>
          </table:table-cell>
        </table:table-row>
        <table:table-row table:style-name="ro1">
          <table:table-cell table:style-name="Default" office:value-type="string" calcext:value-type="string">
            <text:p>google places scraper</text:p>
          </table:table-cell>
          <table:table-cell office:value-type="string" calcext:value-type="string">
            <text:p>google maps scraper (4)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osom/google-maps-scraper, https://apify.com/compass/crawler-google-places, https://chromewebstore.google.com/detail/maps-scraper-map-data-ext/ofbhiclojhjkggpnapcnjjjdjlgcikdf?hl=en-US, https://gmapsextractor.com/, https://outscraper.com/google-maps-scraper/, https://www.reddit.com/r/Entrepreneur/comments/1air9h9/best_google_maps_scraping_tool/, https://chromewebstore.google.com/detail/maps-scraper-leads-extrac/ghokiciomljbacchbkfhmnlmflbponlf?hl=en-US, https://www.octoparse.com/scraping-templates/google-maps-scraper, https://mapsscraper.com/</text:p>
          </table:table-cell>
        </table:table-row>
        <table:table-row table:style-name="ro1">
          <table:table-cell table:style-name="Default" office:value-type="string" calcext:value-type="string">
            <text:p>google scraper</text:p>
          </table:table-cell>
          <table:table-cell office:value-type="string" calcext:value-type="string">
            <text:p>google scraper (3)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mapsextractor.com/, https://webscraper.io/, https://workspace.google.com/marketplace/app/webextract_scraper_ai/590593625730, https://apify.com/compass/crawler-google-places, https://chromewebstore.google.com/detail/data-scraper-easy-web-scr/nndknepjnldbdbepjfgmncbggmopgden, https://chromewebstore.google.com/detail/web-scraper-free-web-scra/jnhgnonknehpejjnehehllkliplmbmhn?hl=en, https://dataminer.io/, https://outscraper.com/google-maps-scraper/, https://outscraper.com/google-web-scraping/, https://www.reddit.com/r/Entrepreneur/comments/1air9h9/best_google_maps_scraping_tool/</text:p>
          </table:table-cell>
        </table:table-row>
        <table:table-row table:style-name="ro1">
          <table:table-cell table:style-name="Default" office:value-type="string" calcext:value-type="string">
            <text:p>google data scraper</text:p>
          </table:table-cell>
          <table:table-cell office:value-type="string" calcext:value-type="string">
            <text:p>google scraper (3)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mapsextractor.com/, https://webscraper.io/, https://workspace.google.com/marketplace/app/webextract_scraper_ai/590593625730, https://apify.com/compass/crawler-google-places, https://chromewebstore.google.com/detail/data-scraper-easy-web-scr/nndknepjnldbdbepjfgmncbggmopgden, https://chromewebstore.google.com/detail/web-scraper-free-web-scra/jnhgnonknehpejjnehehllkliplmbmhn?hl=en, https://dataminer.io/, https://outscraper.com/google-maps-scraper/, https://outscraper.com/google-web-scraping/, https://www.reddit.com/r/Entrepreneur/comments/1air9h9/best_google_maps_scraping_tool/</text:p>
          </table:table-cell>
        </table:table-row>
        <table:table-row table:style-name="ro1">
          <table:table-cell table:style-name="Default" office:value-type="string" calcext:value-type="string">
            <text:p>google url scraper</text:p>
          </table:table-cell>
          <table:table-cell office:value-type="string" calcext:value-type="string">
            <text:p>google scraper (3)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mapsextractor.com/, https://webscraper.io/, https://workspace.google.com/marketplace/app/webextract_scraper_ai/590593625730, https://apify.com/compass/crawler-google-places, https://chromewebstore.google.com/detail/data-scraper-easy-web-scr/nndknepjnldbdbepjfgmncbggmopgden, https://chromewebstore.google.com/detail/web-scraper-free-web-scra/jnhgnonknehpejjnehehllkliplmbmhn?hl=en, https://dataminer.io/, https://outscraper.com/google-maps-scraper/, https://outscraper.com/google-web-scraping/, https://www.reddit.com/r/Entrepreneur/comments/1air9h9/best_google_maps_scraping_tool/</text:p>
          </table:table-cell>
        </table:table-row>
        <table:table-row table:style-name="ro1">
          <table:table-cell table:style-name="Default" office:value-type="string" calcext:value-type="string">
            <text:p>reddit scraper</text:p>
          </table:table-cell>
          <table:table-cell office:value-type="string" calcext:value-type="string">
            <text:p>reddit scraper (3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www.reddit.com/r/DataHoarder/comments/1cj2we3/is_there_a_way_to_scrape_an_entire_subreddit_as/, https://www.reddit.com/r/learnpython/comments/16xvuu5/python_reddit_data_scraper_for_beginners/, https://www.reddit.com/r/webscraping/comments/1gdx19g/best_methods_for_scraping_reddit_data/, https://scrapfly.io/blog/how-to-scrape-reddit-social-data/, https://www.reddit.com/r/redditdev/comments/14zhhsb/is_there_a_way_to_scrape_more_recent_reddit_data/, https://www.reddit.com/r/webscraping/</text:p>
          </table:table-cell>
        </table:table-row>
        <table:table-row table:style-name="ro1">
          <table:table-cell table:style-name="Default" office:value-type="string" calcext:value-type="string">
            <text:p>scrape reddit</text:p>
          </table:table-cell>
          <table:table-cell office:value-type="string" calcext:value-type="string">
            <text:p>reddit scraper (3)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www.reddit.com/r/DataHoarder/comments/1cj2we3/is_there_a_way_to_scrape_an_entire_subreddit_as/, https://www.reddit.com/r/learnpython/comments/16xvuu5/python_reddit_data_scraper_for_beginners/, https://www.reddit.com/r/webscraping/comments/1gdx19g/best_methods_for_scraping_reddit_data/, https://scrapfly.io/blog/how-to-scrape-reddit-social-data/, https://www.reddit.com/r/redditdev/comments/14zhhsb/is_there_a_way_to_scrape_more_recent_reddit_data/, https://www.reddit.com/r/webscraping/</text:p>
          </table:table-cell>
        </table:table-row>
        <table:table-row table:style-name="ro1">
          <table:table-cell table:style-name="Default" office:value-type="string" calcext:value-type="string">
            <text:p>reddit scraping</text:p>
          </table:table-cell>
          <table:table-cell office:value-type="string" calcext:value-type="string">
            <text:p>reddit scraper (3)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www.reddit.com/r/DataHoarder/comments/1cj2we3/is_there_a_way_to_scrape_an_entire_subreddit_as/, https://www.reddit.com/r/learnpython/comments/16xvuu5/python_reddit_data_scraper_for_beginners/, https://www.reddit.com/r/webscraping/comments/1gdx19g/best_methods_for_scraping_reddit_data/, https://scrapfly.io/blog/how-to-scrape-reddit-social-data/, https://www.reddit.com/r/redditdev/comments/14zhhsb/is_there_a_way_to_scrape_more_recent_reddit_data/, https://www.reddit.com/r/webscraping/</text:p>
          </table:table-cell>
        </table:table-row>
        <table:table-row table:style-name="ro1">
          <table:table-cell table:style-name="Default" office:value-type="string" calcext:value-type="string">
            <text:p>linkedin scraper</text:p>
          </table:table-cell>
          <table:table-cell office:value-type="string" calcext:value-type="string">
            <text:p>linkedin scraper (3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products/web-scraper/linkedin, https://evaboot.com/blog/linkedin-scraping-tools, https://phantombuster.com/automations/linkedin/5589386912058181/linkedin-profile-scraper, https://www.scrapin.io/, https://apify.com/curious_coder/linkedin-profile-scraper, https://github.com/joeyism/linkedin_scraper, https://relevanceai.com/tools/linkedin-scraper, https://www.reddit.com/r/webscraping/comments/1ctawfs/opensource_linkedin_scraper/</text:p>
          </table:table-cell>
        </table:table-row>
        <table:table-row table:style-name="ro1">
          <table:table-cell table:style-name="Default" office:value-type="string" calcext:value-type="string">
            <text:p>linkedin profile scraper</text:p>
          </table:table-cell>
          <table:table-cell office:value-type="string" calcext:value-type="string">
            <text:p>linkedin scraper (3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products/web-scraper/linkedin, https://evaboot.com/blog/linkedin-scraping-tools, https://phantombuster.com/automations/linkedin/5589386912058181/linkedin-profile-scraper, https://www.scrapin.io/, https://apify.com/curious_coder/linkedin-profile-scraper, https://github.com/joeyism/linkedin_scraper, https://relevanceai.com/tools/linkedin-scraper, https://www.reddit.com/r/webscraping/comments/1ctawfs/opensource_linkedin_scraper/</text:p>
          </table:table-cell>
        </table:table-row>
        <table:table-row table:style-name="ro1">
          <table:table-cell table:style-name="Default" office:value-type="string" calcext:value-type="string">
            <text:p>best linkedin scraper</text:p>
          </table:table-cell>
          <table:table-cell office:value-type="string" calcext:value-type="string">
            <text:p>linkedin scraper (3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products/web-scraper/linkedin, https://evaboot.com/blog/linkedin-scraping-tools, https://phantombuster.com/automations/linkedin/5589386912058181/linkedin-profile-scraper, https://www.scrapin.io/, https://apify.com/curious_coder/linkedin-profile-scraper, https://github.com/joeyism/linkedin_scraper, https://relevanceai.com/tools/linkedin-scraper, https://www.reddit.com/r/webscraping/comments/1ctawfs/opensource_linkedin_scraper/</text:p>
          </table:table-cell>
        </table:table-row>
        <table:table-row table:style-name="ro1">
          <table:table-cell table:style-name="Default" office:value-type="string" calcext:value-type="string">
            <text:p>visual scraper</text:p>
          </table:table-cell>
          <table:table-cell office:value-type="string" calcext:value-type="string">
            <text:p>visual scraper (2)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visual-web-scraper/hnlnjfenbaiflgkdncofionfhnhmoono?hl=en, https://data-lessons.github.io/library-webscraping-DEPRECATED/03-visual-scraping/, https://mrscraper.com/, https://webscraper.io/, https://www.easyspider.net/, https://www.nocodescraper.com/blog/visual-web-scraping, https://www.octoparse.com/, https://www.webharvy.com/</text:p>
          </table:table-cell>
        </table:table-row>
        <table:table-row table:style-name="ro1">
          <table:table-cell table:style-name="Default" office:value-type="string" calcext:value-type="string">
            <text:p>visual web scraper</text:p>
          </table:table-cell>
          <table:table-cell office:value-type="string" calcext:value-type="string">
            <text:p>visual scraper (2)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visual-web-scraper/hnlnjfenbaiflgkdncofionfhnhmoono?hl=en, https://data-lessons.github.io/library-webscraping-DEPRECATED/03-visual-scraping/, https://mrscraper.com/, https://webscraper.io/, https://www.easyspider.net/, https://www.nocodescraper.com/blog/visual-web-scraping, https://www.octoparse.com/, https://www.webharvy.com/</text:p>
          </table:table-cell>
        </table:table-row>
        <table:table-row table:style-name="ro1">
          <table:table-cell table:style-name="Default" office:value-type="string" calcext:value-type="string">
            <text:p>automated web scraping</text:p>
          </table:table-cell>
          <table:table-cell office:value-type="string" calcext:value-type="string">
            <text:p>automated web scraping (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Default" office:value-type="string" calcext:value-type="string">
            <text:p>scrape entire website</text:p>
          </table:table-cell>
          <table:table-cell office:value-type="string" calcext:value-type="string">
            <text:p>automated web scraping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Default" office:value-type="string" calcext:value-type="string">
            <text:p>websites to scrape</text:p>
          </table:table-cell>
          <table:table-cell office:value-type="string" calcext:value-type="string">
            <text:p>websites to scrape (2)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make.com/t/a-web-scraping-method-to-scrape-many-websites-of-different-structure-and-content/63099, https://medium.com/@spaw.co/best-websites-to-practice-web-scraping-9df5d4df4d1, https://proxyway.com/guides/best-websites-to-practice-your-web-scraping-skills, https://webscraper.io/test-sites, https://www.octoparse.com/blog/top-10-most-scraped-websites, https://www.parsehub.com/, https://www.quora.com/What-is-the-best-way-to-scrape-data-from-a-website, https://www.reddit.com/r/AskProgramming/comments/18brps9/good_website_to_web_scrape_for_a_class_project/, https://www.scrapethissite.com/pages/</text:p>
          </table:table-cell>
        </table:table-row>
        <table:table-row table:style-name="ro1">
          <table:table-cell table:style-name="Default" office:value-type="string" calcext:value-type="string">
            <text:p>websites for web scraping</text:p>
          </table:table-cell>
          <table:table-cell office:value-type="string" calcext:value-type="string">
            <text:p>websites to scrape (2)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make.com/t/a-web-scraping-method-to-scrape-many-websites-of-different-structure-and-content/63099, https://medium.com/@spaw.co/best-websites-to-practice-web-scraping-9df5d4df4d1, https://proxyway.com/guides/best-websites-to-practice-your-web-scraping-skills, https://webscraper.io/test-sites, https://www.octoparse.com/blog/top-10-most-scraped-websites, https://www.parsehub.com/, https://www.quora.com/What-is-the-best-way-to-scrape-data-from-a-website, https://www.reddit.com/r/AskProgramming/comments/18brps9/good_website_to_web_scrape_for_a_class_project/, https://www.scrapethissite.com/pages/</text:p>
          </table:table-cell>
        </table:table-row>
        <table:table-row table:style-name="ro1">
          <table:table-cell table:style-name="Default" office:value-type="string" calcext:value-type="string">
            <text:p>web scraping google sheets</text:p>
          </table:table-cell>
          <table:table-cell office:value-type="string" calcext:value-type="string">
            <text:p>web scraping google sheets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4237688/scraping-data-to-google-sheets-from-a-website-that-uses-javascript, https://chromewebstore.google.com/detail/data-scraper-easy-web-scr/nndknepjnldbdbepjfgmncbggmopgden, https://support.google.com/docs/thread/180739846/scraping-data-from-website-using-google-sheets?hl=en, https://workspace.google.com/marketplace/app/importfromweb_web_scraping_in_google_she/278587576794, https://www.freecodecamp.org/news/web-scraping-google-sheets/, https://www.googlecloudcommunity.com/gc/Workspace-Q-A/scraping-on-websites/m-p/545660, https://www.octoparse.com/blog/simple-web-scraping-using-google-sheets, https://www.reddit.com/r/googlesheets/comments/13egne6/google_sheets_web_scraping_a_simple_guide_for/</text:p>
          </table:table-cell>
        </table:table-row>
        <table:table-row table:style-name="ro1">
          <table:table-cell table:style-name="Default" office:value-type="string" calcext:value-type="string">
            <text:p>web scraping with google sheets</text:p>
          </table:table-cell>
          <table:table-cell office:value-type="string" calcext:value-type="string">
            <text:p>web scraping google sheets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4237688/scraping-data-to-google-sheets-from-a-website-that-uses-javascript, https://chromewebstore.google.com/detail/data-scraper-easy-web-scr/nndknepjnldbdbepjfgmncbggmopgden, https://support.google.com/docs/thread/180739846/scraping-data-from-website-using-google-sheets?hl=en, https://workspace.google.com/marketplace/app/importfromweb_web_scraping_in_google_she/278587576794, https://www.freecodecamp.org/news/web-scraping-google-sheets/, https://www.googlecloudcommunity.com/gc/Workspace-Q-A/scraping-on-websites/m-p/545660, https://www.octoparse.com/blog/simple-web-scraping-using-google-sheets, https://www.reddit.com/r/googlesheets/comments/13egne6/google_sheets_web_scraping_a_simple_guide_for/</text:p>
          </table:table-cell>
        </table:table-row>
        <table:table-row table:style-name="ro1">
          <table:table-cell table:style-name="Default" office:value-type="string" calcext:value-type="string">
            <text:p>universal xml scraper</text:p>
          </table:table-cell>
          <table:table-cell office:value-type="string" calcext:value-type="string">
            <text:p>universal xml scraper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recalbox.com/topic/23711/universal-xml-scraper, https://github.com/Universal-Rom-Tools/Universal-XML-Scraper, https://github.com/universal-rom-tools/universal-xml-scraper/releases, https://www.reddit.com/r/miniSNESmods/comments/73vbws/universal_xml_scraper_guide_an_option_for_getting/</text:p>
          </table:table-cell>
        </table:table-row>
        <table:table-row table:style-name="ro1">
          <table:table-cell table:style-name="Default" office:value-type="string" calcext:value-type="string">
            <text:p>xml scraper</text:p>
          </table:table-cell>
          <table:table-cell office:value-type="string" calcext:value-type="string">
            <text:p>universal xml scraper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recalbox.com/topic/23711/universal-xml-scraper, https://github.com/Universal-Rom-Tools/Universal-XML-Scraper, https://github.com/universal-rom-tools/universal-xml-scraper/releases, https://www.reddit.com/r/miniSNESmods/comments/73vbws/universal_xml_scraper_guide_an_option_for_getting/</text:p>
          </table:table-cell>
        </table:table-row>
        <table:table-row table:style-name="ro1">
          <table:table-cell table:style-name="Default" office:value-type="string" calcext:value-type="string">
            <text:p>instagram scraper python</text:p>
          </table:table-cell>
          <table:table-cell office:value-type="string" calcext:value-type="string">
            <text:p>instagram scraper python (2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is-greening.github.io/instascrape/, https://medium.com/@moslemgannoun/lets-scrape-intagram-with-python-1ab4adc5f695, https://pypi.org/project/insta-scrape/, https://scrapfly.io/blog/how-to-scrape-instagram/</text:p>
          </table:table-cell>
        </table:table-row>
        <table:table-row table:style-name="ro1">
          <table:table-cell table:style-name="Default" office:value-type="string" calcext:value-type="string">
            <text:p>insta scrape</text:p>
          </table:table-cell>
          <table:table-cell office:value-type="string" calcext:value-type="string">
            <text:p>instagram scraper python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is-greening.github.io/instascrape/, https://medium.com/@moslemgannoun/lets-scrape-intagram-with-python-1ab4adc5f695, https://pypi.org/project/insta-scrape/, https://scrapfly.io/blog/how-to-scrape-instagram/</text:p>
          </table:table-cell>
        </table:table-row>
        <table:table-row table:style-name="ro1">
          <table:table-cell table:style-name="Default" office:value-type="string" calcext:value-type="string">
            <text:p>portia scraping</text:p>
          </table:table-cell>
          <table:table-cell office:value-type="string" calcext:value-type="string">
            <text:p>portia scrap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crapinghub/portia, https://groups.google.com/g/datameet/c/7TRtFy-RkcM, https://hub.docker.com/r/scrapinghub/portia-on-dash, https://portia.readthedocs.io/en/latest/getting-started.html, https://www.oreilly.com/library/view/web-scraping-with/9781782164364/ch08s03.html, https://www.parsehub.com/blog/portia-vs-parsehub-comparison-which-alternative-is-the-best-option-for-web-scraping/, https://www.zyte.com/blog/announcing-portia/</text:p>
          </table:table-cell>
        </table:table-row>
        <table:table-row table:style-name="ro1">
          <table:table-cell table:style-name="Default" office:value-type="string" calcext:value-type="string">
            <text:p>portia web scraper</text:p>
          </table:table-cell>
          <table:table-cell office:value-type="string" calcext:value-type="string">
            <text:p>portia scrap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scrapinghub/portia, https://groups.google.com/g/datameet/c/7TRtFy-RkcM, https://hub.docker.com/r/scrapinghub/portia-on-dash, https://portia.readthedocs.io/en/latest/getting-started.html, https://www.oreilly.com/library/view/web-scraping-with/9781782164364/ch08s03.html, https://www.parsehub.com/blog/portia-vs-parsehub-comparison-which-alternative-is-the-best-option-for-web-scraping/, https://www.zyte.com/blog/announcing-portia/</text:p>
          </table:table-cell>
        </table:table-row>
        <table:table-row table:style-name="ro1">
          <table:table-cell table:style-name="Default" office:value-type="string" calcext:value-type="string">
            <text:p>web scraping companies</text:p>
          </table:table-cell>
          <table:table-cell office:value-type="string" calcext:value-type="string">
            <text:p>web scraping companies (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, https://dataforest.ai/services/data-scraping, https://oxylabs.io/blog/best-web-scraping-companies, https://www.3idatascraping.com/, https://www.datahut.co/, https://www.scrapehero.com/, https://www.zyte.com/</text:p>
          </table:table-cell>
        </table:table-row>
        <table:table-row table:style-name="ro1">
          <table:table-cell table:style-name="Default" office:value-type="string" calcext:value-type="string">
            <text:p>data scraping companies</text:p>
          </table:table-cell>
          <table:table-cell office:value-type="string" calcext:value-type="string">
            <text:p>web scraping companies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, https://dataforest.ai/services/data-scraping, https://oxylabs.io/blog/best-web-scraping-companies, https://www.3idatascraping.com/, https://www.datahut.co/, https://www.scrapehero.com/, https://www.zyte.com/</text:p>
          </table:table-cell>
        </table:table-row>
        <table:table-row table:style-name="ro1">
          <table:table-cell table:style-name="Default" office:value-type="string" calcext:value-type="string">
            <text:p>reddit web scraping</text:p>
          </table:table-cell>
          <table:table-cell office:value-type="string" calcext:value-type="string">
            <text:p>reddit web scrap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medium.com/geekculture/a-complete-guide-to-web-scraping-reddit-with-python-16e292317a52, https://www.reddit.com/r/learnprogramming/comments/171rxlf/what_are_the_practical_uses_for_an_everyday/, https://www.reddit.com/r/node/comments/1cck36l/how_to_do_web_scraping/, https://www.reddit.com/r/webdev/comments/1ain86a/is_web_scraping_legal/, https://www.reddit.com/r/webdev/comments/1dgiii7/web_scraping_instead_of_reddit_api/, https://www.reddit.com/r/webscraping/, https://www.reddit.com/r/webscraping/comments/1c4jd72/where_to_begin_web_scraping/, https://www.scraperapi.com/web-scraping/reddit/</text:p>
          </table:table-cell>
        </table:table-row>
        <table:table-row table:style-name="ro1">
          <table:table-cell table:style-name="Default" office:value-type="string" calcext:value-type="string">
            <text:p>web scraping reddit</text:p>
          </table:table-cell>
          <table:table-cell office:value-type="string" calcext:value-type="string">
            <text:p>reddit web scrap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medium.com/geekculture/a-complete-guide-to-web-scraping-reddit-with-python-16e292317a52, https://www.reddit.com/r/learnprogramming/comments/171rxlf/what_are_the_practical_uses_for_an_everyday/, https://www.reddit.com/r/node/comments/1cck36l/how_to_do_web_scraping/, https://www.reddit.com/r/webdev/comments/1ain86a/is_web_scraping_legal/, https://www.reddit.com/r/webdev/comments/1dgiii7/web_scraping_instead_of_reddit_api/, https://www.reddit.com/r/webscraping/, https://www.reddit.com/r/webscraping/comments/1c4jd72/where_to_begin_web_scraping/, https://www.scraperapi.com/web-scraping/reddit/</text:p>
          </table:table-cell>
        </table:table-row>
        <table:table-row table:style-name="ro1">
          <table:table-cell table:style-name="Default" office:value-type="string" calcext:value-type="string">
            <text:p>scrape linkedin posts</text:p>
          </table:table-cell>
          <table:table-cell office:value-type="string" calcext:value-type="string">
            <text:p>scrape linkedin posts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curious_coder/linkedin-post-search-scraper, https://brightdata.com/products/web-scraper/linkedin/post, https://github.com/christophe-garon/Linkedin-Post-Scraper, https://keeplearning.dev/how-i-scraped-more-than-100-000-posts-on-linkedin-f0cf758b1d49, https://phantombuster.com/automations/linkedin/9136/linkedin-activity-extractor, https://www.nimbleway.com/nimble-api/web/linkedin/posts, https://www.octoparse.com/blog/scrape-linkedin-public-data, https://www.reddit.com/r/learnprogramming/comments/1fi1zf5/how_do_you_scrape_linkedin_posts_now_that_the/</text:p>
          </table:table-cell>
        </table:table-row>
        <table:table-row table:style-name="ro1">
          <table:table-cell table:style-name="Default" office:value-type="string" calcext:value-type="string">
            <text:p>linkedin post scraper</text:p>
          </table:table-cell>
          <table:table-cell office:value-type="string" calcext:value-type="string">
            <text:p>scrape linkedin posts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curious_coder/linkedin-post-search-scraper, https://brightdata.com/products/web-scraper/linkedin/post, https://github.com/christophe-garon/Linkedin-Post-Scraper, https://keeplearning.dev/how-i-scraped-more-than-100-000-posts-on-linkedin-f0cf758b1d49, https://phantombuster.com/automations/linkedin/9136/linkedin-activity-extractor, https://www.nimbleway.com/nimble-api/web/linkedin/posts, https://www.octoparse.com/blog/scrape-linkedin-public-data, https://www.reddit.com/r/learnprogramming/comments/1fi1zf5/how_do_you_scrape_linkedin_posts_now_that_the/</text:p>
          </table:table-cell>
        </table:table-row>
        <table:table-row table:style-name="ro1">
          <table:table-cell table:style-name="Default" office:value-type="string" calcext:value-type="string">
            <text:p>scrape instagram followers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clothefobia/instagram-follower-scraper/api/python, https://github.com/NyanCyanide/InstagramScrapper, https://github.com/redianmarku/instagram-follower-scraper, https://matthewclarkson.com.au/blog/how-to-scrape-instagram-ultimate-guide/, https://medium.com/@moslemgannoun/lets-scrape-intagram-with-python-1ab4adc5f695, https://medium.com/nerd-for-tech/scrape-instagram-using-python-2576f09ebbb9, https://proxyscrape.com/blog/how-to-scrape-instagram-using-python, https://scrapfly.io/blog/how-to-scrape-instagram/, https://www.reddit.com/r/learnpython/comments/1fairy2/using_selenium_to_scrape_instagram/, https://www.scrapingdog.com/blog/scrape-instagram/</text:p>
          </table:table-cell>
        </table:table-row>
        <table:table-row table:style-name="ro1">
          <table:table-cell table:style-name="Default" office:value-type="string" calcext:value-type="string">
            <text:p>aws web scraping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ws.amazon.com/blogs/architecture/serverless-architecture-for-a-web-scraping-solution/, https://aws.amazon.com/blogs/architecture/tag/web-scraping/, https://aws.amazon.com/marketplace/pp/prodview-hvazdhkxun2wg, https://github.com/magnunn/cloud-web-scraping, https://medium.com/@angelaniederberger/automated-web-scraping-with-aws-72b7f80c2927, https://medium.com/@joerosborne/how-to-deploy-free-web-scrapers-using-python-and-aws-lambda-33ec35f28cbb, https://oxylabs.io/blog/scrapy-aws-lambda, https://repost.aws/questions/QUJURr3NLWTY-yx3owYY1Axg/efficient-aws-powered-data-retrieval-from-public-websites, https://towardsdatascience.com/get-your-own-data-building-a-scalable-web-scraper-with-aws-654feb9fdad7/, https://www.reddit.com/r/aws/comments/jtpkev/how_should_i_structure_my_webscraper_running_on/</text:p>
          </table:table-cell>
        </table:table-row>
        <table:table-row table:style-name="ro1">
          <table:table-cell table:style-name="Default" office:value-type="string" calcext:value-type="string">
            <text:p>scraper bo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craperbox.com/, https://strobelmfg.com/box-scraper/, https://woodsequipment.com/product-category/landscape-attachments/box-scrapers/, https://www.agrisupply.com/box-scrapers/c/2000007/, https://www.amazon.com/box-scraper/s?k=box+scraper, https://www.generalimp.com/category/land-management/box-scrapers/, https://www.greenwayequipment.com/new-equipment/frontier-attachments/landscape-attachments/ll13-series-drawn-box-scrapers/, https://www.homedepot.com/b/Outdoors-Outdoor-Power-Equipment-Riding-Mower-Tractor-Attachments-Box-Scrapers/N-5yc1vZc7ip, https://www.landpride.com/search/box%20scraper, https://www.tractorhouse.com/listings/for-sale/blades-slash-box-scrapers-other-equipment/1144</text:p>
          </table:table-cell>
        </table:table-row>
        <table:table-row table:style-name="ro1">
          <table:table-cell table:style-name="Default" office:value-type="string" calcext:value-type="string">
            <text:p>google trends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emastra/google-trends-scraper, https://axiom.ai/automate/google-trends-scraper, https://brightdata.com/blog/web-data/how-to-scrape-google-trends, https://github.com/dballinari/GoogleTrends-Scraper, https://medium.com/@datajournal/how-to-scrape-google-trends-5033c610c2d5, https://outscraper.com/google-trends-scraper/, https://oxylabs.io/products/scraper-api/serp/google/trends, https://scrapfly.io/blog/how-to-scrape-google-trends/, https://www.reddit.com/r/datasets/comments/12feust/scraping_google_trends_data_in_2023/, https://www.scraperapi.com/blog/google-trends-scraper/</text:p>
          </table:table-cell>
        </table:table-row>
        <table:table-row table:style-name="ro1">
          <table:table-cell table:style-name="Default" office:value-type="string" calcext:value-type="string">
            <text:p>scrape google popular times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rocerCheck/LivePopularTimes, https://github.com/philshem/gmaps_popular_times_scraper, https://medium.com/@actowiz_solutions/extract-google-maps-popular-times-data-scrapy-0c914787b3fa, https://outscraper.com/places-api-popular-times/, https://stackoverflow.com/questions/40456547/is-it-possible-to-get-the-popular-times-information-through-the-google-places, https://www.iwebscraping.com/scrape-popular-times-on-google-maps.php, https://www.mrexcel.com/board/threads/extract-the-popular-times-of-businesses-from-google.997883/, https://www.octoparse.com/scraping-templates/google-maps-scraper, https://www.reddit.com/r/GoogleMaps/comments/1czjin4/popular_times_historical_data/, https://www.reddit.com/r/webscraping/comments/14sjxau/i_create_a_google_maps_scraper_let_me_know_your/</text:p>
          </table:table-cell>
        </table:table-row>
        <table:table-row table:style-name="ro1">
          <table:table-cell table:style-name="Default" office:value-type="string" calcext:value-type="string">
            <text:p>seo scraping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brew.ai/a/web-scraping-seo, https://mayurashinde.medium.com/web-scraping-google-search-results-a-guide-to-maximizing-data-for-seo-5c5faeb386e2, https://neilpatel.com/blog/automate-seo-with-content-scrapers/, https://scrapfly.io/blog/web-scraping-google-seo-keywords/, https://webscraper.io/, https://www.lupagedigital.com/blog/scraping-seo/, https://www.rankranger.com/seo-glossary/web-scraping, https://www.scraperapi.com/blog/seo-scraping/, https://www.screamingfrog.co.uk/seo-spider/, https://www.screamingfrog.co.uk/seo-spider/tutorials/web-scraping/</text:p>
          </table:table-cell>
        </table:table-row>
        <table:table-row table:style-name="ro1">
          <table:table-cell table:style-name="Default" office:value-type="string" calcext:value-type="string">
            <text:p>scraper pric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boomandbucket.com/equipment/scrapers, https://www.constructionequipmentguide.com/used-scrapers-for-sale/caterpillar, https://www.dapra.com/customer/docs/Dapra-Biax-Scraper-Price-List.pdf, https://www.highlandwoodworking.com/scraping-tools.aspx, https://www.ironplanet.com/Scrapers, https://www.machinerytrader.com/listings/for-sale/scrapers/1054, https://www.mylittlesalesman.com/scrapers-for-sale-i1c37f0m0, https://www.purplewave.com/inventory/construction-equipment/scrapers/for-sale, https://www.sliceproducts.com/collections/utility-scrapers, https://www.turnrobust.com/product/scrapers/</text:p>
          </table:table-cell>
        </table:table-row>
        <table:table-row table:style-name="ro1">
          <table:table-cell table:style-name="Default" office:value-type="string" calcext:value-type="string">
            <text:p>influxdb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influxdata.com/t/unable-to-gather-service-scraper/37055, https://docs.influxdata.com/influxdb/v2/tags/scraper/, https://docs.influxdata.com/influxdb/v2/write-data/developer-tools/scrape-prometheus-metrics/, https://docs.influxdata.com/influxdb/v2/write-data/no-code/scrape-data/, https://github.com/influxdata/influxdb/issues/12963, https://github.com/maximal/influx-scraper, https://stackoverflow.com/questions/77525542/influxdb-is-growing-very-fast-with, https://www.influxdata.com/integration/influxdb-scraper/, https://www.influxdata.com/products/data-collection/scrapers/, https://www.reddit.com/r/selfhosted/comments/ry2yn4/scrape_data_from_local_ip_website_and_save_it/</text:p>
          </table:table-cell>
        </table:table-row>
        <table:table-row table:style-name="ro1">
          <table:table-cell table:style-name="Default" office:value-type="string" calcext:value-type="string">
            <text:p>linux web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nux-magazine.com/Issues/2020/233/Web-Scraping, https://github.com/scrapy/scrapy, https://igleads.io/linux-web-scraper/, https://scrapy.org/, https://webscraper.io/, https://www.octoparse.com/blog/10-best-open-source-web-scraper, https://www.parsehub.com/, https://www.reddit.com/r/linuxquestions/comments/903dt8/best_tool_for_scraping_data_from_website/, https://www.scrapingbee.com/blog/web-scraping-with-linux-and-bash/, https://www.zenrows.com/blog/curl-web-scraping</text:p>
          </table:table-cell>
        </table:table-row>
        <table:table-row table:style-name="ro1">
          <table:table-cell table:style-name="Default" office:value-type="string" calcext:value-type="string">
            <text:p>scrape google scholar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marco.gullo/google-scholar-scraper, https://crawlbase.com/blog/scrape-google-scholar-results/, https://github.com/MahdiNavaei/Google-Scholar-Scraper, https://github.com/oxylabs/how-to-scrape-google-scholar, https://medium.com/@darshankhandelwal12/scrape-google-scholar-using-python-3f35a3a6597b, https://oxylabs.io/blog/how-to-scrape-google-scholar, https://serpapi.com/google-scholar-api, https://www.octoparse.com/blog/scrape-google-scholar, https://www.reddit.com/r/learnpython/comments/o44860/web_scraping_google_scholar/, https://www.scraperapi.com/blog/best-google-scholar-apis-proxies/</text:p>
          </table:table-cell>
        </table:table-row>
        <table:table-row table:style-name="ro1">
          <table:table-cell table:style-name="Default" office:value-type="string" calcext:value-type="string">
            <text:p>scrape nyt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heo/new-york-times-scraper, https://github.com/ietz/nytimes-scraper, https://github.com/susannapaoli/web-scraper-nyt, https://mashable.com/article/nyt-connections-hint-answer-today-april-16-2025, https://medium.com/codex/web-scraping-the-new-york-times-articles-with-python-part-i-e2d6fc02d4e0, https://stevesie.com/apps/new-york-times-api, https://www.forbes.com/sites/krisholt/2025/04/15/nyt-connections-today-hints-clues-help-answers-wednesday-april-16-675/, https://www.imperva.com/blog/the-new-york-times-vs-openai-a-turning-point-for-web-scraping/, https://www.octoparse.com/blog/how-to-scrape-the-new-york-times, https://www.reddit.com/r/crossword/comments/oxtv6n/crossword_scraper_updates_now_supports_nyt/</text:p>
          </table:table-cell>
        </table:table-row>
        <table:table-row table:style-name="ro1">
          <table:table-cell table:style-name="Default" office:value-type="string" calcext:value-type="string">
            <text:p>web scraping in data science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reerfoundry.com/en/blog/data-analytics/web-scraping-guide/, https://datascientest.com/en/web-scraping-unveiled-your-comprehensive-guide-to-data-extraction, https://groupbwt.com/blog/the-role-of-web-scraping-in-data-science/, https://medium.com/@debikaghosh91184/web-scraping-for-data-science-a-practical-guide-c168790dedf5, https://r4ds.hadley.nz/webscraping.html, https://www.kdnuggets.com/web-scraping-fundamentals-for-data-science, https://www.nobledesktop.com/classes-near-me/blog/why-learn-web-scraping-for-data-science, https://www.quora.com/How-often-do-you-webscrape-as-a-data-scientist-and-how-essential-is-this-skill-set-for-a-data-scientist, https://www.reddit.com/r/learnpython/comments/jf71th/is_web_scraping_a_necessary_part_of_a_data/, https://www.scaler.com/topics/data-science/web-scraping/</text:p>
          </table:table-cell>
        </table:table-row>
        <table:table-row table:style-name="ro1">
          <table:table-cell table:style-name="Default" office:value-type="string" calcext:value-type="string">
            <text:p>web scraping keywords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uipath.com/t/how-to-scrapping-data-from-multiple-pages-and-keywords-on-google/456537, https://medium.com/@jonathanmondaut/extracting-main-keywords-from-web-scraped-text-with-beautifulsoup-pandas-and-nltk-in-python-2a54a89caec2, https://python-forum.io/thread-31259.html, https://scrapfly.io/blog/web-scraping-google-seo-keywords/, https://stackoverflow.com/questions/53910829/web-scrawling-scrape-the-keywords-and-make-a-list-using-python, https://www.octoparse.com/, https://www.parsehub.com/blog/scrape-from-a-list-of-keywords/, https://www.quora.com/How-can-a-scrape-a-website-and-look-for-a-keyword, https://www.reddit.com/r/software/comments/10ek83l/web_scraper_with_keyword_search/, https://www.scraperapi.com/blog/seo-scraping/</text:p>
          </table:table-cell>
        </table:table-row>
        <table:table-row table:style-name="ro1">
          <table:table-cell table:style-name="Default" office:value-type="string" calcext:value-type="string">
            <text:p>web scraping for beginner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reerfoundry.com/en/blog/data-analytics/web-scraping-guide/, https://docs.apify.com/academy/web-scraping-for-beginners, https://medium.com/@joerosborne/intro-to-web-scraping-build-your-first-scraper-in-5-minutes-1c36b5c4b110, https://realpython.com/python-web-scraping-practical-introduction/, https://serpapi.com/blog/how-to-build-a-web-scraper-a-beginners-guide/, https://www.edureka.co/blog/web-scraping-with-python/, https://www.quora.com/How-do-I-learn-web-scraping-as-a-beginner-with-basic-Python-knowledge, https://www.reddit.com/r/webscraping/comments/1c4jd72/where_to_begin_web_scraping/, https://www.scrapingbee.com/blog/web-scraping-101-with-python/, https://www.simplilearn.com/tutorials/python-tutorial/web-scraping-with-python</text:p>
          </table:table-cell>
        </table:table-row>
        <table:table-row table:style-name="ro1">
          <table:table-cell table:style-name="Default" office:value-type="string" calcext:value-type="string">
            <text:p>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craperite.com/, https://chromewebstore.google.com/detail/scraper/mbigbapnjcgaffohmbkdlecaccepngjd?hl=en, https://crates.io/crates/scraper, https://taytools.com/collections/tools-scrapers, https://webscraper.io/, https://www.amazon.com/Scraper-Multi-Purpose-Cleaning-Stickers-Adhesive/dp/B088LQX985, https://www.amazon.com/Scraper-Replacement-Remover-Cleaning-Adhesive/dp/B097YXVJLH, https://www.sliceproducts.com/collections/utility-scrapers, https://www.toolsid.com/scrapers.html</text:p>
          </table:table-cell>
        </table:table-row>
        <table:table-row table:style-name="ro1">
          <table:table-cell table:style-name="Default" office:value-type="string" calcext:value-type="string">
            <text:p>price scrap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dome.co/guides/scraping/price-scraping/, https://prisync.com/blog/price-scraping/, https://prisync.com/price-scraping-software/, https://skuuudle.com/blog/price-scraping, https://www.imperva.com/learn/application-security/web-scraping-attack/, https://www.octoparse.com/blog/price-scraping-octoparse-free-web-scraping-software, https://www.radware.com/cyberpedia/bot-management/price-scraping/, https://www.reddit.com/r/laravel/comments/n8kaao/what_would_be_the_best_way_to_web_scrape_the/, https://www.scrapingdog.com/blog/scrape-prices/, https://www.zyte.com/blog/price-scraping-best-free-tool-to-scrape-prices/</text:p>
          </table:table-cell>
        </table:table-row>
        <table:table-row table:style-name="ro1">
          <table:table-cell table:style-name="Default" office:value-type="string" calcext:value-type="string">
            <text:p>linkedin data scrap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vaboot.com/blog/linkedin-data-scraping-2, https://github.com/joeyism/linkedin_scraper, https://nubela.co/blog/is-linkedin-scraping-legal/, https://phantombuster.com/automations/linkedin/5589386912058181/linkedin-profile-scraper, https://scrapfly.io/blog/how-to-scrape-linkedin-person-profile-company-job-data/, https://www.kaspr.io/blog/how-to-scrape-data-from-linkedin, https://www.linkedin.com/pulse/what-scraping-linkedin-radhika-rajput-h3alc, https://www.radware.com/blog/security/the-linkedin-data-scraping-verdict-and-its-reversal/, https://www.reddit.com/r/webscraping/comments/p64rqq/linkedin_scraping/, https://www.scrapin.io/</text:p>
          </table:table-cell>
        </table:table-row>
        <table:table-row table:style-name="ro1">
          <table:table-cell table:style-name="Default" office:value-type="string" calcext:value-type="string">
            <text:p>scrape data from website to excel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swers.microsoft.com/en-us/msoffice/forum/all/automatically-pull-data-from-website-into-excel/5428cff0-5b5e-4b4e-8551-4a1599207425, https://answers.microsoft.com/en-us/msoffice/forum/all/scraping-data-from-web-queries-with-password-using/89eec128-b835-4e86-959d-5fadc951388c, https://chromewebstore.google.com/detail/data-scraper-easy-web-scr/nndknepjnldbdbepjfgmncbggmopgden, https://dataminer.io/, https://stackoverflow.com/questions/65132320/how-can-i-use-excel-to-scrape-data-from-a-website, https://support.microsoft.com/en-us/office/import-data-from-the-web-b13eed81-33fe-410d-9247-1747269c28e4, https://www.clay.com/blog/scrape-data-from-website-to-excel, https://www.octoparse.com/blog/scraping-data-from-website-to-excel, https://www.reddit.com/r/excel/comments/isiu8b/help_to_scrape_data_from_a_website_directly_into/, https://www.scrapingbee.com/blog/how-to-web-scrape-in-excel</text:p>
          </table:table-cell>
        </table:table-row>
        <table:table-row table:style-name="ro1">
          <table:table-cell table:style-name="Default" office:value-type="string" calcext:value-type="string">
            <text:p>screen scrap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xway.com/industry-insights/banking-finance/screen-scraping-to-open-banking, https://bpi.com/screen-scraping-what-is-it-and-how-does-it-work/, https://en.wikipedia.org/wiki/Data_scraping, https://fcaa.gov.sk.ca/financial-literacy/adults/what-you-need-to-know-about-screen-scraping, https://truelayer.com/blog/product/what-is-screen-scraping/, https://webscraper.io/, https://www.fortra.com/resources/guides/what-is-screen-scraping-and-how-does-it-work#:~:text=scraping%20and%20OCR%3F-,Screen%20Scraping%3A,may%20involve%20simulating%20user%20interactions., https://www.octoparse.com/blog/what-do-you-know-about-a-screen-scraper, https://www.techtarget.com/searchdatacenter/definition/screen-scraping, https://www.zyte.com/learn/screen-scraping-explained/</text:p>
          </table:table-cell>
        </table:table-row>
        <table:table-row table:style-name="ro1">
          <table:table-cell table:style-name="Default" office:value-type="string" calcext:value-type="string">
            <text:p>local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sumo.com/products/local-scraper-lead-generation-software/, https://appsumo.com/products/local-scraper-lead-generation-software/questions/, https://webscraper.io/, https://www.dr-farfar.com/local-scraper-business/, https://www.getapp.com/business-intelligence-analytics-software/a/local-scraper/, https://www.leadscrape.com/, https://www.linkedin.com/pulse/local-scraper-deal-7-websites-1-tool-unlimited-generation-arif-sofik-lbyhf, https://www.localscraper.com/, https://www.reddit.com/r/webscraping/comments/1ct8s6g/looking_for_a_scraper_to_check_if_local/, https://www.softwareadvice.com/data-extraction/local-scraper-profile/</text:p>
          </table:table-cell>
        </table:table-row>
        <table:table-row table:style-name="ro1">
          <table:table-cell table:style-name="Default" office:value-type="string" calcext:value-type="string">
            <text:p>social media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store/categories/social-media-scrapers, https://brightdata.com/products/web-scraper/social-media-scrape, https://chromewebstore.google.com/detail/social-media-scrapper-too/fehkebbnpbhmimkchacifhkmphifacog?hl=en-US, https://guides.lib.utexas.edu/web-scrapping/scraping-social-media, https://proxyway.com/best/social-media-scrapers, https://www.datacamp.com/tutorial/snscrape-tutorial-web-scraping, https://www.getmagical.com/blog/social-media-scraping, https://www.octoparse.com/template/categories/social-media, https://www.reddit.com/r/webscraping/comments/w5fibb/social_media_scraping/, https://www.zyte.com/data-types/social-media-scraper/</text:p>
          </table:table-cell>
        </table:table-row>
        <table:table-row table:style-name="ro1">
          <table:table-cell table:style-name="Default" office:value-type="string" calcext:value-type="string">
            <text:p>scrape storm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scrapestorm, https://freddytodd.bandcamp.com/track/city-sky-scrape-storm, https://scrapestorm.net/, https://www.capterra.com/p/176808/ScrapeStorm/, https://www.herohunt.ai/recruitment-solutions/scrapestorm, https://www.reddit.com/r/DataHoarder/comments/c9zr9r/anyone_use_scrapestorm_before/, https://www.saasworthy.com/product/scrapestorm, https://www.salesforge.ai/directory/sales-tools/scrapestorm, https://www.scrapestorm.com/, https://www.youtube.com/channel/UCSKYTjkfmovio4nvwh2U4Yg</text:p>
          </table:table-cell>
        </table:table-row>
        <table:table-row table:style-name="ro1">
          <table:table-cell table:style-name="Default" office:value-type="string" calcext:value-type="string">
            <text:p>finder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instant-data-scraper/ofaokhiedipichpaobibbnahnkdoiiah?hl=en-US, https://chromewebstore.google.com/detail/maps-scraper-leads-extrac/ghokiciomljbacchbkfhmnlmflbponlf?hl=en-US, https://dataminer.io/, https://finderscraper.com/, https://outscraper.com/, https://prowebscraper.com/, https://skrapp.io/, https://webscraper.io/, https://www.browse.ai/, https://www.mapleadscraper.com/</text:p>
          </table:table-cell>
        </table:table-row>
        <table:table-row table:style-name="ro1">
          <table:table-cell table:style-name="Default" office:value-type="string" calcext:value-type="string">
            <text:p>web scraping real estate data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xiom.ai/scrape/real-estate-listings, https://github.com/oussafik/Web-Scraping-RealEstate-Beautifulsoup, https://law.stackexchange.com/questions/15556/is-scraping-real-estate-data-illegal-in-anyway, https://oxylabs.io/blog/scraping-real-estate-data, https://oxylabs.io/products/scraper-api/real-estate, https://research.aimultiple.com/web-scraping-real-estate/, https://scrapfly.io/blog/how-to-scrape-real-estate-property-data-using-python/, https://www.octoparse.com/blog/top-list-of-real-estate-scraping-tools, https://www.reddit.com/r/webscraping/comments/16gniaq/real_estate_data_scraping/, https://www.scraperapi.com/web-scraping/real-estate/</text:p>
          </table:table-cell>
        </table:table-row>
        <table:table-row table:style-name="ro1">
          <table:table-cell table:style-name="Default" office:value-type="string" calcext:value-type="string">
            <text:p>google search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apify/google-search-scraper, https://chromewebstore.google.com/detail/data-scraper-easy-web-scr/nndknepjnldbdbepjfgmncbggmopgden, https://chromewebstore.google.com/detail/google-search-results-scr/cmdkhofenchpdlkbpkheddfgfdmmobcc?hl=en, https://outscraper.com/google-search-scraper/, https://oxylabs.io/blog/how-to-scrape-google-search-results, https://scrapfly.io/blog/how-to-scrape-google/, https://searchscraper.io/, https://webscraper.io/, https://www.reddit.com/r/webscraping/comments/1bcs1pz/scraping_google_search_results_on_a_small_scale/, https://www.scraperapi.com/solutions/structured-data/google-search-scraper/</text:p>
          </table:table-cell>
        </table:table-row>
        <table:table-row table:style-name="ro1">
          <table:table-cell table:style-name="Default" office:value-type="string" calcext:value-type="string">
            <text:p>simple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simplescraper-%E2%80%94-a-fast-an/lnddbhdmiciimpkbilgpklcglkdegdkg?hl=en, https://medium.com/@joerosborne/intro-to-web-scraping-build-your-first-scraper-in-5-minutes-1c36b5c4b110, https://simplescraper.io/, https://simplescraper.io/ai, https://simplescraper.io/docs, https://webscraper.io/, https://www.simplescrapper.com/, https://www.simplewoodturningtools.com/collections/simple-scraper-series, https://www.youtube.com/watch?v=UjKb_oVcxXo, https://x.com/simplescraper?lang=en</text:p>
          </table:table-cell>
        </table:table-row>
        <table:table-row table:style-name="ro1">
          <table:table-cell table:style-name="Default" office:value-type="string" calcext:value-type="string">
            <text:p>web scraping rstudio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blog/how-tos/web-scraping-with-r, https://forum.posit.co/t/web-scraping-with-r-and-rvest-when-the-web-page-uses-javascript/128110, https://forum.posit.co/t/web-scraping-with-r/181647, https://oxylabs.io/blog/web-scraping-r, https://r4ds.hadley.nz/webscraping.html, https://rvest.tidyverse.org/, https://stackoverflow.com/questions/76865319/web-scraping-based-on-a-div-id-using-rstudio, https://statsandr.com/blog/web-scraping-in-r/, https://www.reddit.com/r/RStudio/comments/1e5uggu/web_scraping_in_r/, https://www.zenrows.com/blog/web-scraping-r</text:p>
          </table:table-cell>
        </table:table-row>
        <table:table-row table:style-name="ro1">
          <table:table-cell table:style-name="Default" office:value-type="string" calcext:value-type="string">
            <text:p>e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store/categories/ecommerce-scrapers, https://chromewebstore.google.com/detail/web-scraper-free-web-scra/jnhgnonknehpejjnehehllkliplmbmhn?hl=en, https://e-scraper.com/, https://e-scraper.medium.com/, https://github.com/drawrowfly/e-scraper, https://oxylabs.io/products/scraper-api/ecommerce, https://webscraper.io/, https://www.facebook.com/eScraperDataExtractionService/, https://www.reddit.com/r/nocode/comments/1g5u7xi/best_no_code_scraper_for_ecommerce_sites/, https://www.trustpilot.com/review/e-scraper.com</text:p>
          </table:table-cell>
        </table:table-row>
        <table:table-row table:style-name="ro1">
          <table:table-cell table:style-name="Default" office:value-type="string" calcext:value-type="string">
            <text:p>best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bambulab.com/t/a-truly-better-bed-scraper-just-sharing-this-find/43508, https://www.eater.com/22994571/tovolo-jar-scraper-peanut-butter-spatula, https://www.epicurious.com/shopping/the-best-pan-scraper-is-actually-a-plastic-putty-knife, https://www.garagejournal.com/forum/threads/best-single-edge-razor-blade-scraper.514979/, https://www.google.com/search?sca_esv=1610bf8db0cd784a&amp;hl=en&amp;gl=US&amp;q=best+scraper&amp;udm=28&amp;ved=1t%3A238705&amp;ictx=111, https://www.musicmedic.com/the-worlds-best-scraper-set.html, https://www.nytimes.com/wirecutter/reviews/oxo-bench-scraper-review/, https://www.reddit.com/r/webscraping/comments/zg93ht/what_is_the_best_free_web_scraping_tool/, https://www.scraperapi.com/web-scraping/tools/, https://www.seriouseats.com/best-bench-scrapers-6341995</text:p>
          </table:table-cell>
        </table:table-row>
        <table:table-row table:style-name="ro1">
          <table:table-cell table:style-name="Default" office:value-type="string" calcext:value-type="string">
            <text:p>apollo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code_crafter/apollo-io-scraper, https://apify.com/curious_coder/apollo-io-scraper, https://chromewebstore.google.com/detail/apollo-scraper-easy-extra/jkfgkknkapkccllbjfjmaehcnjochnjc, https://chromewebstore.google.com/detail/leads-scraper-for-apollo/pgfcceehbhfbbmlhpingfmpdncicbhik, https://exportapollo.com/, https://github.com/liveupx/apollo-email-scraper, https://github.com/nioleads/free-apollo-scraper, https://www.apollo.io/companies/Web-Scraper/5da1360e99e1990001d62b32, https://www.exportapollo.io/, https://www.reddit.com/r/coldemail/comments/1i48gn6/apollo_scraper_for_121000_leads/</text:p>
          </table:table-cell>
        </table:table-row>
        <table:table-row table:style-name="ro1">
          <table:table-cell table:style-name="Default" office:value-type="string" calcext:value-type="string">
            <text:p>octopus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bout.fb.com/news/2022/07/actions-against-scraping-for-hire/, https://github.com/octoparse, https://octolooks.com/wordpress-auto-post-and-crawler-plugin-scrapes/, https://octopuscrm.io/blog/top-linkedin-scraping-tools/, https://www.amazon.com/Azeeda-Octopus-Plastic-Scraper-IC00034102/dp/B0CRVPT7LW, https://www.amazon.com/Azeeda-Octopus-Plastic-Scraper-IC00038085/dp/B0D9H49JV1, https://www.linkedin.com/company/octoparse, https://www.octoparse.ai/, https://www.octoparse.com/, https://www.youtube.com/watch?v=gbuYE7zhPF8&amp;pp=ygULI3dlYmV4dHJhY3Q%3D</text:p>
          </table:table-cell>
        </table:table-row>
        <table:table-row table:style-name="ro1">
          <table:table-cell table:style-name="Default" office:value-type="string" calcext:value-type="string">
            <text:p>advanced web scraping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me.byu.edu/00000179-d4cb-d26e-a37b-fffb57650000/webscraping2-pdf, https://chromewebstore.google.com/detail/agenty-advanced-web-scrap/gpolcofcjjiooogejfbaamdgmgfehgff?hl=en-US, https://github.com/mshojaei77/AdvancedWebScraper, https://medium.com/@deepml1818/advanced-web-scraping-techniques-in-python-a-practical-guide-with-code-examples-cee4741ea55b, https://medium.com/@marcnealer/advanced-web-scraping-part-i-406202c6e23e, https://oxylabs.io/blog/advanced-web-scraping-python, https://www.kaggle.com/code/ksvmuralidhar/advanced-web-scraping, https://www.pluralsight.com/resources/blog/guides/advanced-web-scraping-tactics-python-playbook, https://www.reddit.com/r/Python/comments/1b1sbzh/advanced_python_web_scraping_techniques_jacob/, https://www.zenrows.com/blog/advanced-web-scraping-python</text:p>
          </table:table-cell>
        </table:table-row>
        <table:table-row table:style-name="ro1">
          <table:table-cell table:style-name="Default" office:value-type="string" calcext:value-type="string">
            <text:p>google shopping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epctex/google-shopping-scraper, https://chromewebstore.google.com/detail/google-shopping-scraper-d/kakaammiphabajppcolbkfchnipdkmem, https://github.com/oxylabs/google-shopping-scraper, https://medium.com/@data-surge/scrape-google-shopping-results-7a75ac6fa265, https://outscraper.com/google-shopping-scraper/, https://oxylabs.io/blog/how-to-scrape-google-shopping-results, https://www.octoparse.com/blog/how-to-scrape-google-shopping-data, https://www.reddit.com/r/webscraping/comments/1ejup0c/scraping_google_shopping_pricing_page/, https://www.scraperapi.com/solutions/ecommerce-data-collection/google-shopping-scraper/, https://www.scrapingdog.com/google-shopping-api/</text:p>
          </table:table-cell>
        </table:table-row>
        <table:table-row table:style-name="ro1" table:number-rows-repeated="104721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парсер-wordstat'.A1242:'парсер-wordstat'.A1048576 'парсер-wordstat'.A1:'парсер-wordstat'.A1070">
            <calcext:condition calcext:apply-style-name="Bad" calcext:value="duplicate" calcext:base-cell-address="'парсер-wordstat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6T17:19:25.888000000</dc:date>
    <meta:editing-duration>PT5M43S</meta:editing-duration>
    <meta:editing-cycles>1</meta:editing-cycles>
    <meta:document-statistic meta:table-count="1" meta:cell-count="10846" meta:object-count="0"/>
    <meta:generator>LibreOffice/24.2.1.2$Windows_X86_64 LibreOffice_project/db4def46b0453cc22e2d0305797cf981b68ef5ac</meta:generator>
  </office:meta>
</office:document-meta>
</file>